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333333" style:repeat-content="false"/>
      <style:paragraph-properties fo:text-align="center"/>
      <style:text-properties fo:color="#FFFFFF" style:font-name="Arial" style:font-name-asian="Arial" style:font-name-complex="Arial"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automatic" fo:wrap-option="wrap" fo:background-color="#E1E1E1" style:repeat-content="false"/>
      <style:paragraph-properties fo:text-align="center"/>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5" style:family="table-cell" style:parent-style-name="Default" style:data-style-name="N36">
      <style:table-cell-properties fo:border="thin solid #000000" style:vertical-align="middle" fo:wrap-option="wrap" fo:background-color="#FFFFFF" style:repeat-content="false"/>
      <style:paragraph-properties fo:text-align="center"/>
    </style:style>
    <style:style style:name="ce6" style:family="table-cell" style:parent-style-name="Hiperv_237_nculo" style:data-style-name="N36">
      <style:table-cell-properties fo:border="thin solid #000000" style:vertical-align="middle" fo:wrap-option="wrap" fo:background-color="#FFFFFF" style:repeat-content="false"/>
      <style:paragraph-properties fo:text-align="center"/>
      <style:text-properties fo:color="#0563C1"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212121" style:font-name="Arial" style:font-name-asian="Arial" style:font-name-complex="Arial"/>
    </style:style>
    <style:style style:name="ce8" style:family="table-cell" style:parent-style-name="Default" style:data-style-name="N0">
      <style:table-cell-properties fo:background-color="#FFFFFF"/>
    </style:style>
    <style:style style:name="ce9" style:family="table-cell" style:parent-style-name="Default" style:data-style-name="N0">
      <style:table-cell-properties fo:border="thin solid #000000" fo:background-color="#FFFFFF"/>
    </style:style>
    <style:style style:name="ce10" style:family="table-cell" style:parent-style-name="Hiperv_237_nculo" style:data-style-name="N0">
      <style:table-cell-properties fo:border="thin solid #000000" style:vertical-align="middle" fo:wrap-option="wrap" fo:background-color="#FFFFFF" style:repeat-content="false"/>
      <style:paragraph-properties fo:text-align="center"/>
      <style:text-properties fo:color="#0563C1" style:text-underline-style="solid" style:text-underline-type="single"/>
    </style:style>
    <style:style style:name="ce11"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text-underline-style="solid" style:text-underline-type="single"/>
    </style:style>
    <style:style style:name="ce12"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style>
    <style:style style:name="ce13" style:family="table-cell" style:parent-style-name="Default" style:data-style-name="N36">
      <style:table-cell-properties fo:border="thin solid #000000" style:vertical-align="middle" fo:wrap-option="wrap" fo:background-color="transparent"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5" style:family="table-cell" style:parent-style-name="Hiperv_237_nculo" style:data-style-name="N0">
      <style:table-cell-properties fo:border="thin solid #000000" style:vertical-align="middle" fo:wrap-option="wrap" fo:background-color="transparent" style:repeat-content="false"/>
      <style:paragraph-properties fo:text-align="center"/>
      <style:text-properties fo:color="#0563C1" style:text-underline-style="solid" style:text-underline-type="single"/>
    </style:style>
    <style:style style:name="ce16" style:family="table-cell" style:parent-style-name="Default" style:data-style-name="N0">
      <style:table-cell-properties fo:background-color="transparent"/>
    </style:style>
    <style:style style:name="ce17" style:family="table-cell" style:parent-style-name="Default" style:data-style-name="N0">
      <style:table-cell-properties fo:border="thin solid #000000" fo:background-color="transparent"/>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style>
    <style:style style:name="ce19" style:family="table-cell" style:parent-style-name="Default" style:data-style-name="N36">
      <style:table-cell-properties fo:border-top="thin solid #000000" fo:border-bottom="none" fo:border-left="thin solid #000000" fo:border-right="thin solid #000000" style:vertical-align="middle" fo:wrap-option="wrap" fo:background-color="#FFFFFF" style:repeat-content="false"/>
      <style:paragraph-properties fo:text-align="center"/>
    </style:style>
    <style:style style:name="ce20" style:family="table-cell" style:parent-style-name="Hiperv_237_nculo"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0563C1" style:text-underline-style="solid" style:text-underline-type="single"/>
    </style:style>
    <style:style style:name="ce21"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212121" style:font-name="Arial" style:font-name-asian="Arial" style:font-name-complex="Arial"/>
    </style:style>
    <style:style style:name="ce22" style:family="table-cell" style:parent-style-name="Default" style:data-style-name="N0">
      <style:table-cell-properties fo:border="thin solid #000000" style:vertical-align="middle" fo:wrap-option="wrap" style:repeat-content="false"/>
      <style:paragraph-properties fo:text-align="center"/>
    </style:style>
    <style:style style:name="ce23" style:family="table-cell" style:parent-style-name="Default" style:data-style-name="N0">
      <style:table-cell-properties fo:border="thin solid #000000"/>
    </style:style>
    <style:style style:name="ce24" style:family="table-cell" style:parent-style-name="Default" style:data-style-name="N0">
      <style:table-cell-properties fo:border-top="thin solid #000000" fo:border-bottom="none" fo:border-left="thin solid #000000" fo:border-right="thin solid #000000"/>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26" style:family="table-cell" style:parent-style-name="Default" style:data-style-name="N0">
      <style:table-cell-properties style:vertical-align="middle" fo:wrap-option="wrap" fo:background-color="#FFFFFF" style:repeat-content="false"/>
      <style:paragraph-properties fo:text-align="center"/>
    </style:style>
    <style:style style:name="ce27" style:family="table-cell" style:parent-style-name="Default" style:data-style-name="N36">
      <style:table-cell-properties style:vertical-align="middle" fo:wrap-option="wrap" fo:background-color="#FFFFFF" style:repeat-content="false"/>
      <style:paragraph-properties fo:text-align="center"/>
    </style:style>
    <style:style style:name="ce28" style:family="table-cell" style:parent-style-name="Default" style:data-style-name="N0">
      <style:table-cell-properties fo:border="thin solid #000000" style:vertical-align="automatic" fo:wrap-option="wrap" fo:background-color="#333333" style:repeat-content="false"/>
      <style:paragraph-properties fo:text-align="center"/>
      <style:text-properties fo:color="#FFFFFF" style:font-name="Arial" style:font-name-asian="Arial" style:font-name-complex="Arial" fo:font-weight="bold" style:font-weight-asian="bold" style:font-weight-complex="bold"/>
    </style:style>
    <style:style style:name="ce29" style:family="table-cell" style:parent-style-name="Default" style:data-style-name="N0">
      <style:table-cell-properties fo:border="thin solid #000000" fo:background-color="#E1E1E1"/>
      <style:text-properties style:font-name="Arial" style:font-name-asian="Arial" style:font-name-complex="Arial" fo:font-size="10pt" style:font-size-asian="10pt" style:font-size-complex="10pt"/>
    </style:style>
    <style:style style:name="ce30" style:family="table-cell" style:parent-style-name="Default" style:data-style-name="N0">
      <style:table-cell-properties fo:border="thin solid #000000" style:vertical-align="automatic" fo:wrap-option="wrap" fo:background-color="#E1E1E1"/>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able-cell-properties fo:border="thin solid #000000" style:vertical-align="automatic" fo:background-color="#FFFFFF"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34" style:family="table-cell" style:parent-style-name="Default" style:data-style-name="N0">
      <style:table-cell-properties style:vertical-align="automatic" style:repeat-content="false"/>
      <style:paragraph-properties fo:text-align="end" fo:margin-right="0cm"/>
    </style:style>
    <style:style style:name="ce35" style:family="table-cell" style:parent-style-name="Default" style:data-style-name="N0">
      <style:table-cell-properties fo:border-top="thin solid #000000" fo:border-bottom="none" fo:border-left="thin solid #000000" fo:border-right="thin solid #000000" style:vertical-align="automatic" fo:wrap-option="wrap" fo:background-color="#333333" style:repeat-content="false"/>
      <style:paragraph-properties fo:text-align="center"/>
      <style:text-properties fo:color="#FFFFFF" style:font-name="Arial" style:font-name-asian="Arial" style:font-name-complex="Arial" fo:font-weight="bold" style:font-weight-asian="bold" style:font-weight-complex="bold"/>
    </style:style>
    <style:style style:name="ce36" style:family="table-cell" style:parent-style-name="Hiperv_237_nculo" style:data-style-name="N0">
      <style:table-cell-properties fo:border="thin solid #000000"/>
      <style:text-properties fo:color="#0563C1" style:text-underline-style="solid" style:text-underline-type="single"/>
    </style:style>
    <style:style style:name="ce37" style:family="table-cell" style:parent-style-name="Default" style:data-style-name="N0">
      <style:table-cell-properties fo:border="thin solid #000000"/>
      <style:text-properties fo:color="#0563C1" style:text-underline-style="solid" style:text-underline-type="single"/>
    </style:style>
    <style:style style:name="ce38" style:family="table-cell" style:parent-style-name="Hiperv_237_nculo" style:data-style-name="N0">
      <style:table-cell-properties fo:border-top="thin solid #000000" fo:border-bottom="none" fo:border-left="thin solid #000000" fo:border-right="thin solid #000000"/>
      <style:text-properties fo:color="#0563C1" style:text-underline-style="solid" style:text-underline-type="single"/>
    </style:style>
    <style:style style:name="ce3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style>
    <style:style style:name="ce40"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style>
    <style:style style:name="ce41"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style>
    <style:style style:name="ce42"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style>
    <style:style style:name="ce43"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style>
    <style:style style:name="ce4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style>
    <style:style style:name="ce45" style:family="table-cell" style:parent-style-name="Default" style:data-style-name="N0">
      <style:table-cell-properties fo:border-top="thin solid #000000" fo:border-bottom="none" fo:border-left="none" fo:border-right="thin solid #000000" style:vertical-align="middle" fo:wrap-option="wrap" fo:background-color="#FFFFFF" style:repeat-content="false"/>
      <style:paragraph-properties fo:text-align="center"/>
    </style:style>
    <style:style style:name="ce46" style:family="table-cell" style:parent-style-name="Hiperv_237_nculo" style:data-style-name="N0">
      <style:table-cell-properties fo:border="thin solid #000000" style:vertical-align="middle" fo:wrap-option="wrap"/>
      <style:text-properties fo:color="#0563C1" style:text-underline-style="solid" style:text-underline-type="single"/>
    </style:style>
    <style:style style:name="co1" style:family="table-column">
      <style:table-column-properties fo:break-before="auto" style:column-width="1.56104166666667cm"/>
    </style:style>
    <style:style style:name="co2" style:family="table-column">
      <style:table-column-properties fo:break-before="auto" style:column-width="7.14375cm"/>
    </style:style>
    <style:style style:name="co3" style:family="table-column">
      <style:table-column-properties fo:break-before="auto" style:column-width="7.56708333333333cm"/>
    </style:style>
    <style:style style:name="co4" style:family="table-column">
      <style:table-column-properties fo:break-before="auto" style:column-width="8.175625cm"/>
    </style:style>
    <style:style style:name="co5" style:family="table-column">
      <style:table-column-properties fo:break-before="auto" style:column-width="4.1275cm"/>
    </style:style>
    <style:style style:name="co6" style:family="table-column">
      <style:table-column-properties fo:break-before="auto" style:column-width="4.97416666666667cm"/>
    </style:style>
    <style:style style:name="co7" style:family="table-column">
      <style:table-column-properties fo:break-before="auto" style:column-width="4.47145833333333cm"/>
    </style:style>
    <style:style style:name="co8" style:family="table-column">
      <style:table-column-properties fo:break-before="auto" style:column-width="5.23875cm"/>
    </style:style>
    <style:style style:name="co9" style:family="table-column">
      <style:table-column-properties fo:break-before="auto" style:column-width="2.67229166666667cm"/>
    </style:style>
    <style:style style:name="co10" style:family="table-column">
      <style:table-column-properties fo:break-before="auto" style:column-width="3.01625cm"/>
    </style:style>
    <style:style style:name="co11" style:family="table-column">
      <style:table-column-properties fo:break-before="auto" style:column-width="4.23333333333333cm"/>
    </style:style>
    <style:style style:name="co12" style:family="table-column">
      <style:table-column-properties fo:break-before="auto" style:column-width="6.429375cm"/>
    </style:style>
    <style:style style:name="co13" style:family="table-column">
      <style:table-column-properties fo:break-before="auto" style:column-width="4.02166666666667cm"/>
    </style:style>
    <style:style style:name="co14" style:family="table-column">
      <style:table-column-properties fo:break-before="auto" style:column-width="10.4245833333333cm"/>
    </style:style>
    <style:style style:name="co15" style:family="table-column">
      <style:table-column-properties fo:break-before="auto" style:column-width="7.80520833333333cm"/>
    </style:style>
    <style:style style:name="co16" style:family="table-column">
      <style:table-column-properties fo:break-before="auto" style:column-width="5.87375cm"/>
    </style:style>
    <style:style style:name="co17" style:family="table-column">
      <style:table-column-properties fo:break-before="auto" style:column-width="6.32354166666667cm"/>
    </style:style>
    <style:style style:name="co18" style:family="table-column">
      <style:table-column-properties fo:break-before="auto" style:column-width="6.37645833333333cm"/>
    </style:style>
    <style:style style:name="co19" style:family="table-column">
      <style:table-column-properties fo:break-before="auto" style:column-width="6.05895833333333cm"/>
    </style:style>
    <style:style style:name="co20" style:family="table-column">
      <style:table-column-properties fo:break-before="auto" style:column-width="6.48229166666667cm"/>
    </style:style>
    <style:style style:name="co21" style:family="table-column">
      <style:table-column-properties fo:break-before="auto" style:column-width="6.53520833333333cm"/>
    </style:style>
    <style:style style:name="co22" style:family="table-column">
      <style:table-column-properties fo:break-before="auto" style:column-width="5.45041666666667cm"/>
    </style:style>
    <style:style style:name="co23" style:family="table-column">
      <style:table-column-properties fo:break-before="auto" style:column-width="6.64104166666667cm"/>
    </style:style>
    <style:style style:name="co24" style:family="table-column">
      <style:table-column-properties fo:break-before="auto" style:column-width="6.905625cm"/>
    </style:style>
    <style:style style:name="co25" style:family="table-column">
      <style:table-column-properties fo:break-before="auto" style:column-width="6.53520833333333cm" style:use-optimal-column-width="true"/>
    </style:style>
    <style:style style:name="co26" style:family="table-column">
      <style:table-column-properties fo:break-before="auto" style:column-width="8.99583333333333cm" style:use-optimal-column-width="true"/>
    </style:style>
    <style:style style:name="co27" style:family="table-column">
      <style:table-column-properties fo:break-before="auto" style:column-width="5.76791666666667cm" style:use-optimal-column-width="true"/>
    </style:style>
    <style:style style:name="co28" style:family="table-column">
      <style:table-column-properties fo:break-before="auto" style:column-width="9.23395833333333cm"/>
    </style:style>
    <style:style style:name="co29" style:family="table-column">
      <style:table-column-properties fo:break-before="auto" style:column-width="17.2508333333333cm"/>
    </style:style>
    <style:style style:name="co30" style:family="table-column">
      <style:table-column-properties fo:break-before="auto" style:column-width="6.985cm" style:use-optimal-column-width="true"/>
    </style:style>
    <style:style style:name="co31" style:family="table-column">
      <style:table-column-properties fo:break-before="auto" style:column-width="40.9045833333333cm"/>
    </style:style>
    <style:style style:name="co32" style:family="table-column">
      <style:table-column-properties fo:break-before="auto" style:column-width="13.573125cm" style:use-optimal-column-width="true"/>
    </style:style>
    <style:style style:name="co33" style:family="table-column">
      <style:table-column-properties fo:break-before="auto" style:column-width="3.43958333333333cm"/>
    </style:style>
    <style:style style:name="co34" style:family="table-column">
      <style:table-column-properties fo:break-before="auto" style:column-width="3.91583333333333cm"/>
    </style:style>
    <style:style style:name="co35" style:family="table-column">
      <style:table-column-properties fo:break-before="auto" style:column-width="10.9008333333333cm"/>
    </style:style>
    <style:style style:name="co36" style:family="table-column">
      <style:table-column-properties fo:break-before="auto" style:column-width="2.83104166666667cm"/>
    </style:style>
    <style:style style:name="co37" style:family="table-column">
      <style:table-column-properties fo:break-before="auto" style:column-width="2.11666666666667cm"/>
    </style:style>
    <style:style style:name="co38" style:family="table-column">
      <style:table-column-properties fo:break-before="auto" style:column-width="1.79916666666667cm"/>
    </style:style>
    <style:style style:name="co39" style:family="table-column">
      <style:table-column-properties fo:break-before="auto" style:column-width="1.77270833333333cm"/>
    </style:style>
    <style:style style:name="co40" style:family="table-column">
      <style:table-column-properties fo:break-before="auto" style:column-width="13.8377083333333cm"/>
    </style:style>
    <style:style style:name="co41" style:family="table-column">
      <style:table-column-properties fo:break-before="auto" style:column-width="15.5839583333333cm"/>
    </style:style>
    <style:style style:name="co42" style:family="table-column">
      <style:table-column-properties fo:break-before="auto" style:column-width="18.25625cm"/>
    </style:style>
    <style:style style:name="co43" style:family="table-column">
      <style:table-column-properties fo:break-before="auto" style:column-width="0.873125cm"/>
    </style:style>
    <style:style style:name="co44" style:family="table-column">
      <style:table-column-properties fo:break-before="auto" style:column-width="16.1925cm" style:use-optimal-column-width="true"/>
    </style:style>
    <style:style style:name="ro1" style:family="table-row">
      <style:table-row-properties style:row-height="15pt" style:use-optimal-row-height="true" fo:break-before="auto"/>
    </style:style>
    <style:style style:name="ro2" style:family="table-row">
      <style:table-row-properties style:row-height="71.25pt" style:use-optimal-row-height="false" fo:break-before="auto"/>
    </style:style>
    <style:style style:name="ro3" style:family="table-row">
      <style:table-row-properties style:row-height="26.25pt" style:use-optimal-row-height="true" fo:break-before="auto"/>
    </style:style>
    <style:style style:name="ro4" style:family="table-row">
      <style:table-row-properties style:row-height="99.95pt" style:use-optimal-row-height="false" fo:break-before="auto"/>
    </style:style>
    <style:style style:name="ro5" style:family="table-row">
      <style:table-row-properties style:row-height="149.25pt" style:use-optimal-row-height="false" fo:break-before="auto"/>
    </style:style>
    <style:style style:name="ro6" style:family="table-row">
      <style:table-row-properties style:row-height="150pt" style:use-optimal-row-height="false" fo:break-before="auto"/>
    </style:style>
    <style:style style:name="ro7" style:family="table-row">
      <style:table-row-properties style:row-height="157.5pt" style:use-optimal-row-height="false" fo:break-before="auto"/>
    </style:style>
    <style:style style:name="ro8" style:family="table-row">
      <style:table-row-properties style:row-height="150.75pt" style:use-optimal-row-height="false" fo:break-before="auto"/>
    </style:style>
    <style:style style:name="ro9" style:family="table-row">
      <style:table-row-properties style:row-height="45pt" style:use-optimal-row-height="true" fo:break-before="auto"/>
    </style:style>
    <style:style style:name="ro10" style:family="table-row">
      <style:table-row-properties style:row-height="154.5pt" style:use-optimal-row-height="false" fo:break-before="auto"/>
    </style:style>
    <style:style style:name="ro11" style:family="table-row">
      <style:table-row-properties style:row-height="148.5pt" style:use-optimal-row-height="false" fo:break-before="auto"/>
    </style:style>
    <style:style style:name="ro12" style:family="table-row">
      <style:table-row-properties style:row-height="159pt" style:use-optimal-row-height="false" fo:break-before="auto"/>
    </style:style>
    <style:style style:name="ro13" style:family="table-row">
      <style:table-row-properties style:row-height="146.25pt" style:use-optimal-row-height="false" fo:break-before="auto"/>
    </style:style>
    <style:style style:name="ro14" style:family="table-row">
      <style:table-row-properties style:row-height="144.75pt" style:use-optimal-row-height="false" fo:break-before="auto"/>
    </style:style>
    <style:style style:name="ro15" style:family="table-row">
      <style:table-row-properties style:row-height="143.25pt" style:use-optimal-row-height="false" fo:break-before="auto"/>
    </style:style>
    <style:style style:name="ro16" style:family="table-row">
      <style:table-row-properties style:row-height="147.75pt" style:use-optimal-row-height="false" fo:break-before="auto"/>
    </style:style>
    <style:style style:name="ro17" style:family="table-row">
      <style:table-row-properties style:row-height="98.25pt" style:use-optimal-row-height="false" fo:break-before="auto"/>
    </style:style>
    <style:style style:name="ro18" style:family="table-row">
      <style:table-row-properties style:row-height="97.5pt" style:use-optimal-row-height="false" fo:break-before="auto"/>
    </style:style>
    <style:style style:name="ro19" style:family="table-row">
      <style:table-row-properties style:row-height="90pt" style:use-optimal-row-height="true" fo:break-before="auto"/>
    </style:style>
    <style:style style:name="ro20" style:family="table-row">
      <style:table-row-properties style:row-height="99.75pt" style:use-optimal-row-height="false" fo:break-before="auto"/>
    </style:style>
    <style:style style:name="ro21" style:family="table-row">
      <style:table-row-properties style:row-height="100.5pt" style:use-optimal-row-height="false" fo:break-before="auto"/>
    </style:style>
    <style:style style:name="ro22" style:family="table-row">
      <style:table-row-properties style:row-height="99pt" style:use-optimal-row-height="false" fo:break-before="auto"/>
    </style:style>
    <style:style style:name="ro23" style:family="table-row">
      <style:table-row-properties style:row-height="153.75pt" style:use-optimal-row-height="false" fo:break-before="auto"/>
    </style:style>
    <style:style style:name="ro24" style:family="table-row">
      <style:table-row-properties style:row-height="145.5pt" style:use-optimal-row-height="false" fo:break-before="auto"/>
    </style:style>
    <style:style style:name="ro25" style:family="table-row">
      <style:table-row-properties style:row-height="93.75pt" style:use-optimal-row-height="false" fo:break-before="auto"/>
    </style:style>
    <style:style style:name="ro26" style:family="table-row">
      <style:table-row-properties style:row-height="15.75pt" style:use-optimal-row-height="false" fo:break-before="auto"/>
    </style:style>
    <style:style style:name="ro27"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Hidden_13)" table:base-cell-address="Reporte_de_Formatos.D8">
          <table:help-message/>
          <table:error-message table:display="true"/>
        </table:content-validation>
        <table:content-validation table:name="val2" table:condition="of:cell-content-is-in-list($$Hidden_211)" table:base-cell-address="Reporte_de_Formatos.L8">
          <table:help-message/>
          <table:error-message table:display="true"/>
        </table:content-validation>
      </table:content-validations>
      <table:table table:name="Reporte_de_Formato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988" table:default-cell-style-name="ce1"/>
        <table:table-column table:style-name="co37" table:number-columns-repeated="15360" table:default-cell-style-name="ce1"/>
        <table:table-row table:style-name="ro1" table:visibility="collapse">
          <table:table-cell office:value-type="float" office:value="44223" table:style-name="ce1">
            <text:p>44223</text:p>
          </table:table-cell>
          <table:table-cell table:number-columns-repeated="16383" table:style-name="ce1"/>
        </table:table-row>
        <table:table-row table:style-name="ro1">
          <table:table-cell office:value-type="string" table:number-columns-spanned="3" table:number-rows-spanned="1" table:style-name="ce28">
            <text:p>TÍTULO</text:p>
          </table:table-cell>
          <table:covered-table-cell table:number-columns-repeated="2"/>
          <table:table-cell office:value-type="string" table:number-columns-spanned="3" table:number-rows-spanned="1" table:style-name="ce28">
            <text:p>NOMBRE CORTO</text:p>
          </table:table-cell>
          <table:covered-table-cell table:number-columns-repeated="2"/>
          <table:table-cell office:value-type="string" table:number-columns-spanned="3" table:number-rows-spanned="1" table:style-name="ce28">
            <text:p>DESCRIPCIÓN</text:p>
          </table:table-cell>
          <table:covered-table-cell table:number-columns-repeated="2"/>
          <table:table-cell table:number-columns-repeated="16375" table:style-name="ce1"/>
        </table:table-row>
        <table:table-row table:style-name="ro2">
          <table:table-cell office:value-type="string" table:number-columns-spanned="3" table:number-rows-spanned="1" table:style-name="ce29">
            <text:p>Gastos por concepto de viáticos y representación</text:p>
          </table:table-cell>
          <table:covered-table-cell table:number-columns-repeated="2"/>
          <table:table-cell office:value-type="string" table:number-columns-spanned="3" table:number-rows-spanned="1" table:style-name="ce29">
            <text:p>a69_f9</text:p>
          </table:table-cell>
          <table:covered-table-cell table:number-columns-repeated="2"/>
          <table:table-cell office:value-type="string" table:number-columns-spanned="3" table:number-rows-spanned="1" table:style-name="ce30">
            <text:p>La información sobre los gastos erogados y asignados a los Servicios de Traslado y Viáticos así como los gastos de representación. Además se difundirá la información relativa a estos conceptos respecto de los integrantes, miembros y/o toda persona que desempeñe un empleo, cargo o comisión en los sujetos obligados o ejerza actos de autoridad en los mismos, incluso cuando estas comisiones oficiales no supongan el ejercicio de recursos económicos.</text:p>
          </table:table-cell>
          <table:covered-table-cell table:number-columns-repeated="2"/>
          <table:table-cell table:number-columns-repeated="16375" table:style-name="ce1"/>
        </table:table-row>
        <table:table-row table:style-name="ro1" table:visibility="collapse">
          <table:table-cell office:value-type="string" table:style-name="ce1">
            <text:p>1</text:p>
          </table:table-cell>
          <table:table-cell office:value-type="string" table:style-name="ce1">
            <text:p>4</text:p>
          </table:table-cell>
          <table:table-cell office:value-type="string" table:style-name="ce1">
            <text:p>4</text:p>
          </table:table-cell>
          <table:table-cell office:value-type="string" table:style-name="ce1">
            <text:p>9</text:p>
          </table:table-cell>
          <table:table-cell office:value-type="string" table:style-name="ce1">
            <text:p>1</text:p>
          </table:table-cell>
          <table:table-cell office:value-type="string" table:style-name="ce1">
            <text:p>2</text:p>
          </table:table-cell>
          <table:table-cell office:value-type="string" table:style-name="ce1">
            <text:p>2</text:p>
          </table:table-cell>
          <table:table-cell office:value-type="string" table:style-name="ce1">
            <text:p>2</text:p>
          </table:table-cell>
          <table:table-cell office:value-type="string" table:style-name="ce1">
            <text:p>1</text:p>
          </table:table-cell>
          <table:table-cell office:value-type="string" table:style-name="ce1">
            <text:p>1</text:p>
          </table:table-cell>
          <table:table-cell office:value-type="string" table:style-name="ce1">
            <text:p>1</text:p>
          </table:table-cell>
          <table:table-cell office:value-type="string" table:style-name="ce1">
            <text:p>9</text:p>
          </table:table-cell>
          <table:table-cell office:value-type="string" table:style-name="ce1">
            <text:p>1</text:p>
          </table:table-cell>
          <table:table-cell office:value-type="string" table:style-name="ce1">
            <text:p>9</text:p>
          </table:table-cell>
          <table:table-cell office:value-type="string" table:style-name="ce1">
            <text:p>3</text:p>
          </table:table-cell>
          <table:table-cell office:value-type="string" table:style-name="ce1">
            <text:p>6</text:p>
          </table:table-cell>
          <table:table-cell office:value-type="string" table:style-name="ce1">
            <text:p>1</text:p>
          </table:table-cell>
          <table:table-cell office:value-type="string" table:style-name="ce1">
            <text:p>1</text:p>
          </table:table-cell>
          <table:table-cell office:value-type="string" table:style-name="ce1">
            <text:p>1</text:p>
          </table:table-cell>
          <table:table-cell office:value-type="string" table:style-name="ce1">
            <text:p>1</text:p>
          </table:table-cell>
          <table:table-cell office:value-type="string" table:style-name="ce1">
            <text:p>1</text:p>
          </table:table-cell>
          <table:table-cell office:value-type="string" table:style-name="ce1">
            <text:p>1</text:p>
          </table:table-cell>
          <table:table-cell office:value-type="string" table:style-name="ce1">
            <text:p>2</text:p>
          </table:table-cell>
          <table:table-cell office:value-type="string" table:style-name="ce1">
            <text:p>4</text:p>
          </table:table-cell>
          <table:table-cell office:value-type="string" table:style-name="ce1">
            <text:p>4</text:p>
          </table:table-cell>
          <table:table-cell office:value-type="string" table:style-name="ce1">
            <text:p>10</text:p>
          </table:table-cell>
          <table:table-cell office:value-type="string" table:style-name="ce1">
            <text:p>6</text:p>
          </table:table-cell>
          <table:table-cell office:value-type="string" table:style-name="ce1">
            <text:p>6</text:p>
          </table:table-cell>
          <table:table-cell office:value-type="string" table:style-name="ce1">
            <text:p>4</text:p>
          </table:table-cell>
          <table:table-cell office:value-type="string" table:style-name="ce1">
            <text:p>7</text:p>
          </table:table-cell>
          <table:table-cell office:value-type="string" table:style-name="ce1">
            <text:p>10</text:p>
          </table:table-cell>
          <table:table-cell office:value-type="string" table:style-name="ce1">
            <text:p>7</text:p>
          </table:table-cell>
          <table:table-cell office:value-type="string" table:style-name="ce1">
            <text:p>2</text:p>
          </table:table-cell>
          <table:table-cell office:value-type="string" table:style-name="ce1">
            <text:p>4</text:p>
          </table:table-cell>
          <table:table-cell office:value-type="string" table:style-name="ce1">
            <text:p>13</text:p>
          </table:table-cell>
          <table:table-cell office:value-type="string" table:style-name="ce1">
            <text:p>14</text:p>
          </table:table-cell>
          <table:table-cell table:number-columns-repeated="16348" table:style-name="ce1"/>
        </table:table-row>
        <table:table-row table:style-name="ro1" table:visibility="collapse">
          <table:table-cell office:value-type="string" table:style-name="ce1">
            <text:p>350039</text:p>
          </table:table-cell>
          <table:table-cell office:value-type="string" table:style-name="ce1">
            <text:p>350062</text:p>
          </table:table-cell>
          <table:table-cell office:value-type="string" table:style-name="ce1">
            <text:p>350063</text:p>
          </table:table-cell>
          <table:table-cell office:value-type="string" table:style-name="ce1">
            <text:p>350057</text:p>
          </table:table-cell>
          <table:table-cell office:value-type="string" table:style-name="ce1">
            <text:p>350058</text:p>
          </table:table-cell>
          <table:table-cell office:value-type="string" table:style-name="ce1">
            <text:p>350046</text:p>
          </table:table-cell>
          <table:table-cell office:value-type="string" table:style-name="ce1">
            <text:p>350047</text:p>
          </table:table-cell>
          <table:table-cell office:value-type="string" table:style-name="ce1">
            <text:p>350064</text:p>
          </table:table-cell>
          <table:table-cell office:value-type="string" table:style-name="ce1">
            <text:p>350036</text:p>
          </table:table-cell>
          <table:table-cell office:value-type="string" table:style-name="ce1">
            <text:p>350037</text:p>
          </table:table-cell>
          <table:table-cell office:value-type="string" table:style-name="ce1">
            <text:p>350038</text:p>
          </table:table-cell>
          <table:table-cell office:value-type="string" table:style-name="ce1">
            <text:p>350061</text:p>
          </table:table-cell>
          <table:table-cell office:value-type="string" table:style-name="ce1">
            <text:p>350043</text:p>
          </table:table-cell>
          <table:table-cell office:value-type="string" table:style-name="ce1">
            <text:p>350068</text:p>
          </table:table-cell>
          <table:table-cell office:value-type="string" table:style-name="ce1">
            <text:p>350049</text:p>
          </table:table-cell>
          <table:table-cell office:value-type="string" table:style-name="ce1">
            <text:p>350053</text:p>
          </table:table-cell>
          <table:table-cell office:value-type="string" table:style-name="ce1">
            <text:p>350044</text:p>
          </table:table-cell>
          <table:table-cell office:value-type="string" table:style-name="ce1">
            <text:p>350045</text:p>
          </table:table-cell>
          <table:table-cell office:value-type="string" table:style-name="ce1">
            <text:p>350065</text:p>
          </table:table-cell>
          <table:table-cell office:value-type="string" table:style-name="ce1">
            <text:p>350040</text:p>
          </table:table-cell>
          <table:table-cell office:value-type="string" table:style-name="ce1">
            <text:p>350041</text:p>
          </table:table-cell>
          <table:table-cell office:value-type="string" table:style-name="ce1">
            <text:p>350042</text:p>
          </table:table-cell>
          <table:table-cell office:value-type="string" table:style-name="ce1">
            <text:p>350048</text:p>
          </table:table-cell>
          <table:table-cell office:value-type="string" table:style-name="ce1">
            <text:p>350051</text:p>
          </table:table-cell>
          <table:table-cell office:value-type="string" table:style-name="ce1">
            <text:p>350052</text:p>
          </table:table-cell>
          <table:table-cell office:value-type="string" table:style-name="ce1">
            <text:p>350055</text:p>
          </table:table-cell>
          <table:table-cell office:value-type="string" table:style-name="ce1">
            <text:p>536105</text:p>
          </table:table-cell>
          <table:table-cell office:value-type="string" table:style-name="ce1">
            <text:p>536139</text:p>
          </table:table-cell>
          <table:table-cell office:value-type="string" table:style-name="ce1">
            <text:p>350066</text:p>
          </table:table-cell>
          <table:table-cell office:value-type="string" table:style-name="ce1">
            <text:p>350054</text:p>
          </table:table-cell>
          <table:table-cell office:value-type="string" table:style-name="ce1">
            <text:p>350056</text:p>
          </table:table-cell>
          <table:table-cell office:value-type="string" table:style-name="ce1">
            <text:p>350067</text:p>
          </table:table-cell>
          <table:table-cell office:value-type="string" table:style-name="ce1">
            <text:p>350060</text:p>
          </table:table-cell>
          <table:table-cell office:value-type="string" table:style-name="ce1">
            <text:p>350050</text:p>
          </table:table-cell>
          <table:table-cell office:value-type="string" table:style-name="ce1">
            <text:p>350035</text:p>
          </table:table-cell>
          <table:table-cell office:value-type="string" table:style-name="ce1">
            <text:p>350059</text:p>
          </table:table-cell>
          <table:table-cell table:number-columns-repeated="16348" table:style-name="ce1"/>
        </table:table-row>
        <table:table-row table:style-name="ro1">
          <table:table-cell office:value-type="string" table:number-columns-spanned="36" table:number-rows-spanned="1" table:style-name="ce28">
            <text:p>Tabla Campos</text:p>
          </table:table-cell>
          <table:covered-table-cell table:number-columns-repeated="35"/>
          <table:table-cell table:number-columns-repeated="16348" table:style-name="ce1"/>
        </table:table-row>
        <table:table-row table:style-name="ro3">
          <table:table-cell office:value-type="string" table:style-name="ce3">
            <text:p>Ejercicio</text:p>
          </table:table-cell>
          <table:table-cell office:value-type="string" table:style-name="ce3">
            <text:p>Fecha de inicio del periodo que se informa</text:p>
          </table:table-cell>
          <table:table-cell office:value-type="string" table:style-name="ce3">
            <text:p>Fecha de término del periodo que se informa</text:p>
          </table:table-cell>
          <table:table-cell office:value-type="string" table:style-name="ce3">
            <text:p>Tipo de integrante del sujeto obligado (catálogo)</text:p>
          </table:table-cell>
          <table:table-cell office:value-type="string" table:style-name="ce3">
            <text:p>Clave o nivel del puesto</text:p>
          </table:table-cell>
          <table:table-cell office:value-type="string" table:style-name="ce3">
            <text:p>Denominación del puesto</text:p>
          </table:table-cell>
          <table:table-cell office:value-type="string" table:style-name="ce3">
            <text:p>Denominación del cargo</text:p>
          </table:table-cell>
          <table:table-cell office:value-type="string" table:style-name="ce3">
            <text:p>Área de adscripción</text:p>
          </table:table-cell>
          <table:table-cell office:value-type="string" table:style-name="ce3">
            <text:p>Nombre(s)</text:p>
          </table:table-cell>
          <table:table-cell office:value-type="string" table:style-name="ce3">
            <text:p>Primer apellido</text:p>
          </table:table-cell>
          <table:table-cell office:value-type="string" table:style-name="ce3">
            <text:p>Segundo apellido</text:p>
          </table:table-cell>
          <table:table-cell office:value-type="string" table:style-name="ce3">
            <text:p>Tipo de gasto (Catálogo)</text:p>
          </table:table-cell>
          <table:table-cell office:value-type="string" table:style-name="ce3">
            <text:p>Denominación del encargo o comisión</text:p>
          </table:table-cell>
          <table:table-cell office:value-type="string" table:style-name="ce3">
            <text:p>Tipo de viaje (catálogo)</text:p>
          </table:table-cell>
          <table:table-cell office:value-type="string" table:style-name="ce3">
            <text:p>Número de personas acompañantes en el encargo o comisión</text:p>
          </table:table-cell>
          <table:table-cell office:value-type="string" table:style-name="ce3">
            <text:p>Importe ejercido por el total de acompañantes</text:p>
          </table:table-cell>
          <table:table-cell office:value-type="string" table:style-name="ce3">
            <text:p>País origen del encargo o comisión</text:p>
          </table:table-cell>
          <table:table-cell office:value-type="string" table:style-name="ce3">
            <text:p>Estado origen del encargo o comisión</text:p>
          </table:table-cell>
          <table:table-cell office:value-type="string" table:style-name="ce3">
            <text:p>Ciudad origen del encargo o comisión</text:p>
          </table:table-cell>
          <table:table-cell office:value-type="string" table:style-name="ce3">
            <text:p>País destino del encargo o comisión</text:p>
          </table:table-cell>
          <table:table-cell office:value-type="string" table:style-name="ce3">
            <text:p>Estado destino del encargo o comisión</text:p>
          </table:table-cell>
          <table:table-cell office:value-type="string" table:style-name="ce3">
            <text:p>Ciudad destino del encargo o comisión</text:p>
          </table:table-cell>
          <table:table-cell office:value-type="string" table:style-name="ce3">
            <text:p>Motivo del encargo o comisión</text:p>
          </table:table-cell>
          <table:table-cell office:value-type="string" table:style-name="ce3">
            <text:p>Fecha de salida del encargo o comisión</text:p>
          </table:table-cell>
          <table:table-cell office:value-type="string" table:style-name="ce3">
            <text:p>Fecha de regreso del encargo o comisión</text:p>
          </table:table-cell>
          <table:table-cell office:value-type="string" table:style-name="ce3">
            <text:p>Importe ejercido por partida por concepto</text:p>
            <text:p>Tabla_350055</text:p>
          </table:table-cell>
          <table:table-cell office:value-type="string" table:style-name="ce3">
            <text:p>Importe total erogado con motivo del encargo o comisión</text:p>
          </table:table-cell>
          <table:table-cell office:value-type="string" table:style-name="ce3">
            <text:p>Importe total de gastos no erogados derivados del encargo o comisión</text:p>
          </table:table-cell>
          <table:table-cell office:value-type="string" table:style-name="ce3">
            <text:p>Fecha de entrega del informe de la comisión o encargo</text:p>
          </table:table-cell>
          <table:table-cell office:value-type="string" table:style-name="ce3">
            <text:p>Hipervínculo al informe de la comisión o encargo encomendado</text:p>
          </table:table-cell>
          <table:table-cell office:value-type="string" table:style-name="ce3">
            <text:p>Hipervínculo a las facturas o comprobantes.</text:p>
            <text:p>Tabla_350056</text:p>
          </table:table-cell>
          <table:table-cell office:value-type="string" table:style-name="ce3">
            <text:p>Hipervínculo a normativa que regula los gastos por concepto de viáticos y gastos de representación</text:p>
          </table:table-cell>
          <table:table-cell office:value-type="string" table:style-name="ce3">
            <text:p>Área(s) responsable(s) que genera(n), posee(n), publica(n) y actualizan la información</text:p>
          </table:table-cell>
          <table:table-cell office:value-type="string" table:style-name="ce3">
            <text:p>Fecha de validación</text:p>
          </table:table-cell>
          <table:table-cell office:value-type="string" table:style-name="ce3">
            <text:p>Fecha de actualización</text:p>
          </table:table-cell>
          <table:table-cell office:value-type="string" table:style-name="ce3">
            <text:p>Nota</text:p>
          </table:table-cell>
          <table:table-cell table:number-columns-repeated="16348" table:style-name="ce1"/>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Jefe de departamento B</text:p>
          </table:table-cell>
          <table:table-cell office:value-type="string" table:style-name="ce4">
            <text:p>Jefe de departamento B</text:p>
          </table:table-cell>
          <table:table-cell office:value-type="string" table:style-name="ce4">
            <text:p>Terapia Fisica</text:p>
          </table:table-cell>
          <table:table-cell office:value-type="string" table:style-name="ce4">
            <text:p>Sara</text:p>
          </table:table-cell>
          <table:table-cell office:value-type="string" table:style-name="ce4">
            <text:p>Mendoza</text:p>
          </table:table-cell>
          <table:table-cell office:value-type="string" table:style-name="ce4">
            <text:p>Leyva</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Asistencia a reunión de trabajo</text:p>
          </table:table-cell>
          <table:table-cell office:value-type="string" table:style-name="ce5">
            <text:p>03/10/209</text:p>
          </table:table-cell>
          <table:table-cell office:value-type="string" table:style-name="ce5">
            <text:p>06/10/209</text:p>
          </table:table-cell>
          <table:table-cell office:value-type="float" office:value="566" table:style-name="ce4">
            <text:p>566</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6">
            <text:p><text:a xlink:href="https://drive.google.com/file/d/1OVE1BehFAoQFmVNP5AKcDmNYDNkdPvQH/view?usp=sharing">https://drive.google.com/file/d/1OVE1BehFAoQFmVNP5AKcDmNYDNkdPvQH/view?usp=sharing</text:a></text:p>
          </table:table-cell>
          <table:table-cell office:value-type="float" office:value="566" table:style-name="ce40">
            <text:p>56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Jefe de departamento B</text:p>
          </table:table-cell>
          <table:table-cell office:value-type="string" table:style-name="ce4">
            <text:p>Jefe de departamento B</text:p>
          </table:table-cell>
          <table:table-cell office:value-type="string" table:style-name="ce4">
            <text:p>Terapia Fisica</text:p>
          </table:table-cell>
          <table:table-cell office:value-type="string" table:style-name="ce4">
            <text:p>Sara</text:p>
          </table:table-cell>
          <table:table-cell office:value-type="string" table:style-name="ce4">
            <text:p>Mendoza</text:p>
          </table:table-cell>
          <table:table-cell office:value-type="string" table:style-name="ce4">
            <text:p>Leyva</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Asistencia a reunión de trabajo</text:p>
          </table:table-cell>
          <table:table-cell office:value-type="string" table:style-name="ce5">
            <text:p>03/10/209</text:p>
          </table:table-cell>
          <table:table-cell office:value-type="string" table:style-name="ce5">
            <text:p>06/10/209</text:p>
          </table:table-cell>
          <table:table-cell office:value-type="float" office:value="567" table:style-name="ce4">
            <text:p>567</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oN6w7Vbgcn2YX-fm0vK-tr_MyobNC3w-/view?usp=sharing">https://drive.google.com/file/d/1oN6w7Vbgcn2YX-fm0vK-tr_MyobNC3w-/view?usp=sharing</text:a></text:p>
          </table:table-cell>
          <table:table-cell office:value-type="float" office:value="567" table:style-name="ce40">
            <text:p>56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Jefe de departamento B</text:p>
          </table:table-cell>
          <table:table-cell office:value-type="string" table:style-name="ce4">
            <text:p>Jefe de departamento B</text:p>
          </table:table-cell>
          <table:table-cell office:value-type="string" table:style-name="ce4">
            <text:p>Terapia Fisica</text:p>
          </table:table-cell>
          <table:table-cell office:value-type="string" table:style-name="ce4">
            <text:p>Sara</text:p>
          </table:table-cell>
          <table:table-cell office:value-type="string" table:style-name="ce4">
            <text:p>Mendoza</text:p>
          </table:table-cell>
          <table:table-cell office:value-type="string" table:style-name="ce4">
            <text:p>Leyva</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Asistencia a reunión de trabajo</text:p>
          </table:table-cell>
          <table:table-cell office:value-type="string" table:style-name="ce5">
            <text:p>03/10/209</text:p>
          </table:table-cell>
          <table:table-cell office:value-type="string" table:style-name="ce5">
            <text:p>06/10/209</text:p>
          </table:table-cell>
          <table:table-cell office:value-type="float" office:value="568" table:style-name="ce4">
            <text:p>568</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m0vg5dU-9oDDXZ2ZPjL3jxx8HyNEGvm-/view?usp=sharing">https://drive.google.com/file/d/1m0vg5dU-9oDDXZ2ZPjL3jxx8HyNEGvm-/view?usp=sharing</text:a></text:p>
          </table:table-cell>
          <table:table-cell office:value-type="float" office:value="568" table:style-name="ce40">
            <text:p>56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Jefe de departamento B</text:p>
          </table:table-cell>
          <table:table-cell office:value-type="string" table:style-name="ce4">
            <text:p>Jefe de departamento B</text:p>
          </table:table-cell>
          <table:table-cell office:value-type="string" table:style-name="ce4">
            <text:p>Terapia Fisica</text:p>
          </table:table-cell>
          <table:table-cell office:value-type="string" table:style-name="ce4">
            <text:p>Sara</text:p>
          </table:table-cell>
          <table:table-cell office:value-type="string" table:style-name="ce4">
            <text:p>Mendoza</text:p>
          </table:table-cell>
          <table:table-cell office:value-type="string" table:style-name="ce4">
            <text:p>Leyva</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Asistencia a reunión de trabajo</text:p>
          </table:table-cell>
          <table:table-cell office:value-type="string" table:style-name="ce5">
            <text:p>03/10/209</text:p>
          </table:table-cell>
          <table:table-cell office:value-type="string" table:style-name="ce5">
            <text:p>06/10/209</text:p>
          </table:table-cell>
          <table:table-cell office:value-type="float" office:value="569" table:style-name="ce4">
            <text:p>569</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hatFwRJtBF0sdqjP1orAnq8X6l7WW1Pz/view?usp=sharing">https://drive.google.com/file/d/1hatFwRJtBF0sdqjP1orAnq8X6l7WW1Pz/view?usp=sharing</text:a></text:p>
          </table:table-cell>
          <table:table-cell office:value-type="float" office:value="569" table:style-name="ce40">
            <text:p>56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Jefe de departamento B</text:p>
          </table:table-cell>
          <table:table-cell office:value-type="string" table:style-name="ce4">
            <text:p>Jefe de departamento B</text:p>
          </table:table-cell>
          <table:table-cell office:value-type="string" table:style-name="ce4">
            <text:p>Terapia Fisica</text:p>
          </table:table-cell>
          <table:table-cell office:value-type="string" table:style-name="ce4">
            <text:p>Sara</text:p>
          </table:table-cell>
          <table:table-cell office:value-type="string" table:style-name="ce4">
            <text:p>Mendoza</text:p>
          </table:table-cell>
          <table:table-cell office:value-type="string" table:style-name="ce4">
            <text:p>Leyva</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Asistencia a reunión de trabajo</text:p>
          </table:table-cell>
          <table:table-cell office:value-type="string" table:style-name="ce5">
            <text:p>03/10/209</text:p>
          </table:table-cell>
          <table:table-cell office:value-type="string" table:style-name="ce5">
            <text:p>06/10/209</text:p>
          </table:table-cell>
          <table:table-cell office:value-type="float" office:value="570" table:style-name="ce4">
            <text:p>570</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5j7xwxOunFjd1nwAlEq1nvjZ80Y1Kl_4/view?usp=sharing">https://drive.google.com/file/d/15j7xwxOunFjd1nwAlEq1nvjZ80Y1Kl_4/view?usp=sharing</text:a></text:p>
          </table:table-cell>
          <table:table-cell office:value-type="float" office:value="570" table:style-name="ce40">
            <text:p>57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PIT B</text:p>
          </table:table-cell>
          <table:table-cell office:value-type="string" table:style-name="ce4">
            <text:p>Docente</text:p>
          </table:table-cell>
          <table:table-cell office:value-type="string" table:style-name="ce4">
            <text:p>Docente</text:p>
          </table:table-cell>
          <table:table-cell office:value-type="string" table:style-name="ce4">
            <text:p>Ingenieria Financiera</text:p>
          </table:table-cell>
          <table:table-cell office:value-type="string" table:style-name="ce4">
            <text:p>Marco Antonio</text:p>
          </table:table-cell>
          <table:table-cell office:value-type="string" table:style-name="ce4">
            <text:p>V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Asistencia a reunión de trabajo</text:p>
          </table:table-cell>
          <table:table-cell office:value-type="date" office:date-value="2019-10-08T00:00:00" table:style-name="ce5">
            <text:p>08/10/2019</text:p>
          </table:table-cell>
          <table:table-cell office:value-type="date" office:date-value="2019-10-08T00:00:00" table:style-name="ce5">
            <text:p>08/10/2019</text:p>
          </table:table-cell>
          <table:table-cell office:value-type="float" office:value="571" table:style-name="ce4">
            <text:p>571</text:p>
          </table:table-cell>
          <table:table-cell office:value-type="float" office:value="0" table:style-name="ce4">
            <text:p>0</text:p>
          </table:table-cell>
          <table:table-cell office:value-type="float" office:value="0" table:style-name="ce4">
            <text:p>0</text:p>
          </table:table-cell>
          <table:table-cell office:value-type="date" office:date-value="2019-10-10T00:00:00" table:style-name="ce5">
            <text:p>10/10/2019</text:p>
          </table:table-cell>
          <table:table-cell office:value-type="string" table:style-name="ce10">
            <text:p><text:a xlink:href="https://drive.google.com/file/d/1hgNPi32licJD3XgbyOQM31WRyJN8_LP5/view?usp=sharing">https://drive.google.com/file/d/1hgNPi32licJD3XgbyOQM31WRyJN8_LP5/view?usp=sharing</text:a></text:p>
          </table:table-cell>
          <table:table-cell office:value-type="float" office:value="571" table:style-name="ce40">
            <text:p>57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PIT B</text:p>
          </table:table-cell>
          <table:table-cell office:value-type="string" table:style-name="ce4">
            <text:p>Docente</text:p>
          </table:table-cell>
          <table:table-cell office:value-type="string" table:style-name="ce4">
            <text:p>Docente</text:p>
          </table:table-cell>
          <table:table-cell office:value-type="string" table:style-name="ce4">
            <text:p>Ingenieria Financiera</text:p>
          </table:table-cell>
          <table:table-cell office:value-type="string" table:style-name="ce4">
            <text:p>Marco Antonio</text:p>
          </table:table-cell>
          <table:table-cell office:value-type="string" table:style-name="ce4">
            <text:p>V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Asistencia a reunión de trabajo</text:p>
          </table:table-cell>
          <table:table-cell office:value-type="date" office:date-value="2019-10-11T00:00:00" table:style-name="ce5">
            <text:p>11/10/2019</text:p>
          </table:table-cell>
          <table:table-cell office:value-type="date" office:date-value="2019-10-11T00:00:00" table:style-name="ce5">
            <text:p>11/10/2019</text:p>
          </table:table-cell>
          <table:table-cell office:value-type="float" office:value="572" table:style-name="ce4">
            <text:p>572</text:p>
          </table:table-cell>
          <table:table-cell office:value-type="float" office:value="0" table:style-name="ce4">
            <text:p>0</text:p>
          </table:table-cell>
          <table:table-cell office:value-type="float" office:value="0" table:style-name="ce4">
            <text:p>0</text:p>
          </table:table-cell>
          <table:table-cell office:value-type="date" office:date-value="2019-10-15T00:00:00" table:style-name="ce5">
            <text:p>15/10/2019</text:p>
          </table:table-cell>
          <table:table-cell office:value-type="string" table:style-name="ce10">
            <text:p><text:a xlink:href="https://drive.google.com/file/d/1BU1Awn90A2UzrGBf937mUjCCZzHjPYo2/view?usp=sharing">https://drive.google.com/file/d/1BU1Awn90A2UzrGBf937mUjCCZzHjPYo2/view?usp=sharing</text:a></text:p>
          </table:table-cell>
          <table:table-cell office:value-type="float" office:value="572" table:style-name="ce40">
            <text:p>57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5">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text:p>
          </table:table-cell>
          <table:table-cell office:value-type="string" table:style-name="ce4">
            <text:p>Jefe de departamento</text:p>
          </table:table-cell>
          <table:table-cell office:value-type="string" table:style-name="ce4">
            <text:p>Direccion de Investigacion, Innovacion y Posgrado</text:p>
          </table:table-cell>
          <table:table-cell office:value-type="string" table:style-name="ce4">
            <text:p>Martha Patricia</text:p>
          </table:table-cell>
          <table:table-cell office:value-type="string" table:style-name="ce4">
            <text:p>Robles<text:s/></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3" table:style-name="ce4">
            <text:p>573</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Gbm1WVtCtDV8gkyLACDROXVGRXIMgYqJ/view?usp=sharing">https://drive.google.com/file/d/1Gbm1WVtCtDV8gkyLACDROXVGRXIMgYqJ/view?usp=sharing</text:a></text:p>
          </table:table-cell>
          <table:table-cell office:value-type="float" office:value="573" table:style-name="ce40">
            <text:p>57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6">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text:p>
          </table:table-cell>
          <table:table-cell office:value-type="string" table:style-name="ce4">
            <text:p>Jefe de departamento</text:p>
          </table:table-cell>
          <table:table-cell office:value-type="string" table:style-name="ce4">
            <text:p>Direccion de Investigacion, Innovacion y Posgrado</text:p>
          </table:table-cell>
          <table:table-cell office:value-type="string" table:style-name="ce4">
            <text:p>Martha Patricia</text:p>
          </table:table-cell>
          <table:table-cell office:value-type="string" table:style-name="ce4">
            <text:p>Robles<text:s/></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4" table:style-name="ce4">
            <text:p>574</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EQY80uKh8fVeRnJKpLI8_SaGOnCtXmZ-/view?usp=sharing">https://drive.google.com/file/d/1EQY80uKh8fVeRnJKpLI8_SaGOnCtXmZ-/view?usp=sharing</text:a></text:p>
          </table:table-cell>
          <table:table-cell office:value-type="float" office:value="574" table:style-name="ce40">
            <text:p>57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7">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text:p>
          </table:table-cell>
          <table:table-cell office:value-type="string" table:style-name="ce4">
            <text:p>Jefe de departamento</text:p>
          </table:table-cell>
          <table:table-cell office:value-type="string" table:style-name="ce4">
            <text:p>Direccion de Investigacion, Innovacion y Posgrado</text:p>
          </table:table-cell>
          <table:table-cell office:value-type="string" table:style-name="ce4">
            <text:p>Martha Patricia</text:p>
          </table:table-cell>
          <table:table-cell office:value-type="string" table:style-name="ce4">
            <text:p>Robles<text:s/></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5" table:style-name="ce4">
            <text:p>575</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PLGB1ArOQ_ZCkmCco4apuB2z6SsNyCVD/view?usp=sharing">https://drive.google.com/file/d/1PLGB1ArOQ_ZCkmCco4apuB2z6SsNyCVD/view?usp=sharing</text:a></text:p>
          </table:table-cell>
          <table:table-cell office:value-type="float" office:value="575" table:style-name="ce40">
            <text:p>57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8">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text:p>
          </table:table-cell>
          <table:table-cell office:value-type="string" table:style-name="ce4">
            <text:p>Jefe de departamento</text:p>
          </table:table-cell>
          <table:table-cell office:value-type="string" table:style-name="ce4">
            <text:p>Direccion de Investigacion, Innovacion y Posgrado</text:p>
          </table:table-cell>
          <table:table-cell office:value-type="string" table:style-name="ce4">
            <text:p>Martha Patricia</text:p>
          </table:table-cell>
          <table:table-cell office:value-type="string" table:style-name="ce4">
            <text:p>Robles<text:s/></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6" table:style-name="ce4">
            <text:p>576</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7G70rns6PjOSXcVe8Cdtuhm_yI8CXUDF/view?usp=sharing">https://drive.google.com/file/d/17G70rns6PjOSXcVe8Cdtuhm_yI8CXUDF/view?usp=sharing</text:a></text:p>
          </table:table-cell>
          <table:table-cell office:value-type="float" office:value="576" table:style-name="ce40">
            <text:p>57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9">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oahuila</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7" table:style-name="ce4">
            <text:p>577</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tfEJ1HLvlFyNII9cExGVw5RpdfGTrYKu/view?usp=sharing">https://drive.google.com/file/d/1tfEJ1HLvlFyNII9cExGVw5RpdfGTrYKu/view?usp=sharing</text:a></text:p>
          </table:table-cell>
          <table:table-cell office:value-type="float" office:value="577" table:style-name="ce40">
            <text:p>57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oahuila</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8" table:style-name="ce4">
            <text:p>578</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qzoKwUhzI0Drd2NBE8XfgCZ6VXpV8v-z/view?usp=sharing">https://drive.google.com/file/d/1qzoKwUhzI0Drd2NBE8XfgCZ6VXpV8v-z/view?usp=sharing</text:a></text:p>
          </table:table-cell>
          <table:table-cell office:value-type="float" office:value="578" table:style-name="ce40">
            <text:p>57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oahuila</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79" table:style-name="ce4">
            <text:p>579</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nSs4UYZV93LZ7ssjCzWvvecJl6iAQ0fr/view?usp=sharing">https://drive.google.com/file/d/1nSs4UYZV93LZ7ssjCzWvvecJl6iAQ0fr/view?usp=sharing</text:a></text:p>
          </table:table-cell>
          <table:table-cell office:value-type="float" office:value="579" table:style-name="ce40">
            <text:p>57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oahuila</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80" table:style-name="ce4">
            <text:p>580</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IuHuMbljhphmtWAZN9j3G0npyeFKP1Tz/view?usp=sharing">https://drive.google.com/file/d/1IuHuMbljhphmtWAZN9j3G0npyeFKP1Tz/view?usp=sharing</text:a></text:p>
          </table:table-cell>
          <table:table-cell office:value-type="float" office:value="580" table:style-name="ce40">
            <text:p>58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oahuila</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81" table:style-name="ce4">
            <text:p>581</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ghVeiTpA0t7PdZxEP9fzcqT4Ue60pBKl/view?usp=sharing">https://drive.google.com/file/d/1ghVeiTpA0t7PdZxEP9fzcqT4Ue60pBKl/view?usp=sharing</text:a></text:p>
          </table:table-cell>
          <table:table-cell office:value-type="float" office:value="581" table:style-name="ce40">
            <text:p>58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PIT D</text:p>
          </table:table-cell>
          <table:table-cell office:value-type="string" table:style-name="ce4">
            <text:p>PIT D</text:p>
          </table:table-cell>
          <table:table-cell office:value-type="string" table:style-name="ce4">
            <text:p>Direccion de Investigacion, Innovacion y Posgrado</text:p>
          </table:table-cell>
          <table:table-cell office:value-type="string" table:style-name="ce4">
            <text:p>Yuridia</text:p>
          </table:table-cell>
          <table:table-cell office:value-type="string" table:style-name="ce4">
            <text:p>Mercado</text:p>
          </table:table-cell>
          <table:table-cell office:value-type="string" table:style-name="ce4">
            <text:p>Flores</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2T00:00:00" table:style-name="ce5">
            <text:p>22/10/2019</text:p>
          </table:table-cell>
          <table:table-cell office:value-type="date" office:date-value="2019-10-25T00:00:00" table:style-name="ce5">
            <text:p>25/10/2019</text:p>
          </table:table-cell>
          <table:table-cell office:value-type="float" office:value="582" table:style-name="ce4">
            <text:p>582</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g1gk2ORJQ4kqutH1nG2gUOldEDszxCE-/view?usp=sharing">https://drive.google.com/file/d/1g1gk2ORJQ4kqutH1nG2gUOldEDszxCE-/view?usp=sharing</text:a></text:p>
          </table:table-cell>
          <table:table-cell office:value-type="float" office:value="582" table:style-name="ce40">
            <text:p>58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1">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3" table:style-name="ce4">
            <text:p>583</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nkdhFhm5UiDdnmx7WN5y4YJAFI71kMLm/view?usp=sharing">https://drive.google.com/file/d/1nkdhFhm5UiDdnmx7WN5y4YJAFI71kMLm/view?usp=sharing</text:a></text:p>
          </table:table-cell>
          <table:table-cell office:value-type="float" office:value="583" table:style-name="ce40">
            <text:p>58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2">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4" table:style-name="ce4">
            <text:p>584</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qXDSo6irK9dGcLTbTwPvsCdfWNMWpYp5/view?usp=sharing">https://drive.google.com/file/d/1qXDSo6irK9dGcLTbTwPvsCdfWNMWpYp5/view?usp=sharing</text:a></text:p>
          </table:table-cell>
          <table:table-cell office:value-type="float" office:value="584" table:style-name="ce40">
            <text:p>58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5" table:style-name="ce4">
            <text:p>585</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WLvpk71WuPzvYX07brhtQS57dDhIxOss/view?usp=sharing">https://drive.google.com/file/d/1WLvpk71WuPzvYX07brhtQS57dDhIxOss/view?usp=sharing</text:a></text:p>
          </table:table-cell>
          <table:table-cell office:value-type="float" office:value="585" table:style-name="ce40">
            <text:p>58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3">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6" table:style-name="ce4">
            <text:p>586</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186E80P2qrGi89W-OSe-kZcA-fjAcHyC/view?usp=sharing">https://drive.google.com/file/d/1186E80P2qrGi89W-OSe-kZcA-fjAcHyC/view?usp=sharing</text:a></text:p>
          </table:table-cell>
          <table:table-cell office:value-type="float" office:value="586" table:style-name="ce40">
            <text:p>58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7" table:style-name="ce4">
            <text:p>587</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zpXmJ0kTOcYAB6MPBRR_7Mi9ULR6Cq6J/view?usp=sharing">https://drive.google.com/file/d/1zpXmJ0kTOcYAB6MPBRR_7Mi9ULR6Cq6J/view?usp=sharing</text:a></text:p>
          </table:table-cell>
          <table:table-cell office:value-type="float" office:value="587" table:style-name="ce40">
            <text:p>58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3">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8" table:style-name="ce4">
            <text:p>588</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b28RvONg9BzKvw22wa_NfVaOthg5icA5/view?usp=sharing">https://drive.google.com/file/d/1b28RvONg9BzKvw22wa_NfVaOthg5icA5/view?usp=sharing</text:a></text:p>
          </table:table-cell>
          <table:table-cell office:value-type="float" office:value="588" table:style-name="ce40">
            <text:p>58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5">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89" table:style-name="ce4">
            <text:p>589</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oeQNc5yhGcLn7vMWEAZrYOGjPSQkNVYW/view?usp=sharing">https://drive.google.com/file/d/1oeQNc5yhGcLn7vMWEAZrYOGjPSQkNVYW/view?usp=sharing</text:a></text:p>
          </table:table-cell>
          <table:table-cell office:value-type="float" office:value="589" table:style-name="ce40">
            <text:p>58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11A</text:p>
          </table:table-cell>
          <table:table-cell office:value-type="string" table:style-name="ce4">
            <text:p>Director de Programa Academico Ingenieria en Mecatronica</text:p>
          </table:table-cell>
          <table:table-cell office:value-type="string" table:style-name="ce4">
            <text:p>Director de Programa Academico Ingenieria en Mecatronica</text:p>
          </table:table-cell>
          <table:table-cell office:value-type="string" table:style-name="ce4">
            <text:p>Mecatrónica</text:p>
          </table:table-cell>
          <table:table-cell office:value-type="string" table:style-name="ce4">
            <text:p>Miguel Angel<text:s/></text:p>
          </table:table-cell>
          <table:table-cell office:value-type="string" table:style-name="ce4">
            <text:p>Aguil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90" table:style-name="ce4">
            <text:p>590</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0krK2Cm8XE8TzkJAdgZm9MmmAP6RnU3I/view?usp=sharing">https://drive.google.com/file/d/10krK2Cm8XE8TzkJAdgZm9MmmAP6RnU3I/view?usp=sharing</text:a></text:p>
          </table:table-cell>
          <table:table-cell office:value-type="float" office:value="590" table:style-name="ce40">
            <text:p>59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6">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Técnico Titular</text:p>
          </table:table-cell>
          <table:table-cell office:value-type="string" table:style-name="ce4">
            <text:p>Técnico Titular</text:p>
          </table:table-cell>
          <table:table-cell office:value-type="string" table:style-name="ce4">
            <text:p>Mecatrónica</text:p>
          </table:table-cell>
          <table:table-cell office:value-type="string" table:style-name="ce4">
            <text:p>Jorge</text:p>
          </table:table-cell>
          <table:table-cell office:value-type="string" table:style-name="ce4">
            <text:p>Diaz</text:p>
          </table:table-cell>
          <table:table-cell office:value-type="string" table:style-name="ce4">
            <text:p>Moreno</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91" table:style-name="ce4">
            <text:p>591</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sipx6WeerX5vU1W8NCnI5Mfq3PYt8CDR/view?usp=sharing">https://drive.google.com/file/d/1sipx6WeerX5vU1W8NCnI5Mfq3PYt8CDR/view?usp=sharing</text:a></text:p>
          </table:table-cell>
          <table:table-cell office:value-type="float" office:value="591" table:style-name="ce40">
            <text:p>59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5">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B</text:p>
          </table:table-cell>
          <table:table-cell office:value-type="string" table:style-name="ce4">
            <text:p>Técnico Titular</text:p>
          </table:table-cell>
          <table:table-cell office:value-type="string" table:style-name="ce4">
            <text:p>Técnico Titular</text:p>
          </table:table-cell>
          <table:table-cell office:value-type="string" table:style-name="ce4">
            <text:p>Mecatrónica</text:p>
          </table:table-cell>
          <table:table-cell office:value-type="string" table:style-name="ce4">
            <text:p>Jorge</text:p>
          </table:table-cell>
          <table:table-cell office:value-type="string" table:style-name="ce4">
            <text:p>Diaz</text:p>
          </table:table-cell>
          <table:table-cell office:value-type="string" table:style-name="ce4">
            <text:p>Moreno</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5T00:00:00" table:style-name="ce5">
            <text:p>25/10/2019</text:p>
          </table:table-cell>
          <table:table-cell office:value-type="float" office:value="592" table:style-name="ce4">
            <text:p>592</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BaJ-k7R-iibyIB04Lt5lunh97gXElKkN/view?usp=sharing">https://drive.google.com/file/d/1BaJ-k7R-iibyIB04Lt5lunh97gXElKkN/view?usp=sharing</text:a></text:p>
          </table:table-cell>
          <table:table-cell office:value-type="float" office:value="592" table:style-name="ce40">
            <text:p>59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16">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text:p>
          </table:table-cell>
          <table:table-cell office:value-type="string" table:style-name="ce4">
            <text:p>Jefe de departamento</text:p>
          </table:table-cell>
          <table:table-cell office:value-type="string" table:style-name="ce4">
            <text:p>Direccion de Investigacion, Innovacion y Posgrado</text:p>
          </table:table-cell>
          <table:table-cell office:value-type="string" table:style-name="ce4">
            <text:p>Martha Patricia</text:p>
          </table:table-cell>
          <table:table-cell office:value-type="string" table:style-name="ce4">
            <text:p>Robles<text:s/></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Asistencia a reunión de trabajo</text:p>
          </table:table-cell>
          <table:table-cell office:value-type="date" office:date-value="2019-10-23T00:00:00" table:style-name="ce5">
            <text:p>23/10/2019</text:p>
          </table:table-cell>
          <table:table-cell office:value-type="date" office:date-value="2019-10-24T00:00:00" table:style-name="ce5">
            <text:p>24/10/2019</text:p>
          </table:table-cell>
          <table:table-cell office:value-type="float" office:value="593" table:style-name="ce4">
            <text:p>593</text:p>
          </table:table-cell>
          <table:table-cell office:value-type="float" office:value="0" table:style-name="ce4">
            <text:p>0</text:p>
          </table:table-cell>
          <table:table-cell office:value-type="float" office:value="0" table:style-name="ce4">
            <text:p>0</text:p>
          </table:table-cell>
          <table:table-cell office:value-type="date" office:date-value="2019-10-28T00:00:00" table:style-name="ce5">
            <text:p>28/10/2019</text:p>
          </table:table-cell>
          <table:table-cell office:value-type="string" table:style-name="ce10">
            <text:p><text:a xlink:href="https://drive.google.com/file/d/10SuaoAT1YQjAVATsAOEL1dV4DIT1-EEK/view?usp=sharing">https://drive.google.com/file/d/10SuaoAT1YQjAVATsAOEL1dV4DIT1-EEK/view?usp=sharing</text:a></text:p>
          </table:table-cell>
          <table:table-cell office:value-type="float" office:value="593" table:style-name="ce40">
            <text:p>59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7"/>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4" table:style-name="ce4">
            <text:p>594</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S4pQw7drjOVngTiR3wqkc9darfcstbR7/view?usp=sharing">https://drive.google.com/file/d/1S4pQw7drjOVngTiR3wqkc9darfcstbR7/view?usp=sharing</text:a></text:p>
          </table:table-cell>
          <table:table-cell office:value-type="float" office:value="594" table:style-name="ce40">
            <text:p>59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5" table:style-name="ce4">
            <text:p>595</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thJKstSHDcyggSh_85FrMKqIKbCki0AO/view?usp=sharing">https://drive.google.com/file/d/1thJKstSHDcyggSh_85FrMKqIKbCki0AO/view?usp=sharing</text:a></text:p>
          </table:table-cell>
          <table:table-cell office:value-type="float" office:value="595" table:style-name="ce40">
            <text:p>59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6" table:style-name="ce4">
            <text:p>596</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V7F5czw6lozQhbd8CkrM9__kX8vslAbb/view?usp=sharing">https://drive.google.com/file/d/1V7F5czw6lozQhbd8CkrM9__kX8vslAbb/view?usp=sharing</text:a></text:p>
          </table:table-cell>
          <table:table-cell office:value-type="float" office:value="596" table:style-name="ce40">
            <text:p>59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7" table:style-name="ce4">
            <text:p>597</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EaIEdbK3G6XInE87srMgdQKtHYjYaXhi/view?usp=sharing">https://drive.google.com/file/d/1EaIEdbK3G6XInE87srMgdQKtHYjYaXhi/view?usp=sharing</text:a></text:p>
          </table:table-cell>
          <table:table-cell office:value-type="float" office:value="597" table:style-name="ce40">
            <text:p>59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8" table:style-name="ce4">
            <text:p>598</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Jmf4BSGKyo_LAoLZ1RpOXh1YFJopcmn2/view?usp=sharing">https://drive.google.com/file/d/1Jmf4BSGKyo_LAoLZ1RpOXh1YFJopcmn2/view?usp=sharing</text:a></text:p>
          </table:table-cell>
          <table:table-cell office:value-type="float" office:value="598" table:style-name="ce40">
            <text:p>59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599" table:style-name="ce4">
            <text:p>599</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1">
            <text:p>https://drive.google.com/file/d/1faK9D-HEPx1rR5w3a-Y1UTUNTMoOVc9_/view?usp=sharing</text:p>
          </table:table-cell>
          <table:table-cell office:value-type="float" office:value="599" table:style-name="ce40">
            <text:p>59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0" table:style-name="ce4">
            <text:p>600</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PNZivZm9IT0gHG0JTASMIZ7-0nCn0PaV/view?usp=sharing">https://drive.google.com/file/d/1PNZivZm9IT0gHG0JTASMIZ7-0nCn0PaV/view?usp=sharing</text:a></text:p>
          </table:table-cell>
          <table:table-cell office:value-type="float" office:value="600" table:style-name="ce40">
            <text:p>60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1" table:style-name="ce4">
            <text:p>601</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zznVtF1_hGl4wb2NbjmbpLgQrflFMm1E/view?usp=sharing">https://drive.google.com/file/d/1zznVtF1_hGl4wb2NbjmbpLgQrflFMm1E/view?usp=sharing</text:a></text:p>
          </table:table-cell>
          <table:table-cell office:value-type="float" office:value="601" table:style-name="ce40">
            <text:p>60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2" table:style-name="ce4">
            <text:p>602</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ckfcmBAYzdEBgnYVa_wLCFAQswLGOhby/view?usp=sharing">https://drive.google.com/file/d/1ckfcmBAYzdEBgnYVa_wLCFAQswLGOhby/view?usp=sharing</text:a></text:p>
          </table:table-cell>
          <table:table-cell office:value-type="float" office:value="602" table:style-name="ce40">
            <text:p>60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3" table:style-name="ce4">
            <text:p>603</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PH__-hSibWvY6dfhzaj7-xBXa833ptUl/view?usp=sharing">https://drive.google.com/file/d/1PH__-hSibWvY6dfhzaj7-xBXa833ptUl/view?usp=sharing</text:a></text:p>
          </table:table-cell>
          <table:table-cell office:value-type="float" office:value="603" table:style-name="ce40">
            <text:p>60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4" table:style-name="ce4">
            <text:p>604</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4KIiNG0ZHfEhp5Ah3qw1i24Ymdm8JYBE/view?usp=sharing">https://drive.google.com/file/d/14KIiNG0ZHfEhp5Ah3qw1i24Ymdm8JYBE/view?usp=sharing</text:a></text:p>
          </table:table-cell>
          <table:table-cell office:value-type="float" office:value="604" table:style-name="ce40">
            <text:p>60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5" table:style-name="ce4">
            <text:p>605</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goXFqFzn4S1FUNHyjH5ZRC4BGVgnDmEF/view?usp=sharing">https://drive.google.com/file/d/1goXFqFzn4S1FUNHyjH5ZRC4BGVgnDmEF/view?usp=sharing</text:a></text:p>
          </table:table-cell>
          <table:table-cell office:value-type="float" office:value="605" table:style-name="ce40">
            <text:p>60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6" table:style-name="ce4">
            <text:p>606</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WmQ5IKXh684KIQvTQpouzW3xV6dH_aAy/view?usp=sharing">https://drive.google.com/file/d/1WmQ5IKXh684KIQvTQpouzW3xV6dH_aAy/view?usp=sharing</text:a></text:p>
          </table:table-cell>
          <table:table-cell office:value-type="float" office:value="606" table:style-name="ce40">
            <text:p>60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7" table:style-name="ce4">
            <text:p>607</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XgX4RGSWBdvHHG2m8BjsYispmAyN2sY0/view?usp=sharing">https://drive.google.com/file/d/1XgX4RGSWBdvHHG2m8BjsYispmAyN2sY0/view?usp=sharing</text:a></text:p>
          </table:table-cell>
          <table:table-cell office:value-type="float" office:value="607" table:style-name="ce40">
            <text:p>60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8" table:style-name="ce4">
            <text:p>608</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1TmKwpi4L6-aERwAFkVW_ikvBeYr-zZI/view?usp=sharing">https://drive.google.com/file/d/11TmKwpi4L6-aERwAFkVW_ikvBeYr-zZI/view?usp=sharing</text:a></text:p>
          </table:table-cell>
          <table:table-cell office:value-type="float" office:value="608" table:style-name="ce40">
            <text:p>60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09" table:style-name="ce4">
            <text:p>609</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rjjbQLwQ19_FrdDXhSvwmHoV7YTHxk-p/view?usp=sharing">https://drive.google.com/file/d/1rjjbQLwQ19_FrdDXhSvwmHoV7YTHxk-p/view?usp=sharing</text:a></text:p>
          </table:table-cell>
          <table:table-cell office:value-type="float" office:value="609" table:style-name="ce40">
            <text:p>60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0" table:style-name="ce4">
            <text:p>610</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gKkqN6J95oWk8eGEmhSlAEki3os2MJAK/view?usp=sharing">https://drive.google.com/file/d/1gKkqN6J95oWk8eGEmhSlAEki3os2MJAK/view?usp=sharing</text:a></text:p>
          </table:table-cell>
          <table:table-cell office:value-type="float" office:value="610" table:style-name="ce40">
            <text:p>61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1" table:style-name="ce4">
            <text:p>611</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OPX2GCpMGXswvBSnXFtQNVKz_hW54TOH/view?usp=sharing">https://drive.google.com/file/d/1OPX2GCpMGXswvBSnXFtQNVKz_hW54TOH/view?usp=sharing</text:a></text:p>
          </table:table-cell>
          <table:table-cell office:value-type="float" office:value="611" table:style-name="ce40">
            <text:p>61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2" table:style-name="ce4">
            <text:p>612</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YRJjs7OoI7KJvFnLGNMVTwQGMKFOtVeD/view?usp=sharing">https://drive.google.com/file/d/1YRJjs7OoI7KJvFnLGNMVTwQGMKFOtVeD/view?usp=sharing</text:a></text:p>
          </table:table-cell>
          <table:table-cell office:value-type="float" office:value="612" table:style-name="ce40">
            <text:p>61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3" table:style-name="ce4">
            <text:p>613</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jTcuNzOh3NrP7Ot3skvmXBE0vUZj-8M1/view?usp=sharing">https://drive.google.com/file/d/1jTcuNzOh3NrP7Ot3skvmXBE0vUZj-8M1/view?usp=sharing</text:a></text:p>
          </table:table-cell>
          <table:table-cell office:value-type="float" office:value="613" table:style-name="ce40">
            <text:p>61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4" table:style-name="ce4">
            <text:p>614</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mOWJTGi8fDmkOVGxEUM_EL9gm57xF2HO/view?usp=sharing">https://drive.google.com/file/d/1mOWJTGi8fDmkOVGxEUM_EL9gm57xF2HO/view?usp=sharing</text:a></text:p>
          </table:table-cell>
          <table:table-cell office:value-type="float" office:value="614" table:style-name="ce40">
            <text:p>61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orreon</text:p>
          </table:table-cell>
          <table:table-cell office:value-type="string" table:style-name="ce4">
            <text:p>Coahuila</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6T00:00:00" table:style-name="ce5">
            <text:p>26/10/2019</text:p>
          </table:table-cell>
          <table:table-cell office:value-type="float" office:value="615" table:style-name="ce4">
            <text:p>615</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v_4zB5TXnzW_OivswwxUd7VKURasY4Bg/view?usp=sharing">https://drive.google.com/file/d/1v_4zB5TXnzW_OivswwxUd7VKURasY4Bg/view?usp=sharing</text:a></text:p>
          </table:table-cell>
          <table:table-cell office:value-type="float" office:value="615" table:style-name="ce40">
            <text:p>61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4T00:00:00" table:style-name="ce5">
            <text:p>24/10/2019</text:p>
          </table:table-cell>
          <table:table-cell office:value-type="date" office:date-value="2019-10-24T00:00:00" table:style-name="ce5">
            <text:p>24/10/2019</text:p>
          </table:table-cell>
          <table:table-cell office:value-type="float" office:value="616" table:style-name="ce4">
            <text:p>616</text:p>
          </table:table-cell>
          <table:table-cell office:value-type="float" office:value="0" table:style-name="ce4">
            <text:p>0</text:p>
          </table:table-cell>
          <table:table-cell office:value-type="float" office:value="0" table:style-name="ce4">
            <text:p>0</text:p>
          </table:table-cell>
          <table:table-cell office:value-type="date" office:date-value="2019-10-28T00:00:00" table:style-name="ce5">
            <text:p>28/10/2019</text:p>
          </table:table-cell>
          <table:table-cell office:value-type="string" table:style-name="ce10">
            <text:p><text:a xlink:href="https://drive.google.com/file/d/1BjZvSLzXR__8zzp26Wi0z6dAWt98Dqwj/view?usp=sharing">https://drive.google.com/file/d/1BjZvSLzXR__8zzp26Wi0z6dAWt98Dqwj/view?usp=sharing</text:a></text:p>
          </table:table-cell>
          <table:table-cell office:value-type="float" office:value="616" table:style-name="ce40">
            <text:p>61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German</text:p>
          </table:table-cell>
          <table:table-cell office:value-type="string" table:style-name="ce4">
            <text:p>Medrano<text:s/></text:p>
          </table:table-cell>
          <table:table-cell office:value-type="string" table:style-name="ce4">
            <text:p>Martin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excoco</text:p>
          </table:table-cell>
          <table:table-cell office:value-type="string" table:style-name="ce4">
            <text:p>Chapingo</text:p>
          </table:table-cell>
          <table:table-cell office:value-type="string" table:style-name="ce4">
            <text:p>Traslado de personal</text:p>
          </table:table-cell>
          <table:table-cell office:value-type="date" office:date-value="2019-10-25T00:00:00" table:style-name="ce5">
            <text:p>25/10/2019</text:p>
          </table:table-cell>
          <table:table-cell office:value-type="date" office:date-value="2019-10-25T00:00:00" table:style-name="ce5">
            <text:p>25/10/2019</text:p>
          </table:table-cell>
          <table:table-cell office:value-type="float" office:value="617" table:style-name="ce4">
            <text:p>617</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5Oz571WAHjJ5I4BH6IfBni_KSz8BYN_j/view?usp=sharing">https://drive.google.com/file/d/15Oz571WAHjJ5I4BH6IfBni_KSz8BYN_j/view?usp=sharing</text:a></text:p>
          </table:table-cell>
          <table:table-cell office:value-type="float" office:value="617" table:style-name="ce40">
            <text:p>617</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German</text:p>
          </table:table-cell>
          <table:table-cell office:value-type="string" table:style-name="ce4">
            <text:p>Medrano<text:s/></text:p>
          </table:table-cell>
          <table:table-cell office:value-type="string" table:style-name="ce4">
            <text:p>Martin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excoco</text:p>
          </table:table-cell>
          <table:table-cell office:value-type="string" table:style-name="ce4">
            <text:p>Chapingo</text:p>
          </table:table-cell>
          <table:table-cell office:value-type="string" table:style-name="ce4">
            <text:p>Traslado de personal</text:p>
          </table:table-cell>
          <table:table-cell office:value-type="date" office:date-value="2019-10-25T00:00:00" table:style-name="ce5">
            <text:p>25/10/2019</text:p>
          </table:table-cell>
          <table:table-cell office:value-type="date" office:date-value="2019-10-25T00:00:00" table:style-name="ce5">
            <text:p>25/10/2019</text:p>
          </table:table-cell>
          <table:table-cell office:value-type="float" office:value="618" table:style-name="ce4">
            <text:p>618</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Ucshg-b6wTMD5k4AervtR6im9yPNBHRl/view?usp=sharing">https://drive.google.com/file/d/1Ucshg-b6wTMD5k4AervtR6im9yPNBHRl/view?usp=sharing</text:a></text:p>
          </table:table-cell>
          <table:table-cell office:value-type="float" office:value="618" table:style-name="ce40">
            <text:p>618</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26T00:00:00" table:style-name="ce5">
            <text:p>26/10/2019</text:p>
          </table:table-cell>
          <table:table-cell office:value-type="date" office:date-value="2019-10-26T00:00:00" table:style-name="ce5">
            <text:p>26/10/2019</text:p>
          </table:table-cell>
          <table:table-cell office:value-type="float" office:value="619" table:style-name="ce4">
            <text:p>619</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6qqdJ6ctBHewdgn1UsGeEWyTPSfswp9d/view?usp=sharing">https://drive.google.com/file/d/16qqdJ6ctBHewdgn1UsGeEWyTPSfswp9d/view?usp=sharing</text:a></text:p>
          </table:table-cell>
          <table:table-cell office:value-type="float" office:value="619" table:style-name="ce40">
            <text:p>619</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26T00:00:00" table:style-name="ce5">
            <text:p>26/10/2019</text:p>
          </table:table-cell>
          <table:table-cell office:value-type="date" office:date-value="2019-10-26T00:00:00" table:style-name="ce5">
            <text:p>26/10/2019</text:p>
          </table:table-cell>
          <table:table-cell office:value-type="float" office:value="620" table:style-name="ce4">
            <text:p>620</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dZM737uUONulbOhZj19T7Y3ijlZi5x-y/view?usp=sharing">https://drive.google.com/file/d/1dZM737uUONulbOhZj19T7Y3ijlZi5x-y/view?usp=sharing</text:a></text:p>
          </table:table-cell>
          <table:table-cell office:value-type="float" office:value="620" table:style-name="ce40">
            <text:p>620</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Puebla</text:p>
          </table:table-cell>
          <table:table-cell office:value-type="string" table:style-name="ce4">
            <text:p>Puebla</text:p>
          </table:table-cell>
          <table:table-cell office:value-type="string" table:style-name="ce4">
            <text:p>Traslado de personal</text:p>
          </table:table-cell>
          <table:table-cell office:value-type="date" office:date-value="2019-10-26T00:00:00" table:style-name="ce5">
            <text:p>26/10/2019</text:p>
          </table:table-cell>
          <table:table-cell office:value-type="date" office:date-value="2019-10-26T00:00:00" table:style-name="ce5">
            <text:p>26/10/2019</text:p>
          </table:table-cell>
          <table:table-cell office:value-type="float" office:value="621" table:style-name="ce4">
            <text:p>621</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m4d9oCz841Vu9ru4-5C5g9vEbBdcYL4t/view?usp=sharing">https://drive.google.com/file/d/1m4d9oCz841Vu9ru4-5C5g9vEbBdcYL4t/view?usp=sharing</text:a></text:p>
          </table:table-cell>
          <table:table-cell office:value-type="float" office:value="621" table:style-name="ce40">
            <text:p>621</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Puebla</text:p>
          </table:table-cell>
          <table:table-cell office:value-type="string" table:style-name="ce4">
            <text:p>Puebla</text:p>
          </table:table-cell>
          <table:table-cell office:value-type="string" table:style-name="ce4">
            <text:p>Traslado de personal</text:p>
          </table:table-cell>
          <table:table-cell office:value-type="date" office:date-value="2019-10-26T00:00:00" table:style-name="ce5">
            <text:p>26/10/2019</text:p>
          </table:table-cell>
          <table:table-cell office:value-type="date" office:date-value="2019-10-26T00:00:00" table:style-name="ce5">
            <text:p>26/10/2019</text:p>
          </table:table-cell>
          <table:table-cell office:value-type="float" office:value="622" table:style-name="ce4">
            <text:p>622</text:p>
          </table:table-cell>
          <table:table-cell office:value-type="float" office:value="0" table:style-name="ce4">
            <text:p>0</text:p>
          </table:table-cell>
          <table:table-cell office:value-type="float" office:value="0" table:style-name="ce4">
            <text:p>0</text:p>
          </table:table-cell>
          <table:table-cell office:value-type="date" office:date-value="2019-10-29T00:00:00" table:style-name="ce5">
            <text:p>29/10/2019</text:p>
          </table:table-cell>
          <table:table-cell office:value-type="string" table:style-name="ce10">
            <text:p><text:a xlink:href="https://drive.google.com/file/d/1jwc1iF0QdMoTIUpSet8pQcvS6uJJz--u/view?usp=sharing">https://drive.google.com/file/d/1jwc1iF0QdMoTIUpSet8pQcvS6uJJz--u/view?usp=sharing</text:a></text:p>
          </table:table-cell>
          <table:table-cell office:value-type="float" office:value="622" table:style-name="ce40">
            <text:p>622</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ncingo</text:p>
          </table:table-cell>
          <table:table-cell office:value-type="string" table:style-name="ce4">
            <text:p>Hidalgo</text:p>
          </table:table-cell>
          <table:table-cell office:value-type="string" table:style-name="ce4">
            <text:p>Traslado de personal</text:p>
          </table:table-cell>
          <table:table-cell office:value-type="date" office:date-value="2019-10-28T00:00:00" table:style-name="ce5">
            <text:p>28/10/2019</text:p>
          </table:table-cell>
          <table:table-cell office:value-type="date" office:date-value="2019-10-28T00:00:00" table:style-name="ce5">
            <text:p>28/10/2019</text:p>
          </table:table-cell>
          <table:table-cell office:value-type="float" office:value="623" table:style-name="ce4">
            <text:p>623</text:p>
          </table:table-cell>
          <table:table-cell office:value-type="float" office:value="0" table:style-name="ce4">
            <text:p>0</text:p>
          </table:table-cell>
          <table:table-cell office:value-type="float" office:value="0" table:style-name="ce4">
            <text:p>0</text:p>
          </table:table-cell>
          <table:table-cell office:value-type="date" office:date-value="2019-10-30T00:00:00" table:style-name="ce5">
            <text:p>30/10/2019</text:p>
          </table:table-cell>
          <table:table-cell office:value-type="string" table:style-name="ce10">
            <text:p><text:a xlink:href="https://drive.google.com/file/d/1DTu-PzLEXwYLgjOlkb4-HeZBowGexFK_/view?usp=sharing">https://drive.google.com/file/d/1DTu-PzLEXwYLgjOlkb4-HeZBowGexFK_/view?usp=sharing</text:a></text:p>
          </table:table-cell>
          <table:table-cell office:value-type="float" office:value="623" table:style-name="ce40">
            <text:p>623</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8T00:00:00" table:style-name="ce5">
            <text:p>28/10/2019</text:p>
          </table:table-cell>
          <table:table-cell office:value-type="date" office:date-value="2019-10-28T00:00:00" table:style-name="ce5">
            <text:p>28/10/2019</text:p>
          </table:table-cell>
          <table:table-cell office:value-type="float" office:value="624" table:style-name="ce4">
            <text:p>624</text:p>
          </table:table-cell>
          <table:table-cell office:value-type="float" office:value="0" table:style-name="ce4">
            <text:p>0</text:p>
          </table:table-cell>
          <table:table-cell office:value-type="float" office:value="0" table:style-name="ce4">
            <text:p>0</text:p>
          </table:table-cell>
          <table:table-cell office:value-type="date" office:date-value="2019-10-30T00:00:00" table:style-name="ce5">
            <text:p>30/10/2019</text:p>
          </table:table-cell>
          <table:table-cell office:value-type="string" table:style-name="ce10">
            <text:p><text:a xlink:href="https://drive.google.com/file/d/1oF7H6maRWzh0gs-pT-RZN4bbcsSPYVYm/view?usp=sharing">https://drive.google.com/file/d/1oF7H6maRWzh0gs-pT-RZN4bbcsSPYVYm/view?usp=sharing</text:a></text:p>
          </table:table-cell>
          <table:table-cell office:value-type="float" office:value="624" table:style-name="ce40">
            <text:p>624</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e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28T00:00:00" table:style-name="ce5">
            <text:p>28/10/2019</text:p>
          </table:table-cell>
          <table:table-cell office:value-type="date" office:date-value="2019-10-28T00:00:00" table:style-name="ce5">
            <text:p>28/10/2019</text:p>
          </table:table-cell>
          <table:table-cell office:value-type="float" office:value="625" table:style-name="ce4">
            <text:p>625</text:p>
          </table:table-cell>
          <table:table-cell office:value-type="float" office:value="0" table:style-name="ce4">
            <text:p>0</text:p>
          </table:table-cell>
          <table:table-cell office:value-type="float" office:value="0" table:style-name="ce4">
            <text:p>0</text:p>
          </table:table-cell>
          <table:table-cell office:value-type="date" office:date-value="2019-10-30T00:00:00" table:style-name="ce5">
            <text:p>30/10/2019</text:p>
          </table:table-cell>
          <table:table-cell office:value-type="string" table:style-name="ce10">
            <text:p><text:a xlink:href="https://drive.google.com/file/d/19XG7Icff--8i5IqZPru6WI3WRei-B0LU/view?usp=sharing">https://drive.google.com/file/d/19XG7Icff--8i5IqZPru6WI3WRei-B0LU/view?usp=sharing</text:a></text:p>
          </table:table-cell>
          <table:table-cell office:value-type="float" office:value="625" table:style-name="ce40">
            <text:p>625</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8T00:00:00" table:style-name="ce5">
            <text:p>28/10/2019</text:p>
          </table:table-cell>
          <table:table-cell office:value-type="date" office:date-value="2019-10-28T00:00:00" table:style-name="ce5">
            <text:p>28/10/2019</text:p>
          </table:table-cell>
          <table:table-cell office:value-type="float" office:value="626" table:style-name="ce4">
            <text:p>626</text:p>
          </table:table-cell>
          <table:table-cell office:value-type="float" office:value="0" table:style-name="ce4">
            <text:p>0</text:p>
          </table:table-cell>
          <table:table-cell office:value-type="float" office:value="0" table:style-name="ce4">
            <text:p>0</text:p>
          </table:table-cell>
          <table:table-cell office:value-type="date" office:date-value="2019-10-30T00:00:00" table:style-name="ce5">
            <text:p>30/10/2019</text:p>
          </table:table-cell>
          <table:table-cell office:value-type="string" table:style-name="ce10">
            <text:p><text:a xlink:href="https://drive.google.com/file/d/1Aa_xDrKcNgCuCRWBch8W5oGpYMISRYv0/view?usp=sharing">https://drive.google.com/file/d/1Aa_xDrKcNgCuCRWBch8W5oGpYMISRYv0/view?usp=sharing</text:a></text:p>
          </table:table-cell>
          <table:table-cell office:value-type="float" office:value="626" table:style-name="ce40">
            <text:p>626</text:p>
          </table:table-cell>
          <table:table-cell office:value-type="string" table:style-name="ce46">
            <text:p><text:a xlink:href="http://s-finanzas.hidalgo.gob.mx/descargables/2019/ejercicioPrep2019/Manual%20de%20Normas%20y%20Lineamientos%20para%20el%20Ejercicio%20de%20los%20Recursos%20del%20Gasto%20de%20Operacion%202019.pdf">http://s-finanzas.hidalgo.gob.mx/descargables/2019/ejercicioPrep2019/Manual%20de%20Normas%20y%20Lineamientos%20para%20el%20Ejercicio%20de%20los%20Recursos%20del%20Gasto%20de%20Operacion%202019.pdf</text:a></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12">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8T00:00:00" table:style-name="ce5">
            <text:p>28/10/2019</text:p>
          </table:table-cell>
          <table:table-cell office:value-type="date" office:date-value="2019-10-28T00:00:00" table:style-name="ce5">
            <text:p>28/10/2019</text:p>
          </table:table-cell>
          <table:table-cell office:value-type="float" office:value="627" table:style-name="ce4">
            <text:p>627</text:p>
          </table:table-cell>
          <table:table-cell office:value-type="float" office:value="0" table:style-name="ce12">
            <text:p>0</text:p>
          </table:table-cell>
          <table:table-cell office:value-type="float" office:value="0" table:style-name="ce12">
            <text:p>0</text:p>
          </table:table-cell>
          <table:table-cell office:value-type="date" office:date-value="2019-10-30T00:00:00" table:style-name="ce5">
            <text:p>30/10/2019</text:p>
          </table:table-cell>
          <table:table-cell office:value-type="string" table:style-name="ce10">
            <text:p><text:a xlink:href="https://drive.google.com/file/d/1cuerK3VhNZ6-1g_FLGLq-hg8R0ecRp4T/view?usp=sharing">https://drive.google.com/file/d/1cuerK3VhNZ6-1g_FLGLq-hg8R0ecRp4T/view?usp=sharing</text:a></text:p>
          </table:table-cell>
          <table:table-cell office:value-type="float" office:value="627" table:style-name="ce40">
            <text:p>62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9T00:00:00" table:style-name="ce5">
            <text:p>29/10/2019</text:p>
          </table:table-cell>
          <table:table-cell office:value-type="date" office:date-value="2019-10-29T00:00:00" table:style-name="ce5">
            <text:p>29/10/2019</text:p>
          </table:table-cell>
          <table:table-cell office:value-type="float" office:value="628" table:style-name="ce4">
            <text:p>628</text:p>
          </table:table-cell>
          <table:table-cell office:value-type="float" office:value="0" table:style-name="ce4">
            <text:p>0</text:p>
          </table:table-cell>
          <table:table-cell office:value-type="float" office:value="0" table:style-name="ce4">
            <text:p>0</text:p>
          </table:table-cell>
          <table:table-cell office:value-type="date" office:date-value="2019-10-31T00:00:00" table:style-name="ce5">
            <text:p>31/10/2019</text:p>
          </table:table-cell>
          <table:table-cell office:value-type="string" table:style-name="ce10">
            <text:p><text:a xlink:href="https://drive.google.com/file/d/1Dx6M8DzR-JcVYZG3T3THP4nLwEkixpVD/view?usp=sharing">https://drive.google.com/file/d/1Dx6M8DzR-JcVYZG3T3THP4nLwEkixpVD/view?usp=sharing</text:a></text:p>
          </table:table-cell>
          <table:table-cell office:value-type="float" office:value="628" table:style-name="ce40">
            <text:p>62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17">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9T00:00:00" table:style-name="ce5">
            <text:p>29/10/2019</text:p>
          </table:table-cell>
          <table:table-cell office:value-type="date" office:date-value="2019-10-29T00:00:00" table:style-name="ce5">
            <text:p>29/10/2019</text:p>
          </table:table-cell>
          <table:table-cell office:value-type="float" office:value="629" table:style-name="ce4">
            <text:p>629</text:p>
          </table:table-cell>
          <table:table-cell office:value-type="float" office:value="0" table:style-name="ce4">
            <text:p>0</text:p>
          </table:table-cell>
          <table:table-cell office:value-type="float" office:value="0" table:style-name="ce4">
            <text:p>0</text:p>
          </table:table-cell>
          <table:table-cell office:value-type="date" office:date-value="2019-10-31T00:00:00" table:style-name="ce5">
            <text:p>31/10/2019</text:p>
          </table:table-cell>
          <table:table-cell office:value-type="string" table:style-name="ce10">
            <text:p><text:a xlink:href="https://drive.google.com/file/d/1qVAhcPFGuR2h-T615u8iceAD0jnYQe3N/view?usp=sharing">https://drive.google.com/file/d/1qVAhcPFGuR2h-T615u8iceAD0jnYQe3N/view?usp=sharing</text:a></text:p>
          </table:table-cell>
          <table:table-cell office:value-type="float" office:value="629" table:style-name="ce40">
            <text:p>62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30T00:00:00" table:style-name="ce5">
            <text:p>30/10/2019</text:p>
          </table:table-cell>
          <table:table-cell office:value-type="date" office:date-value="2019-10-30T00:00:00" table:style-name="ce5">
            <text:p>30/10/2019</text:p>
          </table:table-cell>
          <table:table-cell office:value-type="float" office:value="630" table:style-name="ce4">
            <text:p>630</text:p>
          </table:table-cell>
          <table:table-cell office:value-type="float" office:value="0" table:style-name="ce4">
            <text:p>0</text:p>
          </table:table-cell>
          <table:table-cell office:value-type="float" office:value="0" table:style-name="ce4">
            <text:p>0</text:p>
          </table:table-cell>
          <table:table-cell office:value-type="date" office:date-value="2019-11-01T00:00:00" table:style-name="ce5">
            <text:p>01/11/2019</text:p>
          </table:table-cell>
          <table:table-cell office:value-type="string" table:style-name="ce10">
            <text:p><text:a xlink:href="https://drive.google.com/file/d/1_nshIaC9ptHr-mTkYEJC2GvGWgZmdilK/view?usp=sharing">https://drive.google.com/file/d/1_nshIaC9ptHr-mTkYEJC2GvGWgZmdilK/view?usp=sharing</text:a></text:p>
          </table:table-cell>
          <table:table-cell office:value-type="float" office:value="630" table:style-name="ce40">
            <text:p>63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30T00:00:00" table:style-name="ce5">
            <text:p>30/10/2019</text:p>
          </table:table-cell>
          <table:table-cell office:value-type="date" office:date-value="2019-10-30T00:00:00" table:style-name="ce5">
            <text:p>30/10/2019</text:p>
          </table:table-cell>
          <table:table-cell office:value-type="float" office:value="631" table:style-name="ce4">
            <text:p>631</text:p>
          </table:table-cell>
          <table:table-cell office:value-type="float" office:value="0" table:style-name="ce4">
            <text:p>0</text:p>
          </table:table-cell>
          <table:table-cell office:value-type="float" office:value="0" table:style-name="ce4">
            <text:p>0</text:p>
          </table:table-cell>
          <table:table-cell office:value-type="date" office:date-value="2019-11-01T00:00:00" table:style-name="ce5">
            <text:p>01/11/2019</text:p>
          </table:table-cell>
          <table:table-cell office:value-type="string" table:style-name="ce10">
            <text:p><text:a xlink:href="https://drive.google.com/file/d/1AEywbmsid183HZ2Y1SEJ1wDkz7egVunO/view?usp=sharing">https://drive.google.com/file/d/1AEywbmsid183HZ2Y1SEJ1wDkz7egVunO/view?usp=sharing</text:a></text:p>
          </table:table-cell>
          <table:table-cell office:value-type="float" office:value="631" table:style-name="ce40">
            <text:p>63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18">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ncingo</text:p>
          </table:table-cell>
          <table:table-cell office:value-type="string" table:style-name="ce4">
            <text:p>Hidalgo</text:p>
          </table:table-cell>
          <table:table-cell office:value-type="string" table:style-name="ce4">
            <text:p>Traslado de personal</text:p>
          </table:table-cell>
          <table:table-cell office:value-type="date" office:date-value="2019-10-31T00:00:00" table:style-name="ce5">
            <text:p>31/10/2019</text:p>
          </table:table-cell>
          <table:table-cell office:value-type="date" office:date-value="2019-10-31T00:00:00" table:style-name="ce5">
            <text:p>31/10/2019</text:p>
          </table:table-cell>
          <table:table-cell office:value-type="float" office:value="632" table:style-name="ce4">
            <text:p>632</text:p>
          </table:table-cell>
          <table:table-cell office:value-type="float" office:value="0" table:style-name="ce4">
            <text:p>0</text:p>
          </table:table-cell>
          <table:table-cell office:value-type="float" office:value="0" table:style-name="ce4">
            <text:p>0</text:p>
          </table:table-cell>
          <table:table-cell office:value-type="date" office:date-value="2019-11-02T00:00:00" table:style-name="ce5">
            <text:p>02/11/2019</text:p>
          </table:table-cell>
          <table:table-cell office:value-type="string" table:style-name="ce10">
            <text:p><text:a xlink:href="https://drive.google.com/file/d/1oYteMwCoJO4C8bWGEIFZ1YiiFxmKxVY-/view?usp=sharing">https://drive.google.com/file/d/1oYteMwCoJO4C8bWGEIFZ1YiiFxmKxVY-/view?usp=sharing</text:a></text:p>
          </table:table-cell>
          <table:table-cell office:value-type="float" office:value="632" table:style-name="ce40">
            <text:p>63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19">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4T00:00:00" table:style-name="ce5">
            <text:p>04/10/2019</text:p>
          </table:table-cell>
          <table:table-cell office:value-type="date" office:date-value="2019-10-04T00:00:00" table:style-name="ce5">
            <text:p>04/10/2019</text:p>
          </table:table-cell>
          <table:table-cell office:value-type="float" office:value="633" table:style-name="ce4">
            <text:p>633</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uTvSxoReWiycHHYAfQjrMtYPDgjW6rMG/view?usp=sharing">https://drive.google.com/file/d/1uTvSxoReWiycHHYAfQjrMtYPDgjW6rMG/view?usp=sharing</text:a></text:p>
          </table:table-cell>
          <table:table-cell office:value-type="float" office:value="633" table:style-name="ce40">
            <text:p>63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6">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PIT B</text:p>
          </table:table-cell>
          <table:table-cell office:value-type="string" table:style-name="ce4">
            <text:p>Docente</text:p>
          </table:table-cell>
          <table:table-cell office:value-type="string" table:style-name="ce4">
            <text:p>Docente</text:p>
          </table:table-cell>
          <table:table-cell office:value-type="string" table:style-name="ce4">
            <text:p>Ingenieria Financiera</text:p>
          </table:table-cell>
          <table:table-cell office:value-type="string" table:style-name="ce4">
            <text:p>Marco Antonio</text:p>
          </table:table-cell>
          <table:table-cell office:value-type="string" table:style-name="ce4">
            <text:p>Vera</text:p>
          </table:table-cell>
          <table:table-cell office:value-type="string" table:style-name="ce4">
            <text:p>Jimenez</text:p>
          </table:table-cell>
          <table:table-cell office:value-type="string" table:content-validation-name="val2" table:style-name="ce4">
            <text:p>Viáticos</text:p>
          </table:table-cell>
          <table:table-cell office:value-type="string" table:style-name="ce4">
            <text:p>Asistencia a reunion de trabajo</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Asistencia a reunión de trabajo</text:p>
          </table:table-cell>
          <table:table-cell office:value-type="date" office:date-value="2019-10-02T00:00:00" table:style-name="ce5">
            <text:p>02/10/2019</text:p>
          </table:table-cell>
          <table:table-cell office:value-type="date" office:date-value="2019-10-02T00:00:00" table:style-name="ce5">
            <text:p>02/10/2019</text:p>
          </table:table-cell>
          <table:table-cell office:value-type="float" office:value="634" table:style-name="ce4">
            <text:p>634</text:p>
          </table:table-cell>
          <table:table-cell office:value-type="float" office:value="0" table:style-name="ce4">
            <text:p>0</text:p>
          </table:table-cell>
          <table:table-cell office:value-type="float" office:value="0" table:style-name="ce4">
            <text:p>0</text:p>
          </table:table-cell>
          <table:table-cell office:value-type="date" office:date-value="2019-10-04T00:00:00" table:style-name="ce5">
            <text:p>04/10/2019</text:p>
          </table:table-cell>
          <table:table-cell office:value-type="string" table:style-name="ce10">
            <text:p><text:a xlink:href="https://drive.google.com/file/d/1CXEPe6bQcrnIcnCWeifKWANX1TNU94jY/view?usp=sharing">https://drive.google.com/file/d/1CXEPe6bQcrnIcnCWeifKWANX1TNU94jY/view?usp=sharing</text:a></text:p>
          </table:table-cell>
          <table:table-cell office:value-type="float" office:value="634" table:style-name="ce40">
            <text:p>63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7">
            <text:p>En apego a la <text:s/>LA LEY DE FISCALIZACIÓN SUPERIOR Y RENDICIÓN DE CUENTAS DEL ESTADO DE HIDALGO. en su articulo NOVENO inciso b, 2° párrafo, donde se indica que el informe trimestral de la Cuenta Pública que se denomina Informe de Gestión Financiera, se presentara dentro de los siete días hábiles posteriores al cierre del trimestre respectivo, esto derivado de las conciliaciones y estados de cuenta bancarios que son necesarios para la elaboración de los Estados Financieros, por lo que hasta la fecha no se han cerrado los estados financieros del mes de junio.</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09-30T00:00:00" table:style-name="ce13">
            <text:p>30/09/2019</text:p>
          </table:table-cell>
          <table:table-cell office:value-type="date" office:date-value="2019-09-30T00:00:00" table:style-name="ce5">
            <text:p>30/09/2019</text:p>
          </table:table-cell>
          <table:table-cell office:value-type="float" office:value="635" table:style-name="ce4">
            <text:p>635</text:p>
          </table:table-cell>
          <table:table-cell office:value-type="float" office:value="0" table:style-name="ce4">
            <text:p>0</text:p>
          </table:table-cell>
          <table:table-cell office:value-type="float" office:value="0" table:style-name="ce4">
            <text:p>0</text:p>
          </table:table-cell>
          <table:table-cell office:value-type="date" office:date-value="2019-11-01T00:00:00" table:style-name="ce5">
            <text:p>01/11/2019</text:p>
          </table:table-cell>
          <table:table-cell office:value-type="string" table:style-name="ce10">
            <text:p><text:a xlink:href="https://drive.google.com/file/d/1q1TcVoxzcTAV9tdrQvPtCp0JHJQ4FiW3/view?usp=sharing">https://drive.google.com/file/d/1q1TcVoxzcTAV9tdrQvPtCp0JHJQ4FiW3/view?usp=sharing</text:a></text:p>
          </table:table-cell>
          <table:table-cell office:value-type="float" office:value="635" table:style-name="ce40">
            <text:p>63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09-30T00:00:00" table:style-name="ce5">
            <text:p>30/09/2019</text:p>
          </table:table-cell>
          <table:table-cell office:value-type="date" office:date-value="2019-09-30T00:00:00" table:style-name="ce5">
            <text:p>30/09/2019</text:p>
          </table:table-cell>
          <table:table-cell office:value-type="float" office:value="636" table:style-name="ce4">
            <text:p>636</text:p>
          </table:table-cell>
          <table:table-cell office:value-type="float" office:value="0" table:style-name="ce4">
            <text:p>0</text:p>
          </table:table-cell>
          <table:table-cell office:value-type="float" office:value="0" table:style-name="ce4">
            <text:p>0</text:p>
          </table:table-cell>
          <table:table-cell office:value-type="date" office:date-value="2019-11-01T00:00:00" table:style-name="ce5">
            <text:p>01/11/2019</text:p>
          </table:table-cell>
          <table:table-cell office:value-type="string" table:style-name="ce10">
            <text:p><text:a xlink:href="https://drive.google.com/file/d/1MfK-guIjZqJsAzolEdJZVzEGALqql4vo/view?usp=sharing">https://drive.google.com/file/d/1MfK-guIjZqJsAzolEdJZVzEGALqql4vo/view?usp=sharing</text:a></text:p>
          </table:table-cell>
          <table:table-cell office:value-type="float" office:value="636" table:style-name="ce40">
            <text:p>63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1T00:00:00" table:style-name="ce5">
            <text:p>01/10/2019</text:p>
          </table:table-cell>
          <table:table-cell office:value-type="date" office:date-value="2019-10-01T00:00:00" table:style-name="ce5">
            <text:p>01/10/2019</text:p>
          </table:table-cell>
          <table:table-cell office:value-type="float" office:value="637" table:style-name="ce4">
            <text:p>637</text:p>
          </table:table-cell>
          <table:table-cell office:value-type="float" office:value="0" table:style-name="ce4">
            <text:p>0</text:p>
          </table:table-cell>
          <table:table-cell office:value-type="float" office:value="0" table:style-name="ce4">
            <text:p>0</text:p>
          </table:table-cell>
          <table:table-cell office:value-type="date" office:date-value="2019-10-03T00:00:00" table:style-name="ce5">
            <text:p>03/10/2019</text:p>
          </table:table-cell>
          <table:table-cell office:value-type="string" table:style-name="ce10">
            <text:p><text:a xlink:href="https://drive.google.com/file/d/1LR-wNMh9ZaM_7I_cBWMDh0GQw9CIzMUj/view?usp=sharing">https://drive.google.com/file/d/1LR-wNMh9ZaM_7I_cBWMDh0GQw9CIzMUj/view?usp=sharing</text:a></text:p>
          </table:table-cell>
          <table:table-cell office:value-type="float" office:value="637" table:style-name="ce40">
            <text:p>63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1T00:00:00" table:style-name="ce5">
            <text:p>01/10/2019</text:p>
          </table:table-cell>
          <table:table-cell office:value-type="date" office:date-value="2019-10-01T00:00:00" table:style-name="ce5">
            <text:p>01/10/2019</text:p>
          </table:table-cell>
          <table:table-cell office:value-type="float" office:value="638" table:style-name="ce4">
            <text:p>638</text:p>
          </table:table-cell>
          <table:table-cell office:value-type="float" office:value="0" table:style-name="ce4">
            <text:p>0</text:p>
          </table:table-cell>
          <table:table-cell office:value-type="float" office:value="0" table:style-name="ce4">
            <text:p>0</text:p>
          </table:table-cell>
          <table:table-cell office:value-type="date" office:date-value="2019-10-03T00:00:00" table:style-name="ce5">
            <text:p>03/10/2019</text:p>
          </table:table-cell>
          <table:table-cell office:value-type="string" table:style-name="ce10">
            <text:p><text:a xlink:href="https://drive.google.com/file/d/1gPOWvulSu6N66tcDfigoG5fzIcikvh7T/view?usp=sharing">https://drive.google.com/file/d/1gPOWvulSu6N66tcDfigoG5fzIcikvh7T/view?usp=sharing</text:a></text:p>
          </table:table-cell>
          <table:table-cell office:value-type="float" office:value="638" table:style-name="ce40">
            <text:p>63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1T00:00:00" table:style-name="ce5">
            <text:p>01/10/2019</text:p>
          </table:table-cell>
          <table:table-cell office:value-type="date" office:date-value="2019-10-01T00:00:00" table:style-name="ce5">
            <text:p>01/10/2019</text:p>
          </table:table-cell>
          <table:table-cell office:value-type="float" office:value="639" table:style-name="ce4">
            <text:p>639</text:p>
          </table:table-cell>
          <table:table-cell office:value-type="float" office:value="0" table:style-name="ce4">
            <text:p>0</text:p>
          </table:table-cell>
          <table:table-cell office:value-type="float" office:value="0" table:style-name="ce4">
            <text:p>0</text:p>
          </table:table-cell>
          <table:table-cell office:value-type="date" office:date-value="2019-10-03T00:00:00" table:style-name="ce5">
            <text:p>03/10/2019</text:p>
          </table:table-cell>
          <table:table-cell office:value-type="string" table:style-name="ce10">
            <text:p><text:a xlink:href="https://drive.google.com/file/d/1Zh9kD8k3tcCXft6uJL_B97hOSN1qWCyi/view?usp=sharing">https://drive.google.com/file/d/1Zh9kD8k3tcCXft6uJL_B97hOSN1qWCyi/view?usp=sharing</text:a></text:p>
          </table:table-cell>
          <table:table-cell office:value-type="float" office:value="639" table:style-name="ce40">
            <text:p>63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1T00:00:00" table:style-name="ce5">
            <text:p>01/10/2019</text:p>
          </table:table-cell>
          <table:table-cell office:value-type="date" office:date-value="2019-10-01T00:00:00" table:style-name="ce5">
            <text:p>01/10/2019</text:p>
          </table:table-cell>
          <table:table-cell office:value-type="float" office:value="640" table:style-name="ce4">
            <text:p>640</text:p>
          </table:table-cell>
          <table:table-cell office:value-type="float" office:value="0" table:style-name="ce4">
            <text:p>0</text:p>
          </table:table-cell>
          <table:table-cell office:value-type="float" office:value="0" table:style-name="ce4">
            <text:p>0</text:p>
          </table:table-cell>
          <table:table-cell office:value-type="date" office:date-value="2019-10-03T00:00:00" table:style-name="ce5">
            <text:p>03/10/2019</text:p>
          </table:table-cell>
          <table:table-cell office:value-type="string" table:style-name="ce10">
            <text:p><text:a xlink:href="https://drive.google.com/file/d/1QrU5zqLUNwKRGiHrbSc3O4RS3MJLXzjC/view?usp=sharing">https://drive.google.com/file/d/1QrU5zqLUNwKRGiHrbSc3O4RS3MJLXzjC/view?usp=sharing</text:a></text:p>
          </table:table-cell>
          <table:table-cell office:value-type="float" office:value="640" table:style-name="ce40">
            <text:p>64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Mixquiahuala</text:p>
          </table:table-cell>
          <table:table-cell office:value-type="string" table:style-name="ce4">
            <text:p>Hidalgo</text:p>
          </table:table-cell>
          <table:table-cell office:value-type="string" table:style-name="ce4">
            <text:p>Traslado de personal</text:p>
          </table:table-cell>
          <table:table-cell office:value-type="date" office:date-value="2019-10-02T00:00:00" table:style-name="ce5">
            <text:p>02/10/2019</text:p>
          </table:table-cell>
          <table:table-cell office:value-type="date" office:date-value="2019-10-02T00:00:00" table:style-name="ce5">
            <text:p>02/10/2019</text:p>
          </table:table-cell>
          <table:table-cell office:value-type="float" office:value="641" table:style-name="ce4">
            <text:p>641</text:p>
          </table:table-cell>
          <table:table-cell office:value-type="float" office:value="0" table:style-name="ce4">
            <text:p>0</text:p>
          </table:table-cell>
          <table:table-cell office:value-type="float" office:value="0" table:style-name="ce4">
            <text:p>0</text:p>
          </table:table-cell>
          <table:table-cell office:value-type="date" office:date-value="2019-10-04T00:00:00" table:style-name="ce5">
            <text:p>04/10/2019</text:p>
          </table:table-cell>
          <table:table-cell office:value-type="string" table:style-name="ce10">
            <text:p><text:a xlink:href="https://drive.google.com/file/d/1rjM9GUdB7puFs0oMwlvIP8AavFAR_We_/view?usp=sharing">https://drive.google.com/file/d/1rjM9GUdB7puFs0oMwlvIP8AavFAR_We_/view?usp=sharing</text:a></text:p>
          </table:table-cell>
          <table:table-cell office:value-type="float" office:value="641" table:style-name="ce40">
            <text:p>64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Ixmiquilpan<text:s/></text:p>
          </table:table-cell>
          <table:table-cell office:value-type="string" table:style-name="ce4">
            <text:p>Hidalgo</text:p>
          </table:table-cell>
          <table:table-cell office:value-type="string" table:style-name="ce4">
            <text:p>Traslado de personal</text:p>
          </table:table-cell>
          <table:table-cell office:value-type="date" office:date-value="2019-10-02T00:00:00" table:style-name="ce5">
            <text:p>02/10/2019</text:p>
          </table:table-cell>
          <table:table-cell office:value-type="date" office:date-value="2019-10-02T00:00:00" table:style-name="ce5">
            <text:p>02/10/2019</text:p>
          </table:table-cell>
          <table:table-cell office:value-type="float" office:value="642" table:style-name="ce4">
            <text:p>642</text:p>
          </table:table-cell>
          <table:table-cell office:value-type="float" office:value="0" table:style-name="ce4">
            <text:p>0</text:p>
          </table:table-cell>
          <table:table-cell office:value-type="float" office:value="0" table:style-name="ce4">
            <text:p>0</text:p>
          </table:table-cell>
          <table:table-cell office:value-type="date" office:date-value="2019-10-04T00:00:00" table:style-name="ce5">
            <text:p>04/10/2019</text:p>
          </table:table-cell>
          <table:table-cell office:value-type="string" table:style-name="ce10">
            <text:p><text:a xlink:href="https://drive.google.com/file/d/13Ww9yPmaZsBCal7RiTJq3KrazAyxXlUo/view?usp=sharing">https://drive.google.com/file/d/13Ww9yPmaZsBCal7RiTJq3KrazAyxXlUo/view?usp=sharing</text:a></text:p>
          </table:table-cell>
          <table:table-cell office:value-type="float" office:value="642" table:style-name="ce40">
            <text:p>64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Poxshindeje</text:p>
          </table:table-cell>
          <table:table-cell office:value-type="string" table:style-name="ce4">
            <text:p>Hidalgo</text:p>
          </table:table-cell>
          <table:table-cell office:value-type="string" table:style-name="ce4">
            <text:p>Traslado de personal</text:p>
          </table:table-cell>
          <table:table-cell office:value-type="date" office:date-value="2019-10-03T00:00:00" table:style-name="ce5">
            <text:p>03/10/2019</text:p>
          </table:table-cell>
          <table:table-cell office:value-type="date" office:date-value="2019-10-03T00:00:00" table:style-name="ce5">
            <text:p>03/10/2019</text:p>
          </table:table-cell>
          <table:table-cell office:value-type="float" office:value="643" table:style-name="ce4">
            <text:p>643</text:p>
          </table:table-cell>
          <table:table-cell office:value-type="float" office:value="0" table:style-name="ce4">
            <text:p>0</text:p>
          </table:table-cell>
          <table:table-cell office:value-type="float" office:value="0" table:style-name="ce4">
            <text:p>0</text:p>
          </table:table-cell>
          <table:table-cell office:value-type="date" office:date-value="2019-10-07T00:00:00" table:style-name="ce5">
            <text:p>07/10/2019</text:p>
          </table:table-cell>
          <table:table-cell office:value-type="string" table:style-name="ce10">
            <text:p><text:a xlink:href="https://drive.google.com/file/d/1z8oLYX1-bGKnGZb8CwEFEyrajEc6G1pO/view?usp=sharing">https://drive.google.com/file/d/1z8oLYX1-bGKnGZb8CwEFEyrajEc6G1pO/view?usp=sharing</text:a></text:p>
          </table:table-cell>
          <table:table-cell office:value-type="float" office:value="643" table:style-name="ce40">
            <text:p>64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4T00:00:00" table:style-name="ce5">
            <text:p>04/10/2019</text:p>
          </table:table-cell>
          <table:table-cell office:value-type="date" office:date-value="2019-10-04T00:00:00" table:style-name="ce5">
            <text:p>04/10/2019</text:p>
          </table:table-cell>
          <table:table-cell office:value-type="float" office:value="644" table:style-name="ce4">
            <text:p>644</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2UPxbX3UlUOwCquoPAXALF5hQEdZji6T/view?usp=sharing">https://drive.google.com/file/d/12UPxbX3UlUOwCquoPAXALF5hQEdZji6T/view?usp=sharing</text:a></text:p>
          </table:table-cell>
          <table:table-cell office:value-type="float" office:value="644" table:style-name="ce40">
            <text:p>64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20">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Otro</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4T00:00:00" table:style-name="ce5">
            <text:p>04/10/2019</text:p>
          </table:table-cell>
          <table:table-cell office:value-type="date" office:date-value="2019-10-04T00:00:00" table:style-name="ce5">
            <text:p>04/10/2019</text:p>
          </table:table-cell>
          <table:table-cell office:value-type="float" office:value="645" table:style-name="ce4">
            <text:p>645</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ejbKtRS_LwHqwxuGh9-E42FFwJNBnxY/view?usp=sharing">https://drive.google.com/file/d/1-ejbKtRS_LwHqwxuGh9-E42FFwJNBnxY/view?usp=sharing</text:a></text:p>
          </table:table-cell>
          <table:table-cell office:value-type="float" office:value="645" table:style-name="ce40">
            <text:p>64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Traslado de personal</text:p>
          </table:table-cell>
          <table:table-cell office:value-type="date" office:date-value="2019-10-03T00:00:00" table:style-name="ce5">
            <text:p>03/10/2019</text:p>
          </table:table-cell>
          <table:table-cell office:value-type="date" office:date-value="2019-10-06T00:00:00" table:style-name="ce5">
            <text:p>06/10/2019</text:p>
          </table:table-cell>
          <table:table-cell office:value-type="float" office:value="646" table:style-name="ce4">
            <text:p>646</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5VD5OLbzx5f9JkVRtYFlPQw5VgNpc1IW/view?usp=sharing">https://drive.google.com/file/d/15VD5OLbzx5f9JkVRtYFlPQw5VgNpc1IW/view?usp=sharing</text:a></text:p>
          </table:table-cell>
          <table:table-cell office:value-type="float" office:value="646" table:style-name="ce40">
            <text:p>64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Traslado de personal</text:p>
          </table:table-cell>
          <table:table-cell office:value-type="date" office:date-value="2019-10-03T00:00:00" table:style-name="ce5">
            <text:p>03/10/2019</text:p>
          </table:table-cell>
          <table:table-cell office:value-type="date" office:date-value="2019-10-06T00:00:00" table:style-name="ce5">
            <text:p>06/10/2019</text:p>
          </table:table-cell>
          <table:table-cell office:value-type="float" office:value="647" table:style-name="ce4">
            <text:p>647</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pmgQe0GM3OigjKGT5YUpdyKUsOt_07CK/view?usp=sharing">https://drive.google.com/file/d/1pmgQe0GM3OigjKGT5YUpdyKUsOt_07CK/view?usp=sharing</text:a></text:p>
          </table:table-cell>
          <table:table-cell office:value-type="float" office:value="647" table:style-name="ce40">
            <text:p>64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Traslado de personal</text:p>
          </table:table-cell>
          <table:table-cell office:value-type="date" office:date-value="2019-10-03T00:00:00" table:style-name="ce5">
            <text:p>03/10/2019</text:p>
          </table:table-cell>
          <table:table-cell office:value-type="date" office:date-value="2019-10-06T00:00:00" table:style-name="ce5">
            <text:p>06/10/2019</text:p>
          </table:table-cell>
          <table:table-cell office:value-type="float" office:value="648" table:style-name="ce4">
            <text:p>648</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GmTabUFnRUnXAw8ccr5qviCTpV3LuFnB/view?usp=sharing">https://drive.google.com/file/d/1GmTabUFnRUnXAw8ccr5qviCTpV3LuFnB/view?usp=sharing</text:a></text:p>
          </table:table-cell>
          <table:table-cell office:value-type="float" office:value="648" table:style-name="ce40">
            <text:p>64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Guadalajara</text:p>
          </table:table-cell>
          <table:table-cell office:value-type="string" table:style-name="ce4">
            <text:p>Jalisco</text:p>
          </table:table-cell>
          <table:table-cell office:value-type="string" table:style-name="ce4">
            <text:p>Traslado de personal</text:p>
          </table:table-cell>
          <table:table-cell office:value-type="date" office:date-value="2019-10-03T00:00:00" table:style-name="ce5">
            <text:p>03/10/2019</text:p>
          </table:table-cell>
          <table:table-cell office:value-type="date" office:date-value="2019-10-06T00:00:00" table:style-name="ce5">
            <text:p>06/10/2019</text:p>
          </table:table-cell>
          <table:table-cell office:value-type="float" office:value="649" table:style-name="ce4">
            <text:p>649</text:p>
          </table:table-cell>
          <table:table-cell office:value-type="float" office:value="0" table:style-name="ce4">
            <text:p>0</text:p>
          </table:table-cell>
          <table:table-cell office:value-type="float" office:value="0" table:style-name="ce4">
            <text:p>0</text:p>
          </table:table-cell>
          <table:table-cell office:value-type="date" office:date-value="2019-10-08T00:00:00" table:style-name="ce5">
            <text:p>08/10/2019</text:p>
          </table:table-cell>
          <table:table-cell office:value-type="string" table:style-name="ce10">
            <text:p><text:a xlink:href="https://drive.google.com/file/d/15ihxCvWAxH6wSnR_qQKlElr0Wb_FDRMe/view?usp=sharing">https://drive.google.com/file/d/15ihxCvWAxH6wSnR_qQKlElr0Wb_FDRMe/view?usp=sharing</text:a></text:p>
          </table:table-cell>
          <table:table-cell office:value-type="float" office:value="649" table:style-name="ce40">
            <text:p>64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07T00:00:00" table:style-name="ce5">
            <text:p>07/10/2019</text:p>
          </table:table-cell>
          <table:table-cell office:value-type="date" office:date-value="2019-10-07T00:00:00" table:style-name="ce5">
            <text:p>07/10/2019</text:p>
          </table:table-cell>
          <table:table-cell office:value-type="float" office:value="650" table:style-name="ce4">
            <text:p>650</text:p>
          </table:table-cell>
          <table:table-cell office:value-type="float" office:value="0" table:style-name="ce4">
            <text:p>0</text:p>
          </table:table-cell>
          <table:table-cell office:value-type="float" office:value="0" table:style-name="ce4">
            <text:p>0</text:p>
          </table:table-cell>
          <table:table-cell office:value-type="date" office:date-value="2019-10-09T00:00:00" table:style-name="ce5">
            <text:p>09/10/2019</text:p>
          </table:table-cell>
          <table:table-cell office:value-type="string" table:style-name="ce10">
            <text:p><text:a xlink:href="https://drive.google.com/file/d/1mcaIKavjnV-XfllCMLenL77RU-kZql1R/view?usp=sharing">https://drive.google.com/file/d/1mcaIKavjnV-XfllCMLenL77RU-kZql1R/view?usp=sharing</text:a></text:p>
          </table:table-cell>
          <table:table-cell office:value-type="float" office:value="650" table:style-name="ce40">
            <text:p>65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Recoger materi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Actopan</text:p>
          </table:table-cell>
          <table:table-cell office:value-type="string" table:style-name="ce4">
            <text:p>Hidalgo</text:p>
          </table:table-cell>
          <table:table-cell office:value-type="string" table:style-name="ce4">
            <text:p>Recoger material</text:p>
          </table:table-cell>
          <table:table-cell office:value-type="date" office:date-value="2019-10-10T00:00:00" table:style-name="ce5">
            <text:p>10/10/2019</text:p>
          </table:table-cell>
          <table:table-cell office:value-type="date" office:date-value="2019-10-10T00:00:00" table:style-name="ce5">
            <text:p>10/10/2019</text:p>
          </table:table-cell>
          <table:table-cell office:value-type="float" office:value="651" table:style-name="ce4">
            <text:p>651</text:p>
          </table:table-cell>
          <table:table-cell office:value-type="float" office:value="0" table:style-name="ce4">
            <text:p>0</text:p>
          </table:table-cell>
          <table:table-cell office:value-type="float" office:value="0" table:style-name="ce4">
            <text:p>0</text:p>
          </table:table-cell>
          <table:table-cell office:value-type="date" office:date-value="2019-10-14T00:00:00" table:style-name="ce5">
            <text:p>14/10/2019</text:p>
          </table:table-cell>
          <table:table-cell office:value-type="string" table:style-name="ce10">
            <text:p><text:a xlink:href="https://drive.google.com/file/d/1KMFXfSUgdM9xhJYU35tCTUI9MQhO4drG/view?usp=sharing">https://drive.google.com/file/d/1KMFXfSUgdM9xhJYU35tCTUI9MQhO4drG/view?usp=sharing</text:a></text:p>
          </table:table-cell>
          <table:table-cell office:value-type="float" office:value="651" table:style-name="ce40">
            <text:p>65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8T00:00:00" table:style-name="ce5">
            <text:p>08/10/2019</text:p>
          </table:table-cell>
          <table:table-cell office:value-type="date" office:date-value="2019-10-08T00:00:00" table:style-name="ce5">
            <text:p>08/10/2019</text:p>
          </table:table-cell>
          <table:table-cell office:value-type="float" office:value="652" table:style-name="ce4">
            <text:p>652</text:p>
          </table:table-cell>
          <table:table-cell office:value-type="float" office:value="0" table:style-name="ce4">
            <text:p>0</text:p>
          </table:table-cell>
          <table:table-cell office:value-type="float" office:value="0" table:style-name="ce4">
            <text:p>0</text:p>
          </table:table-cell>
          <table:table-cell office:value-type="date" office:date-value="2019-10-10T00:00:00" table:style-name="ce5">
            <text:p>10/10/2019</text:p>
          </table:table-cell>
          <table:table-cell office:value-type="string" table:style-name="ce10">
            <text:p><text:a xlink:href="https://drive.google.com/file/d/1FaErRIXCp8L7ZQTY0ag7a3LyVAOfgOgA/view?usp=sharing">https://drive.google.com/file/d/1FaErRIXCp8L7ZQTY0ag7a3LyVAOfgOgA/view?usp=sharing</text:a></text:p>
          </table:table-cell>
          <table:table-cell office:value-type="float" office:value="652" table:style-name="ce40">
            <text:p>65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08T00:00:00" table:style-name="ce5">
            <text:p>08/10/2019</text:p>
          </table:table-cell>
          <table:table-cell office:value-type="date" office:date-value="2019-10-08T00:00:00" table:style-name="ce5">
            <text:p>08/10/2019</text:p>
          </table:table-cell>
          <table:table-cell office:value-type="float" office:value="653" table:style-name="ce4">
            <text:p>653</text:p>
          </table:table-cell>
          <table:table-cell office:value-type="float" office:value="0" table:style-name="ce4">
            <text:p>0</text:p>
          </table:table-cell>
          <table:table-cell office:value-type="float" office:value="0" table:style-name="ce4">
            <text:p>0</text:p>
          </table:table-cell>
          <table:table-cell office:value-type="date" office:date-value="2019-10-10T00:00:00" table:style-name="ce5">
            <text:p>10/10/2019</text:p>
          </table:table-cell>
          <table:table-cell office:value-type="string" table:style-name="ce10">
            <text:p><text:a xlink:href="https://drive.google.com/file/d/1el-o8RTWlzvBtrgVRp804X1tmvZP5Bu2/view?usp=sharing">https://drive.google.com/file/d/1el-o8RTWlzvBtrgVRp804X1tmvZP5Bu2/view?usp=sharing</text:a></text:p>
          </table:table-cell>
          <table:table-cell office:value-type="float" office:value="653" table:style-name="ce40">
            <text:p>65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ncingo</text:p>
          </table:table-cell>
          <table:table-cell office:value-type="string" table:style-name="ce4">
            <text:p>Hidalgo</text:p>
          </table:table-cell>
          <table:table-cell office:value-type="string" table:style-name="ce4">
            <text:p>Traslado de personal</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54" table:style-name="ce4">
            <text:p>654</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OHLQu1kF4LSeiH-badthVF23FfjhOlG5/view?usp=sharing">https://drive.google.com/file/d/1OHLQu1kF4LSeiH-badthVF23FfjhOlG5/view?usp=sharing</text:a></text:p>
          </table:table-cell>
          <table:table-cell office:value-type="float" office:value="654" table:style-name="ce40">
            <text:p>65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14">
            <text:p>2019</text:p>
          </table:table-cell>
          <table:table-cell office:value-type="date" office:date-value="2019-10-01T00:00:00" table:style-name="ce13">
            <text:p>01/10/2019</text:p>
          </table:table-cell>
          <table:table-cell office:value-type="date" office:date-value="2019-12-31T00:00:00" table:style-name="ce13">
            <text:p>31/12/2019</text:p>
          </table:table-cell>
          <table:table-cell office:value-type="string" table:content-validation-name="val1" table:style-name="ce14">
            <text:p>Servidor(a) público(a)</text:p>
          </table:table-cell>
          <table:table-cell office:value-type="float" office:value="7" table:style-name="ce4">
            <text:p>7</text:p>
          </table:table-cell>
          <table:table-cell office:value-type="string" table:style-name="ce14">
            <text:p>Técnico especializado</text:p>
          </table:table-cell>
          <table:table-cell office:value-type="string" table:style-name="ce14">
            <text:p>Técnico especializado</text:p>
          </table:table-cell>
          <table:table-cell office:value-type="string" table:style-name="ce14">
            <text:p>Parque Vehicular</text:p>
          </table:table-cell>
          <table:table-cell office:value-type="string" table:style-name="ce14">
            <text:p>Samuel Mauro</text:p>
          </table:table-cell>
          <table:table-cell office:value-type="string" table:style-name="ce14">
            <text:p>Mirón</text:p>
          </table:table-cell>
          <table:table-cell office:value-type="string" table:style-name="ce14">
            <text:p>Márquez</text:p>
          </table:table-cell>
          <table:table-cell office:value-type="string" table:content-validation-name="val2" table:style-name="ce14">
            <text:p>Viáticos</text:p>
          </table:table-cell>
          <table:table-cell office:value-type="string" table:style-name="ce14">
            <text:p>Traslado de personal</text:p>
          </table:table-cell>
          <table:table-cell office:value-type="string" table:style-name="ce14">
            <text:p>Nacional</text:p>
          </table:table-cell>
          <table:table-cell office:value-type="float" office:value="0" table:style-name="ce14">
            <text:p>0</text:p>
          </table:table-cell>
          <table:table-cell office:value-type="float" office:value="0" table:style-name="ce14">
            <text:p>0</text:p>
          </table:table-cell>
          <table:table-cell office:value-type="string" table:style-name="ce14">
            <text:p>México</text:p>
          </table:table-cell>
          <table:table-cell office:value-type="string" table:style-name="ce14">
            <text:p>Hidalgo</text:p>
          </table:table-cell>
          <table:table-cell office:value-type="string" table:style-name="ce14">
            <text:p>Municipio de Zempoala</text:p>
          </table:table-cell>
          <table:table-cell office:value-type="string" table:style-name="ce14">
            <text:p>México</text:p>
          </table:table-cell>
          <table:table-cell office:value-type="string" table:style-name="ce14">
            <text:p>Mineral el chico</text:p>
          </table:table-cell>
          <table:table-cell office:value-type="string" table:style-name="ce14">
            <text:p>Hidalgo</text:p>
          </table:table-cell>
          <table:table-cell office:value-type="string" table:style-name="ce14">
            <text:p>Traslado de personal</text:p>
          </table:table-cell>
          <table:table-cell office:value-type="date" office:date-value="2019-10-09T00:00:00" table:style-name="ce13">
            <text:p>09/10/2019</text:p>
          </table:table-cell>
          <table:table-cell office:value-type="date" office:date-value="2019-10-09T00:00:00" table:style-name="ce13">
            <text:p>09/10/2019</text:p>
          </table:table-cell>
          <table:table-cell office:value-type="float" office:value="655" table:style-name="ce4">
            <text:p>655</text:p>
          </table:table-cell>
          <table:table-cell office:value-type="float" office:value="0" table:style-name="ce14">
            <text:p>0</text:p>
          </table:table-cell>
          <table:table-cell office:value-type="float" office:value="0" table:style-name="ce14">
            <text:p>0</text:p>
          </table:table-cell>
          <table:table-cell office:value-type="date" office:date-value="2019-10-11T00:00:00" table:style-name="ce5">
            <text:p>11/10/2019</text:p>
          </table:table-cell>
          <table:table-cell office:value-type="string" table:style-name="ce15">
            <text:p><text:a xlink:href="https://drive.google.com/file/d/1_kSFDs9RJ9-HF7hpHlOdDBLP3euTTz74/view?usp=sharing">https://drive.google.com/file/d/1_kSFDs9RJ9-HF7hpHlOdDBLP3euTTz74/view?usp=sharing</text:a></text:p>
          </table:table-cell>
          <table:table-cell office:value-type="float" office:value="655" table:style-name="ce40">
            <text:p>65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4">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1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16"/>
          <table:table-cell table:number-columns-repeated="16200" table:style-name="ce17"/>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56" table:style-name="ce4">
            <text:p>656</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X5nSP0GPLsk5LbqDv8Y-XjmX3yPiFZR_/view?usp=sharing">https://drive.google.com/file/d/1X5nSP0GPLsk5LbqDv8Y-XjmX3yPiFZR_/view?usp=sharing</text:a></text:p>
          </table:table-cell>
          <table:table-cell office:value-type="float" office:value="656" table:style-name="ce40">
            <text:p>65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57" table:style-name="ce4">
            <text:p>657</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rJyUfaS2875SqqpW2BdlVKMu4aWMb-kv/view?usp=sharing">https://drive.google.com/file/d/1rJyUfaS2875SqqpW2BdlVKMu4aWMb-kv/view?usp=sharing</text:a></text:p>
          </table:table-cell>
          <table:table-cell office:value-type="float" office:value="657" table:style-name="ce40">
            <text:p>65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Parque Vehicular</text:p>
          </table:table-cell>
          <table:table-cell office:value-type="string" table:style-name="ce4">
            <text:p>Jose Eleuterio<text:s/></text:p>
          </table:table-cell>
          <table:table-cell office:value-type="string" table:style-name="ce4">
            <text:p>Lozada</text:p>
          </table:table-cell>
          <table:table-cell office:value-type="string" table:style-name="ce4">
            <text:p>Sánchez</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58" table:style-name="ce4">
            <text:p>658</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VZmeLuVFJVy4yIhX8QoT_o3vufMZHCHO/view?usp=sharing">https://drive.google.com/file/d/1VZmeLuVFJVy4yIhX8QoT_o3vufMZHCHO/view?usp=sharing</text:a></text:p>
          </table:table-cell>
          <table:table-cell office:value-type="float" office:value="658" table:style-name="ce40">
            <text:p>65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San Luis Potosi</text:p>
          </table:table-cell>
          <table:table-cell office:value-type="string" table:style-name="ce4">
            <text:p>San Luis Potosi</text:p>
          </table:table-cell>
          <table:table-cell office:value-type="string" table:style-name="ce4">
            <text:p>Traslado de personal</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59" table:style-name="ce4">
            <text:p>659</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1Rp9Cy8uAMyCTUmquGLJzENVWWApR3ZP/view?usp=sharing">https://drive.google.com/file/d/11Rp9Cy8uAMyCTUmquGLJzENVWWApR3ZP/view?usp=sharing</text:a></text:p>
          </table:table-cell>
          <table:table-cell office:value-type="float" office:value="659" table:style-name="ce40">
            <text:p>65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San Luis Potosi</text:p>
          </table:table-cell>
          <table:table-cell office:value-type="string" table:style-name="ce4">
            <text:p>San Luis Potosi</text:p>
          </table:table-cell>
          <table:table-cell office:value-type="string" table:style-name="ce4">
            <text:p>Traslado de personal</text:p>
          </table:table-cell>
          <table:table-cell office:value-type="date" office:date-value="2019-10-09T00:00:00" table:style-name="ce5">
            <text:p>09/10/2019</text:p>
          </table:table-cell>
          <table:table-cell office:value-type="date" office:date-value="2019-10-09T00:00:00" table:style-name="ce5">
            <text:p>09/10/2019</text:p>
          </table:table-cell>
          <table:table-cell office:value-type="float" office:value="660" table:style-name="ce4">
            <text:p>660</text:p>
          </table:table-cell>
          <table:table-cell office:value-type="float" office:value="0" table:style-name="ce4">
            <text:p>0</text:p>
          </table:table-cell>
          <table:table-cell office:value-type="float" office:value="0" table:style-name="ce4">
            <text:p>0</text:p>
          </table:table-cell>
          <table:table-cell office:value-type="date" office:date-value="2019-10-11T00:00:00" table:style-name="ce5">
            <text:p>11/10/2019</text:p>
          </table:table-cell>
          <table:table-cell office:value-type="string" table:style-name="ce10">
            <text:p><text:a xlink:href="https://drive.google.com/file/d/1mvO4pj89-8uXShReqoULEPq47S91lzym/view?usp=sharing">https://drive.google.com/file/d/1mvO4pj89-8uXShReqoULEPq47S91lzym/view?usp=sharing</text:a></text:p>
          </table:table-cell>
          <table:table-cell office:value-type="float" office:value="660" table:style-name="ce40">
            <text:p>66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ncingo</text:p>
          </table:table-cell>
          <table:table-cell office:value-type="string" table:style-name="ce4">
            <text:p>Hidalgo</text:p>
          </table:table-cell>
          <table:table-cell office:value-type="string" table:style-name="ce4">
            <text:p>Traslado de personal</text:p>
          </table:table-cell>
          <table:table-cell office:value-type="date" office:date-value="2019-10-10T00:00:00" table:style-name="ce5">
            <text:p>10/10/2019</text:p>
          </table:table-cell>
          <table:table-cell office:value-type="date" office:date-value="2019-10-10T00:00:00" table:style-name="ce5">
            <text:p>10/10/2019</text:p>
          </table:table-cell>
          <table:table-cell office:value-type="float" office:value="661" table:style-name="ce4">
            <text:p>661</text:p>
          </table:table-cell>
          <table:table-cell office:value-type="float" office:value="0" table:style-name="ce4">
            <text:p>0</text:p>
          </table:table-cell>
          <table:table-cell office:value-type="float" office:value="0" table:style-name="ce4">
            <text:p>0</text:p>
          </table:table-cell>
          <table:table-cell office:value-type="date" office:date-value="2019-10-14T00:00:00" table:style-name="ce5">
            <text:p>14/10/2019</text:p>
          </table:table-cell>
          <table:table-cell office:value-type="string" table:style-name="ce10">
            <text:p><text:a xlink:href="https://drive.google.com/file/d/1-aO_c1QafaKZOqcPaEr9WC2VW1DWZSjj/view?usp=sharing">https://drive.google.com/file/d/1-aO_c1QafaKZOqcPaEr9WC2VW1DWZSjj/view?usp=sharing</text:a></text:p>
          </table:table-cell>
          <table:table-cell office:value-type="float" office:value="661" table:style-name="ce40">
            <text:p>66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Ixmiquilpan</text:p>
          </table:table-cell>
          <table:table-cell office:value-type="string" table:style-name="ce4">
            <text:p>Hidalgo</text:p>
          </table:table-cell>
          <table:table-cell office:value-type="string" table:style-name="ce4">
            <text:p>Traslado de personal</text:p>
          </table:table-cell>
          <table:table-cell office:value-type="date" office:date-value="2019-10-10T00:00:00" table:style-name="ce5">
            <text:p>10/10/2019</text:p>
          </table:table-cell>
          <table:table-cell office:value-type="date" office:date-value="2019-10-10T00:00:00" table:style-name="ce5">
            <text:p>10/10/2019</text:p>
          </table:table-cell>
          <table:table-cell office:value-type="float" office:value="662" table:style-name="ce4">
            <text:p>662</text:p>
          </table:table-cell>
          <table:table-cell office:value-type="float" office:value="0" table:style-name="ce4">
            <text:p>0</text:p>
          </table:table-cell>
          <table:table-cell office:value-type="float" office:value="0" table:style-name="ce4">
            <text:p>0</text:p>
          </table:table-cell>
          <table:table-cell office:value-type="date" office:date-value="2019-10-14T00:00:00" table:style-name="ce5">
            <text:p>14/10/2019</text:p>
          </table:table-cell>
          <table:table-cell office:value-type="string" table:style-name="ce10">
            <text:p><text:a xlink:href="https://drive.google.com/file/d/1aQNaSeFJmxtKYs8Jqra4H785bXSwpjJ0/view?usp=sharing">https://drive.google.com/file/d/1aQNaSeFJmxtKYs8Jqra4H785bXSwpjJ0/view?usp=sharing</text:a></text:p>
          </table:table-cell>
          <table:table-cell office:value-type="float" office:value="662" table:style-name="ce40">
            <text:p>66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12T00:00:00" table:style-name="ce5">
            <text:p>12/10/2019</text:p>
          </table:table-cell>
          <table:table-cell office:value-type="date" office:date-value="2019-10-12T00:00:00" table:style-name="ce5">
            <text:p>12/10/2019</text:p>
          </table:table-cell>
          <table:table-cell office:value-type="float" office:value="663" table:style-name="ce4">
            <text:p>663</text:p>
          </table:table-cell>
          <table:table-cell office:value-type="float" office:value="0" table:style-name="ce4">
            <text:p>0</text:p>
          </table:table-cell>
          <table:table-cell office:value-type="float" office:value="0" table:style-name="ce4">
            <text:p>0</text:p>
          </table:table-cell>
          <table:table-cell office:value-type="date" office:date-value="2019-10-15T00:00:00" table:style-name="ce5">
            <text:p>15/10/2019</text:p>
          </table:table-cell>
          <table:table-cell office:value-type="string" table:style-name="ce10">
            <text:p><text:a xlink:href="https://drive.google.com/file/d/1ZvCAcg8wMfX9rM319SZhyI1z2dZubalN/view?usp=sharing">https://drive.google.com/file/d/1ZvCAcg8wMfX9rM319SZhyI1z2dZubalN/view?usp=sharing</text:a></text:p>
          </table:table-cell>
          <table:table-cell office:value-type="float" office:value="663" table:style-name="ce40">
            <text:p>66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12T00:00:00" table:style-name="ce5">
            <text:p>12/10/2019</text:p>
          </table:table-cell>
          <table:table-cell office:value-type="date" office:date-value="2019-10-12T00:00:00" table:style-name="ce5">
            <text:p>12/10/2019</text:p>
          </table:table-cell>
          <table:table-cell office:value-type="float" office:value="664" table:style-name="ce4">
            <text:p>664</text:p>
          </table:table-cell>
          <table:table-cell office:value-type="float" office:value="0" table:style-name="ce4">
            <text:p>0</text:p>
          </table:table-cell>
          <table:table-cell office:value-type="float" office:value="0" table:style-name="ce4">
            <text:p>0</text:p>
          </table:table-cell>
          <table:table-cell office:value-type="date" office:date-value="2019-10-15T00:00:00" table:style-name="ce5">
            <text:p>15/10/2019</text:p>
          </table:table-cell>
          <table:table-cell office:value-type="string" table:style-name="ce10">
            <text:p><text:a xlink:href="https://drive.google.com/file/d/1PfGBNHWYTdOzB9IfG1pBQeMWPLZX4vxV/view?usp=sharing">https://drive.google.com/file/d/1PfGBNHWYTdOzB9IfG1pBQeMWPLZX4vxV/view?usp=sharing</text:a></text:p>
          </table:table-cell>
          <table:table-cell office:value-type="float" office:value="664" table:style-name="ce40">
            <text:p>66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Querétaro</text:p>
          </table:table-cell>
          <table:table-cell office:value-type="string" table:style-name="ce4">
            <text:p>Querétaro</text:p>
          </table:table-cell>
          <table:table-cell office:value-type="string" table:style-name="ce4">
            <text:p>Traslado de personal</text:p>
          </table:table-cell>
          <table:table-cell office:value-type="date" office:date-value="2019-10-15T00:00:00" table:style-name="ce5">
            <text:p>15/10/2019</text:p>
          </table:table-cell>
          <table:table-cell office:value-type="date" office:date-value="2019-10-15T00:00:00" table:style-name="ce5">
            <text:p>15/10/2019</text:p>
          </table:table-cell>
          <table:table-cell office:value-type="float" office:value="665" table:style-name="ce4">
            <text:p>665</text:p>
          </table:table-cell>
          <table:table-cell office:value-type="float" office:value="0" table:style-name="ce4">
            <text:p>0</text:p>
          </table:table-cell>
          <table:table-cell office:value-type="float" office:value="0" table:style-name="ce4">
            <text:p>0</text:p>
          </table:table-cell>
          <table:table-cell office:value-type="date" office:date-value="2019-10-17T00:00:00" table:style-name="ce5">
            <text:p>17/10/2019</text:p>
          </table:table-cell>
          <table:table-cell office:value-type="string" table:style-name="ce10">
            <text:p><text:a xlink:href="https://drive.google.com/file/d/1NAKjSY5x2aNds8nfUicnDUjWXrXgNEXj/view?usp=sharing">https://drive.google.com/file/d/1NAKjSY5x2aNds8nfUicnDUjWXrXgNEXj/view?usp=sharing</text:a></text:p>
          </table:table-cell>
          <table:table-cell office:value-type="float" office:value="665" table:style-name="ce40">
            <text:p>66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Querétaro</text:p>
          </table:table-cell>
          <table:table-cell office:value-type="string" table:style-name="ce4">
            <text:p>Querétaro</text:p>
          </table:table-cell>
          <table:table-cell office:value-type="string" table:style-name="ce4">
            <text:p>Traslado de personal</text:p>
          </table:table-cell>
          <table:table-cell office:value-type="date" office:date-value="2019-10-15T00:00:00" table:style-name="ce5">
            <text:p>15/10/2019</text:p>
          </table:table-cell>
          <table:table-cell office:value-type="date" office:date-value="2019-10-15T00:00:00" table:style-name="ce5">
            <text:p>15/10/2019</text:p>
          </table:table-cell>
          <table:table-cell office:value-type="float" office:value="666" table:style-name="ce4">
            <text:p>666</text:p>
          </table:table-cell>
          <table:table-cell office:value-type="float" office:value="0" table:style-name="ce4">
            <text:p>0</text:p>
          </table:table-cell>
          <table:table-cell office:value-type="float" office:value="0" table:style-name="ce4">
            <text:p>0</text:p>
          </table:table-cell>
          <table:table-cell office:value-type="date" office:date-value="2019-10-17T00:00:00" table:style-name="ce5">
            <text:p>17/10/2019</text:p>
          </table:table-cell>
          <table:table-cell office:value-type="string" table:style-name="ce10">
            <text:p><text:a xlink:href="https://drive.google.com/file/d/1F5qFhwZu4PqFKs4zLhwVVpQA9QhaLqx2/view?usp=sharing">https://drive.google.com/file/d/1F5qFhwZu4PqFKs4zLhwVVpQA9QhaLqx2/view?usp=sharing</text:a></text:p>
          </table:table-cell>
          <table:table-cell office:value-type="float" office:value="666" table:style-name="ce40">
            <text:p>66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0T00:00:00" table:style-name="ce5">
            <text:p>20/10/2019</text:p>
          </table:table-cell>
          <table:table-cell office:value-type="date" office:date-value="2019-10-20T00:00:00" table:style-name="ce5">
            <text:p>20/10/2019</text:p>
          </table:table-cell>
          <table:table-cell office:value-type="float" office:value="667" table:style-name="ce4">
            <text:p>667</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text:a xlink:href="https://drive.google.com/file/d/1rMHQKQ1f7tRqyF138WtIez8Ecv0FDBfD/view?usp=sharing">https://drive.google.com/file/d/1rMHQKQ1f7tRqyF138WtIez8Ecv0FDBfD/view?usp=sharing</text:a></text:p>
          </table:table-cell>
          <table:table-cell office:value-type="float" office:value="667" table:style-name="ce40">
            <text:p>66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20T00:00:00" table:style-name="ce5">
            <text:p>20/10/2019</text:p>
          </table:table-cell>
          <table:table-cell office:value-type="date" office:date-value="2019-10-20T00:00:00" table:style-name="ce5">
            <text:p>20/10/2019</text:p>
          </table:table-cell>
          <table:table-cell office:value-type="float" office:value="668" table:style-name="ce4">
            <text:p>668</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text:a xlink:href="https://drive.google.com/file/d/1F-R4Ciax-eg42WWaTVGFB3ym-D6TWuE6/view?usp=sharing">https://drive.google.com/file/d/1F-R4Ciax-eg42WWaTVGFB3ym-D6TWuE6/view?usp=sharing</text:a></text:p>
          </table:table-cell>
          <table:table-cell office:value-type="float" office:value="668" table:style-name="ce40">
            <text:p>66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17">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Acaxochitlan</text:p>
          </table:table-cell>
          <table:table-cell office:value-type="string" table:style-name="ce4">
            <text:p>Hidalgo</text:p>
          </table:table-cell>
          <table:table-cell office:value-type="string" table:style-name="ce4">
            <text:p>Traslado de personal</text:p>
          </table:table-cell>
          <table:table-cell office:value-type="date" office:date-value="2019-10-15T00:00:00" table:style-name="ce5">
            <text:p>15/10/2019</text:p>
          </table:table-cell>
          <table:table-cell office:value-type="date" office:date-value="2019-10-15T00:00:00" table:style-name="ce5">
            <text:p>15/10/2019</text:p>
          </table:table-cell>
          <table:table-cell office:value-type="float" office:value="669" table:style-name="ce4">
            <text:p>669</text:p>
          </table:table-cell>
          <table:table-cell office:value-type="float" office:value="0" table:style-name="ce4">
            <text:p>0</text:p>
          </table:table-cell>
          <table:table-cell office:value-type="float" office:value="0" table:style-name="ce4">
            <text:p>0</text:p>
          </table:table-cell>
          <table:table-cell office:value-type="date" office:date-value="2019-10-17T00:00:00" table:style-name="ce5">
            <text:p>17/10/2019</text:p>
          </table:table-cell>
          <table:table-cell office:value-type="string" table:style-name="ce10">
            <text:p><text:a xlink:href="https://drive.google.com/file/d/1NutoVwFCBKNKeiQFxay4n8DF1aUmPG2E/view?usp=sharing">https://drive.google.com/file/d/1NutoVwFCBKNKeiQFxay4n8DF1aUmPG2E/view?usp=sharing</text:a></text:p>
          </table:table-cell>
          <table:table-cell office:value-type="float" office:value="669" table:style-name="ce40">
            <text:p>66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18">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16T00:00:00" table:style-name="ce5">
            <text:p>16/10/2019</text:p>
          </table:table-cell>
          <table:table-cell office:value-type="date" office:date-value="2019-10-16T00:00:00" table:style-name="ce5">
            <text:p>16/10/2019</text:p>
          </table:table-cell>
          <table:table-cell office:value-type="float" office:value="670" table:style-name="ce4">
            <text:p>670</text:p>
          </table:table-cell>
          <table:table-cell office:value-type="float" office:value="0" table:style-name="ce4">
            <text:p>0</text:p>
          </table:table-cell>
          <table:table-cell office:value-type="float" office:value="0" table:style-name="ce4">
            <text:p>0</text:p>
          </table:table-cell>
          <table:table-cell office:value-type="date" office:date-value="2019-10-18T00:00:00" table:style-name="ce5">
            <text:p>18/10/2019</text:p>
          </table:table-cell>
          <table:table-cell office:value-type="string" table:style-name="ce10">
            <text:p><text:a xlink:href="https://drive.google.com/file/d/1JSRGdiY0qqYIFNBK7GDg3-FUVk8GDYgO/view?usp=sharing">https://drive.google.com/file/d/1JSRGdiY0qqYIFNBK7GDg3-FUVk8GDYgO/view?usp=sharing</text:a></text:p>
          </table:table-cell>
          <table:table-cell office:value-type="float" office:value="670" table:style-name="ce40">
            <text:p>67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21">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Entrega de documentos</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0-16T00:00:00" table:style-name="ce5">
            <text:p>16/10/2019</text:p>
          </table:table-cell>
          <table:table-cell office:value-type="date" office:date-value="2019-10-16T00:00:00" table:style-name="ce5">
            <text:p>16/10/2019</text:p>
          </table:table-cell>
          <table:table-cell office:value-type="float" office:value="671" table:style-name="ce4">
            <text:p>671</text:p>
          </table:table-cell>
          <table:table-cell office:value-type="float" office:value="0" table:style-name="ce4">
            <text:p>0</text:p>
          </table:table-cell>
          <table:table-cell office:value-type="float" office:value="0" table:style-name="ce4">
            <text:p>0</text:p>
          </table:table-cell>
          <table:table-cell office:value-type="date" office:date-value="2019-10-18T00:00:00" table:style-name="ce5">
            <text:p>18/10/2019</text:p>
          </table:table-cell>
          <table:table-cell office:value-type="string" table:style-name="ce10">
            <text:p><text:a xlink:href="https://drive.google.com/file/d/1gTqwkGqBCdargvFiJ1jfH11JEVt_dtyG/view?usp=sharing">https://drive.google.com/file/d/1gTqwkGqBCdargvFiJ1jfH11JEVt_dtyG/view?usp=sharing</text:a></text:p>
          </table:table-cell>
          <table:table-cell office:value-type="float" office:value="671" table:style-name="ce40">
            <text:p>67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21">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Atitalaquia</text:p>
          </table:table-cell>
          <table:table-cell office:value-type="string" table:style-name="ce4">
            <text:p>Hidalgo</text:p>
          </table:table-cell>
          <table:table-cell office:value-type="string" table:style-name="ce4">
            <text:p>Traslado de personal</text:p>
          </table:table-cell>
          <table:table-cell office:value-type="date" office:date-value="2019-10-17T00:00:00" table:style-name="ce5">
            <text:p>17/10/2019</text:p>
          </table:table-cell>
          <table:table-cell office:value-type="date" office:date-value="2019-10-17T00:00:00" table:style-name="ce5">
            <text:p>17/10/2019</text:p>
          </table:table-cell>
          <table:table-cell office:value-type="float" office:value="672" table:style-name="ce4">
            <text:p>672</text:p>
          </table:table-cell>
          <table:table-cell office:value-type="float" office:value="0" table:style-name="ce4">
            <text:p>0</text:p>
          </table:table-cell>
          <table:table-cell office:value-type="float" office:value="0" table:style-name="ce4">
            <text:p>0</text:p>
          </table:table-cell>
          <table:table-cell office:value-type="date" office:date-value="2019-10-21T00:00:00" table:style-name="ce5">
            <text:p>21/10/2019</text:p>
          </table:table-cell>
          <table:table-cell office:value-type="string" table:style-name="ce10">
            <text:p><text:a xlink:href="https://drive.google.com/file/d/1o-c7oj49L157V64kvo6EkFsx5KNVsz8h/view?usp=sharing">https://drive.google.com/file/d/1o-c7oj49L157V64kvo6EkFsx5KNVsz8h/view?usp=sharing</text:a></text:p>
          </table:table-cell>
          <table:table-cell office:value-type="float" office:value="672" table:style-name="ce40">
            <text:p>67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21">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Atitalaquia</text:p>
          </table:table-cell>
          <table:table-cell office:value-type="string" table:style-name="ce4">
            <text:p>Hidalgo</text:p>
          </table:table-cell>
          <table:table-cell office:value-type="string" table:style-name="ce4">
            <text:p>Traslado de personal</text:p>
          </table:table-cell>
          <table:table-cell office:value-type="date" office:date-value="2019-10-17T00:00:00" table:style-name="ce5">
            <text:p>17/10/2019</text:p>
          </table:table-cell>
          <table:table-cell office:value-type="date" office:date-value="2019-10-17T00:00:00" table:style-name="ce5">
            <text:p>17/10/2019</text:p>
          </table:table-cell>
          <table:table-cell office:value-type="float" office:value="673" table:style-name="ce4">
            <text:p>673</text:p>
          </table:table-cell>
          <table:table-cell office:value-type="float" office:value="0" table:style-name="ce4">
            <text:p>0</text:p>
          </table:table-cell>
          <table:table-cell office:value-type="float" office:value="0" table:style-name="ce4">
            <text:p>0</text:p>
          </table:table-cell>
          <table:table-cell office:value-type="date" office:date-value="2019-10-21T00:00:00" table:style-name="ce5">
            <text:p>21/10/2019</text:p>
          </table:table-cell>
          <table:table-cell office:value-type="string" table:style-name="ce10">
            <text:p><text:a xlink:href="https://drive.google.com/file/d/1WLkzIUiP4n74NyQ7OzC6madqivn4rtVE/view?usp=sharing">https://drive.google.com/file/d/1WLkzIUiP4n74NyQ7OzC6madqivn4rtVE/view?usp=sharing</text:a></text:p>
          </table:table-cell>
          <table:table-cell office:value-type="float" office:value="673" table:style-name="ce40">
            <text:p>67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Real del Monte</text:p>
          </table:table-cell>
          <table:table-cell office:value-type="string" table:style-name="ce4">
            <text:p>Hidalgo</text:p>
          </table:table-cell>
          <table:table-cell office:value-type="string" table:style-name="ce4">
            <text:p>Traslado de personal</text:p>
          </table:table-cell>
          <table:table-cell office:value-type="date" office:date-value="2019-10-18T00:00:00" table:style-name="ce5">
            <text:p>18/10/2019</text:p>
          </table:table-cell>
          <table:table-cell office:value-type="date" office:date-value="2019-10-18T00:00:00" table:style-name="ce5">
            <text:p>18/10/2019</text:p>
          </table:table-cell>
          <table:table-cell office:value-type="float" office:value="674" table:style-name="ce4">
            <text:p>674</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text:a xlink:href="https://drive.google.com/file/d/1zbW5ogLgV7kRoe7ZmLJX2D9GryRyT-yL/view?usp=sharing">https://drive.google.com/file/d/1zbW5ogLgV7kRoe7ZmLJX2D9GryRyT-yL/view?usp=sharing</text:a></text:p>
          </table:table-cell>
          <table:table-cell office:value-type="float" office:value="674" table:style-name="ce40">
            <text:p>67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22">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Huejutla</text:p>
          </table:table-cell>
          <table:table-cell office:value-type="string" table:style-name="ce4">
            <text:p>Hidalgo</text:p>
          </table:table-cell>
          <table:table-cell office:value-type="string" table:style-name="ce4">
            <text:p>Traslado de personal</text:p>
          </table:table-cell>
          <table:table-cell office:value-type="date" office:date-value="2019-10-21T00:00:00" table:style-name="ce5">
            <text:p>21/10/2019</text:p>
          </table:table-cell>
          <table:table-cell office:value-type="date" office:date-value="2019-10-21T00:00:00" table:style-name="ce5">
            <text:p>21/10/2019</text:p>
          </table:table-cell>
          <table:table-cell office:value-type="float" office:value="675" table:style-name="ce4">
            <text:p>675</text:p>
          </table:table-cell>
          <table:table-cell office:value-type="float" office:value="0" table:style-name="ce4">
            <text:p>0</text:p>
          </table:table-cell>
          <table:table-cell office:value-type="float" office:value="0" table:style-name="ce4">
            <text:p>0</text:p>
          </table:table-cell>
          <table:table-cell office:value-type="date" office:date-value="2019-10-23T00:00:00" table:style-name="ce5">
            <text:p>23/10/2019</text:p>
          </table:table-cell>
          <table:table-cell office:value-type="string" table:style-name="ce10">
            <text:p>https://drive.google.com/file/d/15qrh-kC-elJVt72G-6VvL_MDdeYZBbWG/view?usp=sharing</text:p>
          </table:table-cell>
          <table:table-cell office:value-type="float" office:value="675" table:style-name="ce40">
            <text:p>67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German</text:p>
          </table:table-cell>
          <table:table-cell office:value-type="string" table:style-name="ce4">
            <text:p>Medrano<text:s/></text:p>
          </table:table-cell>
          <table:table-cell office:value-type="string" table:style-name="ce4">
            <text:p>Martin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18T00:00:00" table:style-name="ce5">
            <text:p>18/10/2019</text:p>
          </table:table-cell>
          <table:table-cell office:value-type="date" office:date-value="2019-10-18T00:00:00" table:style-name="ce5">
            <text:p>18/10/2019</text:p>
          </table:table-cell>
          <table:table-cell office:value-type="float" office:value="676" table:style-name="ce4">
            <text:p>676</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https://drive.google.com/file/d/1_AGBdhrmiyemTP8zh2CdEV2Kgxj_bSg8/view?usp=sharing</text:p>
          </table:table-cell>
          <table:table-cell office:value-type="float" office:value="676" table:style-name="ce40">
            <text:p>67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German</text:p>
          </table:table-cell>
          <table:table-cell office:value-type="string" table:style-name="ce4">
            <text:p>Medrano<text:s/></text:p>
          </table:table-cell>
          <table:table-cell office:value-type="string" table:style-name="ce4">
            <text:p>Martin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0-18T00:00:00" table:style-name="ce5">
            <text:p>18/10/2019</text:p>
          </table:table-cell>
          <table:table-cell office:value-type="date" office:date-value="2019-10-18T00:00:00" table:style-name="ce5">
            <text:p>18/10/2019</text:p>
          </table:table-cell>
          <table:table-cell office:value-type="float" office:value="677" table:style-name="ce4">
            <text:p>677</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https://drive.google.com/file/d/1xwtoy0ZpSlV3YhsngvcPsf3w2owA-61J/view?usp=sharing</text:p>
          </table:table-cell>
          <table:table-cell office:value-type="float" office:value="677" table:style-name="ce40">
            <text:p>67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19T00:00:00" table:style-name="ce5">
            <text:p>19/10/2019</text:p>
          </table:table-cell>
          <table:table-cell office:value-type="date" office:date-value="2019-10-19T00:00:00" table:style-name="ce5">
            <text:p>19/10/2019</text:p>
          </table:table-cell>
          <table:table-cell office:value-type="float" office:value="678" table:style-name="ce4">
            <text:p>678</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text:a xlink:href="https://drive.google.com/file/d/1T9PHALkBG4GwLbccrud87q1u1HtToZYy/view?usp=sharing">https://drive.google.com/file/d/1T9PHALkBG4GwLbccrud87q1u1HtToZYy/view?usp=sharing</text:a></text:p>
          </table:table-cell>
          <table:table-cell office:value-type="float" office:value="678" table:style-name="ce40">
            <text:p>67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Tula</text:p>
          </table:table-cell>
          <table:table-cell office:value-type="string" table:style-name="ce4">
            <text:p>Hidalgo</text:p>
          </table:table-cell>
          <table:table-cell office:value-type="string" table:style-name="ce4">
            <text:p>Traslado de personal</text:p>
          </table:table-cell>
          <table:table-cell office:value-type="date" office:date-value="2019-10-19T00:00:00" table:style-name="ce5">
            <text:p>19/10/2019</text:p>
          </table:table-cell>
          <table:table-cell office:value-type="date" office:date-value="2019-10-19T00:00:00" table:style-name="ce5">
            <text:p>19/10/2019</text:p>
          </table:table-cell>
          <table:table-cell office:value-type="float" office:value="679" table:style-name="ce4">
            <text:p>679</text:p>
          </table:table-cell>
          <table:table-cell office:value-type="float" office:value="0" table:style-name="ce4">
            <text:p>0</text:p>
          </table:table-cell>
          <table:table-cell office:value-type="float" office:value="0" table:style-name="ce4">
            <text:p>0</text:p>
          </table:table-cell>
          <table:table-cell office:value-type="date" office:date-value="2019-10-22T00:00:00" table:style-name="ce5">
            <text:p>22/10/2019</text:p>
          </table:table-cell>
          <table:table-cell office:value-type="string" table:style-name="ce10">
            <text:p><text:a xlink:href="https://drive.google.com/file/d/1Odm33lhNh24gOT1NEYu-eEjjzOUXTYlU/view?usp=sharing">https://drive.google.com/file/d/1Odm33lhNh24gOT1NEYu-eEjjzOUXTYlU/view?usp=sharing</text:a></text:p>
          </table:table-cell>
          <table:table-cell office:value-type="float" office:value="679" table:style-name="ce40">
            <text:p>67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48" table:style-name="ce8"/>
          <table:table-cell table:number-columns-repeated="16200" table:style-name="ce9"/>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4">
            <text:p>Santiago Tulantepec</text:p>
          </table:table-cell>
          <table:table-cell office:value-type="string" table:style-name="ce4">
            <text:p>Hidalgo</text:p>
          </table:table-cell>
          <table:table-cell office:value-type="string" table:style-name="ce4">
            <text:p>Traslado de personal</text:p>
          </table:table-cell>
          <table:table-cell office:value-type="date" office:date-value="2019-10-23T00:00:00" table:style-name="ce5">
            <text:p>23/10/2019</text:p>
          </table:table-cell>
          <table:table-cell office:value-type="date" office:date-value="2019-10-23T00:00:00" table:style-name="ce5">
            <text:p>23/10/2019</text:p>
          </table:table-cell>
          <table:table-cell office:value-type="float" office:value="680" table:style-name="ce4">
            <text:p>680</text:p>
          </table:table-cell>
          <table:table-cell office:value-type="float" office:value="0" table:style-name="ce4">
            <text:p>0</text:p>
          </table:table-cell>
          <table:table-cell office:value-type="float" office:value="0" table:style-name="ce4">
            <text:p>0</text:p>
          </table:table-cell>
          <table:table-cell office:value-type="date" office:date-value="2019-10-25T00:00:00" table:style-name="ce5">
            <text:p>25/10/2019</text:p>
          </table:table-cell>
          <table:table-cell office:value-type="string" table:style-name="ce10">
            <text:p><text:a xlink:href="https://drive.google.com/file/d/1eSPvmQ6LYrVfsmz1RCJ4SxMMFcf48-EY/view?usp=sharing">https://drive.google.com/file/d/1eSPvmQ6LYrVfsmz1RCJ4SxMMFcf48-EY/view?usp=sharing</text:a></text:p>
          </table:table-cell>
          <table:table-cell office:value-type="float" office:value="680" table:style-name="ce40">
            <text:p>68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16348" table:style-name="ce8"/>
        </table:table-row>
        <table:table-row table:style-name="ro8">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18">
            <text:p>Servidor(a) público(a)</text:p>
          </table:table-cell>
          <table:table-cell office:value-type="float" office:value="9" table:style-name="ce18">
            <text:p>9</text:p>
          </table:table-cell>
          <table:table-cell office:value-type="string" table:style-name="ce18">
            <text:p>Jefe de departamento</text:p>
          </table:table-cell>
          <table:table-cell office:value-type="string" table:style-name="ce18">
            <text:p>Jefe de departamento</text:p>
          </table:table-cell>
          <table:table-cell office:value-type="string" table:style-name="ce18">
            <text:p>Direccion de Investigacion, Innovacion y Posgrado</text:p>
          </table:table-cell>
          <table:table-cell office:value-type="string" table:style-name="ce18">
            <text:p>Martha Patricia</text:p>
          </table:table-cell>
          <table:table-cell office:value-type="string" table:style-name="ce18">
            <text:p>Robles<text:s/></text:p>
          </table:table-cell>
          <table:table-cell office:value-type="string" table:style-name="ce18">
            <text:p>Hernández</text:p>
          </table:table-cell>
          <table:table-cell office:value-type="string" table:content-validation-name="val2" table:style-name="ce18">
            <text:p>Viáticos</text:p>
          </table:table-cell>
          <table:table-cell office:value-type="string" table:style-name="ce18">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18">
            <text:p>Torreon</text:p>
          </table:table-cell>
          <table:table-cell office:value-type="string" table:style-name="ce18">
            <text:p>Coahuila</text:p>
          </table:table-cell>
          <table:table-cell office:value-type="string" table:style-name="ce18">
            <text:p>Asistencia a reunión de trabajo</text:p>
          </table:table-cell>
          <table:table-cell office:value-type="date" office:date-value="2019-10-23T00:00:00" table:style-name="ce19">
            <text:p>23/10/2019</text:p>
          </table:table-cell>
          <table:table-cell office:value-type="date" office:date-value="2019-10-25T00:00:00" table:style-name="ce19">
            <text:p>25/10/2019</text:p>
          </table:table-cell>
          <table:table-cell office:value-type="float" office:value="681" table:style-name="ce18">
            <text:p>681</text:p>
          </table:table-cell>
          <table:table-cell office:value-type="float" office:value="0" table:style-name="ce18">
            <text:p>0</text:p>
          </table:table-cell>
          <table:table-cell office:value-type="float" office:value="0" table:style-name="ce18">
            <text:p>0</text:p>
          </table:table-cell>
          <table:table-cell office:value-type="date" office:date-value="2019-10-29T00:00:00" table:style-name="ce5">
            <text:p>29/10/2019</text:p>
          </table:table-cell>
          <table:table-cell office:value-type="string" table:style-name="ce20">
            <text:p><text:a xlink:href="https://drive.google.com/file/d/1dv6RFa5jvWQcTcDWdEjk1ap3r6ztq4ak/view?usp=sharing">https://drive.google.com/file/d/1dv6RFa5jvWQcTcDWdEjk1ap3r6ztq4ak/view?usp=sharing</text:a></text:p>
          </table:table-cell>
          <table:table-cell office:value-type="float" office:value="681" table:style-name="ce41">
            <text:p>68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16348" table:style-name="ce8"/>
        </table:table-row>
        <table:table-row table:style-name="ro23">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Otro</text:p>
          </table:table-cell>
          <table:table-cell office:value-type="string" table:style-name="ce4">
            <text:p>PIT B</text:p>
          </table:table-cell>
          <table:table-cell office:value-type="string" table:style-name="ce4">
            <text:p>Docente</text:p>
          </table:table-cell>
          <table:table-cell office:value-type="string" table:style-name="ce4">
            <text:p>Docente</text:p>
          </table:table-cell>
          <table:table-cell office:value-type="string" table:style-name="ce4">
            <text:p>Ingenieria Financiera</text:p>
          </table:table-cell>
          <table:table-cell office:value-type="string" table:style-name="ce4">
            <text:p>Marco Antonio</text:p>
          </table:table-cell>
          <table:table-cell office:value-type="string" table:style-name="ce4">
            <text:p>Vera</text:p>
          </table:table-cell>
          <table:table-cell office:value-type="string" table:style-name="ce4">
            <text:p>Jimenez</text:p>
          </table:table-cell>
          <table:table-cell office:value-type="string" table:content-validation-name="val2" table:style-name="ce18">
            <text:p>Viáticos</text:p>
          </table:table-cell>
          <table:table-cell office:value-type="string" table:style-name="ce18">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Ciudad de México</text:p>
          </table:table-cell>
          <table:table-cell office:value-type="string" table:style-name="ce22">
            <text:p>Ciudad de México</text:p>
          </table:table-cell>
          <table:table-cell office:value-type="string" table:style-name="ce22">
            <text:p>Asistencia a reunión de trabajo</text:p>
          </table:table-cell>
          <table:table-cell office:value-type="date" office:date-value="2019-11-05T00:00:00" table:style-name="ce19">
            <text:p>05/11/2019</text:p>
          </table:table-cell>
          <table:table-cell office:value-type="date" office:date-value="2019-11-05T00:00:00" table:style-name="ce19">
            <text:p>05/11/2019</text:p>
          </table:table-cell>
          <table:table-cell office:value-type="float" office:value="682" table:style-name="ce22">
            <text:p>682</text:p>
          </table:table-cell>
          <table:table-cell office:value-type="float" office:value="0" table:style-name="ce18">
            <text:p>0</text:p>
          </table:table-cell>
          <table:table-cell office:value-type="float" office:value="0" table:style-name="ce18">
            <text:p>0</text:p>
          </table:table-cell>
          <table:table-cell office:value-type="date" office:date-value="2019-11-07T00:00:00" table:style-name="ce5">
            <text:p>07/11/2019</text:p>
          </table:table-cell>
          <table:table-cell office:value-type="string" table:style-name="ce20">
            <text:p><text:a xlink:href="https://drive.google.com/file/d/1HXOG6gxQOI7fNXNraOMv9RuEssbDw0qA/view?usp=sharing">https://drive.google.com/file/d/1HXOG6gxQOI7fNXNraOMv9RuEssbDw0qA/view?usp=sharing</text:a></text:p>
          </table:table-cell>
          <table:table-cell office:value-type="float" office:value="682" table:style-name="ce39">
            <text:p>68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9" table:style-name="ce22">
            <text:p>9</text:p>
          </table:table-cell>
          <table:table-cell office:value-type="string" table:style-name="ce22">
            <text:p>Jefe de deprtamento<text:s/></text:p>
          </table:table-cell>
          <table:table-cell office:value-type="string" table:style-name="ce22">
            <text:p>Jefe de deprtamento<text:s/></text:p>
          </table:table-cell>
          <table:table-cell office:value-type="string" table:style-name="ce22">
            <text:p>Rectoría</text:p>
          </table:table-cell>
          <table:table-cell office:value-type="string" table:style-name="ce22">
            <text:p>Jose Raúl</text:p>
          </table:table-cell>
          <table:table-cell office:value-type="string" table:style-name="ce22">
            <text:p>Dossetti</text:p>
          </table:table-cell>
          <table:table-cell office:value-type="string" table:style-name="ce22">
            <text:p>Vargas</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3" table:style-name="ce22">
            <text:p>683</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i_cw4PbjRHOnHZwwSEQsE5ILhnrXXfB-/view?usp=sharing">https://drive.google.com/file/d/1i_cw4PbjRHOnHZwwSEQsE5ILhnrXXfB-/view?usp=sharing</text:a></text:p>
          </table:table-cell>
          <table:table-cell office:value-type="float" office:value="683" table:style-name="ce39">
            <text:p>68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9" table:style-name="ce22">
            <text:p>9</text:p>
          </table:table-cell>
          <table:table-cell office:value-type="string" table:style-name="ce22">
            <text:p>Jefe de deprtamento<text:s/></text:p>
          </table:table-cell>
          <table:table-cell office:value-type="string" table:style-name="ce22">
            <text:p>Jefe de deprtamento<text:s/></text:p>
          </table:table-cell>
          <table:table-cell office:value-type="string" table:style-name="ce22">
            <text:p>Rectoría</text:p>
          </table:table-cell>
          <table:table-cell office:value-type="string" table:style-name="ce22">
            <text:p>Jose Raúl</text:p>
          </table:table-cell>
          <table:table-cell office:value-type="string" table:style-name="ce22">
            <text:p>Dossetti</text:p>
          </table:table-cell>
          <table:table-cell office:value-type="string" table:style-name="ce22">
            <text:p>Vargas</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4" table:style-name="ce22">
            <text:p>684</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Zf0RFsUIWd6XGNdNAZjv1Ez1ND8uDOvZ/view?usp=sharing">https://drive.google.com/file/d/1Zf0RFsUIWd6XGNdNAZjv1Ez1ND8uDOvZ/view?usp=sharing</text:a></text:p>
          </table:table-cell>
          <table:table-cell office:value-type="float" office:value="684" table:style-name="ce39">
            <text:p>68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10" table:style-name="ce22">
            <text:p>10</text:p>
          </table:table-cell>
          <table:table-cell office:value-type="string" table:style-name="ce22">
            <text:p>Coordinadora de Gestión y Calidad educativa</text:p>
          </table:table-cell>
          <table:table-cell office:value-type="string" table:style-name="ce22">
            <text:p>Coordinadora de Gestión y Calidad educativa</text:p>
          </table:table-cell>
          <table:table-cell office:value-type="string" table:style-name="ce22">
            <text:p>Secretaría Académica</text:p>
          </table:table-cell>
          <table:table-cell office:value-type="string" table:style-name="ce22">
            <text:p>María Guadalupe<text:s/></text:p>
          </table:table-cell>
          <table:table-cell office:value-type="string" table:style-name="ce22">
            <text:p>Flores</text:p>
          </table:table-cell>
          <table:table-cell office:value-type="string" table:style-name="ce22">
            <text:p>Pérez</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5" table:style-name="ce22">
            <text:p>685</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N3UG_Nh8EDO6YyxaU_Bz1S_rjo7XWM3V/view?usp=sharing">https://drive.google.com/file/d/1N3UG_Nh8EDO6YyxaU_Bz1S_rjo7XWM3V/view?usp=sharing</text:a></text:p>
          </table:table-cell>
          <table:table-cell office:value-type="float" office:value="685" table:style-name="ce39">
            <text:p>68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10" table:style-name="ce22">
            <text:p>10</text:p>
          </table:table-cell>
          <table:table-cell office:value-type="string" table:style-name="ce22">
            <text:p>Coordinadora de Gestión y Calidad educativa</text:p>
          </table:table-cell>
          <table:table-cell office:value-type="string" table:style-name="ce22">
            <text:p>Coordinadora de Gestión y Calidad educativa</text:p>
          </table:table-cell>
          <table:table-cell office:value-type="string" table:style-name="ce22">
            <text:p>Secretaría Académica</text:p>
          </table:table-cell>
          <table:table-cell office:value-type="string" table:style-name="ce22">
            <text:p>María Guadalupe<text:s/></text:p>
          </table:table-cell>
          <table:table-cell office:value-type="string" table:style-name="ce22">
            <text:p>Flores</text:p>
          </table:table-cell>
          <table:table-cell office:value-type="string" table:style-name="ce22">
            <text:p>Pérez</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6" table:style-name="ce22">
            <text:p>686</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X2cngJ7jdYFL3U5x_Fu3QXFBqZFlVYKJ/view?usp=sharing">https://drive.google.com/file/d/1X2cngJ7jdYFL3U5x_Fu3QXFBqZFlVYKJ/view?usp=sharing</text:a></text:p>
          </table:table-cell>
          <table:table-cell office:value-type="float" office:value="686" table:style-name="ce39">
            <text:p>68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9" table:style-name="ce22">
            <text:p>9</text:p>
          </table:table-cell>
          <table:table-cell office:value-type="string" table:style-name="ce22">
            <text:p>Jefe de deprtamento<text:s/></text:p>
          </table:table-cell>
          <table:table-cell office:value-type="string" table:style-name="ce22">
            <text:p>Jefe de deprtamento<text:s/></text:p>
          </table:table-cell>
          <table:table-cell office:value-type="string" table:style-name="ce22">
            <text:p>Educación a Distancia</text:p>
          </table:table-cell>
          <table:table-cell office:value-type="string" table:style-name="ce22">
            <text:p>Carlos Ernesto</text:p>
          </table:table-cell>
          <table:table-cell office:value-type="string" table:style-name="ce22">
            <text:p>Cadena</text:p>
          </table:table-cell>
          <table:table-cell office:value-type="string" table:style-name="ce22">
            <text:p>Vizcaya</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7" table:style-name="ce22">
            <text:p>687</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pCEVybWpgvp0D91I31H6F--PbGLqdcCT/view?usp=sharing">https://drive.google.com/file/d/1pCEVybWpgvp0D91I31H6F--PbGLqdcCT/view?usp=sharing</text:a></text:p>
          </table:table-cell>
          <table:table-cell office:value-type="float" office:value="687" table:style-name="ce39">
            <text:p>68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2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22">
            <text:p>Servidor(a) público(a)</text:p>
          </table:table-cell>
          <table:table-cell office:value-type="float" office:value="9" table:style-name="ce22">
            <text:p>9</text:p>
          </table:table-cell>
          <table:table-cell office:value-type="string" table:style-name="ce22">
            <text:p>Jefe de deprtamento<text:s/></text:p>
          </table:table-cell>
          <table:table-cell office:value-type="string" table:style-name="ce22">
            <text:p>Jefe de deprtamento<text:s/></text:p>
          </table:table-cell>
          <table:table-cell office:value-type="string" table:style-name="ce22">
            <text:p>Educación a Distancia</text:p>
          </table:table-cell>
          <table:table-cell office:value-type="string" table:style-name="ce22">
            <text:p>Carlos Ernesto</text:p>
          </table:table-cell>
          <table:table-cell office:value-type="string" table:style-name="ce22">
            <text:p>Cadena</text:p>
          </table:table-cell>
          <table:table-cell office:value-type="string" table:style-name="ce22">
            <text:p>Vizcaya</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Huejutla</text:p>
          </table:table-cell>
          <table:table-cell office:value-type="string" table:style-name="ce22">
            <text:p>Hidalgo</text:p>
          </table:table-cell>
          <table:table-cell office:value-type="string" table:style-name="ce22">
            <text:p>Asistencia a reunión de trabajo</text:p>
          </table:table-cell>
          <table:table-cell office:value-type="date" office:date-value="2019-11-01T00:00:00" table:style-name="ce19">
            <text:p>01/11/2019</text:p>
          </table:table-cell>
          <table:table-cell office:value-type="date" office:date-value="2019-11-03T00:00:00" table:style-name="ce19">
            <text:p>03/11/2019</text:p>
          </table:table-cell>
          <table:table-cell office:value-type="float" office:value="688" table:style-name="ce22">
            <text:p>688</text:p>
          </table:table-cell>
          <table:table-cell office:value-type="float" office:value="0" table:style-name="ce18">
            <text:p>0</text:p>
          </table:table-cell>
          <table:table-cell office:value-type="float" office:value="0" table:style-name="ce18">
            <text:p>0</text:p>
          </table:table-cell>
          <table:table-cell office:value-type="date" office:date-value="2019-11-05T00:00:00" table:style-name="ce5">
            <text:p>05/11/2019</text:p>
          </table:table-cell>
          <table:table-cell office:value-type="string" table:style-name="ce20">
            <text:p><text:a xlink:href="https://drive.google.com/file/d/1rjzCPXud-fhGRG3N3QVCztuRGvcefoPA/view?usp=sharing">https://drive.google.com/file/d/1rjzCPXud-fhGRG3N3QVCztuRGvcefoPA/view?usp=sharing</text:a></text:p>
          </table:table-cell>
          <table:table-cell office:value-type="float" office:value="688" table:style-name="ce39">
            <text:p>68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table:style-name="ce21"/>
          <table:table-cell table:number-columns-repeated="266" table:style-name="ce1"/>
          <table:table-cell table:number-columns-repeated="16082" table:style-name="ce23"/>
        </table:table-row>
        <table:table-row table:style-name="ro8">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Otro</text:p>
          </table:table-cell>
          <table:table-cell office:value-type="string" table:style-name="ce4">
            <text:p>PIT B</text:p>
          </table:table-cell>
          <table:table-cell office:value-type="string" table:style-name="ce4">
            <text:p>Docente</text:p>
          </table:table-cell>
          <table:table-cell office:value-type="string" table:style-name="ce4">
            <text:p>Docente</text:p>
          </table:table-cell>
          <table:table-cell office:value-type="string" table:style-name="ce4">
            <text:p>Ingenieria Financiera</text:p>
          </table:table-cell>
          <table:table-cell office:value-type="string" table:style-name="ce4">
            <text:p>Marco Antonio</text:p>
          </table:table-cell>
          <table:table-cell office:value-type="string" table:style-name="ce4">
            <text:p>Vera</text:p>
          </table:table-cell>
          <table:table-cell office:value-type="string" table:style-name="ce4">
            <text:p>Jimenez</text:p>
          </table:table-cell>
          <table:table-cell office:value-type="string" table:content-validation-name="val2" table:style-name="ce18">
            <text:p>Viáticos</text:p>
          </table:table-cell>
          <table:table-cell office:value-type="string" table:style-name="ce22">
            <text:p>Asistencia a reunion de trabajo</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Asistencia a reunión de trabajo</text:p>
          </table:table-cell>
          <table:table-cell office:value-type="date" office:date-value="2019-11-07T00:00:00" table:style-name="ce19">
            <text:p>07/11/2019</text:p>
          </table:table-cell>
          <table:table-cell office:value-type="date" office:date-value="2019-11-07T00:00:00" table:style-name="ce19">
            <text:p>07/11/2019</text:p>
          </table:table-cell>
          <table:table-cell office:value-type="float" office:value="689" table:style-name="ce22">
            <text:p>689</text:p>
          </table:table-cell>
          <table:table-cell office:value-type="float" office:value="0" table:style-name="ce18">
            <text:p>0</text:p>
          </table:table-cell>
          <table:table-cell office:value-type="float" office:value="0" table:style-name="ce18">
            <text:p>0</text:p>
          </table:table-cell>
          <table:table-cell office:value-type="date" office:date-value="2019-11-11T00:00:00" table:style-name="ce5">
            <text:p>11/11/2019</text:p>
          </table:table-cell>
          <table:table-cell office:value-type="string" table:style-name="ce20">
            <text:p><text:a xlink:href="https://drive.google.com/file/d/1hU_8TC8tb73EEnT2R1LwDnELRlsCyhsH/view?usp=sharing">https://drive.google.com/file/d/1hU_8TC8tb73EEnT2R1LwDnELRlsCyhsH/view?usp=sharing</text:a></text:p>
          </table:table-cell>
          <table:table-cell office:value-type="float" office:value="689" table:style-name="ce39">
            <text:p>68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21">
            <text:p>En apego a la <text:s/>LA LEY DE FISCALIZACIÓN SUPERIOR Y RENDICIÓN DE CUENTAS DEL ESTADO DE HIDALGO. en su articulo NOVENO inciso b, 2° párrafo, donde se indica que el informe trimestral de la Cuenta Pública que se denomina Informe de Gestión Financiera, se presentara dentro de los siete días hábiles posteriores al cierre del trimestre respectivo, esto derivado de las conciliaciones y estados de cuenta bancarios que son necesarios para la elaboración de los Estados Financieros, por lo que hasta la fecha no se han cerrado los estados financieros del mes de junio.</text:p>
          </table:table-cell>
          <table:table-cell table:number-columns-repeated="266" table:style-name="ce1"/>
          <table:table-cell table:number-columns-repeated="16082" table:style-name="ce23"/>
        </table:table-row>
        <table:table-row table:style-name="ro25">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22">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Cruz Azul</text:p>
          </table:table-cell>
          <table:table-cell office:value-type="string" table:style-name="ce22">
            <text:p>Hidalgo</text:p>
          </table:table-cell>
          <table:table-cell office:value-type="string" table:style-name="ce22">
            <text:p>Traslado de personal</text:p>
          </table:table-cell>
          <table:table-cell office:value-type="date" office:date-value="2019-11-06T00:00:00" table:style-name="ce19">
            <text:p>06/11/2019</text:p>
          </table:table-cell>
          <table:table-cell office:value-type="date" office:date-value="2019-11-06T00:00:00" table:style-name="ce19">
            <text:p>06/11/2019</text:p>
          </table:table-cell>
          <table:table-cell office:value-type="float" office:value="690" table:style-name="ce22">
            <text:p>690</text:p>
          </table:table-cell>
          <table:table-cell office:value-type="float" office:value="0" table:style-name="ce18">
            <text:p>0</text:p>
          </table:table-cell>
          <table:table-cell office:value-type="float" office:value="0" table:style-name="ce18">
            <text:p>0</text:p>
          </table:table-cell>
          <table:table-cell office:value-type="date" office:date-value="2019-11-08T00:00:00" table:style-name="ce5">
            <text:p>08/11/2019</text:p>
          </table:table-cell>
          <table:table-cell office:value-type="string" table:style-name="ce20">
            <text:p><text:a xlink:href="https://drive.google.com/file/d/1HXja2jD7iHqjuLqiJvX0jjOm6TbSVwRm/view?usp=sharing">https://drive.google.com/file/d/1HXja2jD7iHqjuLqiJvX0jjOm6TbSVwRm/view?usp=sharing</text:a></text:p>
          </table:table-cell>
          <table:table-cell office:value-type="float" office:value="690" table:style-name="ce39">
            <text:p>69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22">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6T00:00:00" table:style-name="ce19">
            <text:p>06/11/2019</text:p>
          </table:table-cell>
          <table:table-cell office:value-type="date" office:date-value="2019-11-06T00:00:00" table:style-name="ce19">
            <text:p>06/11/2019</text:p>
          </table:table-cell>
          <table:table-cell office:value-type="float" office:value="691" table:style-name="ce22">
            <text:p>691</text:p>
          </table:table-cell>
          <table:table-cell office:value-type="float" office:value="0" table:style-name="ce18">
            <text:p>0</text:p>
          </table:table-cell>
          <table:table-cell office:value-type="float" office:value="0" table:style-name="ce18">
            <text:p>0</text:p>
          </table:table-cell>
          <table:table-cell office:value-type="date" office:date-value="2019-11-08T00:00:00" table:style-name="ce5">
            <text:p>08/11/2019</text:p>
          </table:table-cell>
          <table:table-cell office:value-type="string" table:style-name="ce20">
            <text:p><text:a xlink:href="https://drive.google.com/file/d/1IktVCw8YVN6XQ1MlVhU3NPCtovz7lNOV/view?usp=sharing">https://drive.google.com/file/d/1IktVCw8YVN6XQ1MlVhU3NPCtovz7lNOV/view?usp=sharing</text:a></text:p>
          </table:table-cell>
          <table:table-cell office:value-type="float" office:value="691" table:style-name="ce39">
            <text:p>69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6T00:00:00" table:style-name="ce19">
            <text:p>06/11/2019</text:p>
          </table:table-cell>
          <table:table-cell office:value-type="date" office:date-value="2019-11-06T00:00:00" table:style-name="ce19">
            <text:p>06/11/2019</text:p>
          </table:table-cell>
          <table:table-cell office:value-type="float" office:value="692" table:style-name="ce4">
            <text:p>692</text:p>
          </table:table-cell>
          <table:table-cell office:value-type="float" office:value="0" table:style-name="ce18">
            <text:p>0</text:p>
          </table:table-cell>
          <table:table-cell office:value-type="float" office:value="0" table:style-name="ce18">
            <text:p>0</text:p>
          </table:table-cell>
          <table:table-cell office:value-type="date" office:date-value="2019-11-08T00:00:00" table:style-name="ce5">
            <text:p>08/11/2019</text:p>
          </table:table-cell>
          <table:table-cell office:value-type="string" table:style-name="ce20">
            <text:p><text:a xlink:href="https://drive.google.com/file/d/1AVs-MBiBTKLBgmdSkHRVYXwOVh0z_OI0/view?usp=sharing">https://drive.google.com/file/d/1AVs-MBiBTKLBgmdSkHRVYXwOVh0z_OI0/view?usp=sharing</text:a></text:p>
          </table:table-cell>
          <table:table-cell office:value-type="float" office:value="692" table:style-name="ce40">
            <text:p>69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San Luis Potosi</text:p>
          </table:table-cell>
          <table:table-cell office:value-type="string" table:style-name="ce4">
            <text:p>San Luis Potosi</text:p>
          </table:table-cell>
          <table:table-cell office:value-type="string" table:style-name="ce22">
            <text:p>Traslado de personal</text:p>
          </table:table-cell>
          <table:table-cell office:value-type="date" office:date-value="2019-11-06T00:00:00" table:style-name="ce19">
            <text:p>06/11/2019</text:p>
          </table:table-cell>
          <table:table-cell office:value-type="date" office:date-value="2019-11-06T00:00:00" table:style-name="ce19">
            <text:p>06/11/2019</text:p>
          </table:table-cell>
          <table:table-cell office:value-type="float" office:value="693" table:style-name="ce4">
            <text:p>693</text:p>
          </table:table-cell>
          <table:table-cell office:value-type="float" office:value="0" table:style-name="ce18">
            <text:p>0</text:p>
          </table:table-cell>
          <table:table-cell office:value-type="float" office:value="0" table:style-name="ce18">
            <text:p>0</text:p>
          </table:table-cell>
          <table:table-cell office:value-type="date" office:date-value="2019-11-08T00:00:00" table:style-name="ce5">
            <text:p>08/11/2019</text:p>
          </table:table-cell>
          <table:table-cell office:value-type="string" table:style-name="ce20">
            <text:p><text:a xlink:href="https://drive.google.com/file/d/1YCc76HAZ5gW4did2tl5OfPTp73csNtBb/view?usp=sharing">https://drive.google.com/file/d/1YCc76HAZ5gW4did2tl5OfPTp73csNtBb/view?usp=sharing</text:a></text:p>
          </table:table-cell>
          <table:table-cell office:value-type="float" office:value="693" table:style-name="ce40">
            <text:p>69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San Luis Potosi</text:p>
          </table:table-cell>
          <table:table-cell office:value-type="string" table:style-name="ce4">
            <text:p>San Luis Potosi</text:p>
          </table:table-cell>
          <table:table-cell office:value-type="string" table:style-name="ce22">
            <text:p>Traslado de personal</text:p>
          </table:table-cell>
          <table:table-cell office:value-type="date" office:date-value="2019-11-06T00:00:00" table:style-name="ce19">
            <text:p>06/11/2019</text:p>
          </table:table-cell>
          <table:table-cell office:value-type="date" office:date-value="2019-11-06T00:00:00" table:style-name="ce19">
            <text:p>06/11/2019</text:p>
          </table:table-cell>
          <table:table-cell office:value-type="float" office:value="694" table:style-name="ce4">
            <text:p>694</text:p>
          </table:table-cell>
          <table:table-cell office:value-type="float" office:value="0" table:style-name="ce18">
            <text:p>0</text:p>
          </table:table-cell>
          <table:table-cell office:value-type="float" office:value="0" table:style-name="ce18">
            <text:p>0</text:p>
          </table:table-cell>
          <table:table-cell office:value-type="date" office:date-value="2019-11-08T00:00:00" table:style-name="ce5">
            <text:p>08/11/2019</text:p>
          </table:table-cell>
          <table:table-cell office:value-type="string" table:style-name="ce20">
            <text:p><text:a xlink:href="https://drive.google.com/file/d/1R-PXdQ8i5mz6diztx9lD4d_mkqLUDmYV/view?usp=sharing">https://drive.google.com/file/d/1R-PXdQ8i5mz6diztx9lD4d_mkqLUDmYV/view?usp=sharing</text:a></text:p>
          </table:table-cell>
          <table:table-cell office:value-type="float" office:value="694" table:style-name="ce40">
            <text:p>69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7T00:00:00" table:style-name="ce19">
            <text:p>07/11/2019</text:p>
          </table:table-cell>
          <table:table-cell office:value-type="date" office:date-value="2019-11-07T00:00:00" table:style-name="ce19">
            <text:p>07/11/2019</text:p>
          </table:table-cell>
          <table:table-cell office:value-type="float" office:value="695" table:style-name="ce4">
            <text:p>695</text:p>
          </table:table-cell>
          <table:table-cell office:value-type="float" office:value="0" table:style-name="ce18">
            <text:p>0</text:p>
          </table:table-cell>
          <table:table-cell office:value-type="float" office:value="0" table:style-name="ce18">
            <text:p>0</text:p>
          </table:table-cell>
          <table:table-cell office:value-type="date" office:date-value="2019-11-11T00:00:00" table:style-name="ce5">
            <text:p>11/11/2019</text:p>
          </table:table-cell>
          <table:table-cell office:value-type="string" table:style-name="ce20">
            <text:p><text:a xlink:href="https://drive.google.com/file/d/1gbmlKTxeFpwD4-aoiVd5qKIEJexeFMTI/view?usp=sharing">https://drive.google.com/file/d/1gbmlKTxeFpwD4-aoiVd5qKIEJexeFMTI/view?usp=sharing</text:a></text:p>
          </table:table-cell>
          <table:table-cell office:value-type="float" office:value="695" table:style-name="ce40">
            <text:p>69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7T00:00:00" table:style-name="ce19">
            <text:p>07/11/2019</text:p>
          </table:table-cell>
          <table:table-cell office:value-type="date" office:date-value="2019-11-07T00:00:00" table:style-name="ce19">
            <text:p>07/11/2019</text:p>
          </table:table-cell>
          <table:table-cell office:value-type="float" office:value="696" table:style-name="ce18">
            <text:p>696</text:p>
          </table:table-cell>
          <table:table-cell office:value-type="float" office:value="0" table:style-name="ce18">
            <text:p>0</text:p>
          </table:table-cell>
          <table:table-cell office:value-type="float" office:value="0" table:style-name="ce18">
            <text:p>0</text:p>
          </table:table-cell>
          <table:table-cell office:value-type="date" office:date-value="2019-11-11T00:00:00" table:style-name="ce5">
            <text:p>11/11/2019</text:p>
          </table:table-cell>
          <table:table-cell office:value-type="string" table:style-name="ce20">
            <text:p><text:a xlink:href="https://drive.google.com/file/d/1gCTF4rpGgn64Q2-xB7Qy_3cwf_AXUl61/view?usp=sharing">https://drive.google.com/file/d/1gCTF4rpGgn64Q2-xB7Qy_3cwf_AXUl61/view?usp=sharing</text:a></text:p>
          </table:table-cell>
          <table:table-cell office:value-type="float" office:value="696" table:style-name="ce41">
            <text:p>69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4"/>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7T00:00:00" table:style-name="ce19">
            <text:p>07/11/2019</text:p>
          </table:table-cell>
          <table:table-cell office:value-type="date" office:date-value="2019-11-07T00:00:00" table:style-name="ce19">
            <text:p>07/11/2019</text:p>
          </table:table-cell>
          <table:table-cell office:value-type="float" office:value="697" table:style-name="ce18">
            <text:p>697</text:p>
          </table:table-cell>
          <table:table-cell office:value-type="float" office:value="0" table:style-name="ce18">
            <text:p>0</text:p>
          </table:table-cell>
          <table:table-cell office:value-type="float" office:value="0" table:style-name="ce18">
            <text:p>0</text:p>
          </table:table-cell>
          <table:table-cell office:value-type="date" office:date-value="2019-11-11T00:00:00" table:style-name="ce5">
            <text:p>11/11/2019</text:p>
          </table:table-cell>
          <table:table-cell office:value-type="string" table:style-name="ce20">
            <text:p><text:a xlink:href="https://drive.google.com/file/d/1ujAID0m3M1xHmOqhem5yLDKJXM8luSbb/view?usp=sharing">https://drive.google.com/file/d/1ujAID0m3M1xHmOqhem5yLDKJXM8luSbb/view?usp=sharing</text:a></text:p>
          </table:table-cell>
          <table:table-cell office:value-type="float" office:value="697" table:style-name="ce41">
            <text:p>69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4"/>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7T00:00:00" table:style-name="ce19">
            <text:p>07/11/2019</text:p>
          </table:table-cell>
          <table:table-cell office:value-type="date" office:date-value="2019-11-07T00:00:00" table:style-name="ce19">
            <text:p>07/11/2019</text:p>
          </table:table-cell>
          <table:table-cell office:value-type="float" office:value="698" table:style-name="ce18">
            <text:p>698</text:p>
          </table:table-cell>
          <table:table-cell office:value-type="float" office:value="0" table:style-name="ce18">
            <text:p>0</text:p>
          </table:table-cell>
          <table:table-cell office:value-type="float" office:value="0" table:style-name="ce18">
            <text:p>0</text:p>
          </table:table-cell>
          <table:table-cell office:value-type="date" office:date-value="2019-11-11T00:00:00" table:style-name="ce5">
            <text:p>11/11/2019</text:p>
          </table:table-cell>
          <table:table-cell office:value-type="string" table:style-name="ce20">
            <text:p><text:a xlink:href="https://drive.google.com/file/d/1NDnFIAf2fy5BX2j5DAqXMJ1xUvCDusGQ/view?usp=sharing">https://drive.google.com/file/d/1NDnFIAf2fy5BX2j5DAqXMJ1xUvCDusGQ/view?usp=sharing</text:a></text:p>
          </table:table-cell>
          <table:table-cell office:value-type="float" office:value="698" table:style-name="ce41">
            <text:p>69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4"/>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22">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Entrega de documentos</text:p>
          </table:table-cell>
          <table:table-cell office:value-type="date" office:date-value="2019-11-08T00:00:00" table:style-name="ce19">
            <text:p>08/11/2019</text:p>
          </table:table-cell>
          <table:table-cell office:value-type="date" office:date-value="2019-11-08T00:00:00" table:style-name="ce19">
            <text:p>08/11/2019</text:p>
          </table:table-cell>
          <table:table-cell office:value-type="float" office:value="699" table:style-name="ce22">
            <text:p>699</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z7st6Akvvn7LwGxuh6vgpmx5_naTUj5Z/view?usp=sharing">https://drive.google.com/file/d/1z7st6Akvvn7LwGxuh6vgpmx5_naTUj5Z/view?usp=sharing</text:a></text:p>
          </table:table-cell>
          <table:table-cell office:value-type="float" office:value="699" table:style-name="ce39">
            <text:p>69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22">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1-08T00:00:00" table:style-name="ce19">
            <text:p>08/11/2019</text:p>
          </table:table-cell>
          <table:table-cell office:value-type="date" office:date-value="2019-11-08T00:00:00" table:style-name="ce19">
            <text:p>08/11/2019</text:p>
          </table:table-cell>
          <table:table-cell office:value-type="float" office:value="700" table:style-name="ce22">
            <text:p>700</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E63eGoaObyMc1WeG1pZIzev2-DMWuLPa/view?usp=sharing">https://drive.google.com/file/d/1E63eGoaObyMc1WeG1pZIzev2-DMWuLPa/view?usp=sharing</text:a></text:p>
          </table:table-cell>
          <table:table-cell office:value-type="float" office:value="700" table:style-name="ce39">
            <text:p>70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22">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Actopan</text:p>
          </table:table-cell>
          <table:table-cell office:value-type="string" table:style-name="ce22">
            <text:p>Hidalgo</text:p>
          </table:table-cell>
          <table:table-cell office:value-type="string" table:style-name="ce22">
            <text:p>Traslado de personal</text:p>
          </table:table-cell>
          <table:table-cell office:value-type="date" office:date-value="2019-11-08T00:00:00" table:style-name="ce19">
            <text:p>08/11/2019</text:p>
          </table:table-cell>
          <table:table-cell office:value-type="date" office:date-value="2019-11-08T00:00:00" table:style-name="ce19">
            <text:p>08/11/2019</text:p>
          </table:table-cell>
          <table:table-cell office:value-type="float" office:value="701" table:style-name="ce22">
            <text:p>701</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cAYP2QveqY6mShJlnARBqVG8zV0yVBYi/view?usp=sharing">https://drive.google.com/file/d/1cAYP2QveqY6mShJlnARBqVG8zV0yVBYi/view?usp=sharing</text:a></text:p>
          </table:table-cell>
          <table:table-cell office:value-type="float" office:value="701" table:style-name="ce39">
            <text:p>70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text:p>
          </table:table-cell>
          <table:table-cell office:value-type="string" table:style-name="ce22">
            <text:p>Hidalgo</text:p>
          </table:table-cell>
          <table:table-cell office:value-type="string" table:style-name="ce22">
            <text:p>Traslado de personal</text:p>
          </table:table-cell>
          <table:table-cell office:value-type="date" office:date-value="2019-11-09T00:00:00" table:style-name="ce19">
            <text:p>09/11/2019</text:p>
          </table:table-cell>
          <table:table-cell office:value-type="date" office:date-value="2019-11-09T00:00:00" table:style-name="ce19">
            <text:p>09/11/2019</text:p>
          </table:table-cell>
          <table:table-cell office:value-type="float" office:value="702" table:style-name="ce22">
            <text:p>702</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AQn28IECJaXCjxWjrhd1idcSb6j42Hvr/view?usp=sharing">https://drive.google.com/file/d/1AQn28IECJaXCjxWjrhd1idcSb6j42Hvr/view?usp=sharing</text:a></text:p>
          </table:table-cell>
          <table:table-cell office:value-type="float" office:value="702" table:style-name="ce39">
            <text:p>70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22">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text:p>
          </table:table-cell>
          <table:table-cell office:value-type="string" table:style-name="ce22">
            <text:p>Hidalgo</text:p>
          </table:table-cell>
          <table:table-cell office:value-type="string" table:style-name="ce22">
            <text:p>Traslado de personal</text:p>
          </table:table-cell>
          <table:table-cell office:value-type="date" office:date-value="2019-11-09T00:00:00" table:style-name="ce19">
            <text:p>09/11/2019</text:p>
          </table:table-cell>
          <table:table-cell office:value-type="date" office:date-value="2019-11-09T00:00:00" table:style-name="ce19">
            <text:p>09/11/2019</text:p>
          </table:table-cell>
          <table:table-cell office:value-type="float" office:value="703" table:style-name="ce22">
            <text:p>703</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aPBWyJWZRG0MmgGy5fqsEeqGxH-lIp4d/view?usp=sharing">https://drive.google.com/file/d/1aPBWyJWZRG0MmgGy5fqsEeqGxH-lIp4d/view?usp=sharing</text:a></text:p>
          </table:table-cell>
          <table:table-cell office:value-type="float" office:value="703" table:style-name="ce39">
            <text:p>70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9T00:00:00" table:style-name="ce19">
            <text:p>09/11/2019</text:p>
          </table:table-cell>
          <table:table-cell office:value-type="date" office:date-value="2019-11-09T00:00:00" table:style-name="ce19">
            <text:p>09/11/2019</text:p>
          </table:table-cell>
          <table:table-cell office:value-type="float" office:value="704" table:style-name="ce4">
            <text:p>704</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DFQJNUGKHSw2EmI7wvrKHraoB18QixW8/view?usp=sharing">https://drive.google.com/file/d/1DFQJNUGKHSw2EmI7wvrKHraoB18QixW8/view?usp=sharing</text:a></text:p>
          </table:table-cell>
          <table:table-cell office:value-type="float" office:value="704" table:style-name="ce40">
            <text:p>70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1-12T00:00:00" table:style-name="ce19">
            <text:p>12/11/2019</text:p>
          </table:table-cell>
          <table:table-cell office:value-type="date" office:date-value="2019-11-12T00:00:00" table:style-name="ce19">
            <text:p>12/11/2019</text:p>
          </table:table-cell>
          <table:table-cell office:value-type="float" office:value="705" table:style-name="ce4">
            <text:p>705</text:p>
          </table:table-cell>
          <table:table-cell office:value-type="float" office:value="0" table:style-name="ce18">
            <text:p>0</text:p>
          </table:table-cell>
          <table:table-cell office:value-type="float" office:value="0" table:style-name="ce18">
            <text:p>0</text:p>
          </table:table-cell>
          <table:table-cell office:value-type="date" office:date-value="2019-11-14T00:00:00" table:style-name="ce5">
            <text:p>14/11/2019</text:p>
          </table:table-cell>
          <table:table-cell office:value-type="string" table:style-name="ce20">
            <text:p><text:a xlink:href="https://drive.google.com/file/d/1Ld87Hnzt4OMrbWdUbROqic2QJkwvIMEs/view?usp=sharing">https://drive.google.com/file/d/1Ld87Hnzt4OMrbWdUbROqic2QJkwvIMEs/view?usp=sharing</text:a></text:p>
          </table:table-cell>
          <table:table-cell office:value-type="float" office:value="705" table:style-name="ce40">
            <text:p>70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Traslado de personal</text:p>
          </table:table-cell>
          <table:table-cell office:value-type="date" office:date-value="2019-11-12T00:00:00" table:style-name="ce19">
            <text:p>12/11/2019</text:p>
          </table:table-cell>
          <table:table-cell office:value-type="date" office:date-value="2019-11-12T00:00:00" table:style-name="ce19">
            <text:p>12/11/2019</text:p>
          </table:table-cell>
          <table:table-cell office:value-type="float" office:value="706" table:style-name="ce4">
            <text:p>706</text:p>
          </table:table-cell>
          <table:table-cell office:value-type="float" office:value="0" table:style-name="ce18">
            <text:p>0</text:p>
          </table:table-cell>
          <table:table-cell office:value-type="float" office:value="0" table:style-name="ce18">
            <text:p>0</text:p>
          </table:table-cell>
          <table:table-cell office:value-type="date" office:date-value="2019-11-14T00:00:00" table:style-name="ce5">
            <text:p>14/11/2019</text:p>
          </table:table-cell>
          <table:table-cell office:value-type="string" table:style-name="ce20">
            <text:p><text:a xlink:href="https://drive.google.com/file/d/1MKVT6TU6h2u-_CokfsTAjHecGVzq7Vss/view?usp=sharing">https://drive.google.com/file/d/1MKVT6TU6h2u-_CokfsTAjHecGVzq7Vss/view?usp=sharing</text:a></text:p>
          </table:table-cell>
          <table:table-cell office:value-type="float" office:value="706" table:style-name="ce40">
            <text:p>70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1-12T00:00:00" table:style-name="ce19">
            <text:p>12/11/2019</text:p>
          </table:table-cell>
          <table:table-cell office:value-type="date" office:date-value="2019-11-12T00:00:00" table:style-name="ce19">
            <text:p>12/11/2019</text:p>
          </table:table-cell>
          <table:table-cell office:value-type="float" office:value="707" table:style-name="ce4">
            <text:p>707</text:p>
          </table:table-cell>
          <table:table-cell office:value-type="float" office:value="0" table:style-name="ce18">
            <text:p>0</text:p>
          </table:table-cell>
          <table:table-cell office:value-type="float" office:value="0" table:style-name="ce18">
            <text:p>0</text:p>
          </table:table-cell>
          <table:table-cell office:value-type="date" office:date-value="2019-11-14T00:00:00" table:style-name="ce5">
            <text:p>14/11/2019</text:p>
          </table:table-cell>
          <table:table-cell office:value-type="string" table:style-name="ce20">
            <text:p><text:a xlink:href="https://drive.google.com/file/d/1lVcFqtO6RlybdHn2XAYUnCUXmn23GKKG/view?usp=sharing">https://drive.google.com/file/d/1lVcFqtO6RlybdHn2XAYUnCUXmn23GKKG/view?usp=sharing</text:a></text:p>
          </table:table-cell>
          <table:table-cell office:value-type="float" office:value="707" table:style-name="ce40">
            <text:p>70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1-12T00:00:00" table:style-name="ce19">
            <text:p>12/11/2019</text:p>
          </table:table-cell>
          <table:table-cell office:value-type="date" office:date-value="2019-11-12T00:00:00" table:style-name="ce19">
            <text:p>12/11/2019</text:p>
          </table:table-cell>
          <table:table-cell office:value-type="float" office:value="708" table:style-name="ce4">
            <text:p>708</text:p>
          </table:table-cell>
          <table:table-cell office:value-type="float" office:value="0" table:style-name="ce18">
            <text:p>0</text:p>
          </table:table-cell>
          <table:table-cell office:value-type="float" office:value="0" table:style-name="ce18">
            <text:p>0</text:p>
          </table:table-cell>
          <table:table-cell office:value-type="date" office:date-value="2019-11-14T00:00:00" table:style-name="ce5">
            <text:p>14/11/2019</text:p>
          </table:table-cell>
          <table:table-cell office:value-type="string" table:style-name="ce20">
            <text:p><text:a xlink:href="https://drive.google.com/file/d/1QtQhSwq8vFgho7AjTRk3UwsuOqtP6Jw6/view?usp=sharing">https://drive.google.com/file/d/1QtQhSwq8vFgho7AjTRk3UwsuOqtP6Jw6/view?usp=sharing</text:a></text:p>
          </table:table-cell>
          <table:table-cell office:value-type="float" office:value="708" table:style-name="ce40">
            <text:p>70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1-13T00:00:00" table:style-name="ce19">
            <text:p>13/11/2019</text:p>
          </table:table-cell>
          <table:table-cell office:value-type="date" office:date-value="2019-11-13T00:00:00" table:style-name="ce19">
            <text:p>13/11/2019</text:p>
          </table:table-cell>
          <table:table-cell office:value-type="float" office:value="709" table:style-name="ce4">
            <text:p>709</text:p>
          </table:table-cell>
          <table:table-cell office:value-type="float" office:value="0" table:style-name="ce18">
            <text:p>0</text:p>
          </table:table-cell>
          <table:table-cell office:value-type="float" office:value="0" table:style-name="ce18">
            <text:p>0</text:p>
          </table:table-cell>
          <table:table-cell office:value-type="date" office:date-value="2019-11-15T00:00:00" table:style-name="ce5">
            <text:p>15/11/2019</text:p>
          </table:table-cell>
          <table:table-cell office:value-type="string" table:style-name="ce20">
            <text:p><text:a xlink:href="https://drive.google.com/file/d/1RseCLcV0qQpoh4wCbp9D7CFAmyMQFgek/view?usp=sharing">https://drive.google.com/file/d/1RseCLcV0qQpoh4wCbp9D7CFAmyMQFgek/view?usp=sharing</text:a></text:p>
          </table:table-cell>
          <table:table-cell office:value-type="float" office:value="709" table:style-name="ce40">
            <text:p>70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4">
            <text:p>Entrega de documentos</text:p>
          </table:table-cell>
          <table:table-cell office:value-type="date" office:date-value="2019-11-13T00:00:00" table:style-name="ce19">
            <text:p>13/11/2019</text:p>
          </table:table-cell>
          <table:table-cell office:value-type="date" office:date-value="2019-11-13T00:00:00" table:style-name="ce19">
            <text:p>13/11/2019</text:p>
          </table:table-cell>
          <table:table-cell office:value-type="float" office:value="710" table:style-name="ce4">
            <text:p>710</text:p>
          </table:table-cell>
          <table:table-cell office:value-type="float" office:value="0" table:style-name="ce18">
            <text:p>0</text:p>
          </table:table-cell>
          <table:table-cell office:value-type="float" office:value="0" table:style-name="ce18">
            <text:p>0</text:p>
          </table:table-cell>
          <table:table-cell office:value-type="date" office:date-value="2019-11-15T00:00:00" table:style-name="ce5">
            <text:p>15/11/2019</text:p>
          </table:table-cell>
          <table:table-cell office:value-type="string" table:style-name="ce20">
            <text:p><text:a xlink:href="https://drive.google.com/file/d/1kRNt1Os-LsuNbM_VgefuDY08ayC7Xrh-/view?usp=sharing">https://drive.google.com/file/d/1kRNt1Os-LsuNbM_VgefuDY08ayC7Xrh-/view?usp=sharing</text:a></text:p>
          </table:table-cell>
          <table:table-cell office:value-type="float" office:value="710" table:style-name="ce40">
            <text:p>71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3T00:00:00" table:style-name="ce19">
            <text:p>13/11/2019</text:p>
          </table:table-cell>
          <table:table-cell office:value-type="date" office:date-value="2019-11-13T00:00:00" table:style-name="ce19">
            <text:p>13/11/2019</text:p>
          </table:table-cell>
          <table:table-cell office:value-type="float" office:value="711" table:style-name="ce4">
            <text:p>711</text:p>
          </table:table-cell>
          <table:table-cell office:value-type="float" office:value="0" table:style-name="ce18">
            <text:p>0</text:p>
          </table:table-cell>
          <table:table-cell office:value-type="float" office:value="0" table:style-name="ce18">
            <text:p>0</text:p>
          </table:table-cell>
          <table:table-cell office:value-type="date" office:date-value="2019-11-15T00:00:00" table:style-name="ce5">
            <text:p>15/11/2019</text:p>
          </table:table-cell>
          <table:table-cell office:value-type="string" table:style-name="ce20">
            <text:p><text:a xlink:href="https://drive.google.com/file/d/1dvJgQmJyxyyCXvHluYfzXRcW_aiJs6cS/view?usp=sharing">https://drive.google.com/file/d/1dvJgQmJyxyyCXvHluYfzXRcW_aiJs6cS/view?usp=sharing</text:a></text:p>
          </table:table-cell>
          <table:table-cell office:value-type="float" office:value="711" table:style-name="ce40">
            <text:p>71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3T00:00:00" table:style-name="ce19">
            <text:p>13/11/2019</text:p>
          </table:table-cell>
          <table:table-cell office:value-type="date" office:date-value="2019-11-13T00:00:00" table:style-name="ce19">
            <text:p>13/11/2019</text:p>
          </table:table-cell>
          <table:table-cell office:value-type="float" office:value="712" table:style-name="ce4">
            <text:p>712</text:p>
          </table:table-cell>
          <table:table-cell office:value-type="float" office:value="0" table:style-name="ce18">
            <text:p>0</text:p>
          </table:table-cell>
          <table:table-cell office:value-type="float" office:value="0" table:style-name="ce18">
            <text:p>0</text:p>
          </table:table-cell>
          <table:table-cell office:value-type="date" office:date-value="2019-11-15T00:00:00" table:style-name="ce5">
            <text:p>15/11/2019</text:p>
          </table:table-cell>
          <table:table-cell office:value-type="string" table:style-name="ce20">
            <text:p><text:a xlink:href="https://drive.google.com/file/d/17JFEmWTp52Cc_3W14wX0UbQhF42vsZ1x/view?usp=sharing">https://drive.google.com/file/d/17JFEmWTp52Cc_3W14wX0UbQhF42vsZ1x/view?usp=sharing</text:a></text:p>
          </table:table-cell>
          <table:table-cell office:value-type="float" office:value="712" table:style-name="ce40">
            <text:p>71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4T00:00:00" table:style-name="ce19">
            <text:p>14/11/2019</text:p>
          </table:table-cell>
          <table:table-cell office:value-type="date" office:date-value="2019-11-14T00:00:00" table:style-name="ce19">
            <text:p>14/11/2019</text:p>
          </table:table-cell>
          <table:table-cell office:value-type="float" office:value="713" table:style-name="ce4">
            <text:p>713</text:p>
          </table:table-cell>
          <table:table-cell office:value-type="float" office:value="0" table:style-name="ce18">
            <text:p>0</text:p>
          </table:table-cell>
          <table:table-cell office:value-type="float" office:value="0" table:style-name="ce18">
            <text:p>0</text:p>
          </table:table-cell>
          <table:table-cell office:value-type="date" office:date-value="2019-11-18T00:00:00" table:style-name="ce5">
            <text:p>18/11/2019</text:p>
          </table:table-cell>
          <table:table-cell office:value-type="string" table:style-name="ce20">
            <text:p><text:a xlink:href="https://drive.google.com/file/d/1LnrqXnGsB9O_aJjVJj81zy1zlqizdsRH/view?usp=sharing">https://drive.google.com/file/d/1LnrqXnGsB9O_aJjVJj81zy1zlqizdsRH/view?usp=sharing</text:a></text:p>
          </table:table-cell>
          <table:table-cell office:value-type="float" office:value="713" table:style-name="ce40">
            <text:p>71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4T00:00:00" table:style-name="ce19">
            <text:p>14/11/2019</text:p>
          </table:table-cell>
          <table:table-cell office:value-type="date" office:date-value="2019-11-14T00:00:00" table:style-name="ce19">
            <text:p>14/11/2019</text:p>
          </table:table-cell>
          <table:table-cell office:value-type="float" office:value="714" table:style-name="ce4">
            <text:p>714</text:p>
          </table:table-cell>
          <table:table-cell office:value-type="float" office:value="0" table:style-name="ce18">
            <text:p>0</text:p>
          </table:table-cell>
          <table:table-cell office:value-type="float" office:value="0" table:style-name="ce18">
            <text:p>0</text:p>
          </table:table-cell>
          <table:table-cell office:value-type="date" office:date-value="2019-11-18T00:00:00" table:style-name="ce5">
            <text:p>18/11/2019</text:p>
          </table:table-cell>
          <table:table-cell office:value-type="string" table:style-name="ce20">
            <text:p><text:a xlink:href="https://drive.google.com/file/d/1McqLYoEwVQP_GYLlQBoha6vJEUBVthu4/view?usp=sharing">https://drive.google.com/file/d/1McqLYoEwVQP_GYLlQBoha6vJEUBVthu4/view?usp=sharing</text:a></text:p>
          </table:table-cell>
          <table:table-cell office:value-type="float" office:value="714" table:style-name="ce40">
            <text:p>71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4T00:00:00" table:style-name="ce19">
            <text:p>14/11/2019</text:p>
          </table:table-cell>
          <table:table-cell office:value-type="date" office:date-value="2019-11-14T00:00:00" table:style-name="ce19">
            <text:p>14/11/2019</text:p>
          </table:table-cell>
          <table:table-cell office:value-type="float" office:value="715" table:style-name="ce4">
            <text:p>715</text:p>
          </table:table-cell>
          <table:table-cell office:value-type="float" office:value="0" table:style-name="ce18">
            <text:p>0</text:p>
          </table:table-cell>
          <table:table-cell office:value-type="float" office:value="0" table:style-name="ce18">
            <text:p>0</text:p>
          </table:table-cell>
          <table:table-cell office:value-type="date" office:date-value="2019-11-18T00:00:00" table:style-name="ce5">
            <text:p>18/11/2019</text:p>
          </table:table-cell>
          <table:table-cell office:value-type="string" table:style-name="ce20">
            <text:p><text:a xlink:href="https://drive.google.com/file/d/15QhhHzTxWs-6xT-DqZGwODDm2MsgGkEi/view?usp=sharing">https://drive.google.com/file/d/15QhhHzTxWs-6xT-DqZGwODDm2MsgGkEi/view?usp=sharing</text:a></text:p>
          </table:table-cell>
          <table:table-cell office:value-type="float" office:value="715" table:style-name="ce40">
            <text:p>71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4">
            <text:p>Traslado de personal</text:p>
          </table:table-cell>
          <table:table-cell office:value-type="date" office:date-value="2019-11-14T00:00:00" table:style-name="ce19">
            <text:p>14/11/2019</text:p>
          </table:table-cell>
          <table:table-cell office:value-type="date" office:date-value="2019-11-14T00:00:00" table:style-name="ce19">
            <text:p>14/11/2019</text:p>
          </table:table-cell>
          <table:table-cell office:value-type="float" office:value="716" table:style-name="ce4">
            <text:p>716</text:p>
          </table:table-cell>
          <table:table-cell office:value-type="float" office:value="0" table:style-name="ce18">
            <text:p>0</text:p>
          </table:table-cell>
          <table:table-cell office:value-type="float" office:value="0" table:style-name="ce18">
            <text:p>0</text:p>
          </table:table-cell>
          <table:table-cell office:value-type="date" office:date-value="2019-11-18T00:00:00" table:style-name="ce5">
            <text:p>18/11/2019</text:p>
          </table:table-cell>
          <table:table-cell office:value-type="string" table:style-name="ce20">
            <text:p><text:a xlink:href="https://drive.google.com/file/d/14YJMbYFKgj56i7-OMcZwgv2MeOxpOMjd/view?usp=sharing">https://drive.google.com/file/d/14YJMbYFKgj56i7-OMcZwgv2MeOxpOMjd/view?usp=sharing</text:a></text:p>
          </table:table-cell>
          <table:table-cell office:value-type="float" office:value="716" table:style-name="ce40">
            <text:p>71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22">
            <text:p>Traslado de personal</text:p>
          </table:table-cell>
          <table:table-cell office:value-type="date" office:date-value="2019-11-15T00:00:00" table:style-name="ce19">
            <text:p>15/11/2019</text:p>
          </table:table-cell>
          <table:table-cell office:value-type="date" office:date-value="2019-11-15T00:00:00" table:style-name="ce19">
            <text:p>15/11/2019</text:p>
          </table:table-cell>
          <table:table-cell office:value-type="float" office:value="717" table:style-name="ce22">
            <text:p>717</text:p>
          </table:table-cell>
          <table:table-cell office:value-type="float" office:value="0" table:style-name="ce18">
            <text:p>0</text:p>
          </table:table-cell>
          <table:table-cell office:value-type="float" office:value="0" table:style-name="ce18">
            <text:p>0</text:p>
          </table:table-cell>
          <table:table-cell office:value-type="date" office:date-value="2019-11-19T00:00:00" table:style-name="ce5">
            <text:p>19/11/2019</text:p>
          </table:table-cell>
          <table:table-cell office:value-type="string" table:style-name="ce20">
            <text:p><text:a xlink:href="https://drive.google.com/file/d/146drAn1jNPnQWXNX7d-0NIbaydtBn2R9/view?usp=sharing">https://drive.google.com/file/d/146drAn1jNPnQWXNX7d-0NIbaydtBn2R9/view?usp=sharing</text:a></text:p>
          </table:table-cell>
          <table:table-cell office:value-type="float" office:value="717" table:style-name="ce39">
            <text:p>71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Texcoco</text:p>
          </table:table-cell>
          <table:table-cell office:value-type="string" table:style-name="ce4">
            <text:p>Texcoco</text:p>
          </table:table-cell>
          <table:table-cell office:value-type="string" table:style-name="ce22">
            <text:p>Traslado de personal</text:p>
          </table:table-cell>
          <table:table-cell office:value-type="date" office:date-value="2019-11-15T00:00:00" table:style-name="ce19">
            <text:p>15/11/2019</text:p>
          </table:table-cell>
          <table:table-cell office:value-type="date" office:date-value="2019-11-15T00:00:00" table:style-name="ce19">
            <text:p>15/11/2019</text:p>
          </table:table-cell>
          <table:table-cell office:value-type="float" office:value="718" table:style-name="ce22">
            <text:p>718</text:p>
          </table:table-cell>
          <table:table-cell office:value-type="float" office:value="0" table:style-name="ce18">
            <text:p>0</text:p>
          </table:table-cell>
          <table:table-cell office:value-type="float" office:value="0" table:style-name="ce18">
            <text:p>0</text:p>
          </table:table-cell>
          <table:table-cell office:value-type="date" office:date-value="2019-11-19T00:00:00" table:style-name="ce5">
            <text:p>19/11/2019</text:p>
          </table:table-cell>
          <table:table-cell office:value-type="string" table:style-name="ce20">
            <text:p><text:a xlink:href="https://drive.google.com/file/d/1-KRA7xrUMnORpcWl0dfsqE9Z_NkF0ebI/view?usp=sharing">https://drive.google.com/file/d/1-KRA7xrUMnORpcWl0dfsqE9Z_NkF0ebI/view?usp=sharing</text:a></text:p>
          </table:table-cell>
          <table:table-cell office:value-type="float" office:value="718" table:style-name="ce39">
            <text:p>71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16T00:00:00" table:style-name="ce19">
            <text:p>16/11/2019</text:p>
          </table:table-cell>
          <table:table-cell office:value-type="date" office:date-value="2019-11-16T00:00:00" table:style-name="ce19">
            <text:p>16/11/2019</text:p>
          </table:table-cell>
          <table:table-cell office:value-type="float" office:value="719" table:style-name="ce22">
            <text:p>719</text:p>
          </table:table-cell>
          <table:table-cell office:value-type="float" office:value="0" table:style-name="ce18">
            <text:p>0</text:p>
          </table:table-cell>
          <table:table-cell office:value-type="float" office:value="0" table:style-name="ce18">
            <text:p>0</text:p>
          </table:table-cell>
          <table:table-cell office:value-type="date" office:date-value="2019-11-19T00:00:00" table:style-name="ce5">
            <text:p>19/11/2019</text:p>
          </table:table-cell>
          <table:table-cell office:value-type="string" table:style-name="ce20">
            <text:p><text:a xlink:href="https://drive.google.com/file/d/10NMlUaPGjlHA7DfqhylaTgxAWxKIF8Ok/view?usp=sharing">https://drive.google.com/file/d/10NMlUaPGjlHA7DfqhylaTgxAWxKIF8Ok/view?usp=sharing</text:a></text:p>
          </table:table-cell>
          <table:table-cell office:value-type="float" office:value="719" table:style-name="ce39">
            <text:p>71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text:p>
          </table:table-cell>
          <table:table-cell office:value-type="string" table:style-name="ce22">
            <text:p>Hidalgo</text:p>
          </table:table-cell>
          <table:table-cell office:value-type="string" table:style-name="ce22">
            <text:p>Traslado de personal</text:p>
          </table:table-cell>
          <table:table-cell office:value-type="date" office:date-value="2019-11-16T00:00:00" table:style-name="ce19">
            <text:p>16/11/2019</text:p>
          </table:table-cell>
          <table:table-cell office:value-type="date" office:date-value="2019-11-16T00:00:00" table:style-name="ce19">
            <text:p>16/11/2019</text:p>
          </table:table-cell>
          <table:table-cell office:value-type="float" office:value="720" table:style-name="ce22">
            <text:p>720</text:p>
          </table:table-cell>
          <table:table-cell office:value-type="float" office:value="0" table:style-name="ce18">
            <text:p>0</text:p>
          </table:table-cell>
          <table:table-cell office:value-type="float" office:value="0" table:style-name="ce18">
            <text:p>0</text:p>
          </table:table-cell>
          <table:table-cell office:value-type="date" office:date-value="2019-11-19T00:00:00" table:style-name="ce5">
            <text:p>19/11/2019</text:p>
          </table:table-cell>
          <table:table-cell office:value-type="string" table:style-name="ce20">
            <text:p><text:a xlink:href="https://drive.google.com/file/d/1vG55nI5CbY-2dUFGYyyU5kLffXzFoQPr/view?usp=sharing">https://drive.google.com/file/d/1vG55nI5CbY-2dUFGYyyU5kLffXzFoQPr/view?usp=sharing</text:a></text:p>
          </table:table-cell>
          <table:table-cell office:value-type="float" office:value="720" table:style-name="ce39">
            <text:p>72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text:p>
          </table:table-cell>
          <table:table-cell office:value-type="string" table:style-name="ce22">
            <text:p>Hidalgo</text:p>
          </table:table-cell>
          <table:table-cell office:value-type="string" table:style-name="ce22">
            <text:p>Traslado de personal</text:p>
          </table:table-cell>
          <table:table-cell office:value-type="date" office:date-value="2019-11-16T00:00:00" table:style-name="ce19">
            <text:p>16/11/2019</text:p>
          </table:table-cell>
          <table:table-cell office:value-type="date" office:date-value="2019-11-16T00:00:00" table:style-name="ce19">
            <text:p>16/11/2019</text:p>
          </table:table-cell>
          <table:table-cell office:value-type="float" office:value="721" table:style-name="ce22">
            <text:p>721</text:p>
          </table:table-cell>
          <table:table-cell office:value-type="float" office:value="0" table:style-name="ce18">
            <text:p>0</text:p>
          </table:table-cell>
          <table:table-cell office:value-type="float" office:value="0" table:style-name="ce18">
            <text:p>0</text:p>
          </table:table-cell>
          <table:table-cell office:value-type="date" office:date-value="2019-11-19T00:00:00" table:style-name="ce5">
            <text:p>19/11/2019</text:p>
          </table:table-cell>
          <table:table-cell office:value-type="string" table:style-name="ce20">
            <text:p><text:a xlink:href="https://drive.google.com/file/d/1gxGTNo9jYITfub37alsaFre-_zfCh-Ys/view?usp=sharing">https://drive.google.com/file/d/1gxGTNo9jYITfub37alsaFre-_zfCh-Ys/view?usp=sharing</text:a></text:p>
          </table:table-cell>
          <table:table-cell office:value-type="float" office:value="721" table:style-name="ce39">
            <text:p>72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Entrega de documentos</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2" table:style-name="ce22">
            <text:p>722</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5x_2IAAV2qiprzzJRux17JVqvaqaKJlR/view?usp=sharing">https://drive.google.com/file/d/15x_2IAAV2qiprzzJRux17JVqvaqaKJlR/view?usp=sharing</text:a></text:p>
          </table:table-cell>
          <table:table-cell office:value-type="float" office:value="722" table:style-name="ce39">
            <text:p>72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Entrega de documentos</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3" table:style-name="ce22">
            <text:p>723</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EPdvFGt1-O6r1J38S1BY_UAMO346hcJ5/view?usp=sharing">https://drive.google.com/file/d/1EPdvFGt1-O6r1J38S1BY_UAMO346hcJ5/view?usp=sharing</text:a></text:p>
          </table:table-cell>
          <table:table-cell office:value-type="float" office:value="723" table:style-name="ce39">
            <text:p>72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4" table:style-name="ce22">
            <text:p>724</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ojv38auCjDE4MfCXFh8OefexrCaEIM-l/view?usp=sharing">https://drive.google.com/file/d/1ojv38auCjDE4MfCXFh8OefexrCaEIM-l/view?usp=sharing</text:a></text:p>
          </table:table-cell>
          <table:table-cell office:value-type="float" office:value="724" table:style-name="ce39">
            <text:p>72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5" table:style-name="ce22">
            <text:p>725</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pvKDD71iSZkJ_e6l1FblyZ_i4wQFr6Vm/view?usp=sharing">https://drive.google.com/file/d/1pvKDD71iSZkJ_e6l1FblyZ_i4wQFr6Vm/view?usp=sharing</text:a></text:p>
          </table:table-cell>
          <table:table-cell office:value-type="float" office:value="725" table:style-name="ce39">
            <text:p>72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6" table:style-name="ce22">
            <text:p>726</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0zdcYtnSiOF76l-KZmGzjoaQE-faiDuK/view?usp=sharing">https://drive.google.com/file/d/10zdcYtnSiOF76l-KZmGzjoaQE-faiDuK/view?usp=sharing</text:a></text:p>
          </table:table-cell>
          <table:table-cell office:value-type="float" office:value="726" table:style-name="ce39">
            <text:p>72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7" table:style-name="ce22">
            <text:p>727</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TiHyIyeBTGDWdVcD8lY-RSA4xPuKIxQS/view?usp=sharing">https://drive.google.com/file/d/1TiHyIyeBTGDWdVcD8lY-RSA4xPuKIxQS/view?usp=sharing</text:a></text:p>
          </table:table-cell>
          <table:table-cell office:value-type="float" office:value="727" table:style-name="ce39">
            <text:p>72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8" table:style-name="ce22">
            <text:p>728</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8Fy8pIAaszUBaAyEkgoOTmDr5eB7GHo9/view?usp=sharing">https://drive.google.com/file/d/18Fy8pIAaszUBaAyEkgoOTmDr5eB7GHo9/view?usp=sharing</text:a></text:p>
          </table:table-cell>
          <table:table-cell office:value-type="float" office:value="728" table:style-name="ce39">
            <text:p>72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18">
            <text:p>Viáticos</text:p>
          </table:table-cell>
          <table:table-cell office:value-type="string" table:style-name="ce4">
            <text:p>Entrega de documentos</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Entrega de documentos</text:p>
          </table:table-cell>
          <table:table-cell office:value-type="date" office:date-value="2019-11-20T00:00:00" table:style-name="ce19">
            <text:p>20/11/2019</text:p>
          </table:table-cell>
          <table:table-cell office:value-type="date" office:date-value="2019-11-20T00:00:00" table:style-name="ce19">
            <text:p>20/11/2019</text:p>
          </table:table-cell>
          <table:table-cell office:value-type="float" office:value="729" table:style-name="ce22">
            <text:p>729</text:p>
          </table:table-cell>
          <table:table-cell office:value-type="float" office:value="0" table:style-name="ce18">
            <text:p>0</text:p>
          </table:table-cell>
          <table:table-cell office:value-type="float" office:value="0" table:style-name="ce18">
            <text:p>0</text:p>
          </table:table-cell>
          <table:table-cell office:value-type="date" office:date-value="2019-11-22T00:00:00" table:style-name="ce5">
            <text:p>22/11/2019</text:p>
          </table:table-cell>
          <table:table-cell office:value-type="string" table:style-name="ce20">
            <text:p><text:a xlink:href="https://drive.google.com/file/d/1POIProy2-BpaiZkp6JX5h77rOnfLUIPm/view?usp=sharing">https://drive.google.com/file/d/1POIProy2-BpaiZkp6JX5h77rOnfLUIPm/view?usp=sharing</text:a></text:p>
          </table:table-cell>
          <table:table-cell office:value-type="float" office:value="729" table:style-name="ce39">
            <text:p>72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0-22T00:00:00" table:style-name="ce19">
            <text:p>22/10/2019</text:p>
          </table:table-cell>
          <table:table-cell office:value-type="date" office:date-value="2019-10-22T00:00:00" table:style-name="ce19">
            <text:p>22/10/2019</text:p>
          </table:table-cell>
          <table:table-cell office:value-type="float" office:value="730" table:style-name="ce22">
            <text:p>730</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zHeMEOMd3tPDTFTl5HaEmPzTPQV254er/view?usp=sharing">https://drive.google.com/file/d/1zHeMEOMd3tPDTFTl5HaEmPzTPQV254er/view?usp=sharing</text:a></text:p>
          </table:table-cell>
          <table:table-cell office:value-type="float" office:value="730" table:style-name="ce39">
            <text:p>73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0-22T00:00:00" table:style-name="ce19">
            <text:p>22/10/2019</text:p>
          </table:table-cell>
          <table:table-cell office:value-type="date" office:date-value="2019-10-22T00:00:00" table:style-name="ce19">
            <text:p>22/10/2019</text:p>
          </table:table-cell>
          <table:table-cell office:value-type="float" office:value="731" table:style-name="ce22">
            <text:p>731</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jRFskdk10j2QALbZwZogQrrzqa5fdLi6/view?usp=sharing">https://drive.google.com/file/d/1jRFskdk10j2QALbZwZogQrrzqa5fdLi6/view?usp=sharing</text:a></text:p>
          </table:table-cell>
          <table:table-cell office:value-type="float" office:value="731" table:style-name="ce39">
            <text:p>73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9" table:style-name="ce4">
            <text:p>9</text:p>
          </table:table-cell>
          <table:table-cell office:value-type="string" table:style-name="ce4">
            <text:p>Jefe de Departamento C</text:p>
          </table:table-cell>
          <table:table-cell office:value-type="string" table:style-name="ce4">
            <text:p>Jefe de Departamento C</text:p>
          </table:table-cell>
          <table:table-cell office:value-type="string" table:style-name="ce4">
            <text:p>Parque Vehicular</text:p>
          </table:table-cell>
          <table:table-cell office:value-type="string" table:style-name="ce4">
            <text:p>Marco Antonio</text:p>
          </table:table-cell>
          <table:table-cell office:value-type="string" table:style-name="ce4">
            <text:p>Gayosso</text:p>
          </table:table-cell>
          <table:table-cell office:value-type="string" table:style-name="ce4">
            <text:p>Gutiérr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text:p>
          </table:table-cell>
          <table:table-cell office:value-type="string" table:style-name="ce22">
            <text:p>Hidalgo</text:p>
          </table:table-cell>
          <table:table-cell office:value-type="string" table:style-name="ce22">
            <text:p>Traslado de personal</text:p>
          </table:table-cell>
          <table:table-cell office:value-type="date" office:date-value="2019-11-23T00:00:00" table:style-name="ce19">
            <text:p>23/11/2019</text:p>
          </table:table-cell>
          <table:table-cell office:value-type="date" office:date-value="2019-11-23T00:00:00" table:style-name="ce19">
            <text:p>23/11/2019</text:p>
          </table:table-cell>
          <table:table-cell office:value-type="float" office:value="732" table:style-name="ce22">
            <text:p>732</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FTINHLCWNpqqrcB06Wxz65UDoEniHjMV/view?usp=sharing">https://drive.google.com/file/d/1FTINHLCWNpqqrcB06Wxz65UDoEniHjMV/view?usp=sharing</text:a></text:p>
          </table:table-cell>
          <table:table-cell office:value-type="float" office:value="732" table:style-name="ce39">
            <text:p>73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23T00:00:00" table:style-name="ce19">
            <text:p>23/11/2019</text:p>
          </table:table-cell>
          <table:table-cell office:value-type="date" office:date-value="2019-11-23T00:00:00" table:style-name="ce19">
            <text:p>23/11/2019</text:p>
          </table:table-cell>
          <table:table-cell office:value-type="float" office:value="733" table:style-name="ce22">
            <text:p>733</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FmRvX_UesU1hDGl4GBASj_zqABuBp8zm/view?usp=sharing">https://drive.google.com/file/d/1FmRvX_UesU1hDGl4GBASj_zqABuBp8zm/view?usp=sharing</text:a></text:p>
          </table:table-cell>
          <table:table-cell office:value-type="float" office:value="733" table:style-name="ce39">
            <text:p>73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Atitalaquia</text:p>
          </table:table-cell>
          <table:table-cell office:value-type="string" table:style-name="ce22">
            <text:p>Hidalgo</text:p>
          </table:table-cell>
          <table:table-cell office:value-type="string" table:style-name="ce22">
            <text:p>Traslado de personal</text:p>
          </table:table-cell>
          <table:table-cell office:value-type="date" office:date-value="2019-11-24T00:00:00" table:style-name="ce19">
            <text:p>24/11/2019</text:p>
          </table:table-cell>
          <table:table-cell office:value-type="date" office:date-value="2019-11-24T00:00:00" table:style-name="ce19">
            <text:p>24/11/2019</text:p>
          </table:table-cell>
          <table:table-cell office:value-type="float" office:value="734" table:style-name="ce22">
            <text:p>734</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mgKzM7LnMSC5oARYTgLIAc0mO7QCnQfp/view?usp=sharing">https://drive.google.com/file/d/1mgKzM7LnMSC5oARYTgLIAc0mO7QCnQfp/view?usp=sharing</text:a></text:p>
          </table:table-cell>
          <table:table-cell office:value-type="float" office:value="734" table:style-name="ce39">
            <text:p>73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Juan Tomas</text:p>
          </table:table-cell>
          <table:table-cell office:value-type="string" table:style-name="ce4">
            <text:p>Pérez</text:p>
          </table:table-cell>
          <table:table-cell office:value-type="string" table:style-name="ce4">
            <text:p>Hernánd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Atitalaquia</text:p>
          </table:table-cell>
          <table:table-cell office:value-type="string" table:style-name="ce22">
            <text:p>Hidalgo</text:p>
          </table:table-cell>
          <table:table-cell office:value-type="string" table:style-name="ce22">
            <text:p>Traslado de personal</text:p>
          </table:table-cell>
          <table:table-cell office:value-type="date" office:date-value="2019-11-24T00:00:00" table:style-name="ce19">
            <text:p>24/11/2019</text:p>
          </table:table-cell>
          <table:table-cell office:value-type="date" office:date-value="2019-11-24T00:00:00" table:style-name="ce19">
            <text:p>24/11/2019</text:p>
          </table:table-cell>
          <table:table-cell office:value-type="float" office:value="735" table:style-name="ce22">
            <text:p>735</text:p>
          </table:table-cell>
          <table:table-cell office:value-type="float" office:value="0" table:style-name="ce18">
            <text:p>0</text:p>
          </table:table-cell>
          <table:table-cell office:value-type="float" office:value="0" table:style-name="ce18">
            <text:p>0</text:p>
          </table:table-cell>
          <table:table-cell office:value-type="date" office:date-value="2019-11-26T00:00:00" table:style-name="ce5">
            <text:p>26/11/2019</text:p>
          </table:table-cell>
          <table:table-cell office:value-type="string" table:style-name="ce20">
            <text:p><text:a xlink:href="https://drive.google.com/file/d/12BKXSejzER2nXw-BjLlxeiJMYS2rHAcS/view?usp=sharing">https://drive.google.com/file/d/12BKXSejzER2nXw-BjLlxeiJMYS2rHAcS/view?usp=sharing</text:a></text:p>
          </table:table-cell>
          <table:table-cell office:value-type="float" office:value="735" table:style-name="ce39">
            <text:p>735</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4">
            <text:p>Ciudad de México</text:p>
          </table:table-cell>
          <table:table-cell office:value-type="string" table:style-name="ce4">
            <text:p>Ciudad de México</text:p>
          </table:table-cell>
          <table:table-cell office:value-type="string" table:style-name="ce22">
            <text:p>Traslado de personal</text:p>
          </table:table-cell>
          <table:table-cell office:value-type="date" office:date-value="2019-11-08T00:00:00" table:style-name="ce19">
            <text:p>08/11/2019</text:p>
          </table:table-cell>
          <table:table-cell office:value-type="date" office:date-value="2019-11-08T00:00:00" table:style-name="ce19">
            <text:p>08/11/2019</text:p>
          </table:table-cell>
          <table:table-cell office:value-type="float" office:value="736" table:style-name="ce22">
            <text:p>736</text:p>
          </table:table-cell>
          <table:table-cell office:value-type="float" office:value="0" table:style-name="ce18">
            <text:p>0</text:p>
          </table:table-cell>
          <table:table-cell office:value-type="float" office:value="0" table:style-name="ce18">
            <text:p>0</text:p>
          </table:table-cell>
          <table:table-cell office:value-type="date" office:date-value="2019-11-12T00:00:00" table:style-name="ce5">
            <text:p>12/11/2019</text:p>
          </table:table-cell>
          <table:table-cell office:value-type="string" table:style-name="ce20">
            <text:p><text:a xlink:href="https://drive.google.com/file/d/1AKp1V7KTzkGoF3yBiBjoyBkEooPN8I6V/view?usp=sharing">https://drive.google.com/file/d/1AKp1V7KTzkGoF3yBiBjoyBkEooPN8I6V/view?usp=sharing</text:a></text:p>
          </table:table-cell>
          <table:table-cell office:value-type="float" office:value="736" table:style-name="ce39">
            <text:p>736</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B</text:p>
          </table:table-cell>
          <table:table-cell office:value-type="string" table:style-name="ce4">
            <text:p>Jefe de Oficina B</text:p>
          </table:table-cell>
          <table:table-cell office:value-type="string" table:style-name="ce4">
            <text:p>Jefe de Oficina B</text:p>
          </table:table-cell>
          <table:table-cell office:value-type="string" table:style-name="ce4">
            <text:p>Rectoría</text:p>
          </table:table-cell>
          <table:table-cell office:value-type="string" table:style-name="ce4">
            <text:p>Carlos Enrique</text:p>
          </table:table-cell>
          <table:table-cell office:value-type="string" table:style-name="ce4">
            <text:p>Suárez<text:s/></text:p>
          </table:table-cell>
          <table:table-cell office:value-type="string" table:style-name="ce4">
            <text:p>López</text:p>
          </table:table-cell>
          <table:table-cell office:value-type="string" table:content-validation-name="val2" table:style-name="ce18">
            <text:p>Viáticos</text:p>
          </table:table-cell>
          <table:table-cell office:value-type="string" table:style-name="ce4">
            <text:p>Recoger materi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Tulancingo</text:p>
          </table:table-cell>
          <table:table-cell office:value-type="string" table:style-name="ce22">
            <text:p>Hidalgo</text:p>
          </table:table-cell>
          <table:table-cell office:value-type="string" table:style-name="ce22">
            <text:p>Recoger material</text:p>
          </table:table-cell>
          <table:table-cell office:value-type="date" office:date-value="2019-11-19T00:00:00" table:style-name="ce19">
            <text:p>19/11/2019</text:p>
          </table:table-cell>
          <table:table-cell office:value-type="date" office:date-value="2019-11-19T00:00:00" table:style-name="ce19">
            <text:p>19/11/2019</text:p>
          </table:table-cell>
          <table:table-cell office:value-type="float" office:value="737" table:style-name="ce22">
            <text:p>737</text:p>
          </table:table-cell>
          <table:table-cell office:value-type="float" office:value="0" table:style-name="ce18">
            <text:p>0</text:p>
          </table:table-cell>
          <table:table-cell office:value-type="float" office:value="0" table:style-name="ce18">
            <text:p>0</text:p>
          </table:table-cell>
          <table:table-cell office:value-type="date" office:date-value="2019-11-21T00:00:00" table:style-name="ce5">
            <text:p>21/11/2019</text:p>
          </table:table-cell>
          <table:table-cell office:value-type="string" table:style-name="ce20">
            <text:p><text:a xlink:href="https://drive.google.com/file/d/1Fq3sX4_81pSNgtVe1wfGLt0t6i7Khejg/view?usp=sharing">https://drive.google.com/file/d/1Fq3sX4_81pSNgtVe1wfGLt0t6i7Khejg/view?usp=sharing</text:a></text:p>
          </table:table-cell>
          <table:table-cell office:value-type="float" office:value="737" table:style-name="ce39">
            <text:p>737</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9T00:00:00" table:style-name="ce19">
            <text:p>29/11/2019</text:p>
          </table:table-cell>
          <table:table-cell office:value-type="date" office:date-value="2019-11-29T00:00:00" table:style-name="ce19">
            <text:p>29/11/2019</text:p>
          </table:table-cell>
          <table:table-cell office:value-type="float" office:value="738" table:style-name="ce22">
            <text:p>738</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5">
            <text:p>03/12/2019</text:p>
          </table:table-cell>
          <table:table-cell office:value-type="string" table:style-name="ce20">
            <text:p><text:a xlink:href="https://drive.google.com/file/d/1Q0nd0P-i5_8pFO038YQK7XgoKfR_7GBz/view?usp=sharing">https://drive.google.com/file/d/1Q0nd0P-i5_8pFO038YQK7XgoKfR_7GBz/view?usp=sharing</text:a></text:p>
          </table:table-cell>
          <table:table-cell office:value-type="float" office:value="738" table:style-name="ce39">
            <text:p>738</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9T00:00:00" table:style-name="ce19">
            <text:p>29/11/2019</text:p>
          </table:table-cell>
          <table:table-cell office:value-type="date" office:date-value="2019-11-29T00:00:00" table:style-name="ce19">
            <text:p>29/11/2019</text:p>
          </table:table-cell>
          <table:table-cell office:value-type="float" office:value="739" table:style-name="ce22">
            <text:p>739</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5">
            <text:p>03/12/2019</text:p>
          </table:table-cell>
          <table:table-cell office:value-type="string" table:style-name="ce20">
            <text:p><text:a xlink:href="https://drive.google.com/file/d/1wmQjPif_Nh3zcPfD4E86SoBKY3HCjUha/view?usp=sharing">https://drive.google.com/file/d/1wmQjPif_Nh3zcPfD4E86SoBKY3HCjUha/view?usp=sharing</text:a></text:p>
          </table:table-cell>
          <table:table-cell office:value-type="float" office:value="739" table:style-name="ce39">
            <text:p>739</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9T00:00:00" table:style-name="ce19">
            <text:p>29/11/2019</text:p>
          </table:table-cell>
          <table:table-cell office:value-type="date" office:date-value="2019-11-29T00:00:00" table:style-name="ce19">
            <text:p>29/11/2019</text:p>
          </table:table-cell>
          <table:table-cell office:value-type="float" office:value="740" table:style-name="ce22">
            <text:p>740</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5">
            <text:p>03/12/2019</text:p>
          </table:table-cell>
          <table:table-cell office:value-type="string" table:style-name="ce20">
            <text:p><text:a xlink:href="https://drive.google.com/file/d/1iEwFfTQic-2S_eL483K5mMETGaWexAkm/view?usp=sharing">https://drive.google.com/file/d/1iEwFfTQic-2S_eL483K5mMETGaWexAkm/view?usp=sharing</text:a></text:p>
          </table:table-cell>
          <table:table-cell office:value-type="float" office:value="740" table:style-name="ce39">
            <text:p>740</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9T00:00:00" table:style-name="ce19">
            <text:p>29/11/2019</text:p>
          </table:table-cell>
          <table:table-cell office:value-type="date" office:date-value="2019-11-29T00:00:00" table:style-name="ce19">
            <text:p>29/11/2019</text:p>
          </table:table-cell>
          <table:table-cell office:value-type="float" office:value="741" table:style-name="ce22">
            <text:p>741</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5">
            <text:p>03/12/2019</text:p>
          </table:table-cell>
          <table:table-cell office:value-type="string" table:style-name="ce20">
            <text:p><text:a xlink:href="https://drive.google.com/file/d/1-3JZnjDT8XK9TWNH3qsYaGQMJet2hVc7/view?usp=sharing">https://drive.google.com/file/d/1-3JZnjDT8XK9TWNH3qsYaGQMJet2hVc7/view?usp=sharing</text:a></text:p>
          </table:table-cell>
          <table:table-cell office:value-type="float" office:value="741" table:style-name="ce39">
            <text:p>741</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string" table:style-name="ce4">
            <text:p>8A</text:p>
          </table:table-cell>
          <table:table-cell office:value-type="string" table:style-name="ce4">
            <text:p>Jefe de Oficina A</text:p>
          </table:table-cell>
          <table:table-cell office:value-type="string" table:style-name="ce4">
            <text:p>Jefe de Oficina A</text:p>
          </table:table-cell>
          <table:table-cell office:value-type="string" table:style-name="ce4">
            <text:p>Parque Vehicular</text:p>
          </table:table-cell>
          <table:table-cell office:value-type="string" table:style-name="ce4">
            <text:p>Marco Antonio</text:p>
          </table:table-cell>
          <table:table-cell office:value-type="string" table:style-name="ce4">
            <text:p>Peña</text:p>
          </table:table-cell>
          <table:table-cell office:value-type="string" table:style-name="ce4">
            <text:p>Guerrero</text:p>
          </table:table-cell>
          <table:table-cell office:value-type="string" table:content-validation-name="val2" table:style-name="ce18">
            <text:p>Viáticos</text:p>
          </table:table-cell>
          <table:table-cell office:value-type="string" table:style-name="ce4">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2">
            <text:p>León</text:p>
          </table:table-cell>
          <table:table-cell office:value-type="string" table:style-name="ce22">
            <text:p>Guanajuato</text:p>
          </table:table-cell>
          <table:table-cell office:value-type="string" table:style-name="ce22">
            <text:p>Traslado de personal</text:p>
          </table:table-cell>
          <table:table-cell office:value-type="date" office:date-value="2019-11-29T00:00:00" table:style-name="ce19">
            <text:p>29/11/2019</text:p>
          </table:table-cell>
          <table:table-cell office:value-type="date" office:date-value="2019-11-29T00:00:00" table:style-name="ce19">
            <text:p>29/11/2019</text:p>
          </table:table-cell>
          <table:table-cell office:value-type="float" office:value="742" table:style-name="ce22">
            <text:p>742</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5">
            <text:p>03/12/2019</text:p>
          </table:table-cell>
          <table:table-cell office:value-type="string" table:style-name="ce20">
            <text:p><text:a xlink:href="https://drive.google.com/file/d/1TL4k7udCfgMuTb-hRufqH-llJwLpA-Sk/view?usp=sharing">https://drive.google.com/file/d/1TL4k7udCfgMuTb-hRufqH-llJwLpA-Sk/view?usp=sharing</text:a></text:p>
          </table:table-cell>
          <table:table-cell office:value-type="float" office:value="742" table:style-name="ce39">
            <text:p>742</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18">
            <text:p>2019</text:p>
          </table:table-cell>
          <table:table-cell office:value-type="date" office:date-value="2019-10-01T00:00:00" table:style-name="ce19">
            <text:p>01/10/2019</text:p>
          </table:table-cell>
          <table:table-cell office:value-type="date" office:date-value="2019-12-31T00:00:00" table:style-name="ce19">
            <text:p>31/12/2019</text:p>
          </table:table-cell>
          <table:table-cell office:value-type="string" table:content-validation-name="val1" table:style-name="ce18">
            <text:p>Servidor(a) público(a)</text:p>
          </table:table-cell>
          <table:table-cell office:value-type="float" office:value="7" table:style-name="ce18">
            <text:p>7</text:p>
          </table:table-cell>
          <table:table-cell office:value-type="string" table:style-name="ce18">
            <text:p>Técnico especializado</text:p>
          </table:table-cell>
          <table:table-cell office:value-type="string" table:style-name="ce18">
            <text:p>Técnico especializado</text:p>
          </table:table-cell>
          <table:table-cell office:value-type="string" table:style-name="ce18">
            <text:p>Parque Vehicular</text:p>
          </table:table-cell>
          <table:table-cell office:value-type="string" table:style-name="ce18">
            <text:p>Samuel Mauro</text:p>
          </table:table-cell>
          <table:table-cell office:value-type="string" table:style-name="ce18">
            <text:p>Mirón</text:p>
          </table:table-cell>
          <table:table-cell office:value-type="string" table:style-name="ce18">
            <text:p>Márquez</text:p>
          </table:table-cell>
          <table:table-cell office:value-type="string" table:content-validation-name="val2" table:style-name="ce18">
            <text:p>Viáticos</text:p>
          </table:table-cell>
          <table:table-cell office:value-type="string" table:style-name="ce18">
            <text:p>Traslado de personal</text:p>
          </table:table-cell>
          <table:table-cell office:value-type="string" table:style-name="ce18">
            <text:p>Nacional</text:p>
          </table:table-cell>
          <table:table-cell office:value-type="float" office:value="0" table:style-name="ce18">
            <text:p>0</text:p>
          </table:table-cell>
          <table:table-cell office:value-type="float" office:value="0" table:style-name="ce18">
            <text:p>0</text:p>
          </table:table-cell>
          <table:table-cell office:value-type="string" table:style-name="ce18">
            <text:p>México</text:p>
          </table:table-cell>
          <table:table-cell office:value-type="string" table:style-name="ce18">
            <text:p>Hidalgo</text:p>
          </table:table-cell>
          <table:table-cell office:value-type="string" table:style-name="ce18">
            <text:p>Municipio de Zempoala</text:p>
          </table:table-cell>
          <table:table-cell office:value-type="string" table:style-name="ce18">
            <text:p>México</text:p>
          </table:table-cell>
          <table:table-cell office:value-type="string" table:style-name="ce25">
            <text:p>Ciudad de México</text:p>
          </table:table-cell>
          <table:table-cell office:value-type="string" table:style-name="ce25">
            <text:p>Ciudad de México</text:p>
          </table:table-cell>
          <table:table-cell office:value-type="string" table:style-name="ce25">
            <text:p>Traslado de personal</text:p>
          </table:table-cell>
          <table:table-cell office:value-type="date" office:date-value="2019-11-30T00:00:00" table:style-name="ce19">
            <text:p>30/11/2019</text:p>
          </table:table-cell>
          <table:table-cell office:value-type="date" office:date-value="2019-11-30T00:00:00" table:style-name="ce19">
            <text:p>30/11/2019</text:p>
          </table:table-cell>
          <table:table-cell office:value-type="float" office:value="743" table:style-name="ce22">
            <text:p>743</text:p>
          </table:table-cell>
          <table:table-cell office:value-type="float" office:value="0" table:style-name="ce18">
            <text:p>0</text:p>
          </table:table-cell>
          <table:table-cell office:value-type="float" office:value="0" table:style-name="ce18">
            <text:p>0</text:p>
          </table:table-cell>
          <table:table-cell office:value-type="date" office:date-value="2019-12-03T00:00:00" table:style-name="ce19">
            <text:p>03/12/2019</text:p>
          </table:table-cell>
          <table:table-cell office:value-type="string" table:style-name="ce20">
            <text:p><text:a xlink:href="https://drive.google.com/file/d/1H0gORyhvGCwk4gxzkN9iE43Ut6B1Mw4W/view?usp=sharing">https://drive.google.com/file/d/1H0gORyhvGCwk4gxzkN9iE43Ut6B1Mw4W/view?usp=sharing</text:a></text:p>
          </table:table-cell>
          <table:table-cell office:value-type="float" office:value="743" table:style-name="ce42">
            <text:p>743</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5">
            <text:p>Subdirección de Recursos Financieros (UPP)</text:p>
          </table:table-cell>
          <table:table-cell office:value-type="date" office:date-value="2020-01-10T00:00:00" table:style-name="ce19">
            <text:p>10/01/2020</text:p>
          </table:table-cell>
          <table:table-cell office:value-type="date" office:date-value="2020-01-10T00:00:00" table:style-name="ce19">
            <text:p>10/01/2020</text:p>
          </table:table-cell>
          <table:table-cell office:value-type="string" table:style-name="ce18">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style-name="ro4">
          <table:table-cell office:value-type="float" office:value="2019" table:style-name="ce4">
            <text:p>2019</text:p>
          </table:table-cell>
          <table:table-cell office:value-type="date" office:date-value="2019-10-01T00:00:00" table:style-name="ce5">
            <text:p>01/10/2019</text:p>
          </table:table-cell>
          <table:table-cell office:value-type="date" office:date-value="2019-12-31T00:00:00" table:style-name="ce5">
            <text:p>31/12/2019</text:p>
          </table:table-cell>
          <table:table-cell office:value-type="string" table:content-validation-name="val1" table:style-name="ce4">
            <text:p>Servidor(a) público(a)</text:p>
          </table:table-cell>
          <table:table-cell office:value-type="float" office:value="7" table:style-name="ce4">
            <text:p>7</text:p>
          </table:table-cell>
          <table:table-cell office:value-type="string" table:style-name="ce4">
            <text:p>Técnico especializado</text:p>
          </table:table-cell>
          <table:table-cell office:value-type="string" table:style-name="ce4">
            <text:p>Técnico especializado</text:p>
          </table:table-cell>
          <table:table-cell office:value-type="string" table:style-name="ce4">
            <text:p>Parque Vehicular</text:p>
          </table:table-cell>
          <table:table-cell office:value-type="string" table:style-name="ce4">
            <text:p>Samuel Mauro</text:p>
          </table:table-cell>
          <table:table-cell office:value-type="string" table:style-name="ce4">
            <text:p>Mirón</text:p>
          </table:table-cell>
          <table:table-cell office:value-type="string" table:style-name="ce4">
            <text:p>Márquez</text:p>
          </table:table-cell>
          <table:table-cell office:value-type="string" table:content-validation-name="val2" table:style-name="ce4">
            <text:p>Viáticos</text:p>
          </table:table-cell>
          <table:table-cell office:value-type="string" table:style-name="ce4">
            <text:p>Traslado de personal</text:p>
          </table:table-cell>
          <table:table-cell office:value-type="string" table:style-name="ce4">
            <text:p>Nacional</text:p>
          </table:table-cell>
          <table:table-cell office:value-type="float" office:value="0" table:style-name="ce4">
            <text:p>0</text:p>
          </table:table-cell>
          <table:table-cell office:value-type="float" office:value="0" table:style-name="ce4">
            <text:p>0</text:p>
          </table:table-cell>
          <table:table-cell office:value-type="string" table:style-name="ce4">
            <text:p>México</text:p>
          </table:table-cell>
          <table:table-cell office:value-type="string" table:style-name="ce4">
            <text:p>Hidalgo</text:p>
          </table:table-cell>
          <table:table-cell office:value-type="string" table:style-name="ce4">
            <text:p>Municipio de Zempoala</text:p>
          </table:table-cell>
          <table:table-cell office:value-type="string" table:style-name="ce4">
            <text:p>México</text:p>
          </table:table-cell>
          <table:table-cell office:value-type="string" table:style-name="ce22">
            <text:p>Ciudad de México</text:p>
          </table:table-cell>
          <table:table-cell office:value-type="string" table:style-name="ce22">
            <text:p>Ciudad de México</text:p>
          </table:table-cell>
          <table:table-cell office:value-type="string" table:style-name="ce22">
            <text:p>Traslado de personal</text:p>
          </table:table-cell>
          <table:table-cell office:value-type="date" office:date-value="2019-11-30T00:00:00" table:style-name="ce5">
            <text:p>30/11/2019</text:p>
          </table:table-cell>
          <table:table-cell office:value-type="date" office:date-value="2019-11-30T00:00:00" table:style-name="ce5">
            <text:p>30/11/2019</text:p>
          </table:table-cell>
          <table:table-cell office:value-type="float" office:value="744" table:style-name="ce22">
            <text:p>744</text:p>
          </table:table-cell>
          <table:table-cell office:value-type="float" office:value="0" table:style-name="ce4">
            <text:p>0</text:p>
          </table:table-cell>
          <table:table-cell office:value-type="float" office:value="0" table:style-name="ce4">
            <text:p>0</text:p>
          </table:table-cell>
          <table:table-cell office:value-type="date" office:date-value="2019-12-03T00:00:00" table:style-name="ce5">
            <text:p>03/12/2019</text:p>
          </table:table-cell>
          <table:table-cell office:value-type="string" table:style-name="ce10">
            <text:p><text:a xlink:href="https://drive.google.com/file/d/1qUTcj9y6AmrnLbMeO5R0xlsp-XxkRq1U/view?usp=sharing">https://drive.google.com/file/d/1qUTcj9y6AmrnLbMeO5R0xlsp-XxkRq1U/view?usp=sharing</text:a></text:p>
          </table:table-cell>
          <table:table-cell office:value-type="float" office:value="744" table:style-name="ce39">
            <text:p>744</text:p>
          </table:table-cell>
          <table:table-cell office:value-type="string" table:style-name="ce46">
            <text:p>http://s-finanzas.hidalgo.gob.mx/descargables/2019/ejercicioPrep2019/Manual%20de%20Normas%20y%20Lineamientos%20para%20el%20Ejercicio%20de%20los%20Recursos%20del%20Gasto%20de%20Operacion%202019.pdf</text:p>
          </table:table-cell>
          <table:table-cell office:value-type="string" table:style-name="ce43">
            <text:p>Subdirección de Recursos Financieros (UPP)</text:p>
          </table:table-cell>
          <table:table-cell office:value-type="date" office:date-value="2020-01-10T00:00:00" table:style-name="ce5">
            <text:p>10/01/2020</text:p>
          </table:table-cell>
          <table:table-cell office:value-type="date" office:date-value="2020-01-10T00:00:00" table:style-name="ce5">
            <text:p>10/01/2020</text:p>
          </table:table-cell>
          <table:table-cell office:value-type="string" table:style-name="ce4">
            <text:p>La persona que comprueba estos viáticos es chofer de esta Institución es por ello que realiza diversas funciones entre ellas entrega de documentos <text:s/>y traslado de personal en diversos puntos del país <text:s/>, es por ello que al realizar comisiónes en diversos puntos <text:s/>al día se le otorgan viáticos que deben de ser comprobados</text:p>
          </table:table-cell>
          <table:table-cell table:number-columns-repeated="266" table:style-name="ce1"/>
          <table:table-cell table:number-columns-repeated="16082" table:style-name="ce23"/>
        </table:table-row>
        <table:table-row table:number-rows-repeated="49" table:style-name="ro4">
          <table:table-cell table:style-name="ce26"/>
          <table:table-cell table:number-columns-repeated="2" table:style-name="ce27"/>
          <table:table-cell table:number-columns-repeated="299" table:style-name="ce1"/>
          <table:table-cell table:number-columns-repeated="16082" table:style-name="ce23"/>
        </table:table-row>
        <table:table-row table:number-rows-repeated="5" table:style-name="ro4">
          <table:table-cell table:style-name="ce26"/>
          <table:table-cell table:number-columns-repeated="2" table:style-name="ce27"/>
          <table:table-cell table:number-columns-repeated="16381" table:style-name="ce1"/>
        </table:table-row>
        <table:table-row table:number-rows-repeated="38" table:style-name="ro4">
          <table:table-cell table:style-name="ce26"/>
          <table:table-cell table:number-columns-repeated="2" table:style-name="ce27"/>
          <table:table-cell table:number-columns-repeated="16381"/>
        </table:table-row>
        <table:table-row table:number-rows-repeated="10" table:style-name="ro26">
          <table:table-cell table:number-columns-repeated="16384" table:style-name="ce1"/>
        </table:table-row>
        <table:table-row table:number-rows-repeated="589" table:style-name="ro26">
          <table:table-cell table:number-columns-repeated="16384"/>
        </table:table-row>
        <table:table-row table:number-rows-repeated="1047699" table:style-name="ro27">
          <table:table-cell table:number-columns-repeated="16384"/>
        </table:table-row>
      </table:table>
      <table:table table:name="Hidden_1" table:style-name="ta2">
        <table:table-column table:style-name="co38" table:number-columns-repeated="26" table:default-cell-style-name="ce1"/>
        <table:table-column table:style-name="co36" table:number-columns-repeated="998" table:default-cell-style-name="ce1"/>
        <table:table-column table:style-name="co37" table:number-columns-repeated="15360" table:default-cell-style-name="ce1"/>
        <table:table-row table:style-name="ro1">
          <table:table-cell office:value-type="string" table:style-name="ce1">
            <text:p>Funcionario</text:p>
          </table:table-cell>
          <table:table-cell table:number-columns-repeated="16383"/>
        </table:table-row>
        <table:table-row table:style-name="ro1">
          <table:table-cell office:value-type="string" table:style-name="ce1">
            <text:p>Servidor(a) público(a)</text:p>
          </table:table-cell>
          <table:table-cell table:number-columns-repeated="16383"/>
        </table:table-row>
        <table:table-row table:style-name="ro1">
          <table:table-cell office:value-type="string" table:style-name="ce1">
            <text:p>Servidor[a] público[a] eventual</text:p>
          </table:table-cell>
          <table:table-cell table:number-columns-repeated="16383"/>
        </table:table-row>
        <table:table-row table:style-name="ro1">
          <table:table-cell office:value-type="string" table:style-name="ce1">
            <text:p>Integrante</text:p>
          </table:table-cell>
          <table:table-cell table:number-columns-repeated="16383"/>
        </table:table-row>
        <table:table-row table:style-name="ro1">
          <table:table-cell office:value-type="string" table:style-name="ce1">
            <text:p>Empleado</text:p>
          </table:table-cell>
          <table:table-cell table:number-columns-repeated="16383"/>
        </table:table-row>
        <table:table-row table:style-name="ro1">
          <table:table-cell office:value-type="string" table:style-name="ce1">
            <text:p>Representante popular</text:p>
          </table:table-cell>
          <table:table-cell table:number-columns-repeated="16383"/>
        </table:table-row>
        <table:table-row table:style-name="ro1">
          <table:table-cell office:value-type="string" table:style-name="ce1">
            <text:p>Miembro del poder judicial</text:p>
          </table:table-cell>
          <table:table-cell table:number-columns-repeated="16383"/>
        </table:table-row>
        <table:table-row table:style-name="ro1">
          <table:table-cell office:value-type="string" table:style-name="ce1">
            <text:p>Miembro de órgano autónomo</text:p>
          </table:table-cell>
          <table:table-cell table:number-columns-repeated="16383"/>
        </table:table-row>
        <table:table-row table:style-name="ro1">
          <table:table-cell office:value-type="string" table:style-name="ce1">
            <text:p>Personal de confianza</text:p>
          </table:table-cell>
          <table:table-cell table:number-columns-repeated="16383"/>
        </table:table-row>
        <table:table-row table:style-name="ro1">
          <table:table-cell office:value-type="string" table:style-name="ce1">
            <text:p>Prestador de servicios profesionales</text:p>
          </table:table-cell>
          <table:table-cell table:number-columns-repeated="16383"/>
        </table:table-row>
        <table:table-row table:style-name="ro1">
          <table:table-cell office:value-type="string" table:style-name="ce1">
            <text:p>Otro</text:p>
          </table:table-cell>
          <table:table-cell table:number-columns-repeated="16383"/>
        </table:table-row>
        <table:table-row table:number-rows-repeated="9" table:style-name="ro27">
          <table:table-cell table:number-columns-repeated="16384"/>
        </table:table-row>
        <table:table-row table:number-rows-repeated="980" table:style-name="ro26">
          <table:table-cell table:number-columns-repeated="16384"/>
        </table:table-row>
        <table:table-row table:number-rows-repeated="1047576" table:style-name="ro27">
          <table:table-cell table:number-columns-repeated="16384"/>
        </table:table-row>
      </table:table>
      <table:table table:name="Hidden_2" table:style-name="ta2">
        <table:table-column table:style-name="co38" table:number-columns-repeated="26" table:default-cell-style-name="ce1"/>
        <table:table-column table:style-name="co36" table:number-columns-repeated="998" table:default-cell-style-name="ce1"/>
        <table:table-column table:style-name="co37" table:number-columns-repeated="15360" table:default-cell-style-name="ce1"/>
        <table:table-row table:style-name="ro1">
          <table:table-cell office:value-type="string" table:style-name="ce1">
            <text:p>Viáticos</text:p>
          </table:table-cell>
          <table:table-cell table:number-columns-repeated="16383"/>
        </table:table-row>
        <table:table-row table:style-name="ro1">
          <table:table-cell office:value-type="string" table:style-name="ce1">
            <text:p>Representación</text:p>
          </table:table-cell>
          <table:table-cell table:number-columns-repeated="16383"/>
        </table:table-row>
        <table:table-row table:number-rows-repeated="18" table:style-name="ro27">
          <table:table-cell table:number-columns-repeated="16384"/>
        </table:table-row>
        <table:table-row table:number-rows-repeated="980" table:style-name="ro26">
          <table:table-cell table:number-columns-repeated="16384"/>
        </table:table-row>
        <table:table-row table:number-rows-repeated="1047576" table:style-name="ro27">
          <table:table-cell table:number-columns-repeated="16384"/>
        </table:table-row>
      </table:table>
      <table:table table:name="Hidden_3" table:style-name="ta2">
        <table:table-column table:style-name="co38" table:number-columns-repeated="26" table:default-cell-style-name="ce1"/>
        <table:table-column table:style-name="co36" table:number-columns-repeated="998" table:default-cell-style-name="ce1"/>
        <table:table-column table:style-name="co37" table:number-columns-repeated="15360" table:default-cell-style-name="ce1"/>
        <table:table-row table:style-name="ro1">
          <table:table-cell office:value-type="string" table:style-name="ce1">
            <text:p>Nacional</text:p>
          </table:table-cell>
          <table:table-cell table:number-columns-repeated="16383"/>
        </table:table-row>
        <table:table-row table:style-name="ro1">
          <table:table-cell office:value-type="string" table:style-name="ce1">
            <text:p>Internacional</text:p>
          </table:table-cell>
          <table:table-cell table:number-columns-repeated="16383"/>
        </table:table-row>
        <table:table-row table:number-rows-repeated="18" table:style-name="ro27">
          <table:table-cell table:number-columns-repeated="16384"/>
        </table:table-row>
        <table:table-row table:number-rows-repeated="980" table:style-name="ro26">
          <table:table-cell table:number-columns-repeated="16384"/>
        </table:table-row>
        <table:table-row table:number-rows-repeated="1047576" table:style-name="ro27">
          <table:table-cell table:number-columns-repeated="16384"/>
        </table:table-row>
      </table:table>
      <table:table table:name="Tabla_350055" table:style-name="ta2">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38" table:number-columns-repeated="22" table:default-cell-style-name="ce1"/>
        <table:table-column table:style-name="co36" table:number-columns-repeated="998" table:default-cell-style-name="ce1"/>
        <table:table-column table:style-name="co37" table:number-columns-repeated="15360" table:default-cell-style-name="ce1"/>
        <table:table-row table:style-name="ro1" table:visibility="collapse">
          <table:table-cell table:style-name="ce1"/>
          <table:table-cell office:value-type="string" table:style-name="ce1">
            <text:p>1</text:p>
          </table:table-cell>
          <table:table-cell office:value-type="string" table:style-name="ce1">
            <text:p>2</text:p>
          </table:table-cell>
          <table:table-cell table:number-columns-repeated="16381" table:style-name="ce1"/>
        </table:table-row>
        <table:table-row table:style-name="ro1" table:visibility="collapse">
          <table:table-cell table:style-name="ce1"/>
          <table:table-cell office:value-type="string" table:style-name="ce1">
            <text:p>45265</text:p>
          </table:table-cell>
          <table:table-cell office:value-type="string" table:style-name="ce1">
            <text:p>45266</text:p>
          </table:table-cell>
          <table:table-cell table:number-columns-repeated="16381" table:style-name="ce1"/>
        </table:table-row>
        <table:table-row table:style-name="ro1">
          <table:table-cell office:value-type="string" table:style-name="ce2">
            <text:p>ID</text:p>
          </table:table-cell>
          <table:table-cell office:value-type="string" table:style-name="ce2">
            <text:p>Clave de la partida de cada uno de los conceptos correspondientes</text:p>
          </table:table-cell>
          <table:table-cell office:value-type="string" table:style-name="ce2">
            <text:p>Denominación de la partida de cada uno de los conceptos correspondientes</text:p>
          </table:table-cell>
          <table:table-cell office:value-type="string" table:style-name="ce2">
            <text:p>Importe ejercido erogado por concepto de gastos de viáticos o gastos de representación</text:p>
          </table:table-cell>
          <table:table-cell table:number-columns-repeated="16380"/>
        </table:table-row>
        <table:table-row table:style-name="ro1">
          <table:table-cell office:value-type="float" office:value="566" table:style-name="ce4">
            <text:p>566</text:p>
          </table:table-cell>
          <table:table-cell office:value-type="float" office:value="375001" table:style-name="ce31">
            <text:p>375001</text:p>
          </table:table-cell>
          <table:table-cell office:value-type="string" table:style-name="ce31">
            <text:p>Viáticos en el País</text:p>
          </table:table-cell>
          <table:table-cell office:value-type="float" office:value="200" table:style-name="ce4">
            <text:p>200</text:p>
          </table:table-cell>
          <table:table-cell table:number-columns-repeated="16380"/>
        </table:table-row>
        <table:table-row table:style-name="ro1">
          <table:table-cell office:value-type="float" office:value="567" table:style-name="ce4">
            <text:p>567</text:p>
          </table:table-cell>
          <table:table-cell office:value-type="float" office:value="375001" table:style-name="ce31">
            <text:p>375001</text:p>
          </table:table-cell>
          <table:table-cell office:value-type="string" table:style-name="ce31">
            <text:p>Viáticos en el País</text:p>
          </table:table-cell>
          <table:table-cell office:value-type="float" office:value="257" table:style-name="ce4">
            <text:p>257</text:p>
          </table:table-cell>
          <table:table-cell table:number-columns-repeated="16380"/>
        </table:table-row>
        <table:table-row table:style-name="ro1">
          <table:table-cell office:value-type="float" office:value="568" table:style-name="ce4">
            <text:p>568</text:p>
          </table:table-cell>
          <table:table-cell office:value-type="float" office:value="375001" table:style-name="ce31">
            <text:p>375001</text:p>
          </table:table-cell>
          <table:table-cell office:value-type="string" table:style-name="ce31">
            <text:p>Viáticos en el País</text:p>
          </table:table-cell>
          <table:table-cell office:value-type="float" office:value="390" table:style-name="ce4">
            <text:p>390</text:p>
          </table:table-cell>
          <table:table-cell table:number-columns-repeated="16380"/>
        </table:table-row>
        <table:table-row table:style-name="ro1">
          <table:table-cell office:value-type="float" office:value="569" table:style-name="ce4">
            <text:p>569</text:p>
          </table:table-cell>
          <table:table-cell office:value-type="float" office:value="375001" table:style-name="ce31">
            <text:p>375001</text:p>
          </table:table-cell>
          <table:table-cell office:value-type="string" table:style-name="ce31">
            <text:p>Viáticos en el País</text:p>
          </table:table-cell>
          <table:table-cell office:value-type="float" office:value="325" table:style-name="ce4">
            <text:p>325</text:p>
          </table:table-cell>
          <table:table-cell table:number-columns-repeated="16380"/>
        </table:table-row>
        <table:table-row table:style-name="ro1">
          <table:table-cell office:value-type="float" office:value="570" table:style-name="ce4">
            <text:p>570</text:p>
          </table:table-cell>
          <table:table-cell office:value-type="float" office:value="375001" table:style-name="ce31">
            <text:p>375001</text:p>
          </table:table-cell>
          <table:table-cell office:value-type="string" table:style-name="ce31">
            <text:p>Viáticos en el País</text:p>
          </table:table-cell>
          <table:table-cell office:value-type="float" office:value="2130" table:style-name="ce4">
            <text:p>2130</text:p>
          </table:table-cell>
          <table:table-cell table:number-columns-repeated="16380"/>
        </table:table-row>
        <table:table-row table:style-name="ro1">
          <table:table-cell office:value-type="float" office:value="571" table:style-name="ce4">
            <text:p>571</text:p>
          </table:table-cell>
          <table:table-cell office:value-type="float" office:value="375001" table:style-name="ce31">
            <text:p>375001</text:p>
          </table:table-cell>
          <table:table-cell office:value-type="string" table:style-name="ce31">
            <text:p>Viáticos en el País</text:p>
          </table:table-cell>
          <table:table-cell office:value-type="float" office:value="99" table:style-name="ce4">
            <text:p>99</text:p>
          </table:table-cell>
          <table:table-cell table:number-columns-repeated="16380"/>
        </table:table-row>
        <table:table-row table:style-name="ro1">
          <table:table-cell office:value-type="float" office:value="572" table:style-name="ce4">
            <text:p>572</text:p>
          </table:table-cell>
          <table:table-cell office:value-type="float" office:value="375001" table:style-name="ce31">
            <text:p>375001</text:p>
          </table:table-cell>
          <table:table-cell office:value-type="string" table:style-name="ce31">
            <text:p>Viáticos en el País</text:p>
          </table:table-cell>
          <table:table-cell office:value-type="float" office:value="100" table:style-name="ce4">
            <text:p>100</text:p>
          </table:table-cell>
          <table:table-cell table:number-columns-repeated="16380"/>
        </table:table-row>
        <table:table-row table:style-name="ro1">
          <table:table-cell office:value-type="float" office:value="573" table:style-name="ce4">
            <text:p>573</text:p>
          </table:table-cell>
          <table:table-cell office:value-type="float" office:value="375001" table:style-name="ce31">
            <text:p>375001</text:p>
          </table:table-cell>
          <table:table-cell office:value-type="string" table:style-name="ce31">
            <text:p>Viáticos en el País</text:p>
          </table:table-cell>
          <table:table-cell office:value-type="float" office:value="118" table:style-name="ce4">
            <text:p>118</text:p>
          </table:table-cell>
          <table:table-cell table:number-columns-repeated="16380"/>
        </table:table-row>
        <table:table-row table:style-name="ro1">
          <table:table-cell office:value-type="float" office:value="574" table:style-name="ce4">
            <text:p>574</text:p>
          </table:table-cell>
          <table:table-cell office:value-type="float" office:value="375001" table:style-name="ce31">
            <text:p>375001</text:p>
          </table:table-cell>
          <table:table-cell office:value-type="string" table:style-name="ce31">
            <text:p>Viáticos en el País</text:p>
          </table:table-cell>
          <table:table-cell office:value-type="float" office:value="84" table:style-name="ce4">
            <text:p>84</text:p>
          </table:table-cell>
          <table:table-cell table:number-columns-repeated="16380"/>
        </table:table-row>
        <table:table-row table:style-name="ro1">
          <table:table-cell office:value-type="float" office:value="575" table:style-name="ce4">
            <text:p>575</text:p>
          </table:table-cell>
          <table:table-cell office:value-type="float" office:value="375001" table:style-name="ce31">
            <text:p>375001</text:p>
          </table:table-cell>
          <table:table-cell office:value-type="string" table:style-name="ce31">
            <text:p>Viáticos en el País</text:p>
          </table:table-cell>
          <table:table-cell office:value-type="float" office:value="154" table:style-name="ce4">
            <text:p>154</text:p>
          </table:table-cell>
          <table:table-cell table:number-columns-repeated="16380"/>
        </table:table-row>
        <table:table-row table:style-name="ro1">
          <table:table-cell office:value-type="float" office:value="576" table:style-name="ce4">
            <text:p>576</text:p>
          </table:table-cell>
          <table:table-cell office:value-type="float" office:value="375001" table:style-name="ce31">
            <text:p>375001</text:p>
          </table:table-cell>
          <table:table-cell office:value-type="string" table:style-name="ce31">
            <text:p>Viáticos en el País</text:p>
          </table:table-cell>
          <table:table-cell office:value-type="float" office:value="240" table:style-name="ce4">
            <text:p>240</text:p>
          </table:table-cell>
          <table:table-cell table:number-columns-repeated="16380"/>
        </table:table-row>
        <table:table-row table:style-name="ro1">
          <table:table-cell office:value-type="float" office:value="577" table:style-name="ce4">
            <text:p>577</text:p>
          </table:table-cell>
          <table:table-cell office:value-type="float" office:value="375001" table:style-name="ce31">
            <text:p>375001</text:p>
          </table:table-cell>
          <table:table-cell office:value-type="string" table:style-name="ce31">
            <text:p>Viáticos en el País</text:p>
          </table:table-cell>
          <table:table-cell office:value-type="float" office:value="324" table:style-name="ce4">
            <text:p>324</text:p>
          </table:table-cell>
          <table:table-cell table:number-columns-repeated="16380"/>
        </table:table-row>
        <table:table-row table:style-name="ro1">
          <table:table-cell office:value-type="float" office:value="578" table:style-name="ce4">
            <text:p>578</text:p>
          </table:table-cell>
          <table:table-cell office:value-type="float" office:value="375001" table:style-name="ce31">
            <text:p>375001</text:p>
          </table:table-cell>
          <table:table-cell office:value-type="string" table:style-name="ce31">
            <text:p>Viáticos en el País</text:p>
          </table:table-cell>
          <table:table-cell office:value-type="float" office:value="333" table:style-name="ce4">
            <text:p>333</text:p>
          </table:table-cell>
          <table:table-cell table:number-columns-repeated="16380"/>
        </table:table-row>
        <table:table-row table:style-name="ro1">
          <table:table-cell office:value-type="float" office:value="579" table:style-name="ce4">
            <text:p>579</text:p>
          </table:table-cell>
          <table:table-cell office:value-type="float" office:value="375001" table:style-name="ce31">
            <text:p>375001</text:p>
          </table:table-cell>
          <table:table-cell office:value-type="string" table:style-name="ce31">
            <text:p>Viáticos en el País</text:p>
          </table:table-cell>
          <table:table-cell office:value-type="float" office:value="281.88" table:style-name="ce4">
            <text:p>281.88</text:p>
          </table:table-cell>
          <table:table-cell table:number-columns-repeated="16380"/>
        </table:table-row>
        <table:table-row table:style-name="ro1">
          <table:table-cell office:value-type="float" office:value="580" table:style-name="ce4">
            <text:p>580</text:p>
          </table:table-cell>
          <table:table-cell office:value-type="float" office:value="375001" table:style-name="ce31">
            <text:p>375001</text:p>
          </table:table-cell>
          <table:table-cell office:value-type="string" table:style-name="ce31">
            <text:p>Viáticos en el País</text:p>
          </table:table-cell>
          <table:table-cell office:value-type="float" office:value="630.51" table:style-name="ce4">
            <text:p>630.51</text:p>
          </table:table-cell>
          <table:table-cell table:number-columns-repeated="16380"/>
        </table:table-row>
        <table:table-row table:style-name="ro1">
          <table:table-cell office:value-type="float" office:value="581" table:style-name="ce4">
            <text:p>581</text:p>
          </table:table-cell>
          <table:table-cell office:value-type="float" office:value="375001" table:style-name="ce31">
            <text:p>375001</text:p>
          </table:table-cell>
          <table:table-cell office:value-type="string" table:style-name="ce31">
            <text:p>Viáticos en el País</text:p>
          </table:table-cell>
          <table:table-cell office:value-type="float" office:value="200" table:style-name="ce4">
            <text:p>200</text:p>
          </table:table-cell>
          <table:table-cell table:number-columns-repeated="16380"/>
        </table:table-row>
        <table:table-row table:style-name="ro1">
          <table:table-cell office:value-type="float" office:value="582" table:style-name="ce4">
            <text:p>582</text:p>
          </table:table-cell>
          <table:table-cell office:value-type="float" office:value="375001" table:style-name="ce31">
            <text:p>375001</text:p>
          </table:table-cell>
          <table:table-cell office:value-type="string" table:style-name="ce31">
            <text:p>Viáticos en el País</text:p>
          </table:table-cell>
          <table:table-cell office:value-type="float" office:value="840" table:style-name="ce4">
            <text:p>840</text:p>
          </table:table-cell>
          <table:table-cell table:number-columns-repeated="16380"/>
        </table:table-row>
        <table:table-row table:style-name="ro26">
          <table:table-cell office:value-type="float" office:value="583" table:style-name="ce4">
            <text:p>583</text:p>
          </table:table-cell>
          <table:table-cell office:value-type="float" office:value="375001" table:style-name="ce31">
            <text:p>375001</text:p>
          </table:table-cell>
          <table:table-cell office:value-type="string" table:style-name="ce31">
            <text:p>Viáticos en el País</text:p>
          </table:table-cell>
          <table:table-cell office:value-type="float" office:value="236" table:style-name="ce4">
            <text:p>236</text:p>
          </table:table-cell>
          <table:table-cell table:number-columns-repeated="16380"/>
        </table:table-row>
        <table:table-row table:style-name="ro26">
          <table:table-cell office:value-type="float" office:value="584" table:style-name="ce4">
            <text:p>584</text:p>
          </table:table-cell>
          <table:table-cell office:value-type="float" office:value="375001" table:style-name="ce31">
            <text:p>375001</text:p>
          </table:table-cell>
          <table:table-cell office:value-type="string" table:style-name="ce31">
            <text:p>Viáticos en el País</text:p>
          </table:table-cell>
          <table:table-cell office:value-type="float" office:value="546" table:style-name="ce4">
            <text:p>546</text:p>
          </table:table-cell>
          <table:table-cell table:number-columns-repeated="16380"/>
        </table:table-row>
        <table:table-row table:style-name="ro26">
          <table:table-cell office:value-type="float" office:value="585" table:style-name="ce4">
            <text:p>585</text:p>
          </table:table-cell>
          <table:table-cell office:value-type="float" office:value="375001" table:style-name="ce31">
            <text:p>375001</text:p>
          </table:table-cell>
          <table:table-cell office:value-type="string" table:style-name="ce31">
            <text:p>Viáticos en el País</text:p>
          </table:table-cell>
          <table:table-cell office:value-type="float" office:value="398" table:style-name="ce4">
            <text:p>398</text:p>
          </table:table-cell>
          <table:table-cell table:number-columns-repeated="16380"/>
        </table:table-row>
        <table:table-row table:style-name="ro26">
          <table:table-cell office:value-type="float" office:value="586" table:style-name="ce4">
            <text:p>586</text:p>
          </table:table-cell>
          <table:table-cell office:value-type="float" office:value="375001" table:style-name="ce31">
            <text:p>375001</text:p>
          </table:table-cell>
          <table:table-cell office:value-type="string" table:style-name="ce31">
            <text:p>Viáticos en el País</text:p>
          </table:table-cell>
          <table:table-cell office:value-type="float" office:value="60" table:style-name="ce4">
            <text:p>60</text:p>
          </table:table-cell>
          <table:table-cell table:number-columns-repeated="16380"/>
        </table:table-row>
        <table:table-row table:style-name="ro26">
          <table:table-cell office:value-type="float" office:value="587" table:style-name="ce4">
            <text:p>587</text:p>
          </table:table-cell>
          <table:table-cell office:value-type="float" office:value="375001" table:style-name="ce31">
            <text:p>375001</text:p>
          </table:table-cell>
          <table:table-cell office:value-type="string" table:style-name="ce31">
            <text:p>Viáticos en el País</text:p>
          </table:table-cell>
          <table:table-cell office:value-type="float" office:value="84" table:style-name="ce4">
            <text:p>84</text:p>
          </table:table-cell>
          <table:table-cell table:number-columns-repeated="16380"/>
        </table:table-row>
        <table:table-row table:style-name="ro26">
          <table:table-cell office:value-type="float" office:value="588" table:style-name="ce4">
            <text:p>588</text:p>
          </table:table-cell>
          <table:table-cell office:value-type="float" office:value="375001" table:style-name="ce31">
            <text:p>375001</text:p>
          </table:table-cell>
          <table:table-cell office:value-type="string" table:style-name="ce31">
            <text:p>Viáticos en el País</text:p>
          </table:table-cell>
          <table:table-cell office:value-type="float" office:value="477" table:style-name="ce4">
            <text:p>477</text:p>
          </table:table-cell>
          <table:table-cell table:number-columns-repeated="16380"/>
        </table:table-row>
        <table:table-row table:style-name="ro26">
          <table:table-cell office:value-type="float" office:value="589" table:style-name="ce4">
            <text:p>589</text:p>
          </table:table-cell>
          <table:table-cell office:value-type="float" office:value="375001" table:style-name="ce31">
            <text:p>375001</text:p>
          </table:table-cell>
          <table:table-cell office:value-type="string" table:style-name="ce31">
            <text:p>Viáticos en el País</text:p>
          </table:table-cell>
          <table:table-cell office:value-type="float" office:value="501" table:style-name="ce4">
            <text:p>501</text:p>
          </table:table-cell>
          <table:table-cell table:number-columns-repeated="16380"/>
        </table:table-row>
        <table:table-row table:style-name="ro26">
          <table:table-cell office:value-type="float" office:value="590" table:style-name="ce4">
            <text:p>590</text:p>
          </table:table-cell>
          <table:table-cell office:value-type="float" office:value="375001" table:style-name="ce31">
            <text:p>375001</text:p>
          </table:table-cell>
          <table:table-cell office:value-type="string" table:style-name="ce31">
            <text:p>Viáticos en el País</text:p>
          </table:table-cell>
          <table:table-cell office:value-type="float" office:value="760" table:style-name="ce4">
            <text:p>760</text:p>
          </table:table-cell>
          <table:table-cell table:number-columns-repeated="16380"/>
        </table:table-row>
        <table:table-row table:style-name="ro26">
          <table:table-cell office:value-type="float" office:value="591" table:style-name="ce4">
            <text:p>591</text:p>
          </table:table-cell>
          <table:table-cell office:value-type="float" office:value="375001" table:style-name="ce31">
            <text:p>375001</text:p>
          </table:table-cell>
          <table:table-cell office:value-type="string" table:style-name="ce31">
            <text:p>Viáticos en el País</text:p>
          </table:table-cell>
          <table:table-cell office:value-type="float" office:value="500" table:style-name="ce4">
            <text:p>500</text:p>
          </table:table-cell>
          <table:table-cell table:number-columns-repeated="16380"/>
        </table:table-row>
        <table:table-row table:style-name="ro26">
          <table:table-cell office:value-type="float" office:value="592" table:style-name="ce4">
            <text:p>592</text:p>
          </table:table-cell>
          <table:table-cell office:value-type="float" office:value="375001" table:style-name="ce31">
            <text:p>375001</text:p>
          </table:table-cell>
          <table:table-cell office:value-type="string" table:style-name="ce31">
            <text:p>Viáticos en el País</text:p>
          </table:table-cell>
          <table:table-cell office:value-type="float" office:value="684" table:style-name="ce4">
            <text:p>684</text:p>
          </table:table-cell>
          <table:table-cell table:number-columns-repeated="16380"/>
        </table:table-row>
        <table:table-row table:style-name="ro26">
          <table:table-cell office:value-type="float" office:value="593" table:style-name="ce4">
            <text:p>593</text:p>
          </table:table-cell>
          <table:table-cell office:value-type="float" office:value="375001" table:style-name="ce31">
            <text:p>375001</text:p>
          </table:table-cell>
          <table:table-cell office:value-type="string" table:style-name="ce31">
            <text:p>Viáticos en el País</text:p>
          </table:table-cell>
          <table:table-cell office:value-type="float" office:value="1540" table:style-name="ce4">
            <text:p>1540</text:p>
          </table:table-cell>
          <table:table-cell table:number-columns-repeated="16380"/>
        </table:table-row>
        <table:table-row table:style-name="ro26">
          <table:table-cell office:value-type="float" office:value="594" table:style-name="ce4">
            <text:p>594</text:p>
          </table:table-cell>
          <table:table-cell office:value-type="float" office:value="375001" table:style-name="ce31">
            <text:p>375001</text:p>
          </table:table-cell>
          <table:table-cell office:value-type="string" table:style-name="ce31">
            <text:p>Viáticos en el País</text:p>
          </table:table-cell>
          <table:table-cell office:value-type="float" office:value="182" table:style-name="ce4">
            <text:p>182</text:p>
          </table:table-cell>
          <table:table-cell table:number-columns-repeated="16380"/>
        </table:table-row>
        <table:table-row table:style-name="ro26">
          <table:table-cell office:value-type="float" office:value="595" table:style-name="ce4">
            <text:p>595</text:p>
          </table:table-cell>
          <table:table-cell office:value-type="float" office:value="375001" table:style-name="ce31">
            <text:p>375001</text:p>
          </table:table-cell>
          <table:table-cell office:value-type="string" table:style-name="ce31">
            <text:p>Viáticos en el País</text:p>
          </table:table-cell>
          <table:table-cell office:value-type="float" office:value="145" table:style-name="ce4">
            <text:p>145</text:p>
          </table:table-cell>
          <table:table-cell table:number-columns-repeated="16380"/>
        </table:table-row>
        <table:table-row table:style-name="ro26">
          <table:table-cell office:value-type="float" office:value="596" table:style-name="ce4">
            <text:p>596</text:p>
          </table:table-cell>
          <table:table-cell office:value-type="float" office:value="375001" table:style-name="ce31">
            <text:p>375001</text:p>
          </table:table-cell>
          <table:table-cell office:value-type="string" table:style-name="ce31">
            <text:p>Viáticos en el País</text:p>
          </table:table-cell>
          <table:table-cell office:value-type="float" office:value="136" table:style-name="ce4">
            <text:p>136</text:p>
          </table:table-cell>
          <table:table-cell table:number-columns-repeated="16380"/>
        </table:table-row>
        <table:table-row table:style-name="ro26">
          <table:table-cell office:value-type="float" office:value="597" table:style-name="ce4">
            <text:p>597</text:p>
          </table:table-cell>
          <table:table-cell office:value-type="float" office:value="375001" table:style-name="ce31">
            <text:p>375001</text:p>
          </table:table-cell>
          <table:table-cell office:value-type="string" table:style-name="ce31">
            <text:p>Viáticos en el País</text:p>
          </table:table-cell>
          <table:table-cell office:value-type="float" office:value="47" table:style-name="ce4">
            <text:p>47</text:p>
          </table:table-cell>
          <table:table-cell table:number-columns-repeated="16380"/>
        </table:table-row>
        <table:table-row table:style-name="ro26">
          <table:table-cell office:value-type="float" office:value="598" table:style-name="ce4">
            <text:p>598</text:p>
          </table:table-cell>
          <table:table-cell office:value-type="float" office:value="375001" table:style-name="ce31">
            <text:p>375001</text:p>
          </table:table-cell>
          <table:table-cell office:value-type="string" table:style-name="ce31">
            <text:p>Viáticos en el País</text:p>
          </table:table-cell>
          <table:table-cell office:value-type="float" office:value="22" table:style-name="ce4">
            <text:p>22</text:p>
          </table:table-cell>
          <table:table-cell table:number-columns-repeated="16380"/>
        </table:table-row>
        <table:table-row table:style-name="ro26">
          <table:table-cell office:value-type="float" office:value="599" table:style-name="ce4">
            <text:p>599</text:p>
          </table:table-cell>
          <table:table-cell office:value-type="float" office:value="375001" table:style-name="ce31">
            <text:p>375001</text:p>
          </table:table-cell>
          <table:table-cell office:value-type="string" table:style-name="ce31">
            <text:p>Viáticos en el País</text:p>
          </table:table-cell>
          <table:table-cell office:value-type="float" office:value="40" table:style-name="ce4">
            <text:p>40</text:p>
          </table:table-cell>
          <table:table-cell table:number-columns-repeated="16380"/>
        </table:table-row>
        <table:table-row table:style-name="ro26">
          <table:table-cell office:value-type="float" office:value="600" table:style-name="ce4">
            <text:p>600</text:p>
          </table:table-cell>
          <table:table-cell office:value-type="float" office:value="375001" table:style-name="ce31">
            <text:p>375001</text:p>
          </table:table-cell>
          <table:table-cell office:value-type="string" table:style-name="ce31">
            <text:p>Viáticos en el País</text:p>
          </table:table-cell>
          <table:table-cell office:value-type="float" office:value="145" table:style-name="ce4">
            <text:p>145</text:p>
          </table:table-cell>
          <table:table-cell table:number-columns-repeated="16380"/>
        </table:table-row>
        <table:table-row table:style-name="ro26">
          <table:table-cell office:value-type="float" office:value="601" table:style-name="ce4">
            <text:p>601</text:p>
          </table:table-cell>
          <table:table-cell office:value-type="float" office:value="375001" table:style-name="ce31">
            <text:p>375001</text:p>
          </table:table-cell>
          <table:table-cell office:value-type="string" table:style-name="ce31">
            <text:p>Viáticos en el País</text:p>
          </table:table-cell>
          <table:table-cell office:value-type="float" office:value="40" table:style-name="ce4">
            <text:p>40</text:p>
          </table:table-cell>
          <table:table-cell table:number-columns-repeated="16380"/>
        </table:table-row>
        <table:table-row table:style-name="ro26">
          <table:table-cell office:value-type="float" office:value="602" table:style-name="ce4">
            <text:p>602</text:p>
          </table:table-cell>
          <table:table-cell office:value-type="float" office:value="375001" table:style-name="ce31">
            <text:p>375001</text:p>
          </table:table-cell>
          <table:table-cell office:value-type="string" table:style-name="ce31">
            <text:p>Viáticos en el País</text:p>
          </table:table-cell>
          <table:table-cell office:value-type="float" office:value="22" table:style-name="ce4">
            <text:p>22</text:p>
          </table:table-cell>
          <table:table-cell table:number-columns-repeated="16380"/>
        </table:table-row>
        <table:table-row table:style-name="ro26">
          <table:table-cell office:value-type="float" office:value="603" table:style-name="ce4">
            <text:p>603</text:p>
          </table:table-cell>
          <table:table-cell office:value-type="float" office:value="375001" table:style-name="ce31">
            <text:p>375001</text:p>
          </table:table-cell>
          <table:table-cell office:value-type="string" table:style-name="ce31">
            <text:p>Viáticos en el País</text:p>
          </table:table-cell>
          <table:table-cell office:value-type="float" office:value="136" table:style-name="ce4">
            <text:p>136</text:p>
          </table:table-cell>
          <table:table-cell table:number-columns-repeated="16380"/>
        </table:table-row>
        <table:table-row table:style-name="ro26">
          <table:table-cell office:value-type="float" office:value="604" table:style-name="ce4">
            <text:p>604</text:p>
          </table:table-cell>
          <table:table-cell office:value-type="float" office:value="375001" table:style-name="ce31">
            <text:p>375001</text:p>
          </table:table-cell>
          <table:table-cell office:value-type="string" table:style-name="ce31">
            <text:p>Viáticos en el País</text:p>
          </table:table-cell>
          <table:table-cell office:value-type="float" office:value="1400" table:style-name="ce4">
            <text:p>1400</text:p>
          </table:table-cell>
          <table:table-cell table:number-columns-repeated="16380"/>
        </table:table-row>
        <table:table-row table:style-name="ro26">
          <table:table-cell office:value-type="float" office:value="605" table:style-name="ce4">
            <text:p>605</text:p>
          </table:table-cell>
          <table:table-cell office:value-type="float" office:value="375001" table:style-name="ce31">
            <text:p>375001</text:p>
          </table:table-cell>
          <table:table-cell office:value-type="string" table:style-name="ce31">
            <text:p>Viáticos en el País</text:p>
          </table:table-cell>
          <table:table-cell office:value-type="float" office:value="182" table:style-name="ce4">
            <text:p>182</text:p>
          </table:table-cell>
          <table:table-cell table:number-columns-repeated="16380"/>
        </table:table-row>
        <table:table-row table:style-name="ro26">
          <table:table-cell office:value-type="float" office:value="606" table:style-name="ce4">
            <text:p>606</text:p>
          </table:table-cell>
          <table:table-cell office:value-type="float" office:value="375001" table:style-name="ce31">
            <text:p>375001</text:p>
          </table:table-cell>
          <table:table-cell office:value-type="string" table:style-name="ce31">
            <text:p>Viáticos en el País</text:p>
          </table:table-cell>
          <table:table-cell office:value-type="float" office:value="145" table:style-name="ce4">
            <text:p>145</text:p>
          </table:table-cell>
          <table:table-cell table:number-columns-repeated="16380"/>
        </table:table-row>
        <table:table-row table:style-name="ro26">
          <table:table-cell office:value-type="float" office:value="607" table:style-name="ce4">
            <text:p>607</text:p>
          </table:table-cell>
          <table:table-cell office:value-type="float" office:value="375001" table:style-name="ce31">
            <text:p>375001</text:p>
          </table:table-cell>
          <table:table-cell office:value-type="string" table:style-name="ce31">
            <text:p>Viáticos en el País</text:p>
          </table:table-cell>
          <table:table-cell office:value-type="float" office:value="136" table:style-name="ce4">
            <text:p>136</text:p>
          </table:table-cell>
          <table:table-cell table:number-columns-repeated="16380"/>
        </table:table-row>
        <table:table-row table:style-name="ro26">
          <table:table-cell office:value-type="float" office:value="608" table:style-name="ce4">
            <text:p>608</text:p>
          </table:table-cell>
          <table:table-cell office:value-type="float" office:value="375001" table:style-name="ce31">
            <text:p>375001</text:p>
          </table:table-cell>
          <table:table-cell office:value-type="string" table:style-name="ce31">
            <text:p>Viáticos en el País</text:p>
          </table:table-cell>
          <table:table-cell office:value-type="float" office:value="40" table:style-name="ce4">
            <text:p>40</text:p>
          </table:table-cell>
          <table:table-cell table:number-columns-repeated="16380"/>
        </table:table-row>
        <table:table-row table:style-name="ro26">
          <table:table-cell office:value-type="float" office:value="609" table:style-name="ce4">
            <text:p>609</text:p>
          </table:table-cell>
          <table:table-cell office:value-type="float" office:value="375001" table:style-name="ce31">
            <text:p>375001</text:p>
          </table:table-cell>
          <table:table-cell office:value-type="string" table:style-name="ce31">
            <text:p>Viáticos en el País</text:p>
          </table:table-cell>
          <table:table-cell office:value-type="float" office:value="47" table:style-name="ce4">
            <text:p>47</text:p>
          </table:table-cell>
          <table:table-cell table:number-columns-repeated="16380"/>
        </table:table-row>
        <table:table-row table:style-name="ro26">
          <table:table-cell office:value-type="float" office:value="610" table:style-name="ce4">
            <text:p>610</text:p>
          </table:table-cell>
          <table:table-cell office:value-type="float" office:value="375001" table:style-name="ce31">
            <text:p>375001</text:p>
          </table:table-cell>
          <table:table-cell office:value-type="string" table:style-name="ce31">
            <text:p>Viáticos en el País</text:p>
          </table:table-cell>
          <table:table-cell office:value-type="float" office:value="22" table:style-name="ce4">
            <text:p>22</text:p>
          </table:table-cell>
          <table:table-cell table:number-columns-repeated="16380"/>
        </table:table-row>
        <table:table-row table:style-name="ro26">
          <table:table-cell office:value-type="float" office:value="611" table:style-name="ce4">
            <text:p>611</text:p>
          </table:table-cell>
          <table:table-cell office:value-type="float" office:value="375001" table:style-name="ce31">
            <text:p>375001</text:p>
          </table:table-cell>
          <table:table-cell office:value-type="string" table:style-name="ce31">
            <text:p>Viáticos en el País</text:p>
          </table:table-cell>
          <table:table-cell office:value-type="float" office:value="145" table:style-name="ce4">
            <text:p>145</text:p>
          </table:table-cell>
          <table:table-cell table:number-columns-repeated="16380"/>
        </table:table-row>
        <table:table-row table:style-name="ro26">
          <table:table-cell office:value-type="float" office:value="612" table:style-name="ce4">
            <text:p>612</text:p>
          </table:table-cell>
          <table:table-cell office:value-type="float" office:value="375001" table:style-name="ce31">
            <text:p>375001</text:p>
          </table:table-cell>
          <table:table-cell office:value-type="string" table:style-name="ce31">
            <text:p>Viáticos en el País</text:p>
          </table:table-cell>
          <table:table-cell office:value-type="float" office:value="40" table:style-name="ce4">
            <text:p>40</text:p>
          </table:table-cell>
          <table:table-cell table:number-columns-repeated="16380"/>
        </table:table-row>
        <table:table-row table:style-name="ro26">
          <table:table-cell office:value-type="float" office:value="613" table:style-name="ce4">
            <text:p>613</text:p>
          </table:table-cell>
          <table:table-cell office:value-type="float" office:value="375001" table:style-name="ce31">
            <text:p>375001</text:p>
          </table:table-cell>
          <table:table-cell office:value-type="string" table:style-name="ce31">
            <text:p>Viáticos en el País</text:p>
          </table:table-cell>
          <table:table-cell office:value-type="float" office:value="22" table:style-name="ce4">
            <text:p>22</text:p>
          </table:table-cell>
          <table:table-cell table:number-columns-repeated="16380"/>
        </table:table-row>
        <table:table-row table:style-name="ro26">
          <table:table-cell office:value-type="float" office:value="614" table:style-name="ce4">
            <text:p>614</text:p>
          </table:table-cell>
          <table:table-cell office:value-type="float" office:value="375001" table:style-name="ce31">
            <text:p>375001</text:p>
          </table:table-cell>
          <table:table-cell office:value-type="string" table:style-name="ce31">
            <text:p>Viáticos en el País</text:p>
          </table:table-cell>
          <table:table-cell office:value-type="float" office:value="136" table:style-name="ce4">
            <text:p>136</text:p>
          </table:table-cell>
          <table:table-cell table:number-columns-repeated="16380"/>
        </table:table-row>
        <table:table-row table:style-name="ro26">
          <table:table-cell office:value-type="float" office:value="615" table:style-name="ce4">
            <text:p>615</text:p>
          </table:table-cell>
          <table:table-cell office:value-type="float" office:value="375001" table:style-name="ce31">
            <text:p>375001</text:p>
          </table:table-cell>
          <table:table-cell office:value-type="string" table:style-name="ce31">
            <text:p>Viáticos en el País</text:p>
          </table:table-cell>
          <table:table-cell office:value-type="float" office:value="1400" table:style-name="ce4">
            <text:p>1400</text:p>
          </table:table-cell>
          <table:table-cell table:number-columns-repeated="16380"/>
        </table:table-row>
        <table:table-row table:style-name="ro26">
          <table:table-cell office:value-type="float" office:value="616" table:style-name="ce4">
            <text:p>616</text:p>
          </table:table-cell>
          <table:table-cell office:value-type="float" office:value="375001" table:style-name="ce31">
            <text:p>375001</text:p>
          </table:table-cell>
          <table:table-cell office:value-type="string" table:style-name="ce31">
            <text:p>Viáticos en el País</text:p>
          </table:table-cell>
          <table:table-cell office:value-type="float" office:value="63.99" table:style-name="ce4">
            <text:p>63.99</text:p>
          </table:table-cell>
          <table:table-cell table:number-columns-repeated="16380"/>
        </table:table-row>
        <table:table-row table:style-name="ro26">
          <table:table-cell office:value-type="float" office:value="617" table:style-name="ce4">
            <text:p>617</text:p>
          </table:table-cell>
          <table:table-cell office:value-type="float" office:value="375001" table:style-name="ce31">
            <text:p>375001</text:p>
          </table:table-cell>
          <table:table-cell office:value-type="string" table:style-name="ce31">
            <text:p>Viáticos en el País</text:p>
          </table:table-cell>
          <table:table-cell office:value-type="float" office:value="48" table:style-name="ce4">
            <text:p>48</text:p>
          </table:table-cell>
          <table:table-cell table:number-columns-repeated="16380"/>
        </table:table-row>
        <table:table-row table:style-name="ro26">
          <table:table-cell office:value-type="float" office:value="618" table:style-name="ce4">
            <text:p>618</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19" table:style-name="ce4">
            <text:p>619</text:p>
          </table:table-cell>
          <table:table-cell office:value-type="float" office:value="375001" table:style-name="ce31">
            <text:p>375001</text:p>
          </table:table-cell>
          <table:table-cell office:value-type="string" table:style-name="ce31">
            <text:p>Viáticos en el País</text:p>
          </table:table-cell>
          <table:table-cell office:value-type="float" office:value="180" table:style-name="ce4">
            <text:p>180</text:p>
          </table:table-cell>
          <table:table-cell table:number-columns-repeated="16380"/>
        </table:table-row>
        <table:table-row table:style-name="ro26">
          <table:table-cell office:value-type="float" office:value="620" table:style-name="ce4">
            <text:p>620</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21" table:style-name="ce4">
            <text:p>621</text:p>
          </table:table-cell>
          <table:table-cell office:value-type="float" office:value="375001" table:style-name="ce31">
            <text:p>375001</text:p>
          </table:table-cell>
          <table:table-cell office:value-type="string" table:style-name="ce31">
            <text:p>Viáticos en el País</text:p>
          </table:table-cell>
          <table:table-cell office:value-type="float" office:value="392" table:style-name="ce4">
            <text:p>392</text:p>
          </table:table-cell>
          <table:table-cell table:number-columns-repeated="16380"/>
        </table:table-row>
        <table:table-row table:style-name="ro26">
          <table:table-cell office:value-type="float" office:value="622" table:style-name="ce4">
            <text:p>622</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23" table:style-name="ce4">
            <text:p>623</text:p>
          </table:table-cell>
          <table:table-cell office:value-type="float" office:value="375001" table:style-name="ce31">
            <text:p>375001</text:p>
          </table:table-cell>
          <table:table-cell office:value-type="string" table:style-name="ce31">
            <text:p>Viáticos en el País</text:p>
          </table:table-cell>
          <table:table-cell office:value-type="float" office:value="73.8" table:style-name="ce4">
            <text:p>73.8</text:p>
          </table:table-cell>
          <table:table-cell table:number-columns-repeated="16380"/>
        </table:table-row>
        <table:table-row table:style-name="ro26">
          <table:table-cell office:value-type="float" office:value="624" table:style-name="ce4">
            <text:p>624</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25" table:style-name="ce4">
            <text:p>625</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26" table:style-name="ce4">
            <text:p>626</text:p>
          </table:table-cell>
          <table:table-cell office:value-type="float" office:value="375001" table:style-name="ce31">
            <text:p>375001</text:p>
          </table:table-cell>
          <table:table-cell office:value-type="string" table:style-name="ce31">
            <text:p>Viáticos en el País</text:p>
          </table:table-cell>
          <table:table-cell office:value-type="float" office:value="54" table:style-name="ce4">
            <text:p>54</text:p>
          </table:table-cell>
          <table:table-cell table:number-columns-repeated="16380"/>
        </table:table-row>
        <table:table-row table:style-name="ro26">
          <table:table-cell office:value-type="float" office:value="627" table:style-name="ce4">
            <text:p>627</text:p>
          </table:table-cell>
          <table:table-cell office:value-type="float" office:value="375001" table:style-name="ce31">
            <text:p>375001</text:p>
          </table:table-cell>
          <table:table-cell office:value-type="string" table:style-name="ce31">
            <text:p>Viáticos en el País</text:p>
          </table:table-cell>
          <table:table-cell office:value-type="float" office:value="94" table:style-name="ce12">
            <text:p>94</text:p>
          </table:table-cell>
          <table:table-cell table:number-columns-repeated="16380"/>
        </table:table-row>
        <table:table-row table:style-name="ro26">
          <table:table-cell office:value-type="float" office:value="628" table:style-name="ce4">
            <text:p>628</text:p>
          </table:table-cell>
          <table:table-cell office:value-type="float" office:value="375001" table:style-name="ce32">
            <text:p>375001</text:p>
          </table:table-cell>
          <table:table-cell office:value-type="string" table:style-name="ce32">
            <text:p>Viáticos en el País</text:p>
          </table:table-cell>
          <table:table-cell office:value-type="float" office:value="108" table:style-name="ce4">
            <text:p>108</text:p>
          </table:table-cell>
          <table:table-cell table:number-columns-repeated="16380" table:style-name="ce8"/>
        </table:table-row>
        <table:table-row table:style-name="ro26">
          <table:table-cell office:value-type="float" office:value="629" table:style-name="ce4">
            <text:p>629</text:p>
          </table:table-cell>
          <table:table-cell office:value-type="float" office:value="375001" table:style-name="ce32">
            <text:p>375001</text:p>
          </table:table-cell>
          <table:table-cell office:value-type="string" table:style-name="ce32">
            <text:p>Viáticos en el País</text:p>
          </table:table-cell>
          <table:table-cell office:value-type="float" office:value="85" table:style-name="ce4">
            <text:p>85</text:p>
          </table:table-cell>
          <table:table-cell table:number-columns-repeated="16380" table:style-name="ce8"/>
        </table:table-row>
        <table:table-row table:style-name="ro26">
          <table:table-cell office:value-type="float" office:value="630" table:style-name="ce4">
            <text:p>630</text:p>
          </table:table-cell>
          <table:table-cell office:value-type="float" office:value="375001" table:style-name="ce32">
            <text:p>375001</text:p>
          </table:table-cell>
          <table:table-cell office:value-type="string" table:style-name="ce32">
            <text:p>Viáticos en el País</text:p>
          </table:table-cell>
          <table:table-cell office:value-type="float" office:value="108" table:style-name="ce4">
            <text:p>108</text:p>
          </table:table-cell>
          <table:table-cell table:number-columns-repeated="16380" table:style-name="ce8"/>
        </table:table-row>
        <table:table-row table:style-name="ro26">
          <table:table-cell office:value-type="float" office:value="631" table:style-name="ce4">
            <text:p>631</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32" table:style-name="ce4">
            <text:p>632</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33" table:style-name="ce4">
            <text:p>633</text:p>
          </table:table-cell>
          <table:table-cell office:value-type="float" office:value="375001" table:style-name="ce31">
            <text:p>375001</text:p>
          </table:table-cell>
          <table:table-cell office:value-type="string" table:style-name="ce31">
            <text:p>Viáticos en el País</text:p>
          </table:table-cell>
          <table:table-cell office:value-type="float" office:value="500" table:style-name="ce4">
            <text:p>500</text:p>
          </table:table-cell>
          <table:table-cell table:number-columns-repeated="16380"/>
        </table:table-row>
        <table:table-row table:style-name="ro26">
          <table:table-cell office:value-type="float" office:value="634" table:style-name="ce4">
            <text:p>634</text:p>
          </table:table-cell>
          <table:table-cell office:value-type="float" office:value="375001" table:style-name="ce31">
            <text:p>375001</text:p>
          </table:table-cell>
          <table:table-cell office:value-type="string" table:style-name="ce31">
            <text:p>Viáticos en el País</text:p>
          </table:table-cell>
          <table:table-cell office:value-type="float" office:value="69" table:style-name="ce4">
            <text:p>69</text:p>
          </table:table-cell>
          <table:table-cell table:number-columns-repeated="16380"/>
        </table:table-row>
        <table:table-row table:style-name="ro26">
          <table:table-cell office:value-type="float" office:value="635" table:style-name="ce4">
            <text:p>635</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36" table:style-name="ce4">
            <text:p>636</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37" table:style-name="ce4">
            <text:p>637</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38" table:style-name="ce4">
            <text:p>638</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39" table:style-name="ce4">
            <text:p>639</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40" table:style-name="ce4">
            <text:p>640</text:p>
          </table:table-cell>
          <table:table-cell office:value-type="float" office:value="375001" table:style-name="ce31">
            <text:p>375001</text:p>
          </table:table-cell>
          <table:table-cell office:value-type="string" table:style-name="ce31">
            <text:p>Viáticos en el País</text:p>
          </table:table-cell>
          <table:table-cell office:value-type="float" office:value="79" table:style-name="ce4">
            <text:p>79</text:p>
          </table:table-cell>
          <table:table-cell table:number-columns-repeated="16380"/>
        </table:table-row>
        <table:table-row table:style-name="ro26">
          <table:table-cell office:value-type="float" office:value="641" table:style-name="ce4">
            <text:p>641</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42" table:style-name="ce4">
            <text:p>642</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43" table:style-name="ce4">
            <text:p>643</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44" table:style-name="ce4">
            <text:p>644</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45" table:style-name="ce4">
            <text:p>645</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46" table:style-name="ce4">
            <text:p>646</text:p>
          </table:table-cell>
          <table:table-cell office:value-type="float" office:value="375001" table:style-name="ce31">
            <text:p>375001</text:p>
          </table:table-cell>
          <table:table-cell office:value-type="string" table:style-name="ce31">
            <text:p>Viáticos en el País</text:p>
          </table:table-cell>
          <table:table-cell office:value-type="float" office:value="3374" table:style-name="ce4">
            <text:p>3374</text:p>
          </table:table-cell>
          <table:table-cell table:number-columns-repeated="16380"/>
        </table:table-row>
        <table:table-row table:style-name="ro26">
          <table:table-cell office:value-type="float" office:value="647" table:style-name="ce4">
            <text:p>647</text:p>
          </table:table-cell>
          <table:table-cell office:value-type="float" office:value="375001" table:style-name="ce31">
            <text:p>375001</text:p>
          </table:table-cell>
          <table:table-cell office:value-type="string" table:style-name="ce31">
            <text:p>Viáticos en el País</text:p>
          </table:table-cell>
          <table:table-cell office:value-type="float" office:value="212" table:style-name="ce4">
            <text:p>212</text:p>
          </table:table-cell>
          <table:table-cell table:number-columns-repeated="16380"/>
        </table:table-row>
        <table:table-row table:style-name="ro26">
          <table:table-cell office:value-type="float" office:value="648" table:style-name="ce4">
            <text:p>648</text:p>
          </table:table-cell>
          <table:table-cell office:value-type="float" office:value="375001" table:style-name="ce31">
            <text:p>375001</text:p>
          </table:table-cell>
          <table:table-cell office:value-type="string" table:style-name="ce31">
            <text:p>Viáticos en el País</text:p>
          </table:table-cell>
          <table:table-cell office:value-type="float" office:value="1500" table:style-name="ce4">
            <text:p>1500</text:p>
          </table:table-cell>
          <table:table-cell table:number-columns-repeated="16380"/>
        </table:table-row>
        <table:table-row table:style-name="ro26">
          <table:table-cell office:value-type="float" office:value="649" table:style-name="ce4">
            <text:p>649</text:p>
          </table:table-cell>
          <table:table-cell office:value-type="float" office:value="375001" table:style-name="ce31">
            <text:p>375001</text:p>
          </table:table-cell>
          <table:table-cell office:value-type="string" table:style-name="ce31">
            <text:p>Viáticos en el País</text:p>
          </table:table-cell>
          <table:table-cell office:value-type="float" office:value="77.98" table:style-name="ce4">
            <text:p>77.98</text:p>
          </table:table-cell>
          <table:table-cell table:number-columns-repeated="16380"/>
        </table:table-row>
        <table:table-row table:style-name="ro26">
          <table:table-cell office:value-type="float" office:value="650" table:style-name="ce4">
            <text:p>650</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51" table:style-name="ce4">
            <text:p>651</text:p>
          </table:table-cell>
          <table:table-cell office:value-type="float" office:value="375001" table:style-name="ce31">
            <text:p>375001</text:p>
          </table:table-cell>
          <table:table-cell office:value-type="string" table:style-name="ce31">
            <text:p>Viáticos en el País</text:p>
          </table:table-cell>
          <table:table-cell office:value-type="float" office:value="150" table:style-name="ce4">
            <text:p>150</text:p>
          </table:table-cell>
          <table:table-cell table:number-columns-repeated="16380"/>
        </table:table-row>
        <table:table-row table:style-name="ro26">
          <table:table-cell office:value-type="float" office:value="652" table:style-name="ce4">
            <text:p>652</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53" table:style-name="ce4">
            <text:p>653</text:p>
          </table:table-cell>
          <table:table-cell office:value-type="float" office:value="375001" table:style-name="ce31">
            <text:p>375001</text:p>
          </table:table-cell>
          <table:table-cell office:value-type="string" table:style-name="ce31">
            <text:p>Viáticos en el País</text:p>
          </table:table-cell>
          <table:table-cell office:value-type="float" office:value="79.989999999999995" table:style-name="ce4">
            <text:p>79.99</text:p>
          </table:table-cell>
          <table:table-cell table:number-columns-repeated="16380"/>
        </table:table-row>
        <table:table-row table:style-name="ro26">
          <table:table-cell office:value-type="float" office:value="654" table:style-name="ce4">
            <text:p>654</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55" table:style-name="ce4">
            <text:p>655</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14">
            <text:p>75</text:p>
          </table:table-cell>
          <table:table-cell table:number-columns-repeated="16380"/>
        </table:table-row>
        <table:table-row table:style-name="ro26">
          <table:table-cell office:value-type="float" office:value="656" table:style-name="ce4">
            <text:p>656</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57" table:style-name="ce4">
            <text:p>657</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58" table:style-name="ce4">
            <text:p>658</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59" table:style-name="ce4">
            <text:p>659</text:p>
          </table:table-cell>
          <table:table-cell office:value-type="float" office:value="375001" table:style-name="ce31">
            <text:p>375001</text:p>
          </table:table-cell>
          <table:table-cell office:value-type="string" table:style-name="ce31">
            <text:p>Viáticos en el País</text:p>
          </table:table-cell>
          <table:table-cell office:value-type="float" office:value="1098" table:style-name="ce4">
            <text:p>1098</text:p>
          </table:table-cell>
          <table:table-cell table:number-columns-repeated="16380"/>
        </table:table-row>
        <table:table-row table:style-name="ro26">
          <table:table-cell office:value-type="float" office:value="660" table:style-name="ce4">
            <text:p>660</text:p>
          </table:table-cell>
          <table:table-cell office:value-type="float" office:value="375001" table:style-name="ce31">
            <text:p>375001</text:p>
          </table:table-cell>
          <table:table-cell office:value-type="string" table:style-name="ce31">
            <text:p>Viáticos en el País</text:p>
          </table:table-cell>
          <table:table-cell office:value-type="float" office:value="200" table:style-name="ce4">
            <text:p>200</text:p>
          </table:table-cell>
          <table:table-cell table:number-columns-repeated="16380"/>
        </table:table-row>
        <table:table-row table:style-name="ro26">
          <table:table-cell office:value-type="float" office:value="661" table:style-name="ce4">
            <text:p>661</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62" table:style-name="ce4">
            <text:p>662</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63" table:style-name="ce4">
            <text:p>663</text:p>
          </table:table-cell>
          <table:table-cell office:value-type="float" office:value="375001" table:style-name="ce31">
            <text:p>375001</text:p>
          </table:table-cell>
          <table:table-cell office:value-type="string" table:style-name="ce31">
            <text:p>Viáticos en el País</text:p>
          </table:table-cell>
          <table:table-cell office:value-type="float" office:value="180" table:style-name="ce4">
            <text:p>180</text:p>
          </table:table-cell>
          <table:table-cell table:number-columns-repeated="16380"/>
        </table:table-row>
        <table:table-row table:style-name="ro26">
          <table:table-cell office:value-type="float" office:value="664" table:style-name="ce4">
            <text:p>664</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65" table:style-name="ce4">
            <text:p>665</text:p>
          </table:table-cell>
          <table:table-cell office:value-type="float" office:value="375001" table:style-name="ce31">
            <text:p>375001</text:p>
          </table:table-cell>
          <table:table-cell office:value-type="string" table:style-name="ce31">
            <text:p>Viáticos en el País</text:p>
          </table:table-cell>
          <table:table-cell office:value-type="float" office:value="145" table:style-name="ce4">
            <text:p>145</text:p>
          </table:table-cell>
          <table:table-cell table:number-columns-repeated="16380"/>
        </table:table-row>
        <table:table-row table:style-name="ro26">
          <table:table-cell office:value-type="float" office:value="666" table:style-name="ce4">
            <text:p>666</text:p>
          </table:table-cell>
          <table:table-cell office:value-type="float" office:value="375001" table:style-name="ce31">
            <text:p>375001</text:p>
          </table:table-cell>
          <table:table-cell office:value-type="string" table:style-name="ce31">
            <text:p>Viáticos en el País</text:p>
          </table:table-cell>
          <table:table-cell office:value-type="float" office:value="600" table:style-name="ce4">
            <text:p>600</text:p>
          </table:table-cell>
          <table:table-cell table:number-columns-repeated="16380"/>
        </table:table-row>
        <table:table-row table:style-name="ro26">
          <table:table-cell office:value-type="float" office:value="667" table:style-name="ce4">
            <text:p>667</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68" table:style-name="ce4">
            <text:p>668</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69" table:style-name="ce4">
            <text:p>669</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70" table:style-name="ce4">
            <text:p>670</text:p>
          </table:table-cell>
          <table:table-cell office:value-type="float" office:value="375001" table:style-name="ce31">
            <text:p>375001</text:p>
          </table:table-cell>
          <table:table-cell office:value-type="string" table:style-name="ce31">
            <text:p>Viáticos en el País</text:p>
          </table:table-cell>
          <table:table-cell office:value-type="float" office:value="114" table:style-name="ce4">
            <text:p>114</text:p>
          </table:table-cell>
          <table:table-cell table:number-columns-repeated="16380"/>
        </table:table-row>
        <table:table-row table:style-name="ro26">
          <table:table-cell office:value-type="float" office:value="671" table:style-name="ce4">
            <text:p>671</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72" table:style-name="ce4">
            <text:p>672</text:p>
          </table:table-cell>
          <table:table-cell office:value-type="float" office:value="375001" table:style-name="ce31">
            <text:p>375001</text:p>
          </table:table-cell>
          <table:table-cell office:value-type="string" table:style-name="ce31">
            <text:p>Viáticos en el País</text:p>
          </table:table-cell>
          <table:table-cell office:value-type="float" office:value="300" table:style-name="ce4">
            <text:p>300</text:p>
          </table:table-cell>
          <table:table-cell table:number-columns-repeated="16380"/>
        </table:table-row>
        <table:table-row table:style-name="ro26">
          <table:table-cell office:value-type="float" office:value="673" table:style-name="ce4">
            <text:p>673</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74" table:style-name="ce4">
            <text:p>674</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75" table:style-name="ce4">
            <text:p>675</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76" table:style-name="ce4">
            <text:p>676</text:p>
          </table:table-cell>
          <table:table-cell office:value-type="float" office:value="375001" table:style-name="ce31">
            <text:p>375001</text:p>
          </table:table-cell>
          <table:table-cell office:value-type="string" table:style-name="ce31">
            <text:p>Viáticos en el País</text:p>
          </table:table-cell>
          <table:table-cell office:value-type="float" office:value="259" table:style-name="ce4">
            <text:p>259</text:p>
          </table:table-cell>
          <table:table-cell table:number-columns-repeated="16380"/>
        </table:table-row>
        <table:table-row table:style-name="ro26">
          <table:table-cell office:value-type="float" office:value="677" table:style-name="ce4">
            <text:p>677</text:p>
          </table:table-cell>
          <table:table-cell office:value-type="float" office:value="375001" table:style-name="ce31">
            <text:p>375001</text:p>
          </table:table-cell>
          <table:table-cell office:value-type="string" table:style-name="ce31">
            <text:p>Viáticos en el País</text:p>
          </table:table-cell>
          <table:table-cell office:value-type="float" office:value="54" table:style-name="ce4">
            <text:p>54</text:p>
          </table:table-cell>
          <table:table-cell table:number-columns-repeated="16380"/>
        </table:table-row>
        <table:table-row table:style-name="ro26">
          <table:table-cell office:value-type="float" office:value="678" table:style-name="ce4">
            <text:p>678</text:p>
          </table:table-cell>
          <table:table-cell office:value-type="float" office:value="375001" table:style-name="ce31">
            <text:p>375001</text:p>
          </table:table-cell>
          <table:table-cell office:value-type="string" table:style-name="ce31">
            <text:p>Viáticos en el País</text:p>
          </table:table-cell>
          <table:table-cell office:value-type="float" office:value="180" table:style-name="ce4">
            <text:p>180</text:p>
          </table:table-cell>
          <table:table-cell table:number-columns-repeated="16380"/>
        </table:table-row>
        <table:table-row table:style-name="ro26">
          <table:table-cell office:value-type="float" office:value="679" table:style-name="ce4">
            <text:p>679</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80" table:style-name="ce4">
            <text:p>680</text:p>
          </table:table-cell>
          <table:table-cell office:value-type="float" office:value="375001" table:style-name="ce33">
            <text:p>375001</text:p>
          </table:table-cell>
          <table:table-cell office:value-type="string" table:style-name="ce33">
            <text:p>Viáticos en el País</text:p>
          </table:table-cell>
          <table:table-cell office:value-type="float" office:value="68.02" table:style-name="ce4">
            <text:p>68.02</text:p>
          </table:table-cell>
          <table:table-cell table:number-columns-repeated="16380"/>
        </table:table-row>
        <table:table-row table:style-name="ro26">
          <table:table-cell office:value-type="float" office:value="681" table:style-name="ce18">
            <text:p>681</text:p>
          </table:table-cell>
          <table:table-cell office:value-type="float" office:value="375001" table:style-name="ce33">
            <text:p>375001</text:p>
          </table:table-cell>
          <table:table-cell office:value-type="string" table:style-name="ce33">
            <text:p>Viáticos en el País</text:p>
          </table:table-cell>
          <table:table-cell office:value-type="float" office:value="8430" table:style-name="ce18">
            <text:p>8430</text:p>
          </table:table-cell>
          <table:table-cell table:number-columns-repeated="16380"/>
        </table:table-row>
        <table:table-row table:style-name="ro26">
          <table:table-cell office:value-type="float" office:value="682" table:style-name="ce22">
            <text:p>682</text:p>
          </table:table-cell>
          <table:table-cell office:value-type="float" office:value="375001" table:style-name="ce31">
            <text:p>375001</text:p>
          </table:table-cell>
          <table:table-cell office:value-type="string" table:style-name="ce31">
            <text:p>Viáticos en el País</text:p>
          </table:table-cell>
          <table:table-cell office:value-type="float" office:value="89" table:style-name="ce4">
            <text:p>89</text:p>
          </table:table-cell>
          <table:table-cell table:number-columns-repeated="16380" table:style-name="ce23"/>
        </table:table-row>
        <table:table-row table:style-name="ro26">
          <table:table-cell office:value-type="float" office:value="683" table:style-name="ce22">
            <text:p>683</text:p>
          </table:table-cell>
          <table:table-cell office:value-type="float" office:value="375001" table:style-name="ce31">
            <text:p>375001</text:p>
          </table:table-cell>
          <table:table-cell office:value-type="string" table:style-name="ce31">
            <text:p>Viáticos en el País</text:p>
          </table:table-cell>
          <table:table-cell office:value-type="float" office:value="760" table:style-name="ce4">
            <text:p>760</text:p>
          </table:table-cell>
          <table:table-cell table:number-columns-repeated="16380"/>
        </table:table-row>
        <table:table-row table:style-name="ro26">
          <table:table-cell office:value-type="float" office:value="684" table:style-name="ce22">
            <text:p>684</text:p>
          </table:table-cell>
          <table:table-cell office:value-type="float" office:value="375001" table:style-name="ce31">
            <text:p>375001</text:p>
          </table:table-cell>
          <table:table-cell office:value-type="string" table:style-name="ce31">
            <text:p>Viáticos en el País</text:p>
          </table:table-cell>
          <table:table-cell office:value-type="float" office:value="300" table:style-name="ce4">
            <text:p>300</text:p>
          </table:table-cell>
          <table:table-cell table:number-columns-repeated="16380"/>
        </table:table-row>
        <table:table-row table:style-name="ro26">
          <table:table-cell office:value-type="float" office:value="685" table:style-name="ce22">
            <text:p>685</text:p>
          </table:table-cell>
          <table:table-cell office:value-type="float" office:value="375001" table:style-name="ce31">
            <text:p>375001</text:p>
          </table:table-cell>
          <table:table-cell office:value-type="string" table:style-name="ce31">
            <text:p>Viáticos en el País</text:p>
          </table:table-cell>
          <table:table-cell office:value-type="float" office:value="760" table:style-name="ce4">
            <text:p>760</text:p>
          </table:table-cell>
          <table:table-cell table:number-columns-repeated="16380"/>
        </table:table-row>
        <table:table-row table:style-name="ro26">
          <table:table-cell office:value-type="float" office:value="686" table:style-name="ce22">
            <text:p>686</text:p>
          </table:table-cell>
          <table:table-cell office:value-type="float" office:value="375001" table:style-name="ce31">
            <text:p>375001</text:p>
          </table:table-cell>
          <table:table-cell office:value-type="string" table:style-name="ce31">
            <text:p>Viáticos en el País</text:p>
          </table:table-cell>
          <table:table-cell office:value-type="float" office:value="300" table:style-name="ce4">
            <text:p>300</text:p>
          </table:table-cell>
          <table:table-cell table:number-columns-repeated="16380"/>
        </table:table-row>
        <table:table-row table:style-name="ro26">
          <table:table-cell office:value-type="float" office:value="687" table:style-name="ce22">
            <text:p>687</text:p>
          </table:table-cell>
          <table:table-cell office:value-type="float" office:value="375001" table:style-name="ce31">
            <text:p>375001</text:p>
          </table:table-cell>
          <table:table-cell office:value-type="string" table:style-name="ce31">
            <text:p>Viáticos en el País</text:p>
          </table:table-cell>
          <table:table-cell office:value-type="float" office:value="760" table:style-name="ce4">
            <text:p>760</text:p>
          </table:table-cell>
          <table:table-cell table:number-columns-repeated="16380"/>
        </table:table-row>
        <table:table-row table:style-name="ro26">
          <table:table-cell office:value-type="float" office:value="688" table:style-name="ce22">
            <text:p>688</text:p>
          </table:table-cell>
          <table:table-cell office:value-type="float" office:value="375001" table:style-name="ce31">
            <text:p>375001</text:p>
          </table:table-cell>
          <table:table-cell office:value-type="string" table:style-name="ce31">
            <text:p>Viáticos en el País</text:p>
          </table:table-cell>
          <table:table-cell office:value-type="float" office:value="300" table:style-name="ce4">
            <text:p>300</text:p>
          </table:table-cell>
          <table:table-cell table:number-columns-repeated="16380"/>
        </table:table-row>
        <table:table-row table:style-name="ro26">
          <table:table-cell office:value-type="float" office:value="689" table:style-name="ce22">
            <text:p>689</text:p>
          </table:table-cell>
          <table:table-cell office:value-type="float" office:value="375001" table:style-name="ce31">
            <text:p>375001</text:p>
          </table:table-cell>
          <table:table-cell office:value-type="string" table:style-name="ce31">
            <text:p>Viáticos en el País</text:p>
          </table:table-cell>
          <table:table-cell office:value-type="float" office:value="100" table:style-name="ce4">
            <text:p>100</text:p>
          </table:table-cell>
          <table:table-cell table:number-columns-repeated="16380"/>
        </table:table-row>
        <table:table-row table:style-name="ro26">
          <table:table-cell office:value-type="float" office:value="690" table:style-name="ce22">
            <text:p>690</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691" table:style-name="ce22">
            <text:p>691</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692" table:style-name="ce4">
            <text:p>692</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693" table:style-name="ce4">
            <text:p>693</text:p>
          </table:table-cell>
          <table:table-cell office:value-type="float" office:value="375001" table:style-name="ce31">
            <text:p>375001</text:p>
          </table:table-cell>
          <table:table-cell office:value-type="string" table:style-name="ce31">
            <text:p>Viáticos en el País</text:p>
          </table:table-cell>
          <table:table-cell office:value-type="float" office:value="1098" table:style-name="ce4">
            <text:p>1098</text:p>
          </table:table-cell>
          <table:table-cell table:number-columns-repeated="16380"/>
        </table:table-row>
        <table:table-row table:style-name="ro26">
          <table:table-cell office:value-type="float" office:value="694" table:style-name="ce4">
            <text:p>694</text:p>
          </table:table-cell>
          <table:table-cell office:value-type="float" office:value="375001" table:style-name="ce31">
            <text:p>375001</text:p>
          </table:table-cell>
          <table:table-cell office:value-type="string" table:style-name="ce31">
            <text:p>Viáticos en el País</text:p>
          </table:table-cell>
          <table:table-cell office:value-type="float" office:value="199.99" table:style-name="ce4">
            <text:p>199.99</text:p>
          </table:table-cell>
          <table:table-cell table:number-columns-repeated="16380"/>
        </table:table-row>
        <table:table-row table:style-name="ro26">
          <table:table-cell office:value-type="float" office:value="695" table:style-name="ce4">
            <text:p>695</text:p>
          </table:table-cell>
          <table:table-cell office:value-type="float" office:value="375001" table:style-name="ce31">
            <text:p>375001</text:p>
          </table:table-cell>
          <table:table-cell office:value-type="string" table:style-name="ce31">
            <text:p>Viáticos en el País</text:p>
          </table:table-cell>
          <table:table-cell office:value-type="float" office:value="144" table:style-name="ce4">
            <text:p>144</text:p>
          </table:table-cell>
          <table:table-cell table:number-columns-repeated="16380"/>
        </table:table-row>
        <table:table-row table:style-name="ro26">
          <table:table-cell office:value-type="float" office:value="696" table:style-name="ce18">
            <text:p>696</text:p>
          </table:table-cell>
          <table:table-cell office:value-type="float" office:value="375001" table:style-name="ce31">
            <text:p>375001</text:p>
          </table:table-cell>
          <table:table-cell office:value-type="string" table:style-name="ce31">
            <text:p>Viáticos en el País</text:p>
          </table:table-cell>
          <table:table-cell office:value-type="float" office:value="84.97" table:style-name="ce18">
            <text:p>84.97</text:p>
          </table:table-cell>
          <table:table-cell table:number-columns-repeated="16380"/>
        </table:table-row>
        <table:table-row table:style-name="ro26">
          <table:table-cell office:value-type="float" office:value="697" table:style-name="ce18">
            <text:p>697</text:p>
          </table:table-cell>
          <table:table-cell office:value-type="float" office:value="375001" table:style-name="ce31">
            <text:p>375001</text:p>
          </table:table-cell>
          <table:table-cell office:value-type="string" table:style-name="ce31">
            <text:p>Viáticos en el País</text:p>
          </table:table-cell>
          <table:table-cell office:value-type="float" office:value="562" table:style-name="ce18">
            <text:p>562</text:p>
          </table:table-cell>
          <table:table-cell table:number-columns-repeated="16380"/>
        </table:table-row>
        <table:table-row table:style-name="ro26">
          <table:table-cell office:value-type="float" office:value="698" table:style-name="ce18">
            <text:p>698</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18">
            <text:p>85</text:p>
          </table:table-cell>
          <table:table-cell table:number-columns-repeated="16380"/>
        </table:table-row>
        <table:table-row table:style-name="ro26">
          <table:table-cell office:value-type="float" office:value="699" table:style-name="ce22">
            <text:p>699</text:p>
          </table:table-cell>
          <table:table-cell office:value-type="float" office:value="375001" table:style-name="ce31">
            <text:p>375001</text:p>
          </table:table-cell>
          <table:table-cell office:value-type="string" table:style-name="ce31">
            <text:p>Viáticos en el País</text:p>
          </table:table-cell>
          <table:table-cell office:value-type="float" office:value="141.01" table:style-name="ce4">
            <text:p>141.01</text:p>
          </table:table-cell>
          <table:table-cell table:number-columns-repeated="16380"/>
        </table:table-row>
        <table:table-row table:style-name="ro26">
          <table:table-cell office:value-type="float" office:value="700" table:style-name="ce22">
            <text:p>700</text:p>
          </table:table-cell>
          <table:table-cell office:value-type="float" office:value="375001" table:style-name="ce31">
            <text:p>375001</text:p>
          </table:table-cell>
          <table:table-cell office:value-type="string" table:style-name="ce31">
            <text:p>Viáticos en el País</text:p>
          </table:table-cell>
          <table:table-cell office:value-type="float" office:value="79.989999999999995" table:style-name="ce4">
            <text:p>79.99</text:p>
          </table:table-cell>
          <table:table-cell table:number-columns-repeated="16380"/>
        </table:table-row>
        <table:table-row table:style-name="ro26">
          <table:table-cell office:value-type="float" office:value="701" table:style-name="ce22">
            <text:p>701</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02" table:style-name="ce22">
            <text:p>702</text:p>
          </table:table-cell>
          <table:table-cell office:value-type="float" office:value="375001" table:style-name="ce31">
            <text:p>375001</text:p>
          </table:table-cell>
          <table:table-cell office:value-type="string" table:style-name="ce31">
            <text:p>Viáticos en el País</text:p>
          </table:table-cell>
          <table:table-cell office:value-type="float" office:value="180" table:style-name="ce4">
            <text:p>180</text:p>
          </table:table-cell>
          <table:table-cell table:number-columns-repeated="16380"/>
        </table:table-row>
        <table:table-row table:style-name="ro26">
          <table:table-cell office:value-type="float" office:value="703" table:style-name="ce22">
            <text:p>703</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04" table:style-name="ce4">
            <text:p>704</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05" table:style-name="ce4">
            <text:p>705</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706" table:style-name="ce4">
            <text:p>706</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707" table:style-name="ce4">
            <text:p>707</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708" table:style-name="ce4">
            <text:p>708</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709" table:style-name="ce4">
            <text:p>709</text:p>
          </table:table-cell>
          <table:table-cell office:value-type="float" office:value="375001" table:style-name="ce31">
            <text:p>375001</text:p>
          </table:table-cell>
          <table:table-cell office:value-type="string" table:style-name="ce31">
            <text:p>Viáticos en el País</text:p>
          </table:table-cell>
          <table:table-cell office:value-type="float" office:value="86" table:style-name="ce4">
            <text:p>86</text:p>
          </table:table-cell>
          <table:table-cell table:number-columns-repeated="16380"/>
        </table:table-row>
        <table:table-row table:style-name="ro26">
          <table:table-cell office:value-type="float" office:value="710" table:style-name="ce4">
            <text:p>710</text:p>
          </table:table-cell>
          <table:table-cell office:value-type="float" office:value="375001" table:style-name="ce31">
            <text:p>375001</text:p>
          </table:table-cell>
          <table:table-cell office:value-type="string" table:style-name="ce31">
            <text:p>Viáticos en el País</text:p>
          </table:table-cell>
          <table:table-cell office:value-type="float" office:value="79.989999999999995" table:style-name="ce4">
            <text:p>79.99</text:p>
          </table:table-cell>
          <table:table-cell table:number-columns-repeated="16380"/>
        </table:table-row>
        <table:table-row table:style-name="ro26">
          <table:table-cell office:value-type="float" office:value="711" table:style-name="ce4">
            <text:p>711</text:p>
          </table:table-cell>
          <table:table-cell office:value-type="float" office:value="375001" table:style-name="ce31">
            <text:p>375001</text:p>
          </table:table-cell>
          <table:table-cell office:value-type="string" table:style-name="ce31">
            <text:p>Viáticos en el País</text:p>
          </table:table-cell>
          <table:table-cell office:value-type="float" office:value="174" table:style-name="ce4">
            <text:p>174</text:p>
          </table:table-cell>
          <table:table-cell table:number-columns-repeated="16380"/>
        </table:table-row>
        <table:table-row table:style-name="ro26">
          <table:table-cell office:value-type="float" office:value="712" table:style-name="ce4">
            <text:p>712</text:p>
          </table:table-cell>
          <table:table-cell office:value-type="float" office:value="375001" table:style-name="ce31">
            <text:p>375001</text:p>
          </table:table-cell>
          <table:table-cell office:value-type="string" table:style-name="ce31">
            <text:p>Viáticos en el País</text:p>
          </table:table-cell>
          <table:table-cell office:value-type="float" office:value="170" table:style-name="ce4">
            <text:p>170</text:p>
          </table:table-cell>
          <table:table-cell table:number-columns-repeated="16380"/>
        </table:table-row>
        <table:table-row table:style-name="ro26">
          <table:table-cell office:value-type="float" office:value="713" table:style-name="ce4">
            <text:p>713</text:p>
          </table:table-cell>
          <table:table-cell office:value-type="float" office:value="375001" table:style-name="ce31">
            <text:p>375001</text:p>
          </table:table-cell>
          <table:table-cell office:value-type="string" table:style-name="ce31">
            <text:p>Viáticos en el País</text:p>
          </table:table-cell>
          <table:table-cell office:value-type="float" office:value="58" table:style-name="ce4">
            <text:p>58</text:p>
          </table:table-cell>
          <table:table-cell table:number-columns-repeated="16380"/>
        </table:table-row>
        <table:table-row table:style-name="ro26">
          <table:table-cell office:value-type="float" office:value="714" table:style-name="ce4">
            <text:p>714</text:p>
          </table:table-cell>
          <table:table-cell office:value-type="float" office:value="375001" table:style-name="ce31">
            <text:p>375001</text:p>
          </table:table-cell>
          <table:table-cell office:value-type="string" table:style-name="ce31">
            <text:p>Viáticos en el País</text:p>
          </table:table-cell>
          <table:table-cell office:value-type="float" office:value="170" table:style-name="ce4">
            <text:p>170</text:p>
          </table:table-cell>
          <table:table-cell table:number-columns-repeated="16380"/>
        </table:table-row>
        <table:table-row table:style-name="ro26">
          <table:table-cell office:value-type="float" office:value="715" table:style-name="ce4">
            <text:p>715</text:p>
          </table:table-cell>
          <table:table-cell office:value-type="float" office:value="375001" table:style-name="ce31">
            <text:p>375001</text:p>
          </table:table-cell>
          <table:table-cell office:value-type="string" table:style-name="ce31">
            <text:p>Viáticos en el País</text:p>
          </table:table-cell>
          <table:table-cell office:value-type="float" office:value="64" table:style-name="ce4">
            <text:p>64</text:p>
          </table:table-cell>
          <table:table-cell table:number-columns-repeated="16380"/>
        </table:table-row>
        <table:table-row table:style-name="ro26">
          <table:table-cell office:value-type="float" office:value="716" table:style-name="ce4">
            <text:p>716</text:p>
          </table:table-cell>
          <table:table-cell office:value-type="float" office:value="375001" table:style-name="ce31">
            <text:p>375001</text:p>
          </table:table-cell>
          <table:table-cell office:value-type="string" table:style-name="ce31">
            <text:p>Viáticos en el País</text:p>
          </table:table-cell>
          <table:table-cell office:value-type="float" office:value="170" table:style-name="ce4">
            <text:p>170</text:p>
          </table:table-cell>
          <table:table-cell table:number-columns-repeated="16380"/>
        </table:table-row>
        <table:table-row table:style-name="ro26">
          <table:table-cell office:value-type="float" office:value="717" table:style-name="ce22">
            <text:p>717</text:p>
          </table:table-cell>
          <table:table-cell office:value-type="float" office:value="375001" table:style-name="ce31">
            <text:p>375001</text:p>
          </table:table-cell>
          <table:table-cell office:value-type="string" table:style-name="ce31">
            <text:p>Viáticos en el País</text:p>
          </table:table-cell>
          <table:table-cell office:value-type="float" office:value="48" table:style-name="ce4">
            <text:p>48</text:p>
          </table:table-cell>
          <table:table-cell table:number-columns-repeated="16380"/>
        </table:table-row>
        <table:table-row table:style-name="ro26">
          <table:table-cell office:value-type="float" office:value="718" table:style-name="ce22">
            <text:p>718</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719" table:style-name="ce22">
            <text:p>719</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20" table:style-name="ce22">
            <text:p>720</text:p>
          </table:table-cell>
          <table:table-cell office:value-type="float" office:value="375001" table:style-name="ce31">
            <text:p>375001</text:p>
          </table:table-cell>
          <table:table-cell office:value-type="string" table:style-name="ce31">
            <text:p>Viáticos en el País</text:p>
          </table:table-cell>
          <table:table-cell office:value-type="float" office:value="180" table:style-name="ce4">
            <text:p>180</text:p>
          </table:table-cell>
          <table:table-cell table:number-columns-repeated="16380"/>
        </table:table-row>
        <table:table-row table:style-name="ro26">
          <table:table-cell office:value-type="float" office:value="721" table:style-name="ce22">
            <text:p>721</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22" table:style-name="ce22">
            <text:p>722</text:p>
          </table:table-cell>
          <table:table-cell office:value-type="float" office:value="375001" table:style-name="ce31">
            <text:p>375001</text:p>
          </table:table-cell>
          <table:table-cell office:value-type="string" table:style-name="ce31">
            <text:p>Viáticos en el País</text:p>
          </table:table-cell>
          <table:table-cell office:value-type="float" office:value="32" table:style-name="ce4">
            <text:p>32</text:p>
          </table:table-cell>
          <table:table-cell table:number-columns-repeated="16380"/>
        </table:table-row>
        <table:table-row table:style-name="ro26">
          <table:table-cell office:value-type="float" office:value="723" table:style-name="ce22">
            <text:p>723</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724" table:style-name="ce22">
            <text:p>724</text:p>
          </table:table-cell>
          <table:table-cell office:value-type="float" office:value="375001" table:style-name="ce31">
            <text:p>375001</text:p>
          </table:table-cell>
          <table:table-cell office:value-type="string" table:style-name="ce31">
            <text:p>Viáticos en el País</text:p>
          </table:table-cell>
          <table:table-cell office:value-type="float" office:value="576" table:style-name="ce4">
            <text:p>576</text:p>
          </table:table-cell>
          <table:table-cell table:number-columns-repeated="16380"/>
        </table:table-row>
        <table:table-row table:style-name="ro26">
          <table:table-cell office:value-type="float" office:value="725" table:style-name="ce22">
            <text:p>725</text:p>
          </table:table-cell>
          <table:table-cell office:value-type="float" office:value="375001" table:style-name="ce31">
            <text:p>375001</text:p>
          </table:table-cell>
          <table:table-cell office:value-type="string" table:style-name="ce31">
            <text:p>Viáticos en el País</text:p>
          </table:table-cell>
          <table:table-cell office:value-type="float" office:value="208" table:style-name="ce4">
            <text:p>208</text:p>
          </table:table-cell>
          <table:table-cell table:number-columns-repeated="16380"/>
        </table:table-row>
        <table:table-row table:style-name="ro26">
          <table:table-cell office:value-type="float" office:value="726" table:style-name="ce22">
            <text:p>726</text:p>
          </table:table-cell>
          <table:table-cell office:value-type="float" office:value="375001" table:style-name="ce31">
            <text:p>375001</text:p>
          </table:table-cell>
          <table:table-cell office:value-type="string" table:style-name="ce31">
            <text:p>Viáticos en el País</text:p>
          </table:table-cell>
          <table:table-cell office:value-type="float" office:value="558" table:style-name="ce4">
            <text:p>558</text:p>
          </table:table-cell>
          <table:table-cell table:number-columns-repeated="16380"/>
        </table:table-row>
        <table:table-row table:style-name="ro26">
          <table:table-cell office:value-type="float" office:value="727" table:style-name="ce22">
            <text:p>727</text:p>
          </table:table-cell>
          <table:table-cell office:value-type="float" office:value="375001" table:style-name="ce31">
            <text:p>375001</text:p>
          </table:table-cell>
          <table:table-cell office:value-type="string" table:style-name="ce31">
            <text:p>Viáticos en el País</text:p>
          </table:table-cell>
          <table:table-cell office:value-type="float" office:value="560" table:style-name="ce4">
            <text:p>560</text:p>
          </table:table-cell>
          <table:table-cell table:number-columns-repeated="16380"/>
        </table:table-row>
        <table:table-row table:style-name="ro26">
          <table:table-cell office:value-type="float" office:value="728" table:style-name="ce22">
            <text:p>728</text:p>
          </table:table-cell>
          <table:table-cell office:value-type="float" office:value="375001" table:style-name="ce31">
            <text:p>375001</text:p>
          </table:table-cell>
          <table:table-cell office:value-type="string" table:style-name="ce31">
            <text:p>Viáticos en el País</text:p>
          </table:table-cell>
          <table:table-cell office:value-type="float" office:value="200" table:style-name="ce4">
            <text:p>200</text:p>
          </table:table-cell>
          <table:table-cell table:number-columns-repeated="16380"/>
        </table:table-row>
        <table:table-row table:style-name="ro26">
          <table:table-cell office:value-type="float" office:value="729" table:style-name="ce22">
            <text:p>729</text:p>
          </table:table-cell>
          <table:table-cell office:value-type="float" office:value="375001" table:style-name="ce31">
            <text:p>375001</text:p>
          </table:table-cell>
          <table:table-cell office:value-type="string" table:style-name="ce31">
            <text:p>Viáticos en el País</text:p>
          </table:table-cell>
          <table:table-cell office:value-type="float" office:value="54" table:style-name="ce4">
            <text:p>54</text:p>
          </table:table-cell>
          <table:table-cell table:number-columns-repeated="16380"/>
        </table:table-row>
        <table:table-row table:style-name="ro26">
          <table:table-cell office:value-type="float" office:value="730" table:style-name="ce22">
            <text:p>730</text:p>
          </table:table-cell>
          <table:table-cell office:value-type="float" office:value="375001" table:style-name="ce31">
            <text:p>375001</text:p>
          </table:table-cell>
          <table:table-cell office:value-type="string" table:style-name="ce31">
            <text:p>Viáticos en el País</text:p>
          </table:table-cell>
          <table:table-cell office:value-type="float" office:value="86" table:style-name="ce4">
            <text:p>86</text:p>
          </table:table-cell>
          <table:table-cell table:number-columns-repeated="16380"/>
        </table:table-row>
        <table:table-row table:style-name="ro26">
          <table:table-cell office:value-type="float" office:value="731" table:style-name="ce22">
            <text:p>731</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style-name="ro26">
          <table:table-cell office:value-type="float" office:value="732" table:style-name="ce22">
            <text:p>732</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33" table:style-name="ce22">
            <text:p>733</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34" table:style-name="ce22">
            <text:p>734</text:p>
          </table:table-cell>
          <table:table-cell office:value-type="float" office:value="375001" table:style-name="ce31">
            <text:p>375001</text:p>
          </table:table-cell>
          <table:table-cell office:value-type="string" table:style-name="ce31">
            <text:p>Viáticos en el País</text:p>
          </table:table-cell>
          <table:table-cell office:value-type="float" office:value="300" table:style-name="ce4">
            <text:p>300</text:p>
          </table:table-cell>
          <table:table-cell table:number-columns-repeated="16380"/>
        </table:table-row>
        <table:table-row table:style-name="ro26">
          <table:table-cell office:value-type="float" office:value="735" table:style-name="ce22">
            <text:p>735</text:p>
          </table:table-cell>
          <table:table-cell office:value-type="float" office:value="375001" table:style-name="ce31">
            <text:p>375001</text:p>
          </table:table-cell>
          <table:table-cell office:value-type="string" table:style-name="ce31">
            <text:p>Viáticos en el País</text:p>
          </table:table-cell>
          <table:table-cell office:value-type="float" office:value="75" table:style-name="ce4">
            <text:p>75</text:p>
          </table:table-cell>
          <table:table-cell table:number-columns-repeated="16380"/>
        </table:table-row>
        <table:table-row table:style-name="ro26">
          <table:table-cell office:value-type="float" office:value="736" table:style-name="ce22">
            <text:p>736</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737" table:style-name="ce22">
            <text:p>737</text:p>
          </table:table-cell>
          <table:table-cell office:value-type="float" office:value="375001" table:style-name="ce31">
            <text:p>375001</text:p>
          </table:table-cell>
          <table:table-cell office:value-type="string" table:style-name="ce31">
            <text:p>Viáticos en el País</text:p>
          </table:table-cell>
          <table:table-cell office:value-type="float" office:value="150" table:style-name="ce4">
            <text:p>150</text:p>
          </table:table-cell>
          <table:table-cell table:number-columns-repeated="16380"/>
        </table:table-row>
        <table:table-row table:style-name="ro26">
          <table:table-cell office:value-type="float" office:value="738" table:style-name="ce22">
            <text:p>738</text:p>
          </table:table-cell>
          <table:table-cell office:value-type="float" office:value="375001" table:style-name="ce31">
            <text:p>375001</text:p>
          </table:table-cell>
          <table:table-cell office:value-type="string" table:style-name="ce31">
            <text:p>Viáticos en el País</text:p>
          </table:table-cell>
          <table:table-cell office:value-type="float" office:value="208" table:style-name="ce4">
            <text:p>208</text:p>
          </table:table-cell>
          <table:table-cell table:number-columns-repeated="16380"/>
        </table:table-row>
        <table:table-row table:style-name="ro26">
          <table:table-cell office:value-type="float" office:value="739" table:style-name="ce22">
            <text:p>739</text:p>
          </table:table-cell>
          <table:table-cell office:value-type="float" office:value="375001" table:style-name="ce31">
            <text:p>375001</text:p>
          </table:table-cell>
          <table:table-cell office:value-type="string" table:style-name="ce31">
            <text:p>Viáticos en el País</text:p>
          </table:table-cell>
          <table:table-cell office:value-type="float" office:value="576" table:style-name="ce4">
            <text:p>576</text:p>
          </table:table-cell>
          <table:table-cell table:number-columns-repeated="16380"/>
        </table:table-row>
        <table:table-row table:style-name="ro26">
          <table:table-cell office:value-type="float" office:value="740" table:style-name="ce22">
            <text:p>740</text:p>
          </table:table-cell>
          <table:table-cell office:value-type="float" office:value="375001" table:style-name="ce31">
            <text:p>375001</text:p>
          </table:table-cell>
          <table:table-cell office:value-type="string" table:style-name="ce31">
            <text:p>Viáticos en el País</text:p>
          </table:table-cell>
          <table:table-cell office:value-type="float" office:value="560" table:style-name="ce4">
            <text:p>560</text:p>
          </table:table-cell>
          <table:table-cell table:number-columns-repeated="16380"/>
        </table:table-row>
        <table:table-row table:style-name="ro26">
          <table:table-cell office:value-type="float" office:value="741" table:style-name="ce22">
            <text:p>741</text:p>
          </table:table-cell>
          <table:table-cell office:value-type="float" office:value="375001" table:style-name="ce31">
            <text:p>375001</text:p>
          </table:table-cell>
          <table:table-cell office:value-type="string" table:style-name="ce31">
            <text:p>Viáticos en el País</text:p>
          </table:table-cell>
          <table:table-cell office:value-type="float" office:value="558" table:style-name="ce4">
            <text:p>558</text:p>
          </table:table-cell>
          <table:table-cell table:number-columns-repeated="16380"/>
        </table:table-row>
        <table:table-row table:style-name="ro26">
          <table:table-cell office:value-type="float" office:value="742" table:style-name="ce22">
            <text:p>742</text:p>
          </table:table-cell>
          <table:table-cell office:value-type="float" office:value="375001" table:style-name="ce31">
            <text:p>375001</text:p>
          </table:table-cell>
          <table:table-cell office:value-type="string" table:style-name="ce31">
            <text:p>Viáticos en el País</text:p>
          </table:table-cell>
          <table:table-cell office:value-type="float" office:value="200" table:style-name="ce4">
            <text:p>200</text:p>
          </table:table-cell>
          <table:table-cell table:number-columns-repeated="16380"/>
        </table:table-row>
        <table:table-row table:style-name="ro26">
          <table:table-cell office:value-type="float" office:value="743" table:style-name="ce22">
            <text:p>743</text:p>
          </table:table-cell>
          <table:table-cell office:value-type="float" office:value="375001" table:style-name="ce31">
            <text:p>375001</text:p>
          </table:table-cell>
          <table:table-cell office:value-type="string" table:style-name="ce31">
            <text:p>Viáticos en el País</text:p>
          </table:table-cell>
          <table:table-cell office:value-type="float" office:value="108" table:style-name="ce4">
            <text:p>108</text:p>
          </table:table-cell>
          <table:table-cell table:number-columns-repeated="16380"/>
        </table:table-row>
        <table:table-row table:style-name="ro26">
          <table:table-cell office:value-type="float" office:value="744" table:style-name="ce22">
            <text:p>744</text:p>
          </table:table-cell>
          <table:table-cell office:value-type="float" office:value="375001" table:style-name="ce31">
            <text:p>375001</text:p>
          </table:table-cell>
          <table:table-cell office:value-type="string" table:style-name="ce31">
            <text:p>Viáticos en el País</text:p>
          </table:table-cell>
          <table:table-cell office:value-type="float" office:value="85" table:style-name="ce4">
            <text:p>85</text:p>
          </table:table-cell>
          <table:table-cell table:number-columns-repeated="16380"/>
        </table:table-row>
        <table:table-row table:number-rows-repeated="10" table:style-name="ro26">
          <table:table-cell table:style-name="ce8"/>
          <table:table-cell table:style-name="ce1"/>
          <table:table-cell table:style-name="ce34"/>
          <table:table-cell table:number-columns-repeated="16381" table:style-name="ce1"/>
        </table:table-row>
        <table:table-row table:number-rows-repeated="16" table:style-name="ro26">
          <table:table-cell table:style-name="ce8"/>
          <table:table-cell table:style-name="ce1"/>
          <table:table-cell table:style-name="ce34"/>
          <table:table-cell table:number-columns-repeated="16381"/>
        </table:table-row>
        <table:table-row table:number-rows-repeated="792" table:style-name="ro26">
          <table:table-cell table:number-columns-repeated="16384"/>
        </table:table-row>
        <table:table-row table:number-rows-repeated="1047576" table:style-name="ro27">
          <table:table-cell table:number-columns-repeated="16384"/>
        </table:table-row>
      </table:table>
      <table:table table:name="Tabla_350056" table:style-name="ta2">
        <table:table-column table:style-name="co43" table:default-cell-style-name="ce1"/>
        <table:table-column table:style-name="co44" table:default-cell-style-name="ce1"/>
        <table:table-column table:style-name="co38" table:number-columns-repeated="24" table:default-cell-style-name="ce1"/>
        <table:table-column table:style-name="co36" table:number-columns-repeated="998" table:default-cell-style-name="ce1"/>
        <table:table-column table:style-name="co37" table:number-columns-repeated="15360" table:default-cell-style-name="ce1"/>
        <table:table-row table:style-name="ro1" table:visibility="collapse">
          <table:table-cell table:style-name="ce1"/>
          <table:table-cell office:value-type="string" table:style-name="ce1">
            <text:p>7</text:p>
          </table:table-cell>
          <table:table-cell table:number-columns-repeated="16382"/>
        </table:table-row>
        <table:table-row table:style-name="ro1" table:visibility="collapse">
          <table:table-cell table:style-name="ce1"/>
          <table:table-cell office:value-type="string" table:style-name="ce1">
            <text:p>45270</text:p>
          </table:table-cell>
          <table:table-cell table:number-columns-repeated="16382"/>
        </table:table-row>
        <table:table-row table:style-name="ro1">
          <table:table-cell office:value-type="string" table:style-name="ce35">
            <text:p>ID</text:p>
          </table:table-cell>
          <table:table-cell office:value-type="string" table:style-name="ce35">
            <text:p>Hipervínculo a las facturas o comprobantes</text:p>
          </table:table-cell>
          <table:table-cell table:number-columns-repeated="16382"/>
        </table:table-row>
        <table:table-row table:style-name="ro1">
          <table:table-cell office:value-type="float" office:value="566" table:style-name="ce4">
            <text:p>566</text:p>
          </table:table-cell>
          <table:table-cell office:value-type="string" table:style-name="ce36">
            <text:p><text:a xlink:href="https://drive.google.com/file/d/15hibqRzGqkN3Rq6mAgw439Acs61-6m5j/view?usp=sharing">https://drive.google.com/file/d/15hibqRzGqkN3Rq6mAgw439Acs61-6m5j/view?usp=sharing</text:a></text:p>
          </table:table-cell>
          <table:table-cell table:number-columns-repeated="16382"/>
        </table:table-row>
        <table:table-row table:style-name="ro1">
          <table:table-cell office:value-type="float" office:value="567" table:style-name="ce4">
            <text:p>567</text:p>
          </table:table-cell>
          <table:table-cell office:value-type="string" table:style-name="ce36">
            <text:p><text:a xlink:href="https://drive.google.com/file/d/1oLaUX9ss4KZpIGg3LhCogjErFrS4eZJX/view?usp=sharing">https://drive.google.com/file/d/1oLaUX9ss4KZpIGg3LhCogjErFrS4eZJX/view?usp=sharing</text:a></text:p>
          </table:table-cell>
          <table:table-cell table:number-columns-repeated="16382"/>
        </table:table-row>
        <table:table-row table:style-name="ro1">
          <table:table-cell office:value-type="float" office:value="568" table:style-name="ce4">
            <text:p>568</text:p>
          </table:table-cell>
          <table:table-cell office:value-type="string" table:style-name="ce36">
            <text:p><text:a xlink:href="https://drive.google.com/file/d/1PvEGPgXW9c4DOb79yv0GJLMB_LC8Ar7t/view?usp=sharing">https://drive.google.com/file/d/1PvEGPgXW9c4DOb79yv0GJLMB_LC8Ar7t/view?usp=sharing</text:a></text:p>
          </table:table-cell>
          <table:table-cell table:number-columns-repeated="16382"/>
        </table:table-row>
        <table:table-row table:style-name="ro1">
          <table:table-cell office:value-type="float" office:value="569" table:style-name="ce4">
            <text:p>569</text:p>
          </table:table-cell>
          <table:table-cell office:value-type="string" table:style-name="ce36">
            <text:p><text:a xlink:href="https://drive.google.com/file/d/1ZuJVVeM1u3_xQHvBWk6lfU-2_jAQRMgt/view?usp=sharing">https://drive.google.com/file/d/1ZuJVVeM1u3_xQHvBWk6lfU-2_jAQRMgt/view?usp=sharing</text:a></text:p>
          </table:table-cell>
          <table:table-cell table:number-columns-repeated="16382"/>
        </table:table-row>
        <table:table-row table:style-name="ro1">
          <table:table-cell office:value-type="float" office:value="570" table:style-name="ce4">
            <text:p>570</text:p>
          </table:table-cell>
          <table:table-cell office:value-type="string" table:style-name="ce37">
            <text:p>https://drive.google.com/file/d/1K89esg4j576jeDCSiEH7787dIlXfiro8/view?usp=sharing</text:p>
          </table:table-cell>
          <table:table-cell table:number-columns-repeated="16382"/>
        </table:table-row>
        <table:table-row table:style-name="ro1">
          <table:table-cell office:value-type="float" office:value="571" table:style-name="ce4">
            <text:p>571</text:p>
          </table:table-cell>
          <table:table-cell office:value-type="string" table:style-name="ce36">
            <text:p><text:a xlink:href="https://drive.google.com/file/d/1vkmtcg2fIqnNCRE73fYaIp2tkZs7SUHT/view?usp=sharing">https://drive.google.com/file/d/1vkmtcg2fIqnNCRE73fYaIp2tkZs7SUHT/view?usp=sharing</text:a></text:p>
          </table:table-cell>
          <table:table-cell table:number-columns-repeated="16382"/>
        </table:table-row>
        <table:table-row table:style-name="ro1">
          <table:table-cell office:value-type="float" office:value="572" table:style-name="ce4">
            <text:p>572</text:p>
          </table:table-cell>
          <table:table-cell office:value-type="string" table:style-name="ce36">
            <text:p><text:a xlink:href="https://drive.google.com/file/d/1ClTjpP1LWKr9k_FjcYTJWyhMKFw1LlN4/view?usp=sharing">https://drive.google.com/file/d/1ClTjpP1LWKr9k_FjcYTJWyhMKFw1LlN4/view?usp=sharing</text:a></text:p>
          </table:table-cell>
          <table:table-cell table:number-columns-repeated="16382"/>
        </table:table-row>
        <table:table-row table:style-name="ro1">
          <table:table-cell office:value-type="float" office:value="573" table:style-name="ce4">
            <text:p>573</text:p>
          </table:table-cell>
          <table:table-cell office:value-type="string" table:style-name="ce36">
            <text:p><text:a xlink:href="https://drive.google.com/file/d/1Zu9MJHqPA6ewfi_NkWA3V48YBj-0Ir82/view?usp=sharing">https://drive.google.com/file/d/1Zu9MJHqPA6ewfi_NkWA3V48YBj-0Ir82/view?usp=sharing</text:a></text:p>
          </table:table-cell>
          <table:table-cell table:number-columns-repeated="16382"/>
        </table:table-row>
        <table:table-row table:style-name="ro1">
          <table:table-cell office:value-type="float" office:value="574" table:style-name="ce4">
            <text:p>574</text:p>
          </table:table-cell>
          <table:table-cell office:value-type="string" table:style-name="ce36">
            <text:p><text:a xlink:href="https://drive.google.com/file/d/1Ho1nuGbwgS0anLZTbBCOvm1S8XQ_KWfj/view?usp=sharing">https://drive.google.com/file/d/1Ho1nuGbwgS0anLZTbBCOvm1S8XQ_KWfj/view?usp=sharing</text:a></text:p>
          </table:table-cell>
          <table:table-cell table:number-columns-repeated="16382"/>
        </table:table-row>
        <table:table-row table:style-name="ro1">
          <table:table-cell office:value-type="float" office:value="575" table:style-name="ce4">
            <text:p>575</text:p>
          </table:table-cell>
          <table:table-cell office:value-type="string" table:style-name="ce36">
            <text:p><text:a xlink:href="https://drive.google.com/file/d/15TxxHjgf3xlBGkVmfR7t0rp-LWNtSxOC/view?usp=sharing">https://drive.google.com/file/d/15TxxHjgf3xlBGkVmfR7t0rp-LWNtSxOC/view?usp=sharing</text:a></text:p>
          </table:table-cell>
          <table:table-cell table:number-columns-repeated="16382"/>
        </table:table-row>
        <table:table-row table:style-name="ro1">
          <table:table-cell office:value-type="float" office:value="576" table:style-name="ce4">
            <text:p>576</text:p>
          </table:table-cell>
          <table:table-cell office:value-type="string" table:style-name="ce36">
            <text:p><text:a xlink:href="https://drive.google.com/file/d/192D312DrOOSB6COqeJMZFuWueOcj3fPl/view?usp=sharing">https://drive.google.com/file/d/192D312DrOOSB6COqeJMZFuWueOcj3fPl/view?usp=sharing</text:a></text:p>
          </table:table-cell>
          <table:table-cell table:number-columns-repeated="16382"/>
        </table:table-row>
        <table:table-row table:style-name="ro1">
          <table:table-cell office:value-type="float" office:value="577" table:style-name="ce4">
            <text:p>577</text:p>
          </table:table-cell>
          <table:table-cell office:value-type="string" table:style-name="ce36">
            <text:p><text:a xlink:href="https://drive.google.com/file/d/1ElB4tcwDJtr-CdbADW9SQEx-DAFS_yj1/view?usp=sharing">https://drive.google.com/file/d/1ElB4tcwDJtr-CdbADW9SQEx-DAFS_yj1/view?usp=sharing</text:a></text:p>
          </table:table-cell>
          <table:table-cell table:number-columns-repeated="16382"/>
        </table:table-row>
        <table:table-row table:style-name="ro1">
          <table:table-cell office:value-type="float" office:value="578" table:style-name="ce4">
            <text:p>578</text:p>
          </table:table-cell>
          <table:table-cell office:value-type="string" table:style-name="ce36">
            <text:p><text:a xlink:href="https://drive.google.com/file/d/1UwZZXwLgQudToKWzoG1XsjKugJYDFQnl/view?usp=sharing">https://drive.google.com/file/d/1UwZZXwLgQudToKWzoG1XsjKugJYDFQnl/view?usp=sharing</text:a></text:p>
          </table:table-cell>
          <table:table-cell table:number-columns-repeated="16382"/>
        </table:table-row>
        <table:table-row table:style-name="ro1">
          <table:table-cell office:value-type="float" office:value="579" table:style-name="ce4">
            <text:p>579</text:p>
          </table:table-cell>
          <table:table-cell office:value-type="string" table:style-name="ce36">
            <text:p><text:a xlink:href="https://drive.google.com/file/d/1UZUo1JXLwD5_1Yi9MKzJWkX9J40l3bIT/view?usp=sharing">https://drive.google.com/file/d/1UZUo1JXLwD5_1Yi9MKzJWkX9J40l3bIT/view?usp=sharing</text:a></text:p>
          </table:table-cell>
          <table:table-cell table:number-columns-repeated="16382"/>
        </table:table-row>
        <table:table-row table:style-name="ro1">
          <table:table-cell office:value-type="float" office:value="580" table:style-name="ce4">
            <text:p>580</text:p>
          </table:table-cell>
          <table:table-cell office:value-type="string" table:style-name="ce36">
            <text:p><text:a xlink:href="https://drive.google.com/file/d/1sVoDv0H19zOjUtEK7MSxx9iNQm_bpDIG/view?usp=sharing">https://drive.google.com/file/d/1sVoDv0H19zOjUtEK7MSxx9iNQm_bpDIG/view?usp=sharing</text:a></text:p>
          </table:table-cell>
          <table:table-cell table:number-columns-repeated="16382"/>
        </table:table-row>
        <table:table-row table:style-name="ro1">
          <table:table-cell office:value-type="float" office:value="581" table:style-name="ce4">
            <text:p>581</text:p>
          </table:table-cell>
          <table:table-cell office:value-type="string" table:style-name="ce36">
            <text:p><text:a xlink:href="https://drive.google.com/file/d/1RadNVJOJHUj4z5TJ4Z647knrFy9G3DWg/view?usp=sharing">https://drive.google.com/file/d/1RadNVJOJHUj4z5TJ4Z647knrFy9G3DWg/view?usp=sharing</text:a></text:p>
          </table:table-cell>
          <table:table-cell table:number-columns-repeated="16382"/>
        </table:table-row>
        <table:table-row table:style-name="ro1">
          <table:table-cell office:value-type="float" office:value="582" table:style-name="ce4">
            <text:p>582</text:p>
          </table:table-cell>
          <table:table-cell office:value-type="string" table:style-name="ce36">
            <text:p><text:a xlink:href="https://drive.google.com/file/d/18gsRojqJ2dPvjI_m6utcpsHBBijoFgUl/view?usp=sharing">https://drive.google.com/file/d/18gsRojqJ2dPvjI_m6utcpsHBBijoFgUl/view?usp=sharing</text:a></text:p>
          </table:table-cell>
          <table:table-cell table:number-columns-repeated="16382"/>
        </table:table-row>
        <table:table-row table:style-name="ro26">
          <table:table-cell office:value-type="float" office:value="583" table:style-name="ce4">
            <text:p>583</text:p>
          </table:table-cell>
          <table:table-cell office:value-type="string" table:style-name="ce36">
            <text:p><text:a xlink:href="https://drive.google.com/file/d/15KA8YKCBmQxzx1ul3Sarwuh63-f7q_Kx/view?usp=sharing">https://drive.google.com/file/d/15KA8YKCBmQxzx1ul3Sarwuh63-f7q_Kx/view?usp=sharing</text:a></text:p>
          </table:table-cell>
          <table:table-cell table:number-columns-repeated="16382"/>
        </table:table-row>
        <table:table-row table:style-name="ro26">
          <table:table-cell office:value-type="float" office:value="584" table:style-name="ce4">
            <text:p>584</text:p>
          </table:table-cell>
          <table:table-cell office:value-type="string" table:style-name="ce36">
            <text:p><text:a xlink:href="https://drive.google.com/file/d/1FPG2_nBMQgUK2xVfMwixO9pMBUhwR6zX/view?usp=sharing">https://drive.google.com/file/d/1FPG2_nBMQgUK2xVfMwixO9pMBUhwR6zX/view?usp=sharing</text:a></text:p>
          </table:table-cell>
          <table:table-cell table:number-columns-repeated="16382"/>
        </table:table-row>
        <table:table-row table:style-name="ro26">
          <table:table-cell office:value-type="float" office:value="585" table:style-name="ce4">
            <text:p>585</text:p>
          </table:table-cell>
          <table:table-cell office:value-type="string" table:style-name="ce36">
            <text:p><text:a xlink:href="https://drive.google.com/file/d/1AMSMk2GONbU8J2DNWe7gQ2C6-scweeSJ/view?usp=sharing">https://drive.google.com/file/d/1AMSMk2GONbU8J2DNWe7gQ2C6-scweeSJ/view?usp=sharing</text:a></text:p>
          </table:table-cell>
          <table:table-cell table:number-columns-repeated="16382"/>
        </table:table-row>
        <table:table-row table:style-name="ro26">
          <table:table-cell office:value-type="float" office:value="586" table:style-name="ce4">
            <text:p>586</text:p>
          </table:table-cell>
          <table:table-cell office:value-type="string" table:style-name="ce36">
            <text:p><text:a xlink:href="https://drive.google.com/file/d/14EmQoDlqRhQ70RGsofb6sGGtX2O_RkpS/view?usp=sharing">https://drive.google.com/file/d/14EmQoDlqRhQ70RGsofb6sGGtX2O_RkpS/view?usp=sharing</text:a></text:p>
          </table:table-cell>
          <table:table-cell table:number-columns-repeated="16382"/>
        </table:table-row>
        <table:table-row table:style-name="ro26">
          <table:table-cell office:value-type="float" office:value="587" table:style-name="ce4">
            <text:p>587</text:p>
          </table:table-cell>
          <table:table-cell office:value-type="string" table:style-name="ce36">
            <text:p><text:a xlink:href="https://drive.google.com/file/d/1_dzXTo3_hpQxU_p2U6aHj7SLcPMECdK-/view?usp=sharing">https://drive.google.com/file/d/1_dzXTo3_hpQxU_p2U6aHj7SLcPMECdK-/view?usp=sharing</text:a></text:p>
          </table:table-cell>
          <table:table-cell table:number-columns-repeated="16382"/>
        </table:table-row>
        <table:table-row table:style-name="ro26">
          <table:table-cell office:value-type="float" office:value="588" table:style-name="ce4">
            <text:p>588</text:p>
          </table:table-cell>
          <table:table-cell office:value-type="string" table:style-name="ce36">
            <text:p><text:a xlink:href="https://drive.google.com/file/d/1nsA0Ji3nwoNRGNAsve6aHyIbDpbW8sdb/view?usp=sharing">https://drive.google.com/file/d/1nsA0Ji3nwoNRGNAsve6aHyIbDpbW8sdb/view?usp=sharing</text:a></text:p>
          </table:table-cell>
          <table:table-cell table:number-columns-repeated="16382"/>
        </table:table-row>
        <table:table-row table:style-name="ro26">
          <table:table-cell office:value-type="float" office:value="589" table:style-name="ce4">
            <text:p>589</text:p>
          </table:table-cell>
          <table:table-cell office:value-type="string" table:style-name="ce36">
            <text:p><text:a xlink:href="https://drive.google.com/file/d/18NlYOhDyyI6hQeVZecQp_QJHgNRJBOW5/view?usp=sharing">https://drive.google.com/file/d/18NlYOhDyyI6hQeVZecQp_QJHgNRJBOW5/view?usp=sharing</text:a></text:p>
          </table:table-cell>
          <table:table-cell table:number-columns-repeated="16382"/>
        </table:table-row>
        <table:table-row table:style-name="ro26">
          <table:table-cell office:value-type="float" office:value="590" table:style-name="ce4">
            <text:p>590</text:p>
          </table:table-cell>
          <table:table-cell office:value-type="string" table:style-name="ce36">
            <text:p><text:a xlink:href="https://drive.google.com/file/d/1dCu18OxI3rUsfwe96RmRpX3gmfyLrWWS/view?usp=sharing">https://drive.google.com/file/d/1dCu18OxI3rUsfwe96RmRpX3gmfyLrWWS/view?usp=sharing</text:a></text:p>
          </table:table-cell>
          <table:table-cell table:number-columns-repeated="16382"/>
        </table:table-row>
        <table:table-row table:style-name="ro26">
          <table:table-cell office:value-type="float" office:value="591" table:style-name="ce4">
            <text:p>591</text:p>
          </table:table-cell>
          <table:table-cell office:value-type="string" table:style-name="ce36">
            <text:p><text:a xlink:href="https://drive.google.com/file/d/1fA1K246nmAdqqSKNq_OHaZERtDIC2yPb/view?usp=sharing">https://drive.google.com/file/d/1fA1K246nmAdqqSKNq_OHaZERtDIC2yPb/view?usp=sharing</text:a></text:p>
          </table:table-cell>
          <table:table-cell table:number-columns-repeated="16382"/>
        </table:table-row>
        <table:table-row table:style-name="ro26">
          <table:table-cell office:value-type="float" office:value="592" table:style-name="ce4">
            <text:p>592</text:p>
          </table:table-cell>
          <table:table-cell office:value-type="string" table:style-name="ce36">
            <text:p><text:a xlink:href="https://drive.google.com/file/d/1EvGV0a2z7gX7Zr-wNrjcXBq1vsDVAcTZ/view?usp=sharing">https://drive.google.com/file/d/1EvGV0a2z7gX7Zr-wNrjcXBq1vsDVAcTZ/view?usp=sharing</text:a></text:p>
          </table:table-cell>
          <table:table-cell table:number-columns-repeated="16382"/>
        </table:table-row>
        <table:table-row table:style-name="ro26">
          <table:table-cell office:value-type="float" office:value="593" table:style-name="ce4">
            <text:p>593</text:p>
          </table:table-cell>
          <table:table-cell office:value-type="string" table:style-name="ce36">
            <text:p><text:a xlink:href="https://drive.google.com/file/d/1qiLDvxRRexY4Z6Txg5CdmB5nezAHp6yZ/view?usp=sharing">https://drive.google.com/file/d/1qiLDvxRRexY4Z6Txg5CdmB5nezAHp6yZ/view?usp=sharing</text:a></text:p>
          </table:table-cell>
          <table:table-cell table:number-columns-repeated="16382"/>
        </table:table-row>
        <table:table-row table:style-name="ro26">
          <table:table-cell office:value-type="float" office:value="594" table:style-name="ce4">
            <text:p>594</text:p>
          </table:table-cell>
          <table:table-cell office:value-type="string" table:style-name="ce36">
            <text:p><text:a xlink:href="https://drive.google.com/file/d/1iWNTTr1YjRPPdPtturjGc9mV8YFKkbdA/view?usp=sharing">https://drive.google.com/file/d/1iWNTTr1YjRPPdPtturjGc9mV8YFKkbdA/view?usp=sharing</text:a></text:p>
          </table:table-cell>
          <table:table-cell table:number-columns-repeated="16382"/>
        </table:table-row>
        <table:table-row table:style-name="ro26">
          <table:table-cell office:value-type="float" office:value="595" table:style-name="ce4">
            <text:p>595</text:p>
          </table:table-cell>
          <table:table-cell office:value-type="string" table:style-name="ce36">
            <text:p><text:a xlink:href="https://drive.google.com/file/d/1nrLP1RpRcWPk9TDei1pbRGA3qRIcL1AX/view?usp=sharing">https://drive.google.com/file/d/1nrLP1RpRcWPk9TDei1pbRGA3qRIcL1AX/view?usp=sharing</text:a></text:p>
          </table:table-cell>
          <table:table-cell table:number-columns-repeated="16382"/>
        </table:table-row>
        <table:table-row table:style-name="ro26">
          <table:table-cell office:value-type="float" office:value="596" table:style-name="ce4">
            <text:p>596</text:p>
          </table:table-cell>
          <table:table-cell office:value-type="string" table:style-name="ce36">
            <text:p><text:a xlink:href="https://drive.google.com/file/d/1QxpPSIV1kv0l1kyMJiCGSjMxli-Pjk0s/view?usp=sharing">https://drive.google.com/file/d/1QxpPSIV1kv0l1kyMJiCGSjMxli-Pjk0s/view?usp=sharing</text:a></text:p>
          </table:table-cell>
          <table:table-cell table:number-columns-repeated="16382"/>
        </table:table-row>
        <table:table-row table:style-name="ro26">
          <table:table-cell office:value-type="float" office:value="597" table:style-name="ce4">
            <text:p>597</text:p>
          </table:table-cell>
          <table:table-cell office:value-type="string" table:style-name="ce36">
            <text:p><text:a xlink:href="https://drive.google.com/file/d/13cFTz1TnOjOgjvm3k5sUhtpMKhUNg1bE/view?usp=sharing">https://drive.google.com/file/d/13cFTz1TnOjOgjvm3k5sUhtpMKhUNg1bE/view?usp=sharing</text:a></text:p>
          </table:table-cell>
          <table:table-cell table:number-columns-repeated="16382"/>
        </table:table-row>
        <table:table-row table:style-name="ro26">
          <table:table-cell office:value-type="float" office:value="598" table:style-name="ce4">
            <text:p>598</text:p>
          </table:table-cell>
          <table:table-cell office:value-type="string" table:style-name="ce36">
            <text:p><text:a xlink:href="https://drive.google.com/file/d/1Pywltt1SBlEl_IUa0C6PAd36uq6kICL8/view?usp=sharing">https://drive.google.com/file/d/1Pywltt1SBlEl_IUa0C6PAd36uq6kICL8/view?usp=sharing</text:a></text:p>
          </table:table-cell>
          <table:table-cell table:number-columns-repeated="16382"/>
        </table:table-row>
        <table:table-row table:style-name="ro26">
          <table:table-cell office:value-type="float" office:value="599" table:style-name="ce4">
            <text:p>599</text:p>
          </table:table-cell>
          <table:table-cell office:value-type="string" table:style-name="ce36">
            <text:p><text:a xlink:href="https://drive.google.com/file/d/1ud7UcKOkz_4DeM8fmxfgsy9UrNcY-Slw/view?usp=sharing">https://drive.google.com/file/d/1ud7UcKOkz_4DeM8fmxfgsy9UrNcY-Slw/view?usp=sharing</text:a></text:p>
          </table:table-cell>
          <table:table-cell table:number-columns-repeated="16382"/>
        </table:table-row>
        <table:table-row table:style-name="ro26">
          <table:table-cell office:value-type="float" office:value="600" table:style-name="ce4">
            <text:p>600</text:p>
          </table:table-cell>
          <table:table-cell office:value-type="string" table:style-name="ce36">
            <text:p><text:a xlink:href="https://drive.google.com/file/d/12Dm_z1jowu_zl1MdlSkm1_AUzL89tr2b/view?usp=sharing">https://drive.google.com/file/d/12Dm_z1jowu_zl1MdlSkm1_AUzL89tr2b/view?usp=sharing</text:a></text:p>
          </table:table-cell>
          <table:table-cell table:number-columns-repeated="16382"/>
        </table:table-row>
        <table:table-row table:style-name="ro26">
          <table:table-cell office:value-type="float" office:value="601" table:style-name="ce4">
            <text:p>601</text:p>
          </table:table-cell>
          <table:table-cell office:value-type="string" table:style-name="ce36">
            <text:p><text:a xlink:href="https://drive.google.com/file/d/1Hv5O5F86npvqmDZX0RIv6bQSCIeu8pwr/view?usp=sharing">https://drive.google.com/file/d/1Hv5O5F86npvqmDZX0RIv6bQSCIeu8pwr/view?usp=sharing</text:a></text:p>
          </table:table-cell>
          <table:table-cell table:number-columns-repeated="16382"/>
        </table:table-row>
        <table:table-row table:style-name="ro26">
          <table:table-cell office:value-type="float" office:value="602" table:style-name="ce4">
            <text:p>602</text:p>
          </table:table-cell>
          <table:table-cell office:value-type="string" table:style-name="ce36">
            <text:p><text:a xlink:href="https://drive.google.com/file/d/1Ro2cMTxiPqZcV-JRNEQzvv965A1wTFW-/view?usp=sharing">https://drive.google.com/file/d/1Ro2cMTxiPqZcV-JRNEQzvv965A1wTFW-/view?usp=sharing</text:a></text:p>
          </table:table-cell>
          <table:table-cell table:number-columns-repeated="16382"/>
        </table:table-row>
        <table:table-row table:style-name="ro26">
          <table:table-cell office:value-type="float" office:value="603" table:style-name="ce4">
            <text:p>603</text:p>
          </table:table-cell>
          <table:table-cell office:value-type="string" table:style-name="ce36">
            <text:p><text:a xlink:href="https://drive.google.com/file/d/1ii_X7-IhcqG7MDVyp2PF4nH0oTdyYBFD/view?usp=sharing">https://drive.google.com/file/d/1ii_X7-IhcqG7MDVyp2PF4nH0oTdyYBFD/view?usp=sharing</text:a></text:p>
          </table:table-cell>
          <table:table-cell table:number-columns-repeated="16382"/>
        </table:table-row>
        <table:table-row table:style-name="ro26">
          <table:table-cell office:value-type="float" office:value="604" table:style-name="ce4">
            <text:p>604</text:p>
          </table:table-cell>
          <table:table-cell office:value-type="string" table:style-name="ce36">
            <text:p><text:a xlink:href="https://drive.google.com/file/d/1dchSv6bC6Iizm3GWJjTLd0FGYOffJD_M/view?usp=sharing">https://drive.google.com/file/d/1dchSv6bC6Iizm3GWJjTLd0FGYOffJD_M/view?usp=sharing</text:a></text:p>
          </table:table-cell>
          <table:table-cell table:number-columns-repeated="16382"/>
        </table:table-row>
        <table:table-row table:style-name="ro26">
          <table:table-cell office:value-type="float" office:value="605" table:style-name="ce4">
            <text:p>605</text:p>
          </table:table-cell>
          <table:table-cell office:value-type="string" table:style-name="ce36">
            <text:p><text:a xlink:href="https://drive.google.com/file/d/1nKwxOJnITgcM4g7Y6CmOMbOWrwuJBsiK/view?usp=sharing">https://drive.google.com/file/d/1nKwxOJnITgcM4g7Y6CmOMbOWrwuJBsiK/view?usp=sharing</text:a></text:p>
          </table:table-cell>
          <table:table-cell table:number-columns-repeated="16382"/>
        </table:table-row>
        <table:table-row table:style-name="ro26">
          <table:table-cell office:value-type="float" office:value="606" table:style-name="ce4">
            <text:p>606</text:p>
          </table:table-cell>
          <table:table-cell office:value-type="string" table:style-name="ce36">
            <text:p><text:a xlink:href="https://drive.google.com/file/d/1lulWeJTj6rNNRTgFPNT5uMBz8rN3tWRE/view?usp=sharing">https://drive.google.com/file/d/1lulWeJTj6rNNRTgFPNT5uMBz8rN3tWRE/view?usp=sharing</text:a></text:p>
          </table:table-cell>
          <table:table-cell table:number-columns-repeated="16382"/>
        </table:table-row>
        <table:table-row table:style-name="ro26">
          <table:table-cell office:value-type="float" office:value="607" table:style-name="ce4">
            <text:p>607</text:p>
          </table:table-cell>
          <table:table-cell office:value-type="string" table:style-name="ce36">
            <text:p><text:a xlink:href="https://drive.google.com/file/d/17ynoZ_zFgM6UCzQOJTzwfP-6JG45-Pzu/view?usp=sharing">https://drive.google.com/file/d/17ynoZ_zFgM6UCzQOJTzwfP-6JG45-Pzu/view?usp=sharing</text:a></text:p>
          </table:table-cell>
          <table:table-cell table:number-columns-repeated="16382"/>
        </table:table-row>
        <table:table-row table:style-name="ro26">
          <table:table-cell office:value-type="float" office:value="608" table:style-name="ce4">
            <text:p>608</text:p>
          </table:table-cell>
          <table:table-cell office:value-type="string" table:style-name="ce36">
            <text:p><text:a xlink:href="https://drive.google.com/file/d/1xMzl3ZyHx6fcjXOHCHSYpi4Bb10Qb3QN/view?usp=sharing">https://drive.google.com/file/d/1xMzl3ZyHx6fcjXOHCHSYpi4Bb10Qb3QN/view?usp=sharing</text:a></text:p>
          </table:table-cell>
          <table:table-cell table:number-columns-repeated="16382"/>
        </table:table-row>
        <table:table-row table:style-name="ro26">
          <table:table-cell office:value-type="float" office:value="609" table:style-name="ce4">
            <text:p>609</text:p>
          </table:table-cell>
          <table:table-cell office:value-type="string" table:style-name="ce36">
            <text:p><text:a xlink:href="https://drive.google.com/file/d/18DhSMDtiPbx_BlXhZY2HdaBIzr0XZb25/view?usp=sharing">https://drive.google.com/file/d/18DhSMDtiPbx_BlXhZY2HdaBIzr0XZb25/view?usp=sharing</text:a></text:p>
          </table:table-cell>
          <table:table-cell table:number-columns-repeated="16382"/>
        </table:table-row>
        <table:table-row table:style-name="ro26">
          <table:table-cell office:value-type="float" office:value="610" table:style-name="ce4">
            <text:p>610</text:p>
          </table:table-cell>
          <table:table-cell office:value-type="string" table:style-name="ce36">
            <text:p><text:a xlink:href="https://drive.google.com/file/d/1aUIZnypMzP6qAL5MWrLgnS5BNTsPLM23/view?usp=sharing">https://drive.google.com/file/d/1aUIZnypMzP6qAL5MWrLgnS5BNTsPLM23/view?usp=sharing</text:a></text:p>
          </table:table-cell>
          <table:table-cell table:number-columns-repeated="16382"/>
        </table:table-row>
        <table:table-row table:style-name="ro26">
          <table:table-cell office:value-type="float" office:value="611" table:style-name="ce4">
            <text:p>611</text:p>
          </table:table-cell>
          <table:table-cell office:value-type="string" table:style-name="ce36">
            <text:p><text:a xlink:href="https://drive.google.com/file/d/1m-zKYQvo9lBZsj83MhY9o7Y7TjK9meE2/view?usp=sharing">https://drive.google.com/file/d/1m-zKYQvo9lBZsj83MhY9o7Y7TjK9meE2/view?usp=sharing</text:a></text:p>
          </table:table-cell>
          <table:table-cell table:number-columns-repeated="16382"/>
        </table:table-row>
        <table:table-row table:style-name="ro26">
          <table:table-cell office:value-type="float" office:value="612" table:style-name="ce4">
            <text:p>612</text:p>
          </table:table-cell>
          <table:table-cell office:value-type="string" table:style-name="ce36">
            <text:p><text:a xlink:href="https://drive.google.com/file/d/16RUSN5I_0Ymnjn6xRBgvAkcu4HSc4WyV/view?usp=sharing">https://drive.google.com/file/d/16RUSN5I_0Ymnjn6xRBgvAkcu4HSc4WyV/view?usp=sharing</text:a></text:p>
          </table:table-cell>
          <table:table-cell table:number-columns-repeated="16382"/>
        </table:table-row>
        <table:table-row table:style-name="ro26">
          <table:table-cell office:value-type="float" office:value="613" table:style-name="ce4">
            <text:p>613</text:p>
          </table:table-cell>
          <table:table-cell office:value-type="string" table:style-name="ce36">
            <text:p><text:a xlink:href="https://drive.google.com/file/d/1SlGmvvilHV9_CXviesIHQNg3ifPm3QJf/view?usp=sharing">https://drive.google.com/file/d/1SlGmvvilHV9_CXviesIHQNg3ifPm3QJf/view?usp=sharing</text:a></text:p>
          </table:table-cell>
          <table:table-cell table:number-columns-repeated="16382"/>
        </table:table-row>
        <table:table-row table:style-name="ro26">
          <table:table-cell office:value-type="float" office:value="614" table:style-name="ce4">
            <text:p>614</text:p>
          </table:table-cell>
          <table:table-cell office:value-type="string" table:style-name="ce36">
            <text:p><text:a xlink:href="https://drive.google.com/file/d/16u9v1guDgivqcmlxdELRt6zlvhttwBiP/view?usp=sharing">https://drive.google.com/file/d/16u9v1guDgivqcmlxdELRt6zlvhttwBiP/view?usp=sharing</text:a></text:p>
          </table:table-cell>
          <table:table-cell table:number-columns-repeated="16382"/>
        </table:table-row>
        <table:table-row table:style-name="ro26">
          <table:table-cell office:value-type="float" office:value="615" table:style-name="ce4">
            <text:p>615</text:p>
          </table:table-cell>
          <table:table-cell office:value-type="string" table:style-name="ce36">
            <text:p><text:a xlink:href="https://drive.google.com/file/d/1eIhm49nZuomeUasKl_wq4YjJimsqtGZM/view?usp=sharing">https://drive.google.com/file/d/1eIhm49nZuomeUasKl_wq4YjJimsqtGZM/view?usp=sharing</text:a></text:p>
          </table:table-cell>
          <table:table-cell table:number-columns-repeated="16382"/>
        </table:table-row>
        <table:table-row table:style-name="ro26">
          <table:table-cell office:value-type="float" office:value="616" table:style-name="ce4">
            <text:p>616</text:p>
          </table:table-cell>
          <table:table-cell office:value-type="string" table:style-name="ce36">
            <text:p><text:a xlink:href="https://drive.google.com/file/d/18M03jO7VfBvgohPSd1VEesYznSddZfjo/view?usp=sharing">https://drive.google.com/file/d/18M03jO7VfBvgohPSd1VEesYznSddZfjo/view?usp=sharing</text:a></text:p>
          </table:table-cell>
          <table:table-cell table:number-columns-repeated="16382"/>
        </table:table-row>
        <table:table-row table:style-name="ro26">
          <table:table-cell office:value-type="float" office:value="617" table:style-name="ce4">
            <text:p>617</text:p>
          </table:table-cell>
          <table:table-cell office:value-type="string" table:style-name="ce36">
            <text:p><text:a xlink:href="https://drive.google.com/file/d/14M7g5nd7Cw8y88pdsrSt5WoOS4UTmG9m/view?usp=sharing">https://drive.google.com/file/d/14M7g5nd7Cw8y88pdsrSt5WoOS4UTmG9m/view?usp=sharing</text:a></text:p>
          </table:table-cell>
          <table:table-cell table:number-columns-repeated="16382"/>
        </table:table-row>
        <table:table-row table:style-name="ro26">
          <table:table-cell office:value-type="float" office:value="618" table:style-name="ce4">
            <text:p>618</text:p>
          </table:table-cell>
          <table:table-cell office:value-type="string" table:style-name="ce36">
            <text:p><text:a xlink:href="https://drive.google.com/file/d/1D_fO1uCSGsXDrJMOWhfwg4ZSiZyFMTSf/view?usp=sharing">https://drive.google.com/file/d/1D_fO1uCSGsXDrJMOWhfwg4ZSiZyFMTSf/view?usp=sharing</text:a></text:p>
          </table:table-cell>
          <table:table-cell table:number-columns-repeated="16382"/>
        </table:table-row>
        <table:table-row table:style-name="ro26">
          <table:table-cell office:value-type="float" office:value="619" table:style-name="ce4">
            <text:p>619</text:p>
          </table:table-cell>
          <table:table-cell office:value-type="string" table:style-name="ce36">
            <text:p><text:a xlink:href="https://drive.google.com/file/d/1BlSX9YRcLArcMHet-56EI8apKlPUX20U/view?usp=sharing">https://drive.google.com/file/d/1BlSX9YRcLArcMHet-56EI8apKlPUX20U/view?usp=sharing</text:a></text:p>
          </table:table-cell>
          <table:table-cell table:number-columns-repeated="16382"/>
        </table:table-row>
        <table:table-row table:style-name="ro26">
          <table:table-cell office:value-type="float" office:value="620" table:style-name="ce4">
            <text:p>620</text:p>
          </table:table-cell>
          <table:table-cell office:value-type="string" table:style-name="ce36">
            <text:p><text:a xlink:href="https://drive.google.com/file/d/1H2Xa0SBxi4MinjAV401n9FCK85kzMoXb/view?usp=sharing">https://drive.google.com/file/d/1H2Xa0SBxi4MinjAV401n9FCK85kzMoXb/view?usp=sharing</text:a></text:p>
          </table:table-cell>
          <table:table-cell table:number-columns-repeated="16382"/>
        </table:table-row>
        <table:table-row table:style-name="ro26">
          <table:table-cell office:value-type="float" office:value="621" table:style-name="ce4">
            <text:p>621</text:p>
          </table:table-cell>
          <table:table-cell office:value-type="string" table:style-name="ce36">
            <text:p><text:a xlink:href="https://drive.google.com/file/d/1sU6S1osaQKNhLHO-XYhcSAAbOlhGTlJn/view?usp=sharing">https://drive.google.com/file/d/1sU6S1osaQKNhLHO-XYhcSAAbOlhGTlJn/view?usp=sharing</text:a></text:p>
          </table:table-cell>
          <table:table-cell table:number-columns-repeated="16382"/>
        </table:table-row>
        <table:table-row table:style-name="ro26">
          <table:table-cell office:value-type="float" office:value="622" table:style-name="ce4">
            <text:p>622</text:p>
          </table:table-cell>
          <table:table-cell office:value-type="string" table:style-name="ce36">
            <text:p><text:a xlink:href="https://drive.google.com/file/d/1uqif19j4tFcgQO7wc4F9RJoKTZn0i5Yq/view?usp=sharing">https://drive.google.com/file/d/1uqif19j4tFcgQO7wc4F9RJoKTZn0i5Yq/view?usp=sharing</text:a></text:p>
          </table:table-cell>
          <table:table-cell table:number-columns-repeated="16382"/>
        </table:table-row>
        <table:table-row table:style-name="ro26">
          <table:table-cell office:value-type="float" office:value="623" table:style-name="ce4">
            <text:p>623</text:p>
          </table:table-cell>
          <table:table-cell office:value-type="string" table:style-name="ce36">
            <text:p><text:a xlink:href="https://drive.google.com/file/d/15mKuAKoQfPVIIeEcA5Hf-FcD5-cnRMa8/view?usp=sharing">https://drive.google.com/file/d/15mKuAKoQfPVIIeEcA5Hf-FcD5-cnRMa8/view?usp=sharing</text:a></text:p>
          </table:table-cell>
          <table:table-cell table:number-columns-repeated="16382"/>
        </table:table-row>
        <table:table-row table:style-name="ro26">
          <table:table-cell office:value-type="float" office:value="624" table:style-name="ce4">
            <text:p>624</text:p>
          </table:table-cell>
          <table:table-cell office:value-type="string" table:style-name="ce36">
            <text:p><text:a xlink:href="https://drive.google.com/file/d/1rbQJv12VkNEIdvMfDrth1SU4H6OMnqiE/view?usp=sharing">https://drive.google.com/file/d/1rbQJv12VkNEIdvMfDrth1SU4H6OMnqiE/view?usp=sharing</text:a></text:p>
          </table:table-cell>
          <table:table-cell table:number-columns-repeated="16382"/>
        </table:table-row>
        <table:table-row table:style-name="ro26">
          <table:table-cell office:value-type="float" office:value="625" table:style-name="ce4">
            <text:p>625</text:p>
          </table:table-cell>
          <table:table-cell office:value-type="string" table:style-name="ce36">
            <text:p><text:a xlink:href="https://drive.google.com/file/d/1ZNcKMGh6Z3KnDG8FLtgE2t0BJ2gglC1W/view?usp=sharing">https://drive.google.com/file/d/1ZNcKMGh6Z3KnDG8FLtgE2t0BJ2gglC1W/view?usp=sharing</text:a></text:p>
          </table:table-cell>
          <table:table-cell table:number-columns-repeated="16382"/>
        </table:table-row>
        <table:table-row table:style-name="ro26">
          <table:table-cell office:value-type="float" office:value="626" table:style-name="ce4">
            <text:p>626</text:p>
          </table:table-cell>
          <table:table-cell office:value-type="string" table:style-name="ce36">
            <text:p><text:a xlink:href="https://drive.google.com/file/d/1f9fSCqdydQF17urJTOhYzNDI3fQ7bG-c/view?usp=sharing">https://drive.google.com/file/d/1f9fSCqdydQF17urJTOhYzNDI3fQ7bG-c/view?usp=sharing</text:a></text:p>
          </table:table-cell>
          <table:table-cell table:number-columns-repeated="16382"/>
        </table:table-row>
        <table:table-row table:style-name="ro26">
          <table:table-cell office:value-type="float" office:value="627" table:style-name="ce4">
            <text:p>627</text:p>
          </table:table-cell>
          <table:table-cell office:value-type="string" table:style-name="ce36">
            <text:p><text:a xlink:href="https://drive.google.com/file/d/1vURCTCoC0NhxTJv4vPKXcuZ2pTafVUxK/view?usp=sharing">https://drive.google.com/file/d/1vURCTCoC0NhxTJv4vPKXcuZ2pTafVUxK/view?usp=sharing</text:a></text:p>
          </table:table-cell>
          <table:table-cell table:number-columns-repeated="16382"/>
        </table:table-row>
        <table:table-row table:style-name="ro26">
          <table:table-cell office:value-type="float" office:value="628" table:style-name="ce4">
            <text:p>628</text:p>
          </table:table-cell>
          <table:table-cell office:value-type="string" table:style-name="ce36">
            <text:p><text:a xlink:href="https://drive.google.com/file/d/1GdyFl7mnVL9T12lfwTcIo98QH6LJk9Us/view?usp=sharing">https://drive.google.com/file/d/1GdyFl7mnVL9T12lfwTcIo98QH6LJk9Us/view?usp=sharing</text:a></text:p>
          </table:table-cell>
          <table:table-cell table:number-columns-repeated="16382"/>
        </table:table-row>
        <table:table-row table:style-name="ro26">
          <table:table-cell office:value-type="float" office:value="629" table:style-name="ce4">
            <text:p>629</text:p>
          </table:table-cell>
          <table:table-cell office:value-type="string" table:style-name="ce36">
            <text:p><text:a xlink:href="https://drive.google.com/file/d/1zrM2wJHF6qYPivkOBIXco3YDYWujERlj/view?usp=sharing">https://drive.google.com/file/d/1zrM2wJHF6qYPivkOBIXco3YDYWujERlj/view?usp=sharing</text:a></text:p>
          </table:table-cell>
          <table:table-cell table:number-columns-repeated="16382"/>
        </table:table-row>
        <table:table-row table:style-name="ro26">
          <table:table-cell office:value-type="float" office:value="630" table:style-name="ce4">
            <text:p>630</text:p>
          </table:table-cell>
          <table:table-cell office:value-type="string" table:style-name="ce36">
            <text:p><text:a xlink:href="https://drive.google.com/file/d/1XskOKCUfvNVJGszGxbF7IMQE4Ctw-f7a/view?usp=sharing">https://drive.google.com/file/d/1XskOKCUfvNVJGszGxbF7IMQE4Ctw-f7a/view?usp=sharing</text:a></text:p>
          </table:table-cell>
          <table:table-cell table:number-columns-repeated="16382"/>
        </table:table-row>
        <table:table-row table:style-name="ro26">
          <table:table-cell office:value-type="float" office:value="631" table:style-name="ce4">
            <text:p>631</text:p>
          </table:table-cell>
          <table:table-cell office:value-type="string" table:style-name="ce36">
            <text:p><text:a xlink:href="https://drive.google.com/file/d/1_afFYL8nru-ajhEgxxo7hXHdHGhxb08n/view?usp=sharing">https://drive.google.com/file/d/1_afFYL8nru-ajhEgxxo7hXHdHGhxb08n/view?usp=sharing</text:a></text:p>
          </table:table-cell>
          <table:table-cell table:number-columns-repeated="16382"/>
        </table:table-row>
        <table:table-row table:style-name="ro26">
          <table:table-cell office:value-type="float" office:value="632" table:style-name="ce4">
            <text:p>632</text:p>
          </table:table-cell>
          <table:table-cell office:value-type="string" table:style-name="ce36">
            <text:p><text:a xlink:href="https://drive.google.com/file/d/1Ai8gk0pVrDYLoYIKb5Rpq7U10__qUO_Y/view?usp=sharing">https://drive.google.com/file/d/1Ai8gk0pVrDYLoYIKb5Rpq7U10__qUO_Y/view?usp=sharing</text:a></text:p>
          </table:table-cell>
          <table:table-cell table:number-columns-repeated="16382"/>
        </table:table-row>
        <table:table-row table:style-name="ro26">
          <table:table-cell office:value-type="float" office:value="633" table:style-name="ce4">
            <text:p>633</text:p>
          </table:table-cell>
          <table:table-cell office:value-type="string" table:style-name="ce36">
            <text:p><text:a xlink:href="https://drive.google.com/file/d/1NBzP8gQs5eeD1ME8VJRbhrP1uFVumaDT/view?usp=sharing">https://drive.google.com/file/d/1NBzP8gQs5eeD1ME8VJRbhrP1uFVumaDT/view?usp=sharing</text:a></text:p>
          </table:table-cell>
          <table:table-cell table:number-columns-repeated="16382"/>
        </table:table-row>
        <table:table-row table:style-name="ro26">
          <table:table-cell office:value-type="float" office:value="634" table:style-name="ce4">
            <text:p>634</text:p>
          </table:table-cell>
          <table:table-cell office:value-type="string" table:style-name="ce36">
            <text:p><text:a xlink:href="https://drive.google.com/file/d/14oU5XJaKpFhN4JTt7JitE-cj-ckwVZHF/view?usp=sharing">https://drive.google.com/file/d/14oU5XJaKpFhN4JTt7JitE-cj-ckwVZHF/view?usp=sharing</text:a></text:p>
          </table:table-cell>
          <table:table-cell table:number-columns-repeated="16382"/>
        </table:table-row>
        <table:table-row table:style-name="ro26">
          <table:table-cell office:value-type="float" office:value="635" table:style-name="ce4">
            <text:p>635</text:p>
          </table:table-cell>
          <table:table-cell office:value-type="string" table:style-name="ce36">
            <text:p><text:a xlink:href="https://drive.google.com/file/d/1Roi5br9hrQZhvFyhzhRqJij3_gNE6NZm/view?usp=sharing">https://drive.google.com/file/d/1Roi5br9hrQZhvFyhzhRqJij3_gNE6NZm/view?usp=sharing</text:a></text:p>
          </table:table-cell>
          <table:table-cell table:number-columns-repeated="16382"/>
        </table:table-row>
        <table:table-row table:style-name="ro26">
          <table:table-cell office:value-type="float" office:value="636" table:style-name="ce4">
            <text:p>636</text:p>
          </table:table-cell>
          <table:table-cell office:value-type="string" table:style-name="ce36">
            <text:p><text:a xlink:href="https://drive.google.com/file/d/1X4DexwdnwmUlI35J-zwhdVZYjv07HIHc/view?usp=sharing">https://drive.google.com/file/d/1X4DexwdnwmUlI35J-zwhdVZYjv07HIHc/view?usp=sharing</text:a></text:p>
          </table:table-cell>
          <table:table-cell table:number-columns-repeated="16382"/>
        </table:table-row>
        <table:table-row table:style-name="ro26">
          <table:table-cell office:value-type="float" office:value="637" table:style-name="ce4">
            <text:p>637</text:p>
          </table:table-cell>
          <table:table-cell office:value-type="string" table:style-name="ce36">
            <text:p><text:a xlink:href="https://drive.google.com/file/d/1eewdg62Svw3gVh5fJKSgkVcUSCIi1P8w/view?usp=sharing">https://drive.google.com/file/d/1eewdg62Svw3gVh5fJKSgkVcUSCIi1P8w/view?usp=sharing</text:a></text:p>
          </table:table-cell>
          <table:table-cell table:number-columns-repeated="16382"/>
        </table:table-row>
        <table:table-row table:style-name="ro26">
          <table:table-cell office:value-type="float" office:value="638" table:style-name="ce4">
            <text:p>638</text:p>
          </table:table-cell>
          <table:table-cell office:value-type="string" table:style-name="ce36">
            <text:p><text:a xlink:href="https://drive.google.com/file/d/17RUcGseexqko3HoshUxsx_c1Xlt3Wi4B/view?usp=sharing">https://drive.google.com/file/d/17RUcGseexqko3HoshUxsx_c1Xlt3Wi4B/view?usp=sharing</text:a></text:p>
          </table:table-cell>
          <table:table-cell table:number-columns-repeated="16382"/>
        </table:table-row>
        <table:table-row table:style-name="ro26">
          <table:table-cell office:value-type="float" office:value="639" table:style-name="ce4">
            <text:p>639</text:p>
          </table:table-cell>
          <table:table-cell office:value-type="string" table:style-name="ce36">
            <text:p><text:a xlink:href="https://drive.google.com/file/d/1oAyd0-u3APePmblylGmfRtKEMkJeo6yu/view?usp=sharing">https://drive.google.com/file/d/1oAyd0-u3APePmblylGmfRtKEMkJeo6yu/view?usp=sharing</text:a></text:p>
          </table:table-cell>
          <table:table-cell table:number-columns-repeated="16382"/>
        </table:table-row>
        <table:table-row table:style-name="ro26">
          <table:table-cell office:value-type="float" office:value="640" table:style-name="ce4">
            <text:p>640</text:p>
          </table:table-cell>
          <table:table-cell office:value-type="string" table:style-name="ce36">
            <text:p><text:a xlink:href="https://drive.google.com/file/d/1oEQ1AhhSX37auowuBVmxyNLS61rEYqPK/view?usp=sharing">https://drive.google.com/file/d/1oEQ1AhhSX37auowuBVmxyNLS61rEYqPK/view?usp=sharing</text:a></text:p>
          </table:table-cell>
          <table:table-cell table:number-columns-repeated="16382"/>
        </table:table-row>
        <table:table-row table:style-name="ro26">
          <table:table-cell office:value-type="float" office:value="641" table:style-name="ce4">
            <text:p>641</text:p>
          </table:table-cell>
          <table:table-cell office:value-type="string" table:style-name="ce36">
            <text:p><text:a xlink:href="https://drive.google.com/file/d/166PT4yqxJ0OP-mvsCdOSjKuG75WqXJZO/view?usp=sharing">https://drive.google.com/file/d/166PT4yqxJ0OP-mvsCdOSjKuG75WqXJZO/view?usp=sharing</text:a></text:p>
          </table:table-cell>
          <table:table-cell table:number-columns-repeated="16382"/>
        </table:table-row>
        <table:table-row table:style-name="ro26">
          <table:table-cell office:value-type="float" office:value="642" table:style-name="ce4">
            <text:p>642</text:p>
          </table:table-cell>
          <table:table-cell office:value-type="string" table:style-name="ce36">
            <text:p><text:a xlink:href="https://drive.google.com/file/d/1ccxAeEYafHhe1AHH6HB0ieMlp8DQQt0y/view?usp=sharing">https://drive.google.com/file/d/1ccxAeEYafHhe1AHH6HB0ieMlp8DQQt0y/view?usp=sharing</text:a></text:p>
          </table:table-cell>
          <table:table-cell table:number-columns-repeated="16382"/>
        </table:table-row>
        <table:table-row table:style-name="ro26">
          <table:table-cell office:value-type="float" office:value="643" table:style-name="ce4">
            <text:p>643</text:p>
          </table:table-cell>
          <table:table-cell office:value-type="string" table:style-name="ce36">
            <text:p><text:a xlink:href="https://drive.google.com/file/d/1mbphYEp0IT0iryHfOJ3MGMZqcBqDI3_O/view?usp=sharing">https://drive.google.com/file/d/1mbphYEp0IT0iryHfOJ3MGMZqcBqDI3_O/view?usp=sharing</text:a></text:p>
          </table:table-cell>
          <table:table-cell table:number-columns-repeated="16382"/>
        </table:table-row>
        <table:table-row table:style-name="ro26">
          <table:table-cell office:value-type="float" office:value="644" table:style-name="ce4">
            <text:p>644</text:p>
          </table:table-cell>
          <table:table-cell office:value-type="string" table:style-name="ce36">
            <text:p><text:a xlink:href="https://drive.google.com/file/d/1BAbKTWnfbXGeBqUq-7ICB2bQaTx_qAdo/view?usp=sharing">https://drive.google.com/file/d/1BAbKTWnfbXGeBqUq-7ICB2bQaTx_qAdo/view?usp=sharing</text:a></text:p>
          </table:table-cell>
          <table:table-cell table:number-columns-repeated="16382"/>
        </table:table-row>
        <table:table-row table:style-name="ro26">
          <table:table-cell office:value-type="float" office:value="645" table:style-name="ce4">
            <text:p>645</text:p>
          </table:table-cell>
          <table:table-cell office:value-type="string" table:style-name="ce36">
            <text:p><text:a xlink:href="https://drive.google.com/file/d/18lkwoEy_xm8sHi5HFBjVMGsqWa-q5O4G/view?usp=sharing">https://drive.google.com/file/d/18lkwoEy_xm8sHi5HFBjVMGsqWa-q5O4G/view?usp=sharing</text:a></text:p>
          </table:table-cell>
          <table:table-cell table:number-columns-repeated="16382"/>
        </table:table-row>
        <table:table-row table:style-name="ro26">
          <table:table-cell office:value-type="float" office:value="646" table:style-name="ce4">
            <text:p>646</text:p>
          </table:table-cell>
          <table:table-cell office:value-type="string" table:style-name="ce36">
            <text:p><text:a xlink:href="https://drive.google.com/file/d/1KlDS5XW2_FDQDwcKKREBfpO8_wOJyupx/view?usp=sharing">https://drive.google.com/file/d/1KlDS5XW2_FDQDwcKKREBfpO8_wOJyupx/view?usp=sharing</text:a></text:p>
          </table:table-cell>
          <table:table-cell table:number-columns-repeated="16382"/>
        </table:table-row>
        <table:table-row table:style-name="ro26">
          <table:table-cell office:value-type="float" office:value="647" table:style-name="ce4">
            <text:p>647</text:p>
          </table:table-cell>
          <table:table-cell office:value-type="string" table:style-name="ce36">
            <text:p><text:a xlink:href="https://drive.google.com/file/d/18zfTRbRWUaW4d9c7ZOqkYy3c3sfQloxG/view?usp=sharing">https://drive.google.com/file/d/18zfTRbRWUaW4d9c7ZOqkYy3c3sfQloxG/view?usp=sharing</text:a></text:p>
          </table:table-cell>
          <table:table-cell table:number-columns-repeated="16382"/>
        </table:table-row>
        <table:table-row table:style-name="ro26">
          <table:table-cell office:value-type="float" office:value="648" table:style-name="ce4">
            <text:p>648</text:p>
          </table:table-cell>
          <table:table-cell office:value-type="string" table:style-name="ce36">
            <text:p><text:a xlink:href="https://drive.google.com/file/d/1wxyLlpcK-2L6Pyrm4YMle0xjIwrDA7hJ/view?usp=sharing">https://drive.google.com/file/d/1wxyLlpcK-2L6Pyrm4YMle0xjIwrDA7hJ/view?usp=sharing</text:a></text:p>
          </table:table-cell>
          <table:table-cell table:number-columns-repeated="16382"/>
        </table:table-row>
        <table:table-row table:style-name="ro26">
          <table:table-cell office:value-type="float" office:value="649" table:style-name="ce4">
            <text:p>649</text:p>
          </table:table-cell>
          <table:table-cell office:value-type="string" table:style-name="ce36">
            <text:p><text:a xlink:href="https://drive.google.com/file/d/14Kdq-cwYL8lidLXww6HH_AauU6E3ETD6/view?usp=sharing">https://drive.google.com/file/d/14Kdq-cwYL8lidLXww6HH_AauU6E3ETD6/view?usp=sharing</text:a></text:p>
          </table:table-cell>
          <table:table-cell table:number-columns-repeated="16382"/>
        </table:table-row>
        <table:table-row table:style-name="ro26">
          <table:table-cell office:value-type="float" office:value="650" table:style-name="ce4">
            <text:p>650</text:p>
          </table:table-cell>
          <table:table-cell office:value-type="string" table:style-name="ce36">
            <text:p><text:a xlink:href="https://drive.google.com/file/d/143HhwJ-Qca8pY4Kgiq5-WteXCsJGTKh8/view?usp=sharing">https://drive.google.com/file/d/143HhwJ-Qca8pY4Kgiq5-WteXCsJGTKh8/view?usp=sharing</text:a></text:p>
          </table:table-cell>
          <table:table-cell table:number-columns-repeated="16382"/>
        </table:table-row>
        <table:table-row table:style-name="ro26">
          <table:table-cell office:value-type="float" office:value="651" table:style-name="ce4">
            <text:p>651</text:p>
          </table:table-cell>
          <table:table-cell office:value-type="string" table:style-name="ce36">
            <text:p><text:a xlink:href="https://drive.google.com/file/d/1T7GaB-MdpxGlahOohYiScCCI3qdgFkMJ/view?usp=sharing">https://drive.google.com/file/d/1T7GaB-MdpxGlahOohYiScCCI3qdgFkMJ/view?usp=sharing</text:a></text:p>
          </table:table-cell>
          <table:table-cell table:number-columns-repeated="16382"/>
        </table:table-row>
        <table:table-row table:style-name="ro26">
          <table:table-cell office:value-type="float" office:value="652" table:style-name="ce4">
            <text:p>652</text:p>
          </table:table-cell>
          <table:table-cell office:value-type="string" table:style-name="ce36">
            <text:p><text:a xlink:href="https://drive.google.com/file/d/1XTgq-OBpDRwO_avl42nco_9jTyOiMkzz/view?usp=sharing">https://drive.google.com/file/d/1XTgq-OBpDRwO_avl42nco_9jTyOiMkzz/view?usp=sharing</text:a></text:p>
          </table:table-cell>
          <table:table-cell table:number-columns-repeated="16382"/>
        </table:table-row>
        <table:table-row table:style-name="ro26">
          <table:table-cell office:value-type="float" office:value="653" table:style-name="ce4">
            <text:p>653</text:p>
          </table:table-cell>
          <table:table-cell office:value-type="string" table:style-name="ce36">
            <text:p><text:a xlink:href="https://drive.google.com/file/d/1T3KF-Vn5-IyllDySiEipHlMopjv_avLC/view?usp=sharing">https://drive.google.com/file/d/1T3KF-Vn5-IyllDySiEipHlMopjv_avLC/view?usp=sharing</text:a></text:p>
          </table:table-cell>
          <table:table-cell table:number-columns-repeated="16382"/>
        </table:table-row>
        <table:table-row table:style-name="ro26">
          <table:table-cell office:value-type="float" office:value="654" table:style-name="ce4">
            <text:p>654</text:p>
          </table:table-cell>
          <table:table-cell office:value-type="string" table:style-name="ce36">
            <text:p><text:a xlink:href="https://drive.google.com/file/d/1_gGIG9ORAE3P8_xbupB1OfqovcUoEVeg/view?usp=sharing">https://drive.google.com/file/d/1_gGIG9ORAE3P8_xbupB1OfqovcUoEVeg/view?usp=sharing</text:a></text:p>
          </table:table-cell>
          <table:table-cell table:number-columns-repeated="16382"/>
        </table:table-row>
        <table:table-row table:style-name="ro26">
          <table:table-cell office:value-type="float" office:value="655" table:style-name="ce4">
            <text:p>655</text:p>
          </table:table-cell>
          <table:table-cell office:value-type="string" table:style-name="ce36">
            <text:p><text:a xlink:href="https://drive.google.com/file/d/1xdKHFoZrIGlEbF2soE1p6UUTn1YkVCF9/view?usp=sharing">https://drive.google.com/file/d/1xdKHFoZrIGlEbF2soE1p6UUTn1YkVCF9/view?usp=sharing</text:a></text:p>
          </table:table-cell>
          <table:table-cell table:number-columns-repeated="16382"/>
        </table:table-row>
        <table:table-row table:style-name="ro26">
          <table:table-cell office:value-type="float" office:value="656" table:style-name="ce4">
            <text:p>656</text:p>
          </table:table-cell>
          <table:table-cell office:value-type="string" table:style-name="ce36">
            <text:p><text:a xlink:href="https://drive.google.com/file/d/1OIbGi4027HXe1u2QD6N-mQOiFU9yOoi_/view?usp=sharing">https://drive.google.com/file/d/1OIbGi4027HXe1u2QD6N-mQOiFU9yOoi_/view?usp=sharing</text:a></text:p>
          </table:table-cell>
          <table:table-cell table:number-columns-repeated="16382"/>
        </table:table-row>
        <table:table-row table:style-name="ro26">
          <table:table-cell office:value-type="float" office:value="657" table:style-name="ce4">
            <text:p>657</text:p>
          </table:table-cell>
          <table:table-cell office:value-type="string" table:style-name="ce36">
            <text:p><text:a xlink:href="https://drive.google.com/file/d/1NtcBP-M0ckyACrPEeNIn82_-3R8kykBv/view?usp=sharing">https://drive.google.com/file/d/1NtcBP-M0ckyACrPEeNIn82_-3R8kykBv/view?usp=sharing</text:a></text:p>
          </table:table-cell>
          <table:table-cell table:number-columns-repeated="16382"/>
        </table:table-row>
        <table:table-row table:style-name="ro26">
          <table:table-cell office:value-type="float" office:value="658" table:style-name="ce4">
            <text:p>658</text:p>
          </table:table-cell>
          <table:table-cell office:value-type="string" table:style-name="ce36">
            <text:p><text:a xlink:href="https://drive.google.com/file/d/1XDbCk7e-guph1PdIULJOqsAGNVHtiSvE/view?usp=sharing">https://drive.google.com/file/d/1XDbCk7e-guph1PdIULJOqsAGNVHtiSvE/view?usp=sharing</text:a></text:p>
          </table:table-cell>
          <table:table-cell table:number-columns-repeated="16382"/>
        </table:table-row>
        <table:table-row table:style-name="ro26">
          <table:table-cell office:value-type="float" office:value="659" table:style-name="ce4">
            <text:p>659</text:p>
          </table:table-cell>
          <table:table-cell office:value-type="string" table:style-name="ce36">
            <text:p><text:a xlink:href="https://drive.google.com/file/d/16WE-WnQT0sjTrFWlYUjv3WoosbA9J1c3/view?usp=sharing">https://drive.google.com/file/d/16WE-WnQT0sjTrFWlYUjv3WoosbA9J1c3/view?usp=sharing</text:a></text:p>
          </table:table-cell>
          <table:table-cell table:number-columns-repeated="16382"/>
        </table:table-row>
        <table:table-row table:style-name="ro26">
          <table:table-cell office:value-type="float" office:value="660" table:style-name="ce4">
            <text:p>660</text:p>
          </table:table-cell>
          <table:table-cell office:value-type="string" table:style-name="ce36">
            <text:p><text:a xlink:href="https://drive.google.com/file/d/129KvpBwAeT7EowS_C-OgMV1EUzKcWcAX/view?usp=sharing">https://drive.google.com/file/d/129KvpBwAeT7EowS_C-OgMV1EUzKcWcAX/view?usp=sharing</text:a></text:p>
          </table:table-cell>
          <table:table-cell table:number-columns-repeated="16382"/>
        </table:table-row>
        <table:table-row table:style-name="ro26">
          <table:table-cell office:value-type="float" office:value="661" table:style-name="ce4">
            <text:p>661</text:p>
          </table:table-cell>
          <table:table-cell office:value-type="string" table:style-name="ce36">
            <text:p><text:a xlink:href="https://drive.google.com/file/d/1dng8TwA_e6XAXOVW91LJpX-pzXI2bfl_/view?usp=sharing">https://drive.google.com/file/d/1dng8TwA_e6XAXOVW91LJpX-pzXI2bfl_/view?usp=sharing</text:a></text:p>
          </table:table-cell>
          <table:table-cell table:number-columns-repeated="16382"/>
        </table:table-row>
        <table:table-row table:style-name="ro26">
          <table:table-cell office:value-type="float" office:value="662" table:style-name="ce4">
            <text:p>662</text:p>
          </table:table-cell>
          <table:table-cell office:value-type="string" table:style-name="ce36">
            <text:p><text:a xlink:href="https://drive.google.com/file/d/1ZFPd9hHic32fogtvMl5S6kanAflyx35L/view?usp=sharing">https://drive.google.com/file/d/1ZFPd9hHic32fogtvMl5S6kanAflyx35L/view?usp=sharing</text:a></text:p>
          </table:table-cell>
          <table:table-cell table:number-columns-repeated="16382"/>
        </table:table-row>
        <table:table-row table:style-name="ro26">
          <table:table-cell office:value-type="float" office:value="663" table:style-name="ce4">
            <text:p>663</text:p>
          </table:table-cell>
          <table:table-cell office:value-type="string" table:style-name="ce36">
            <text:p><text:a xlink:href="https://drive.google.com/file/d/1hxRwyDXIzfMMXQt61uefswYOkFnqdZ_p/view?usp=sharing">https://drive.google.com/file/d/1hxRwyDXIzfMMXQt61uefswYOkFnqdZ_p/view?usp=sharing</text:a></text:p>
          </table:table-cell>
          <table:table-cell table:number-columns-repeated="16382"/>
        </table:table-row>
        <table:table-row table:style-name="ro26">
          <table:table-cell office:value-type="float" office:value="664" table:style-name="ce4">
            <text:p>664</text:p>
          </table:table-cell>
          <table:table-cell office:value-type="string" table:style-name="ce36">
            <text:p><text:a xlink:href="https://drive.google.com/file/d/1jgeTMPLJH8txr4Xahb-q28hBUzw8YZPa/view?usp=sharing">https://drive.google.com/file/d/1jgeTMPLJH8txr4Xahb-q28hBUzw8YZPa/view?usp=sharing</text:a></text:p>
          </table:table-cell>
          <table:table-cell table:number-columns-repeated="16382"/>
        </table:table-row>
        <table:table-row table:style-name="ro26">
          <table:table-cell office:value-type="float" office:value="665" table:style-name="ce4">
            <text:p>665</text:p>
          </table:table-cell>
          <table:table-cell office:value-type="string" table:style-name="ce36">
            <text:p><text:a xlink:href="https://drive.google.com/file/d/10wCAHqnrTed2Hr7JFqta2eCO6cTOv6Su/view?usp=sharing">https://drive.google.com/file/d/10wCAHqnrTed2Hr7JFqta2eCO6cTOv6Su/view?usp=sharing</text:a></text:p>
          </table:table-cell>
          <table:table-cell table:number-columns-repeated="16382"/>
        </table:table-row>
        <table:table-row table:style-name="ro26">
          <table:table-cell office:value-type="float" office:value="666" table:style-name="ce4">
            <text:p>666</text:p>
          </table:table-cell>
          <table:table-cell office:value-type="string" table:style-name="ce36">
            <text:p><text:a xlink:href="https://drive.google.com/file/d/1vgxeElX-SW7bZ61Tvq4gs178F5F7XFwr/view?usp=sharing">https://drive.google.com/file/d/1vgxeElX-SW7bZ61Tvq4gs178F5F7XFwr/view?usp=sharing</text:a></text:p>
          </table:table-cell>
          <table:table-cell table:number-columns-repeated="16382"/>
        </table:table-row>
        <table:table-row table:style-name="ro26">
          <table:table-cell office:value-type="float" office:value="667" table:style-name="ce4">
            <text:p>667</text:p>
          </table:table-cell>
          <table:table-cell office:value-type="string" table:style-name="ce36">
            <text:p><text:a xlink:href="https://drive.google.com/file/d/1aVE-3Q4JAVmk9iozBtxasf6D2v5Rmgm_/view?usp=sharing">https://drive.google.com/file/d/1aVE-3Q4JAVmk9iozBtxasf6D2v5Rmgm_/view?usp=sharing</text:a></text:p>
          </table:table-cell>
          <table:table-cell table:number-columns-repeated="16382"/>
        </table:table-row>
        <table:table-row table:style-name="ro26">
          <table:table-cell office:value-type="float" office:value="668" table:style-name="ce4">
            <text:p>668</text:p>
          </table:table-cell>
          <table:table-cell office:value-type="string" table:style-name="ce36">
            <text:p><text:a xlink:href="https://drive.google.com/file/d/1k_ud9SpjrUKQF0qnL-uyhgvm534s6qE2/view?usp=sharing">https://drive.google.com/file/d/1k_ud9SpjrUKQF0qnL-uyhgvm534s6qE2/view?usp=sharing</text:a></text:p>
          </table:table-cell>
          <table:table-cell table:number-columns-repeated="16382"/>
        </table:table-row>
        <table:table-row table:style-name="ro26">
          <table:table-cell office:value-type="float" office:value="669" table:style-name="ce4">
            <text:p>669</text:p>
          </table:table-cell>
          <table:table-cell office:value-type="string" table:style-name="ce36">
            <text:p><text:a xlink:href="https://drive.google.com/file/d/1lzokZzLCkvTt-ia6z5sxL7vH-8UzhLfK/view?usp=sharing">https://drive.google.com/file/d/1lzokZzLCkvTt-ia6z5sxL7vH-8UzhLfK/view?usp=sharing</text:a></text:p>
          </table:table-cell>
          <table:table-cell table:number-columns-repeated="16382"/>
        </table:table-row>
        <table:table-row table:style-name="ro26">
          <table:table-cell office:value-type="float" office:value="670" table:style-name="ce4">
            <text:p>670</text:p>
          </table:table-cell>
          <table:table-cell office:value-type="string" table:style-name="ce36">
            <text:p><text:a xlink:href="https://drive.google.com/file/d/1VZjxIyZ5OJy6xIY75e_VG0kbUyU24nFA/view?usp=sharing">https://drive.google.com/file/d/1VZjxIyZ5OJy6xIY75e_VG0kbUyU24nFA/view?usp=sharing</text:a></text:p>
          </table:table-cell>
          <table:table-cell table:number-columns-repeated="16382"/>
        </table:table-row>
        <table:table-row table:style-name="ro26">
          <table:table-cell office:value-type="float" office:value="671" table:style-name="ce4">
            <text:p>671</text:p>
          </table:table-cell>
          <table:table-cell office:value-type="string" table:style-name="ce36">
            <text:p><text:a xlink:href="https://drive.google.com/file/d/1pRl9FXyTVtp1IbJclBpkCpWF6xB3MHV5/view?usp=sharing">https://drive.google.com/file/d/1pRl9FXyTVtp1IbJclBpkCpWF6xB3MHV5/view?usp=sharing</text:a></text:p>
          </table:table-cell>
          <table:table-cell table:number-columns-repeated="16382"/>
        </table:table-row>
        <table:table-row table:style-name="ro26">
          <table:table-cell office:value-type="float" office:value="672" table:style-name="ce4">
            <text:p>672</text:p>
          </table:table-cell>
          <table:table-cell office:value-type="string" table:style-name="ce36">
            <text:p><text:a xlink:href="https://drive.google.com/file/d/1YFuJcgN6TBxcZlFqzqq1pDbvSYH-wQkT/view?usp=sharing">https://drive.google.com/file/d/1YFuJcgN6TBxcZlFqzqq1pDbvSYH-wQkT/view?usp=sharing</text:a></text:p>
          </table:table-cell>
          <table:table-cell table:number-columns-repeated="16382"/>
        </table:table-row>
        <table:table-row table:style-name="ro26">
          <table:table-cell office:value-type="float" office:value="673" table:style-name="ce4">
            <text:p>673</text:p>
          </table:table-cell>
          <table:table-cell office:value-type="string" table:style-name="ce36">
            <text:p><text:a xlink:href="https://drive.google.com/file/d/1QBrQRLURyrD4K1jcrd20SF-bpbZPx0sb/view?usp=sharing">https://drive.google.com/file/d/1QBrQRLURyrD4K1jcrd20SF-bpbZPx0sb/view?usp=sharing</text:a></text:p>
          </table:table-cell>
          <table:table-cell table:number-columns-repeated="16382"/>
        </table:table-row>
        <table:table-row table:style-name="ro26">
          <table:table-cell office:value-type="float" office:value="674" table:style-name="ce4">
            <text:p>674</text:p>
          </table:table-cell>
          <table:table-cell office:value-type="string" table:style-name="ce36">
            <text:p><text:a xlink:href="https://drive.google.com/file/d/1944QGlXn7LQ-8KjbYUZq9tFhF5qrZ1_i/view?usp=sharing">https://drive.google.com/file/d/1944QGlXn7LQ-8KjbYUZq9tFhF5qrZ1_i/view?usp=sharing</text:a></text:p>
          </table:table-cell>
          <table:table-cell table:number-columns-repeated="16382"/>
        </table:table-row>
        <table:table-row table:style-name="ro26">
          <table:table-cell office:value-type="float" office:value="675" table:style-name="ce4">
            <text:p>675</text:p>
          </table:table-cell>
          <table:table-cell office:value-type="string" table:style-name="ce36">
            <text:p><text:a xlink:href="https://drive.google.com/file/d/1f9rA2ZjYx2yjPvxyRntHvMGk8YEGG0-h/view?usp=sharing">https://drive.google.com/file/d/1f9rA2ZjYx2yjPvxyRntHvMGk8YEGG0-h/view?usp=sharing</text:a></text:p>
          </table:table-cell>
          <table:table-cell table:number-columns-repeated="16382"/>
        </table:table-row>
        <table:table-row table:style-name="ro26">
          <table:table-cell office:value-type="float" office:value="676" table:style-name="ce4">
            <text:p>676</text:p>
          </table:table-cell>
          <table:table-cell office:value-type="string" table:style-name="ce36">
            <text:p><text:a xlink:href="https://drive.google.com/file/d/1LI13gDQSQLYv3WXQku_Axq2BHfdsCNEX/view?usp=sharing">https://drive.google.com/file/d/1LI13gDQSQLYv3WXQku_Axq2BHfdsCNEX/view?usp=sharing</text:a></text:p>
          </table:table-cell>
          <table:table-cell table:number-columns-repeated="16382"/>
        </table:table-row>
        <table:table-row table:style-name="ro26">
          <table:table-cell office:value-type="float" office:value="677" table:style-name="ce4">
            <text:p>677</text:p>
          </table:table-cell>
          <table:table-cell office:value-type="string" table:style-name="ce36">
            <text:p><text:a xlink:href="https://drive.google.com/file/d/12gFViaZqLYLjzPf5iByC5KZKrDIwsixj/view?usp=sharing">https://drive.google.com/file/d/12gFViaZqLYLjzPf5iByC5KZKrDIwsixj/view?usp=sharing</text:a></text:p>
          </table:table-cell>
          <table:table-cell table:number-columns-repeated="16382"/>
        </table:table-row>
        <table:table-row table:style-name="ro26">
          <table:table-cell office:value-type="float" office:value="678" table:style-name="ce4">
            <text:p>678</text:p>
          </table:table-cell>
          <table:table-cell office:value-type="string" table:style-name="ce36">
            <text:p><text:a xlink:href="https://drive.google.com/file/d/1NWlLNPd_X0NmyraRdaZB-M2Y79GsSEN1/view?usp=sharing">https://drive.google.com/file/d/1NWlLNPd_X0NmyraRdaZB-M2Y79GsSEN1/view?usp=sharing</text:a></text:p>
          </table:table-cell>
          <table:table-cell table:number-columns-repeated="16382"/>
        </table:table-row>
        <table:table-row table:style-name="ro26">
          <table:table-cell office:value-type="float" office:value="679" table:style-name="ce4">
            <text:p>679</text:p>
          </table:table-cell>
          <table:table-cell office:value-type="string" table:style-name="ce36">
            <text:p><text:a xlink:href="https://drive.google.com/file/d/1qUimyd7o0Fmp_Ku7tD0OfTtGIMu70WL5/view?usp=sharing">https://drive.google.com/file/d/1qUimyd7o0Fmp_Ku7tD0OfTtGIMu70WL5/view?usp=sharing</text:a></text:p>
          </table:table-cell>
          <table:table-cell table:number-columns-repeated="16382"/>
        </table:table-row>
        <table:table-row table:style-name="ro26">
          <table:table-cell office:value-type="float" office:value="680" table:style-name="ce4">
            <text:p>680</text:p>
          </table:table-cell>
          <table:table-cell office:value-type="string" table:style-name="ce36">
            <text:p><text:a xlink:href="https://drive.google.com/file/d/1G5cVrcfypcNmQH5U40P8A9lylCWAl4xt/view?usp=sharing">https://drive.google.com/file/d/1G5cVrcfypcNmQH5U40P8A9lylCWAl4xt/view?usp=sharing</text:a></text:p>
          </table:table-cell>
          <table:table-cell table:number-columns-repeated="16382"/>
        </table:table-row>
        <table:table-row table:style-name="ro26">
          <table:table-cell office:value-type="float" office:value="681" table:style-name="ce18">
            <text:p>681</text:p>
          </table:table-cell>
          <table:table-cell office:value-type="string" table:style-name="ce36">
            <text:p><text:a xlink:href="https://drive.google.com/file/d/1imPNafGUNEnMDBD873RFDKwuU_8FROPp/view?usp=sharing">https://drive.google.com/file/d/1imPNafGUNEnMDBD873RFDKwuU_8FROPp/view?usp=sharing</text:a></text:p>
          </table:table-cell>
          <table:table-cell table:number-columns-repeated="16382"/>
        </table:table-row>
        <table:table-row table:style-name="ro26">
          <table:table-cell office:value-type="float" office:value="682" table:style-name="ce22">
            <text:p>682</text:p>
          </table:table-cell>
          <table:table-cell office:value-type="string" table:style-name="ce38">
            <text:p><text:a xlink:href="https://drive.google.com/file/d/1o-OpfY2hte0VLm_67O5Jm3zaR9rONYky/view?usp=sharing">https://drive.google.com/file/d/1o-OpfY2hte0VLm_67O5Jm3zaR9rONYky/view?usp=sharing</text:a></text:p>
          </table:table-cell>
          <table:table-cell table:number-columns-repeated="16382"/>
        </table:table-row>
        <table:table-row table:style-name="ro26">
          <table:table-cell office:value-type="float" office:value="683" table:style-name="ce39">
            <text:p>683</text:p>
          </table:table-cell>
          <table:table-cell office:value-type="string" table:style-name="ce36">
            <text:p><text:a xlink:href="https://drive.google.com/file/d/1Wg_HmxAlpRuLoA6wbF2FVD7Qk7-vER64/view?usp=sharing">https://drive.google.com/file/d/1Wg_HmxAlpRuLoA6wbF2FVD7Qk7-vER64/view?usp=sharing</text:a></text:p>
          </table:table-cell>
          <table:table-cell table:number-columns-repeated="16382"/>
        </table:table-row>
        <table:table-row table:style-name="ro26">
          <table:table-cell office:value-type="float" office:value="684" table:style-name="ce39">
            <text:p>684</text:p>
          </table:table-cell>
          <table:table-cell office:value-type="string" table:style-name="ce36">
            <text:p><text:a xlink:href="https://drive.google.com/file/d/1WVVRfiz-xCPebMNhOtdxBLrrs3a8sriS/view?usp=sharing">https://drive.google.com/file/d/1WVVRfiz-xCPebMNhOtdxBLrrs3a8sriS/view?usp=sharing</text:a></text:p>
          </table:table-cell>
          <table:table-cell table:number-columns-repeated="16382"/>
        </table:table-row>
        <table:table-row table:style-name="ro26">
          <table:table-cell office:value-type="float" office:value="685" table:style-name="ce39">
            <text:p>685</text:p>
          </table:table-cell>
          <table:table-cell office:value-type="string" table:style-name="ce36">
            <text:p><text:a xlink:href="https://drive.google.com/file/d/1WgTaAOlXzUYoAV-ydQtcjqGxwygigXzf/view?usp=sharing">https://drive.google.com/file/d/1WgTaAOlXzUYoAV-ydQtcjqGxwygigXzf/view?usp=sharing</text:a></text:p>
          </table:table-cell>
          <table:table-cell table:number-columns-repeated="16382"/>
        </table:table-row>
        <table:table-row table:style-name="ro26">
          <table:table-cell office:value-type="float" office:value="686" table:style-name="ce39">
            <text:p>686</text:p>
          </table:table-cell>
          <table:table-cell office:value-type="string" table:style-name="ce36">
            <text:p><text:a xlink:href="https://drive.google.com/file/d/1P3_XQMVSYBwp9tDaJKDKRU28aDneFV-i/view?usp=sharing">https://drive.google.com/file/d/1P3_XQMVSYBwp9tDaJKDKRU28aDneFV-i/view?usp=sharing</text:a></text:p>
          </table:table-cell>
          <table:table-cell table:number-columns-repeated="16382"/>
        </table:table-row>
        <table:table-row table:style-name="ro26">
          <table:table-cell office:value-type="float" office:value="687" table:style-name="ce39">
            <text:p>687</text:p>
          </table:table-cell>
          <table:table-cell office:value-type="string" table:style-name="ce36">
            <text:p><text:a xlink:href="https://drive.google.com/file/d/1m6r2IoDfU8k7kWl_aBcmFJrt09uVeLNV/view?usp=sharing">https://drive.google.com/file/d/1m6r2IoDfU8k7kWl_aBcmFJrt09uVeLNV/view?usp=sharing</text:a></text:p>
          </table:table-cell>
          <table:table-cell table:number-columns-repeated="16382"/>
        </table:table-row>
        <table:table-row table:style-name="ro26">
          <table:table-cell office:value-type="float" office:value="688" table:style-name="ce39">
            <text:p>688</text:p>
          </table:table-cell>
          <table:table-cell office:value-type="string" table:style-name="ce36">
            <text:p><text:a xlink:href="https://drive.google.com/file/d/1TxhtMvdBYJQG1nwLb2WH1Uwkl4XKarfJ/view?usp=sharing">https://drive.google.com/file/d/1TxhtMvdBYJQG1nwLb2WH1Uwkl4XKarfJ/view?usp=sharing</text:a></text:p>
          </table:table-cell>
          <table:table-cell table:number-columns-repeated="16382"/>
        </table:table-row>
        <table:table-row table:style-name="ro26">
          <table:table-cell office:value-type="float" office:value="689" table:style-name="ce39">
            <text:p>689</text:p>
          </table:table-cell>
          <table:table-cell office:value-type="string" table:style-name="ce36">
            <text:p><text:a xlink:href="https://drive.google.com/file/d/18MBwJCrznnDgtsxTePuir5J2hW4ylJqy/view?usp=sharing">https://drive.google.com/file/d/18MBwJCrznnDgtsxTePuir5J2hW4ylJqy/view?usp=sharing</text:a></text:p>
          </table:table-cell>
          <table:table-cell table:number-columns-repeated="16382"/>
        </table:table-row>
        <table:table-row table:style-name="ro26">
          <table:table-cell office:value-type="float" office:value="690" table:style-name="ce39">
            <text:p>690</text:p>
          </table:table-cell>
          <table:table-cell office:value-type="string" table:style-name="ce36">
            <text:p><text:a xlink:href="https://drive.google.com/file/d/1pcfynI087VywAjec6k4LrAs9DvsrITi1/view?usp=sharing">https://drive.google.com/file/d/1pcfynI087VywAjec6k4LrAs9DvsrITi1/view?usp=sharing</text:a></text:p>
          </table:table-cell>
          <table:table-cell table:number-columns-repeated="16382"/>
        </table:table-row>
        <table:table-row table:style-name="ro26">
          <table:table-cell office:value-type="float" office:value="691" table:style-name="ce39">
            <text:p>691</text:p>
          </table:table-cell>
          <table:table-cell office:value-type="string" table:style-name="ce36">
            <text:p><text:a xlink:href="https://drive.google.com/file/d/1qhUvTsjKrnbdvsvAypU6146atTRDwcQA/view?usp=sharing">https://drive.google.com/file/d/1qhUvTsjKrnbdvsvAypU6146atTRDwcQA/view?usp=sharing</text:a></text:p>
          </table:table-cell>
          <table:table-cell table:number-columns-repeated="16382"/>
        </table:table-row>
        <table:table-row table:style-name="ro26">
          <table:table-cell office:value-type="float" office:value="692" table:style-name="ce40">
            <text:p>692</text:p>
          </table:table-cell>
          <table:table-cell office:value-type="string" table:style-name="ce36">
            <text:p><text:a xlink:href="https://drive.google.com/file/d/1f62UwbxZYarY1i--bTPJ6KZTWockntmM/view?usp=sharing">https://drive.google.com/file/d/1f62UwbxZYarY1i--bTPJ6KZTWockntmM/view?usp=sharing</text:a></text:p>
          </table:table-cell>
          <table:table-cell table:number-columns-repeated="16382"/>
        </table:table-row>
        <table:table-row table:style-name="ro26">
          <table:table-cell office:value-type="float" office:value="693" table:style-name="ce40">
            <text:p>693</text:p>
          </table:table-cell>
          <table:table-cell office:value-type="string" table:style-name="ce36">
            <text:p><text:a xlink:href="https://drive.google.com/file/d/1nNNUBt1AaYGy19n64__dfluaFB0xl9Pp/view?usp=sharing">https://drive.google.com/file/d/1nNNUBt1AaYGy19n64__dfluaFB0xl9Pp/view?usp=sharing</text:a></text:p>
          </table:table-cell>
          <table:table-cell table:number-columns-repeated="16382"/>
        </table:table-row>
        <table:table-row table:style-name="ro26">
          <table:table-cell office:value-type="float" office:value="694" table:style-name="ce40">
            <text:p>694</text:p>
          </table:table-cell>
          <table:table-cell office:value-type="string" table:style-name="ce36">
            <text:p><text:a xlink:href="https://drive.google.com/file/d/1dCD4RRXwQUxTHycblEwrb4--rhD0RPEA/view?usp=sharing">https://drive.google.com/file/d/1dCD4RRXwQUxTHycblEwrb4--rhD0RPEA/view?usp=sharing</text:a></text:p>
          </table:table-cell>
          <table:table-cell table:number-columns-repeated="16382"/>
        </table:table-row>
        <table:table-row table:style-name="ro26">
          <table:table-cell office:value-type="float" office:value="695" table:style-name="ce40">
            <text:p>695</text:p>
          </table:table-cell>
          <table:table-cell office:value-type="string" table:style-name="ce36">
            <text:p><text:a xlink:href="https://drive.google.com/file/d/1PQp_TrY_0NY46dGHsLdogTNTRyjRlwWP/view?usp=sharing">https://drive.google.com/file/d/1PQp_TrY_0NY46dGHsLdogTNTRyjRlwWP/view?usp=sharing</text:a></text:p>
          </table:table-cell>
          <table:table-cell table:number-columns-repeated="16382"/>
        </table:table-row>
        <table:table-row table:style-name="ro26">
          <table:table-cell office:value-type="float" office:value="696" table:style-name="ce41">
            <text:p>696</text:p>
          </table:table-cell>
          <table:table-cell office:value-type="string" table:style-name="ce36">
            <text:p><text:a xlink:href="https://drive.google.com/file/d/1NDIBfgn1UKKmzA9J_04TnAYX4sMLQSv9/view?usp=sharing">https://drive.google.com/file/d/1NDIBfgn1UKKmzA9J_04TnAYX4sMLQSv9/view?usp=sharing</text:a></text:p>
          </table:table-cell>
          <table:table-cell table:number-columns-repeated="16382"/>
        </table:table-row>
        <table:table-row table:style-name="ro26">
          <table:table-cell office:value-type="float" office:value="697" table:style-name="ce41">
            <text:p>697</text:p>
          </table:table-cell>
          <table:table-cell office:value-type="string" table:style-name="ce36">
            <text:p><text:a xlink:href="https://drive.google.com/file/d/1LQ9nwBp0X0UJgISEeXWRKtGcq4tOA8uN/view?usp=sharing">https://drive.google.com/file/d/1LQ9nwBp0X0UJgISEeXWRKtGcq4tOA8uN/view?usp=sharing</text:a></text:p>
          </table:table-cell>
          <table:table-cell table:number-columns-repeated="16382"/>
        </table:table-row>
        <table:table-row table:style-name="ro26">
          <table:table-cell office:value-type="float" office:value="698" table:style-name="ce41">
            <text:p>698</text:p>
          </table:table-cell>
          <table:table-cell office:value-type="string" table:style-name="ce36">
            <text:p><text:a xlink:href="https://drive.google.com/file/d/13ic3Ct717pRYEaH1-HwYldNRuYpnKc8Q/view?usp=sharing">https://drive.google.com/file/d/13ic3Ct717pRYEaH1-HwYldNRuYpnKc8Q/view?usp=sharing</text:a></text:p>
          </table:table-cell>
          <table:table-cell table:number-columns-repeated="16382"/>
        </table:table-row>
        <table:table-row table:style-name="ro26">
          <table:table-cell office:value-type="float" office:value="699" table:style-name="ce39">
            <text:p>699</text:p>
          </table:table-cell>
          <table:table-cell office:value-type="string" table:style-name="ce36">
            <text:p><text:a xlink:href="https://drive.google.com/file/d/1f3j_al7AP98o1fu-FvflJscPEJmAJZW0/view?usp=sharing">https://drive.google.com/file/d/1f3j_al7AP98o1fu-FvflJscPEJmAJZW0/view?usp=sharing</text:a></text:p>
          </table:table-cell>
          <table:table-cell table:number-columns-repeated="16382"/>
        </table:table-row>
        <table:table-row table:style-name="ro26">
          <table:table-cell office:value-type="float" office:value="700" table:style-name="ce39">
            <text:p>700</text:p>
          </table:table-cell>
          <table:table-cell office:value-type="string" table:style-name="ce36">
            <text:p><text:a xlink:href="https://drive.google.com/file/d/1xrYFfRzp0pbaRRN90ah-bJ6pj7l6Edr4/view?usp=sharing">https://drive.google.com/file/d/1xrYFfRzp0pbaRRN90ah-bJ6pj7l6Edr4/view?usp=sharing</text:a></text:p>
          </table:table-cell>
          <table:table-cell table:number-columns-repeated="16382"/>
        </table:table-row>
        <table:table-row table:style-name="ro26">
          <table:table-cell office:value-type="float" office:value="701" table:style-name="ce39">
            <text:p>701</text:p>
          </table:table-cell>
          <table:table-cell office:value-type="string" table:style-name="ce36">
            <text:p><text:a xlink:href="https://drive.google.com/file/d/1T3LD3NptLCcfR_dHQU75qWVKBNSkw6ZE/view?usp=sharing">https://drive.google.com/file/d/1T3LD3NptLCcfR_dHQU75qWVKBNSkw6ZE/view?usp=sharing</text:a></text:p>
          </table:table-cell>
          <table:table-cell table:number-columns-repeated="16382"/>
        </table:table-row>
        <table:table-row table:style-name="ro26">
          <table:table-cell office:value-type="float" office:value="702" table:style-name="ce39">
            <text:p>702</text:p>
          </table:table-cell>
          <table:table-cell office:value-type="string" table:style-name="ce36">
            <text:p><text:a xlink:href="https://drive.google.com/file/d/1ydRdAyWBg9M24R60dV1yi8WtGIXcwCy1/view?usp=sharing">https://drive.google.com/file/d/1ydRdAyWBg9M24R60dV1yi8WtGIXcwCy1/view?usp=sharing</text:a></text:p>
          </table:table-cell>
          <table:table-cell table:number-columns-repeated="16382"/>
        </table:table-row>
        <table:table-row table:style-name="ro26">
          <table:table-cell office:value-type="float" office:value="703" table:style-name="ce39">
            <text:p>703</text:p>
          </table:table-cell>
          <table:table-cell office:value-type="string" table:style-name="ce36">
            <text:p><text:a xlink:href="https://drive.google.com/file/d/1pd4tFP-SM9U3jRcjO-_e4WHfTuLnrGPV/view?usp=sharing">https://drive.google.com/file/d/1pd4tFP-SM9U3jRcjO-_e4WHfTuLnrGPV/view?usp=sharing</text:a></text:p>
          </table:table-cell>
          <table:table-cell table:number-columns-repeated="16382"/>
        </table:table-row>
        <table:table-row table:style-name="ro26">
          <table:table-cell office:value-type="float" office:value="704" table:style-name="ce40">
            <text:p>704</text:p>
          </table:table-cell>
          <table:table-cell office:value-type="string" table:style-name="ce36">
            <text:p><text:a xlink:href="https://drive.google.com/file/d/1kYOfrgMFjgsFQPuhWgfz0rSLkDlgo5Ph/view?usp=sharing">https://drive.google.com/file/d/1kYOfrgMFjgsFQPuhWgfz0rSLkDlgo5Ph/view?usp=sharing</text:a></text:p>
          </table:table-cell>
          <table:table-cell table:number-columns-repeated="16382"/>
        </table:table-row>
        <table:table-row table:style-name="ro26">
          <table:table-cell office:value-type="float" office:value="705" table:style-name="ce40">
            <text:p>705</text:p>
          </table:table-cell>
          <table:table-cell office:value-type="string" table:style-name="ce36">
            <text:p><text:a xlink:href="https://drive.google.com/file/d/1U20-Jao0tn_HZ1G-dmScrNKPq1A-k8Tm/view?usp=sharing">https://drive.google.com/file/d/1U20-Jao0tn_HZ1G-dmScrNKPq1A-k8Tm/view?usp=sharing</text:a></text:p>
          </table:table-cell>
          <table:table-cell table:number-columns-repeated="16382"/>
        </table:table-row>
        <table:table-row table:style-name="ro26">
          <table:table-cell office:value-type="float" office:value="706" table:style-name="ce40">
            <text:p>706</text:p>
          </table:table-cell>
          <table:table-cell office:value-type="string" table:style-name="ce36">
            <text:p><text:a xlink:href="https://drive.google.com/file/d/1N3XMVQUB7o1x8yOD8IZCWB7NfcbP1kAe/view?usp=sharing">https://drive.google.com/file/d/1N3XMVQUB7o1x8yOD8IZCWB7NfcbP1kAe/view?usp=sharing</text:a></text:p>
          </table:table-cell>
          <table:table-cell table:number-columns-repeated="16382"/>
        </table:table-row>
        <table:table-row table:style-name="ro26">
          <table:table-cell office:value-type="float" office:value="707" table:style-name="ce40">
            <text:p>707</text:p>
          </table:table-cell>
          <table:table-cell office:value-type="string" table:style-name="ce36">
            <text:p><text:a xlink:href="https://drive.google.com/file/d/16rpK8xgsRLQkw8bNhcSt9_EZtTvg0T0W/view?usp=sharing">https://drive.google.com/file/d/16rpK8xgsRLQkw8bNhcSt9_EZtTvg0T0W/view?usp=sharing</text:a></text:p>
          </table:table-cell>
          <table:table-cell table:number-columns-repeated="16382"/>
        </table:table-row>
        <table:table-row table:style-name="ro26">
          <table:table-cell office:value-type="float" office:value="708" table:style-name="ce40">
            <text:p>708</text:p>
          </table:table-cell>
          <table:table-cell office:value-type="string" table:style-name="ce36">
            <text:p><text:a xlink:href="https://drive.google.com/file/d/1EaVWQ0OVvCp68GJuSyrLRjVleF1Gi8gB/view?usp=sharing">https://drive.google.com/file/d/1EaVWQ0OVvCp68GJuSyrLRjVleF1Gi8gB/view?usp=sharing</text:a></text:p>
          </table:table-cell>
          <table:table-cell table:number-columns-repeated="16382"/>
        </table:table-row>
        <table:table-row table:style-name="ro26">
          <table:table-cell office:value-type="float" office:value="709" table:style-name="ce40">
            <text:p>709</text:p>
          </table:table-cell>
          <table:table-cell office:value-type="string" table:style-name="ce36">
            <text:p><text:a xlink:href="https://drive.google.com/file/d/1_BLFizTctzg4gPvCvWBHpObWUhNTxIsM/view?usp=sharing">https://drive.google.com/file/d/1_BLFizTctzg4gPvCvWBHpObWUhNTxIsM/view?usp=sharing</text:a></text:p>
          </table:table-cell>
          <table:table-cell table:number-columns-repeated="16382"/>
        </table:table-row>
        <table:table-row table:style-name="ro26">
          <table:table-cell office:value-type="float" office:value="710" table:style-name="ce40">
            <text:p>710</text:p>
          </table:table-cell>
          <table:table-cell office:value-type="string" table:style-name="ce36">
            <text:p><text:a xlink:href="https://drive.google.com/file/d/1zcxS108rmxCWFb3-LUMxnvTrrQm_u9-X/view?usp=sharing">https://drive.google.com/file/d/1zcxS108rmxCWFb3-LUMxnvTrrQm_u9-X/view?usp=sharing</text:a></text:p>
          </table:table-cell>
          <table:table-cell table:number-columns-repeated="16382"/>
        </table:table-row>
        <table:table-row table:style-name="ro26">
          <table:table-cell office:value-type="float" office:value="711" table:style-name="ce40">
            <text:p>711</text:p>
          </table:table-cell>
          <table:table-cell office:value-type="string" table:style-name="ce36">
            <text:p><text:a xlink:href="https://drive.google.com/file/d/1c7sGgcQOqYg9b6gIb97NfBNGhORqmitT/view?usp=sharing">https://drive.google.com/file/d/1c7sGgcQOqYg9b6gIb97NfBNGhORqmitT/view?usp=sharing</text:a></text:p>
          </table:table-cell>
          <table:table-cell table:number-columns-repeated="16382"/>
        </table:table-row>
        <table:table-row table:style-name="ro26">
          <table:table-cell office:value-type="float" office:value="712" table:style-name="ce40">
            <text:p>712</text:p>
          </table:table-cell>
          <table:table-cell office:value-type="string" table:style-name="ce36">
            <text:p><text:a xlink:href="https://drive.google.com/file/d/10EzI5LB0k-dJeFmwRY9Fne8gVciOHnhV/view?usp=sharing">https://drive.google.com/file/d/10EzI5LB0k-dJeFmwRY9Fne8gVciOHnhV/view?usp=sharing</text:a></text:p>
          </table:table-cell>
          <table:table-cell table:number-columns-repeated="16382"/>
        </table:table-row>
        <table:table-row table:style-name="ro26">
          <table:table-cell office:value-type="float" office:value="713" table:style-name="ce40">
            <text:p>713</text:p>
          </table:table-cell>
          <table:table-cell office:value-type="string" table:style-name="ce36">
            <text:p><text:a xlink:href="https://drive.google.com/file/d/1rdVFiyZXNdttUjslnzWTm9gwU3Mef6Rf/view?usp=sharing">https://drive.google.com/file/d/1rdVFiyZXNdttUjslnzWTm9gwU3Mef6Rf/view?usp=sharing</text:a></text:p>
          </table:table-cell>
          <table:table-cell table:number-columns-repeated="16382"/>
        </table:table-row>
        <table:table-row table:style-name="ro26">
          <table:table-cell office:value-type="float" office:value="714" table:style-name="ce40">
            <text:p>714</text:p>
          </table:table-cell>
          <table:table-cell office:value-type="string" table:style-name="ce36">
            <text:p><text:a xlink:href="https://drive.google.com/file/d/1X8-wUzoTB6t-O06o9QbbHv6QEcCaSZdO/view?usp=sharing">https://drive.google.com/file/d/1X8-wUzoTB6t-O06o9QbbHv6QEcCaSZdO/view?usp=sharing</text:a></text:p>
          </table:table-cell>
          <table:table-cell table:number-columns-repeated="16382"/>
        </table:table-row>
        <table:table-row table:style-name="ro26">
          <table:table-cell office:value-type="float" office:value="715" table:style-name="ce40">
            <text:p>715</text:p>
          </table:table-cell>
          <table:table-cell office:value-type="string" table:style-name="ce36">
            <text:p><text:a xlink:href="https://drive.google.com/file/d/1ipNZAgqsBCKjGpm55tiuJenANvhFEyQY/view?usp=sharing">https://drive.google.com/file/d/1ipNZAgqsBCKjGpm55tiuJenANvhFEyQY/view?usp=sharing</text:a></text:p>
          </table:table-cell>
          <table:table-cell table:number-columns-repeated="16382"/>
        </table:table-row>
        <table:table-row table:style-name="ro26">
          <table:table-cell office:value-type="float" office:value="716" table:style-name="ce40">
            <text:p>716</text:p>
          </table:table-cell>
          <table:table-cell office:value-type="string" table:style-name="ce36">
            <text:p><text:a xlink:href="https://drive.google.com/file/d/1XKsDx3ABn8L8HK95NXvuNga_RLk9j6oa/view?usp=sharing">https://drive.google.com/file/d/1XKsDx3ABn8L8HK95NXvuNga_RLk9j6oa/view?usp=sharing</text:a></text:p>
          </table:table-cell>
          <table:table-cell table:number-columns-repeated="16382"/>
        </table:table-row>
        <table:table-row table:style-name="ro26">
          <table:table-cell office:value-type="float" office:value="717" table:style-name="ce39">
            <text:p>717</text:p>
          </table:table-cell>
          <table:table-cell office:value-type="string" table:style-name="ce36">
            <text:p><text:a xlink:href="https://drive.google.com/file/d/18BTGPiOQFVivsj6xLTnbg2z8pi7QJTxn/view?usp=sharing">https://drive.google.com/file/d/18BTGPiOQFVivsj6xLTnbg2z8pi7QJTxn/view?usp=sharing</text:a></text:p>
          </table:table-cell>
          <table:table-cell table:number-columns-repeated="16382"/>
        </table:table-row>
        <table:table-row table:style-name="ro26">
          <table:table-cell office:value-type="float" office:value="718" table:style-name="ce39">
            <text:p>718</text:p>
          </table:table-cell>
          <table:table-cell office:value-type="string" table:style-name="ce36">
            <text:p><text:a xlink:href="https://drive.google.com/file/d/1h1MSnM4GTpWWJ24r1DafbfJdixI40td1/view?usp=sharing">https://drive.google.com/file/d/1h1MSnM4GTpWWJ24r1DafbfJdixI40td1/view?usp=sharing</text:a></text:p>
          </table:table-cell>
          <table:table-cell table:number-columns-repeated="16382"/>
        </table:table-row>
        <table:table-row table:style-name="ro26">
          <table:table-cell office:value-type="float" office:value="719" table:style-name="ce39">
            <text:p>719</text:p>
          </table:table-cell>
          <table:table-cell office:value-type="string" table:style-name="ce36">
            <text:p><text:a xlink:href="https://drive.google.com/file/d/1AFaQPgFk66P8ENumfiRHRMre66nfaCBt/view?usp=sharing">https://drive.google.com/file/d/1AFaQPgFk66P8ENumfiRHRMre66nfaCBt/view?usp=sharing</text:a></text:p>
          </table:table-cell>
          <table:table-cell table:number-columns-repeated="16382"/>
        </table:table-row>
        <table:table-row table:style-name="ro26">
          <table:table-cell office:value-type="float" office:value="720" table:style-name="ce39">
            <text:p>720</text:p>
          </table:table-cell>
          <table:table-cell office:value-type="string" table:style-name="ce36">
            <text:p><text:a xlink:href="https://drive.google.com/file/d/13RDLppRJKKqbareKa750Ik0k6TeIgqH-/view?usp=sharing">https://drive.google.com/file/d/13RDLppRJKKqbareKa750Ik0k6TeIgqH-/view?usp=sharing</text:a></text:p>
          </table:table-cell>
          <table:table-cell table:number-columns-repeated="16382"/>
        </table:table-row>
        <table:table-row table:style-name="ro26">
          <table:table-cell office:value-type="float" office:value="721" table:style-name="ce39">
            <text:p>721</text:p>
          </table:table-cell>
          <table:table-cell office:value-type="string" table:style-name="ce36">
            <text:p><text:a xlink:href="https://drive.google.com/file/d/1DG84mH_myhg-fAdgzVQIN13eWWe8bQ2V/view?usp=sharing">https://drive.google.com/file/d/1DG84mH_myhg-fAdgzVQIN13eWWe8bQ2V/view?usp=sharing</text:a></text:p>
          </table:table-cell>
          <table:table-cell table:number-columns-repeated="16382"/>
        </table:table-row>
        <table:table-row table:style-name="ro26">
          <table:table-cell office:value-type="float" office:value="722" table:style-name="ce39">
            <text:p>722</text:p>
          </table:table-cell>
          <table:table-cell office:value-type="string" table:style-name="ce36">
            <text:p><text:a xlink:href="https://drive.google.com/file/d/1BaEIx6ruqIa3f9t777xVJHtyA5DwZxbo/view?usp=sharing">https://drive.google.com/file/d/1BaEIx6ruqIa3f9t777xVJHtyA5DwZxbo/view?usp=sharing</text:a></text:p>
          </table:table-cell>
          <table:table-cell table:number-columns-repeated="16382"/>
        </table:table-row>
        <table:table-row table:style-name="ro26">
          <table:table-cell office:value-type="float" office:value="723" table:style-name="ce39">
            <text:p>723</text:p>
          </table:table-cell>
          <table:table-cell office:value-type="string" table:style-name="ce36">
            <text:p><text:a xlink:href="https://drive.google.com/file/d/1HTnlDr51YsjK_BNHJj6pPbELMxkKwueF/view?usp=sharing">https://drive.google.com/file/d/1HTnlDr51YsjK_BNHJj6pPbELMxkKwueF/view?usp=sharing</text:a></text:p>
          </table:table-cell>
          <table:table-cell table:number-columns-repeated="16382"/>
        </table:table-row>
        <table:table-row table:style-name="ro26">
          <table:table-cell office:value-type="float" office:value="724" table:style-name="ce39">
            <text:p>724</text:p>
          </table:table-cell>
          <table:table-cell office:value-type="string" table:style-name="ce36">
            <text:p><text:a xlink:href="https://drive.google.com/file/d/1IGNuVeUAnEKspZnGqPUZMd8JqslR3_CG/view?usp=sharing">https://drive.google.com/file/d/1IGNuVeUAnEKspZnGqPUZMd8JqslR3_CG/view?usp=sharing</text:a></text:p>
          </table:table-cell>
          <table:table-cell table:number-columns-repeated="16382"/>
        </table:table-row>
        <table:table-row table:style-name="ro26">
          <table:table-cell office:value-type="float" office:value="725" table:style-name="ce39">
            <text:p>725</text:p>
          </table:table-cell>
          <table:table-cell office:value-type="string" table:style-name="ce36">
            <text:p><text:a xlink:href="https://drive.google.com/file/d/16mz1q4QKWAku3qgxiwwIjzDl7rR7I2fZ/view?usp=sharing">https://drive.google.com/file/d/16mz1q4QKWAku3qgxiwwIjzDl7rR7I2fZ/view?usp=sharing</text:a></text:p>
          </table:table-cell>
          <table:table-cell table:number-columns-repeated="16382"/>
        </table:table-row>
        <table:table-row table:style-name="ro26">
          <table:table-cell office:value-type="float" office:value="726" table:style-name="ce39">
            <text:p>726</text:p>
          </table:table-cell>
          <table:table-cell office:value-type="string" table:style-name="ce36">
            <text:p><text:a xlink:href="https://drive.google.com/file/d/1_laV88j4POnlUiU0037LxaZ4khECKGTj/view?usp=sharing">https://drive.google.com/file/d/1_laV88j4POnlUiU0037LxaZ4khECKGTj/view?usp=sharing</text:a></text:p>
          </table:table-cell>
          <table:table-cell table:number-columns-repeated="16382"/>
        </table:table-row>
        <table:table-row table:style-name="ro26">
          <table:table-cell office:value-type="float" office:value="727" table:style-name="ce39">
            <text:p>727</text:p>
          </table:table-cell>
          <table:table-cell office:value-type="string" table:style-name="ce36">
            <text:p><text:a xlink:href="https://drive.google.com/file/d/1jUkI0ia0wPdnWBik--wQXF-l2Stat4g8/view?usp=sharing">https://drive.google.com/file/d/1jUkI0ia0wPdnWBik--wQXF-l2Stat4g8/view?usp=sharing</text:a></text:p>
          </table:table-cell>
          <table:table-cell table:number-columns-repeated="16382"/>
        </table:table-row>
        <table:table-row table:style-name="ro26">
          <table:table-cell office:value-type="float" office:value="728" table:style-name="ce39">
            <text:p>728</text:p>
          </table:table-cell>
          <table:table-cell office:value-type="string" table:style-name="ce36">
            <text:p><text:a xlink:href="https://drive.google.com/file/d/12sPiVwIFSNUhMbySZppoBLsKYX46M1tc/view?usp=sharing">https://drive.google.com/file/d/12sPiVwIFSNUhMbySZppoBLsKYX46M1tc/view?usp=sharing</text:a></text:p>
          </table:table-cell>
          <table:table-cell table:number-columns-repeated="16382"/>
        </table:table-row>
        <table:table-row table:style-name="ro26">
          <table:table-cell office:value-type="float" office:value="729" table:style-name="ce39">
            <text:p>729</text:p>
          </table:table-cell>
          <table:table-cell office:value-type="string" table:style-name="ce36">
            <text:p><text:a xlink:href="https://drive.google.com/file/d/1G8q0q0HRMe4uw4KkUwcCN31d8xkidZ6V/view?usp=sharing">https://drive.google.com/file/d/1G8q0q0HRMe4uw4KkUwcCN31d8xkidZ6V/view?usp=sharing</text:a></text:p>
          </table:table-cell>
          <table:table-cell table:number-columns-repeated="16382"/>
        </table:table-row>
        <table:table-row table:style-name="ro26">
          <table:table-cell office:value-type="float" office:value="730" table:style-name="ce39">
            <text:p>730</text:p>
          </table:table-cell>
          <table:table-cell office:value-type="string" table:style-name="ce36">
            <text:p><text:a xlink:href="https://drive.google.com/file/d/1LfUjx9I4Mxl854iDsBenlNfTJSwN7DYq/view?usp=sharing">https://drive.google.com/file/d/1LfUjx9I4Mxl854iDsBenlNfTJSwN7DYq/view?usp=sharing</text:a></text:p>
          </table:table-cell>
          <table:table-cell table:number-columns-repeated="16382"/>
        </table:table-row>
        <table:table-row table:style-name="ro26">
          <table:table-cell office:value-type="float" office:value="731" table:style-name="ce39">
            <text:p>731</text:p>
          </table:table-cell>
          <table:table-cell office:value-type="string" table:style-name="ce36">
            <text:p><text:a xlink:href="https://drive.google.com/file/d/10Z0QqtdPPEG-svl9mmDg4BYP1wGsVOvt/view?usp=sharing">https://drive.google.com/file/d/10Z0QqtdPPEG-svl9mmDg4BYP1wGsVOvt/view?usp=sharing</text:a></text:p>
          </table:table-cell>
          <table:table-cell table:number-columns-repeated="16382"/>
        </table:table-row>
        <table:table-row table:style-name="ro26">
          <table:table-cell office:value-type="float" office:value="732" table:style-name="ce39">
            <text:p>732</text:p>
          </table:table-cell>
          <table:table-cell office:value-type="string" table:style-name="ce36">
            <text:p><text:a xlink:href="https://drive.google.com/file/d/1jvMuuOaS0vBkTz7gESMsPvXmDRxK-oXO/view?usp=sharing">https://drive.google.com/file/d/1jvMuuOaS0vBkTz7gESMsPvXmDRxK-oXO/view?usp=sharing</text:a></text:p>
          </table:table-cell>
          <table:table-cell table:number-columns-repeated="16382"/>
        </table:table-row>
        <table:table-row table:style-name="ro26">
          <table:table-cell office:value-type="float" office:value="733" table:style-name="ce39">
            <text:p>733</text:p>
          </table:table-cell>
          <table:table-cell office:value-type="string" table:style-name="ce36">
            <text:p><text:a xlink:href="https://drive.google.com/file/d/12tRzYPwHSDFZWbM_9U-Cea28bQE_B-Eh/view?usp=sharing">https://drive.google.com/file/d/12tRzYPwHSDFZWbM_9U-Cea28bQE_B-Eh/view?usp=sharing</text:a></text:p>
          </table:table-cell>
          <table:table-cell table:number-columns-repeated="16382"/>
        </table:table-row>
        <table:table-row table:style-name="ro26">
          <table:table-cell office:value-type="float" office:value="734" table:style-name="ce39">
            <text:p>734</text:p>
          </table:table-cell>
          <table:table-cell office:value-type="string" table:style-name="ce36">
            <text:p><text:a xlink:href="https://drive.google.com/file/d/1lnV0W7_jeq-6PvTZKv9Bh4B4FBg5oZbf/view?usp=sharing">https://drive.google.com/file/d/1lnV0W7_jeq-6PvTZKv9Bh4B4FBg5oZbf/view?usp=sharing</text:a></text:p>
          </table:table-cell>
          <table:table-cell table:number-columns-repeated="16382"/>
        </table:table-row>
        <table:table-row table:style-name="ro26">
          <table:table-cell office:value-type="float" office:value="735" table:style-name="ce39">
            <text:p>735</text:p>
          </table:table-cell>
          <table:table-cell office:value-type="string" table:style-name="ce36">
            <text:p><text:a xlink:href="https://drive.google.com/file/d/1rYQlKzQGAw-J9xCDEbWIfdiCUU3WmqGk/view?usp=sharing">https://drive.google.com/file/d/1rYQlKzQGAw-J9xCDEbWIfdiCUU3WmqGk/view?usp=sharing</text:a></text:p>
          </table:table-cell>
          <table:table-cell table:number-columns-repeated="16382"/>
        </table:table-row>
        <table:table-row table:style-name="ro26">
          <table:table-cell office:value-type="float" office:value="736" table:style-name="ce39">
            <text:p>736</text:p>
          </table:table-cell>
          <table:table-cell office:value-type="string" table:style-name="ce36">
            <text:p><text:a xlink:href="https://drive.google.com/file/d/1f5vvk0EcM-b8ByDsBDh8ENbMOwjpvRCp/view?usp=sharing">https://drive.google.com/file/d/1f5vvk0EcM-b8ByDsBDh8ENbMOwjpvRCp/view?usp=sharing</text:a></text:p>
          </table:table-cell>
          <table:table-cell table:number-columns-repeated="16382"/>
        </table:table-row>
        <table:table-row table:style-name="ro26">
          <table:table-cell office:value-type="float" office:value="737" table:style-name="ce39">
            <text:p>737</text:p>
          </table:table-cell>
          <table:table-cell office:value-type="string" table:style-name="ce36">
            <text:p><text:a xlink:href="https://drive.google.com/file/d/1RueGbA6KHh8ESTNhzT7XVWjGUPqBJ6pm/view?usp=sharing">https://drive.google.com/file/d/1RueGbA6KHh8ESTNhzT7XVWjGUPqBJ6pm/view?usp=sharing</text:a></text:p>
          </table:table-cell>
          <table:table-cell table:number-columns-repeated="16382"/>
        </table:table-row>
        <table:table-row table:style-name="ro26">
          <table:table-cell office:value-type="float" office:value="738" table:style-name="ce39">
            <text:p>738</text:p>
          </table:table-cell>
          <table:table-cell office:value-type="string" table:style-name="ce36">
            <text:p><text:a xlink:href="https://drive.google.com/file/d/1HfjJ8OJbGmfvtUjCP2uuuKYkjkBPkJWs/view?usp=sharing">https://drive.google.com/file/d/1HfjJ8OJbGmfvtUjCP2uuuKYkjkBPkJWs/view?usp=sharing</text:a></text:p>
          </table:table-cell>
          <table:table-cell table:number-columns-repeated="16382"/>
        </table:table-row>
        <table:table-row table:style-name="ro26">
          <table:table-cell office:value-type="float" office:value="739" table:style-name="ce39">
            <text:p>739</text:p>
          </table:table-cell>
          <table:table-cell office:value-type="string" table:style-name="ce36">
            <text:p><text:a xlink:href="https://drive.google.com/file/d/1t2fHuEd65JlfcK2EeS1XoXCjp4dlzyJa/view?usp=sharing">https://drive.google.com/file/d/1t2fHuEd65JlfcK2EeS1XoXCjp4dlzyJa/view?usp=sharing</text:a></text:p>
          </table:table-cell>
          <table:table-cell table:number-columns-repeated="16382"/>
        </table:table-row>
        <table:table-row table:style-name="ro26">
          <table:table-cell office:value-type="float" office:value="740" table:style-name="ce39">
            <text:p>740</text:p>
          </table:table-cell>
          <table:table-cell office:value-type="string" table:style-name="ce36">
            <text:p><text:a xlink:href="https://drive.google.com/file/d/1ysmg_aPmsm-p1oAxiaS_qXc9tHMqzA3c/view?usp=sharing">https://drive.google.com/file/d/1ysmg_aPmsm-p1oAxiaS_qXc9tHMqzA3c/view?usp=sharing</text:a></text:p>
          </table:table-cell>
          <table:table-cell table:number-columns-repeated="16382"/>
        </table:table-row>
        <table:table-row table:style-name="ro26">
          <table:table-cell office:value-type="float" office:value="741" table:style-name="ce39">
            <text:p>741</text:p>
          </table:table-cell>
          <table:table-cell office:value-type="string" table:style-name="ce36">
            <text:p><text:a xlink:href="https://drive.google.com/file/d/1ad2Ma51X9dfimiD_WbK9sh3eoBfA679G/view?usp=sharing">https://drive.google.com/file/d/1ad2Ma51X9dfimiD_WbK9sh3eoBfA679G/view?usp=sharing</text:a></text:p>
          </table:table-cell>
          <table:table-cell table:number-columns-repeated="16382"/>
        </table:table-row>
        <table:table-row table:style-name="ro26">
          <table:table-cell office:value-type="float" office:value="742" table:style-name="ce39">
            <text:p>742</text:p>
          </table:table-cell>
          <table:table-cell office:value-type="string" table:style-name="ce36">
            <text:p><text:a xlink:href="https://drive.google.com/file/d/1As1oWvYc_SBdRyauB9ZYelbl2rlOzJhr/view?usp=sharing">https://drive.google.com/file/d/1As1oWvYc_SBdRyauB9ZYelbl2rlOzJhr/view?usp=sharing</text:a></text:p>
          </table:table-cell>
          <table:table-cell table:number-columns-repeated="16382"/>
        </table:table-row>
        <table:table-row table:style-name="ro26">
          <table:table-cell office:value-type="float" office:value="743" table:style-name="ce39">
            <text:p>743</text:p>
          </table:table-cell>
          <table:table-cell office:value-type="string" table:style-name="ce36">
            <text:p><text:a xlink:href="https://drive.google.com/file/d/1Wu0y69UA2GNoCSWN59Gi43sWs-DJKvuI/view?usp=sharing">https://drive.google.com/file/d/1Wu0y69UA2GNoCSWN59Gi43sWs-DJKvuI/view?usp=sharing</text:a></text:p>
          </table:table-cell>
          <table:table-cell table:number-columns-repeated="16382"/>
        </table:table-row>
        <table:table-row table:style-name="ro26">
          <table:table-cell office:value-type="float" office:value="744" table:style-name="ce39">
            <text:p>744</text:p>
          </table:table-cell>
          <table:table-cell office:value-type="string" table:style-name="ce36">
            <text:p><text:a xlink:href="https://drive.google.com/file/d/1azmPVhL9UQ6XlGTPFvIxHs2g-MyhUJF6/view?usp=sharing">https://drive.google.com/file/d/1azmPVhL9UQ6XlGTPFvIxHs2g-MyhUJF6/view?usp=sharing</text:a></text:p>
          </table:table-cell>
          <table:table-cell table:number-columns-repeated="16382"/>
        </table:table-row>
        <table:table-row table:number-rows-repeated="10" table:style-name="ro26">
          <table:table-cell table:number-columns-repeated="16384" table:style-name="ce1"/>
        </table:table-row>
        <table:table-row table:number-rows-repeated="173" table:style-name="ro26">
          <table:table-cell table:number-columns-repeated="16384"/>
        </table:table-row>
        <table:table-row table:number-rows-repeated="1048211" table:style-name="ro27">
          <table:table-cell table:number-columns-repeated="16384"/>
        </table:table-row>
      </table:table>
      <table:named-expressions>
        <table:named-range table:name="Hidden_13" table:cell-range-address="Hidden_1.$A$1:Hidden_1.$A$11" table:base-cell-address="Hidden_1.$A$1"/>
        <table:named-range table:name="Hidden_211" table:cell-range-address="Hidden_2.$A$1:Hidden_2.$A$2" table:base-cell-address="Hidden_2.$A$1"/>
        <table:named-range table:name="Hidden_313" table:cell-range-address="Hidden_3.$A$1:Hidden_3.$A$2" table:base-cell-address="Hidden_3.$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36P0">
      <number:day number:style="long"/>
      <number:text>/</number:text>
      <number:month number:style="long"/>
      <number:text>/</number:text>
      <number:year number:style="long"/>
    </number:date-style>
    <number:text-style style:name="N36">
      <number:text-content/>
      <style:map style:condition="value()&gt;=0" style:apply-style-name="N36P0"/>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iperv_237_nculo" style:display-name="Hipervínculo" style:family="table-cell" style:data-style-name="N0">
      <style:text-properties fo:color="#0563C1" style:text-underline-style="solid" style:text-underline-type="single"/>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aja</meta:initial-creator>
    <dc:creator>Usuario</dc:creator>
    <meta:creation-date>2019-07-04T13:35:04Z</meta:creation-date>
    <dc:date>2020-01-30T16:49:19Z</dc:date>
  </office:meta>
</office:document-meta>
</file>